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1.4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2642in" svg:y="0.5657in">
            <draw:object draw:notify-on-update-of-ranges="Sheet1.A1:Sheet1.A1 Sheet1.A2:Sheet1.A424 Sheet1.B1:Sheet1.B1 Sheet1.B2:Sheet1.B4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2323in" svg:y="4.4445in">
            <draw:object draw:notify-on-update-of-ranges="Sheet1.C1:Sheet1.C1 Sheet1.C2:Sheet1.C424 Sheet1.D1:Sheet1.D1 Sheet1.D2:Sheet1.D4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DMA A [W]</text:p>
          </table:table-cell>
          <table:table-cell office:value-type="string" calcext:value-type="string">
            <text:p>AXILite 2</text:p>
          </table:table-cell>
          <table:table-cell office:value-type="string" calcext:value-type="string">
            <text:p>DMA A [W] -idle</text:p>
          </table:table-cell>
          <table:table-cell office:value-type="string" calcext:value-type="string">
            <text:p>AXILite 2 [W] -idle</text:p>
          </table:table-cell>
          <table:table-cell table:number-columns-repeated="2"/>
          <table:table-cell office:value-type="string" calcext:value-type="string">
            <text:p>DMA idle [W]</text:p>
          </table:table-cell>
          <table:table-cell office:value-type="string" calcext:value-type="string">
            <text:p>AXILite idle [W]</text:p>
          </table:table-cell>
        </table:table-row>
        <table:table-row table:style-name="ro1">
          <table:table-cell office:value-type="float" office:value="7.188250332" calcext:value-type="float">
            <text:p>7.188250332</text:p>
          </table:table-cell>
          <table:table-cell office:value-type="float" office:value="7.01319816" calcext:value-type="float">
            <text:p>7.01319816</text:p>
          </table:table-cell>
          <table:table-cell table:formula="of:=[.A2]-[.$G$2]" office:value-type="float" office:value="-0.00396946334328163" calcext:value-type="float">
            <text:p>-0.003969463343282</text:p>
          </table:table-cell>
          <table:table-cell table:formula="of:=[.B2]-[.$H$2]" office:value-type="float" office:value="-0.000234762000001609" calcext:value-type="float">
            <text:p>-0.000234762000002</text:p>
          </table:table-cell>
          <table:table-cell table:number-columns-repeated="2"/>
          <table:table-cell office:value-type="float" office:value="7.19221979534328" calcext:value-type="float">
            <text:p>7.19221979534328</text:p>
          </table:table-cell>
          <table:table-cell office:value-type="float" office:value="7.013432922" calcext:value-type="float">
            <text:p>7.013432922</text:p>
          </table:table-cell>
        </table:table-row>
        <table:table-row table:style-name="ro1">
          <table:table-cell office:value-type="float" office:value="7.18444164" calcext:value-type="float">
            <text:p>7.18444164</text:p>
          </table:table-cell>
          <table:table-cell office:value-type="float" office:value="7.011061992" calcext:value-type="float">
            <text:p>7.011061992</text:p>
          </table:table-cell>
          <table:table-cell table:formula="of:=[.A3]-[.$G$2]" office:value-type="float" office:value="-0.0077781553432823" calcext:value-type="float">
            <text:p>-0.007778155343282</text:p>
          </table:table-cell>
          <table:table-cell table:formula="of:=[.B3]-[.$H$2]" office:value-type="float" office:value="-0.00237093000000144" calcext:value-type="float">
            <text:p>-0.002370930000001</text:p>
          </table:table-cell>
          <table:table-cell table:number-columns-repeated="4"/>
        </table:table-row>
        <table:table-row table:style-name="ro1">
          <table:table-cell office:value-type="float" office:value="7.19278794" calcext:value-type="float">
            <text:p>7.19278794</text:p>
          </table:table-cell>
          <table:table-cell office:value-type="float" office:value="7.019110272" calcext:value-type="float">
            <text:p>7.019110272</text:p>
          </table:table-cell>
          <table:table-cell table:formula="of:=[.A4]-[.$G$2]" office:value-type="float" office:value="0.000568144656718062" calcext:value-type="float">
            <text:p>0.000568144656718</text:p>
          </table:table-cell>
          <table:table-cell table:formula="of:=[.B4]-[.$H$2]" office:value-type="float" office:value="0.00567734999999914" calcext:value-type="float">
            <text:p>0.005677349999999</text:p>
          </table:table-cell>
          <table:table-cell table:number-columns-repeated="4"/>
        </table:table-row>
        <table:table-row table:style-name="ro1">
          <table:table-cell office:value-type="float" office:value="7.19543604" calcext:value-type="float">
            <text:p>7.19543604</text:p>
          </table:table-cell>
          <table:table-cell office:value-type="float" office:value="7.009549524" calcext:value-type="float">
            <text:p>7.009549524</text:p>
          </table:table-cell>
          <table:table-cell table:formula="of:=[.A5]-[.$G$2]" office:value-type="float" office:value="0.0032162446567181" calcext:value-type="float">
            <text:p>0.003216244656718</text:p>
          </table:table-cell>
          <table:table-cell table:formula="of:=[.B5]-[.$H$2]" office:value-type="float" office:value="-0.00388339800000104" calcext:value-type="float">
            <text:p>-0.003883398000001</text:p>
          </table:table-cell>
          <table:table-cell table:number-columns-repeated="4"/>
        </table:table-row>
        <table:table-row table:style-name="ro1">
          <table:table-cell office:value-type="float" office:value="7.195780512" calcext:value-type="float">
            <text:p>7.195780512</text:p>
          </table:table-cell>
          <table:table-cell office:value-type="float" office:value="7.00893888" calcext:value-type="float">
            <text:p>7.00893888</text:p>
          </table:table-cell>
          <table:table-cell table:formula="of:=[.A6]-[.$G$2]" office:value-type="float" office:value="0.00356071665671731" calcext:value-type="float">
            <text:p>0.003560716656717</text:p>
          </table:table-cell>
          <table:table-cell table:formula="of:=[.B6]-[.$H$2]" office:value-type="float" office:value="-0.00449404200000192" calcext:value-type="float">
            <text:p>-0.004494042000002</text:p>
          </table:table-cell>
          <table:table-cell table:number-columns-repeated="4"/>
        </table:table-row>
        <table:table-row table:style-name="ro1">
          <table:table-cell office:value-type="float" office:value="7.20002538" calcext:value-type="float">
            <text:p>7.20002538</text:p>
          </table:table-cell>
          <table:table-cell office:value-type="float" office:value="7.01017722" calcext:value-type="float">
            <text:p>7.01017722</text:p>
          </table:table-cell>
          <table:table-cell table:formula="of:=[.A7]-[.$G$2]" office:value-type="float" office:value="0.0078055846567171" calcext:value-type="float">
            <text:p>0.007805584656717</text:p>
          </table:table-cell>
          <table:table-cell table:formula="of:=[.B7]-[.$H$2]" office:value-type="float" office:value="-0.00325570200000058" calcext:value-type="float">
            <text:p>-0.003255702000001</text:p>
          </table:table-cell>
          <table:table-cell table:number-columns-repeated="4"/>
        </table:table-row>
        <table:table-row table:style-name="ro1">
          <table:table-cell office:value-type="float" office:value="7.212780072" calcext:value-type="float">
            <text:p>7.212780072</text:p>
          </table:table-cell>
          <table:table-cell office:value-type="float" office:value="7.008850212" calcext:value-type="float">
            <text:p>7.008850212</text:p>
          </table:table-cell>
          <table:table-cell table:formula="of:=[.A8]-[.$G$2]" office:value-type="float" office:value="0.0205602766567177" calcext:value-type="float">
            <text:p>0.020560276656718</text:p>
          </table:table-cell>
          <table:table-cell table:formula="of:=[.B8]-[.$H$2]" office:value-type="float" office:value="-0.0045827100000011" calcext:value-type="float">
            <text:p>-0.004582710000001</text:p>
          </table:table-cell>
          <table:table-cell table:number-columns-repeated="4"/>
        </table:table-row>
        <table:table-row table:style-name="ro1">
          <table:table-cell office:value-type="float" office:value="7.181527488" calcext:value-type="float">
            <text:p>7.181527488</text:p>
          </table:table-cell>
          <table:table-cell office:value-type="float" office:value="7.016618352" calcext:value-type="float">
            <text:p>7.016618352</text:p>
          </table:table-cell>
          <table:table-cell table:formula="of:=[.A9]-[.$G$2]" office:value-type="float" office:value="-0.0106923073432821" calcext:value-type="float">
            <text:p>-0.010692307343282</text:p>
          </table:table-cell>
          <table:table-cell table:formula="of:=[.B9]-[.$H$2]" office:value-type="float" office:value="0.00318542999999938" calcext:value-type="float">
            <text:p>0.003185429999999</text:p>
          </table:table-cell>
          <table:table-cell table:number-columns-repeated="4"/>
        </table:table-row>
        <table:table-row table:style-name="ro1">
          <table:table-cell office:value-type="float" office:value="7.206531192" calcext:value-type="float">
            <text:p>7.206531192</text:p>
          </table:table-cell>
          <table:table-cell office:value-type="float" office:value="7.00682868" calcext:value-type="float">
            <text:p>7.00682868</text:p>
          </table:table-cell>
          <table:table-cell table:formula="of:=[.A10]-[.$G$2]" office:value-type="float" office:value="0.0143113966567174" calcext:value-type="float">
            <text:p>0.014311396656718</text:p>
          </table:table-cell>
          <table:table-cell table:formula="of:=[.B10]-[.$H$2]" office:value-type="float" office:value="-0.00660424200000165" calcext:value-type="float">
            <text:p>-0.006604242000002</text:p>
          </table:table-cell>
          <table:table-cell table:number-columns-repeated="4"/>
        </table:table-row>
        <table:table-row table:style-name="ro1">
          <table:table-cell office:value-type="float" office:value="7.37271042" calcext:value-type="float">
            <text:p>7.37271042</text:p>
          </table:table-cell>
          <table:table-cell office:value-type="float" office:value="7.027145004" calcext:value-type="float">
            <text:p>7.027145004</text:p>
          </table:table-cell>
          <table:table-cell table:formula="of:=[.A11]-[.$G$2]" office:value-type="float" office:value="0.180490624656718" calcext:value-type="float">
            <text:p>0.180490624656718</text:p>
          </table:table-cell>
          <table:table-cell table:formula="of:=[.B11]-[.$H$2]" office:value-type="float" office:value="0.0137120819999996" calcext:value-type="float">
            <text:p>0.013712082</text:p>
          </table:table-cell>
          <table:table-cell table:number-columns-repeated="4"/>
        </table:table-row>
        <table:table-row table:style-name="ro1">
          <table:table-cell office:value-type="float" office:value="7.52174688" calcext:value-type="float">
            <text:p>7.52174688</text:p>
          </table:table-cell>
          <table:table-cell office:value-type="float" office:value="7.009229508" calcext:value-type="float">
            <text:p>7.009229508</text:p>
          </table:table-cell>
          <table:table-cell table:formula="of:=[.A12]-[.$G$2]" office:value-type="float" office:value="0.329527084656718" calcext:value-type="float">
            <text:p>0.329527084656718</text:p>
          </table:table-cell>
          <table:table-cell table:formula="of:=[.B12]-[.$H$2]" office:value-type="float" office:value="-0.0042034140000009" calcext:value-type="float">
            <text:p>-0.004203414000001</text:p>
          </table:table-cell>
          <table:table-cell table:number-columns-repeated="4"/>
        </table:table-row>
        <table:table-row table:style-name="ro1">
          <table:table-cell office:value-type="float" office:value="7.18960608" calcext:value-type="float">
            <text:p>7.18960608</text:p>
          </table:table-cell>
          <table:table-cell office:value-type="float" office:value="7.019879784" calcext:value-type="float">
            <text:p>7.019879784</text:p>
          </table:table-cell>
          <table:table-cell table:formula="of:=[.A13]-[.$G$2]" office:value-type="float" office:value="-0.0026137153432817" calcext:value-type="float">
            <text:p>-0.002613715343282</text:p>
          </table:table-cell>
          <table:table-cell table:formula="of:=[.B13]-[.$H$2]" office:value-type="float" office:value="0.00644686199999889" calcext:value-type="float">
            <text:p>0.006446861999999</text:p>
          </table:table-cell>
          <table:table-cell table:number-columns-repeated="4"/>
        </table:table-row>
        <table:table-row table:style-name="ro1">
          <table:table-cell office:value-type="float" office:value="7.183016448" calcext:value-type="float">
            <text:p>7.183016448</text:p>
          </table:table-cell>
          <table:table-cell office:value-type="float" office:value="7.013307876" calcext:value-type="float">
            <text:p>7.013307876</text:p>
          </table:table-cell>
          <table:table-cell table:formula="of:=[.A14]-[.$G$2]" office:value-type="float" office:value="-0.00920334734328154" calcext:value-type="float">
            <text:p>-0.009203347343282</text:p>
          </table:table-cell>
          <table:table-cell table:formula="of:=[.B14]-[.$H$2]" office:value-type="float" office:value="-0.000125046000001738" calcext:value-type="float">
            <text:p>-0.000125046000002</text:p>
          </table:table-cell>
          <table:table-cell table:number-columns-repeated="4"/>
        </table:table-row>
        <table:table-row table:style-name="ro1">
          <table:table-cell office:value-type="float" office:value="7.184344104" calcext:value-type="float">
            <text:p>7.184344104</text:p>
          </table:table-cell>
          <table:table-cell office:value-type="float" office:value="7.012337232" calcext:value-type="float">
            <text:p>7.012337232</text:p>
          </table:table-cell>
          <table:table-cell table:formula="of:=[.A15]-[.$G$2]" office:value-type="float" office:value="-0.00787569134328159" calcext:value-type="float">
            <text:p>-0.007875691343282</text:p>
          </table:table-cell>
          <table:table-cell table:formula="of:=[.B15]-[.$H$2]" office:value-type="float" office:value="-0.00109569000000143" calcext:value-type="float">
            <text:p>-0.001095690000001</text:p>
          </table:table-cell>
          <table:table-cell table:number-columns-repeated="4"/>
        </table:table-row>
        <table:table-row table:style-name="ro1">
          <table:table-cell office:value-type="float" office:value="7.182113976" calcext:value-type="float">
            <text:p>7.182113976</text:p>
          </table:table-cell>
          <table:table-cell office:value-type="float" office:value="7.008832596" calcext:value-type="float">
            <text:p>7.008832596</text:p>
          </table:table-cell>
          <table:table-cell table:formula="of:=[.A16]-[.$G$2]" office:value-type="float" office:value="-0.0101058193432815" calcext:value-type="float">
            <text:p>-0.010105819343282</text:p>
          </table:table-cell>
          <table:table-cell table:formula="of:=[.B16]-[.$H$2]" office:value-type="float" office:value="-0.00460032600000204" calcext:value-type="float">
            <text:p>-0.004600326000002</text:p>
          </table:table-cell>
          <table:table-cell table:number-columns-repeated="4"/>
        </table:table-row>
        <table:table-row table:style-name="ro1">
          <table:table-cell office:value-type="float" office:value="7.195412688" calcext:value-type="float">
            <text:p>7.195412688</text:p>
          </table:table-cell>
          <table:table-cell office:value-type="float" office:value="7.008054936" calcext:value-type="float">
            <text:p>7.008054936</text:p>
          </table:table-cell>
          <table:table-cell table:formula="of:=[.A17]-[.$G$2]" office:value-type="float" office:value="0.00319289265671774" calcext:value-type="float">
            <text:p>0.003192892656718</text:p>
          </table:table-cell>
          <table:table-cell table:formula="of:=[.B17]-[.$H$2]" office:value-type="float" office:value="-0.00537798600000095" calcext:value-type="float">
            <text:p>-0.005377986000001</text:p>
          </table:table-cell>
          <table:table-cell table:number-columns-repeated="4"/>
        </table:table-row>
        <table:table-row table:style-name="ro1">
          <table:table-cell office:value-type="float" office:value="7.183973604" calcext:value-type="float">
            <text:p>7.183973604</text:p>
          </table:table-cell>
          <table:table-cell office:value-type="float" office:value="7.011144" calcext:value-type="float">
            <text:p>7.011144</text:p>
          </table:table-cell>
          <table:table-cell table:formula="of:=[.A18]-[.$G$2]" office:value-type="float" office:value="-0.00824619134328142" calcext:value-type="float">
            <text:p>-0.008246191343281</text:p>
          </table:table-cell>
          <table:table-cell table:formula="of:=[.B18]-[.$H$2]" office:value-type="float" office:value="-0.00228892200000175" calcext:value-type="float">
            <text:p>-0.002288922000002</text:p>
          </table:table-cell>
          <table:table-cell table:number-columns-repeated="4"/>
        </table:table-row>
        <table:table-row table:style-name="ro1">
          <table:table-cell office:value-type="float" office:value="7.187002188" calcext:value-type="float">
            <text:p>7.187002188</text:p>
          </table:table-cell>
          <table:table-cell office:value-type="float" office:value="7.020492372" calcext:value-type="float">
            <text:p>7.020492372</text:p>
          </table:table-cell>
          <table:table-cell table:formula="of:=[.A19]-[.$G$2]" office:value-type="float" office:value="-0.00521760734328147" calcext:value-type="float">
            <text:p>-0.005217607343281</text:p>
          </table:table-cell>
          <table:table-cell table:formula="of:=[.B19]-[.$H$2]" office:value-type="float" office:value="0.00705944999999897" calcext:value-type="float">
            <text:p>0.007059449999999</text:p>
          </table:table-cell>
          <table:table-cell table:number-columns-repeated="4"/>
        </table:table-row>
        <table:table-row table:style-name="ro1">
          <table:table-cell office:value-type="float" office:value="7.188452124" calcext:value-type="float">
            <text:p>7.188452124</text:p>
          </table:table-cell>
          <table:table-cell office:value-type="float" office:value="7.012414284" calcext:value-type="float">
            <text:p>7.012414284</text:p>
          </table:table-cell>
          <table:table-cell table:formula="of:=[.A20]-[.$G$2]" office:value-type="float" office:value="-0.00376767134328304" calcext:value-type="float">
            <text:p>-0.003767671343283</text:p>
          </table:table-cell>
          <table:table-cell table:formula="of:=[.B20]-[.$H$2]" office:value-type="float" office:value="-0.00101863800000146" calcext:value-type="float">
            <text:p>-0.001018638000001</text:p>
          </table:table-cell>
          <table:table-cell table:number-columns-repeated="4"/>
        </table:table-row>
        <table:table-row table:style-name="ro1">
          <table:table-cell office:value-type="float" office:value="7.241431668" calcext:value-type="float">
            <text:p>7.241431668</text:p>
          </table:table-cell>
          <table:table-cell office:value-type="float" office:value="7.019158944" calcext:value-type="float">
            <text:p>7.019158944</text:p>
          </table:table-cell>
          <table:table-cell table:formula="of:=[.A21]-[.$G$2]" office:value-type="float" office:value="0.0492118726567181" calcext:value-type="float">
            <text:p>0.049211872656718</text:p>
          </table:table-cell>
          <table:table-cell table:formula="of:=[.B21]-[.$H$2]" office:value-type="float" office:value="0.00572602199999839" calcext:value-type="float">
            <text:p>0.005726021999998</text:p>
          </table:table-cell>
          <table:table-cell table:number-columns-repeated="4"/>
        </table:table-row>
        <table:table-row table:style-name="ro1">
          <table:table-cell office:value-type="float" office:value="7.191837252" calcext:value-type="float">
            <text:p>7.191837252</text:p>
          </table:table-cell>
          <table:table-cell office:value-type="float" office:value="7.007092116" calcext:value-type="float">
            <text:p>7.007092116</text:p>
          </table:table-cell>
          <table:table-cell table:formula="of:=[.A22]-[.$G$2]" office:value-type="float" office:value="-0.000382543343282471" calcext:value-type="float">
            <text:p>-0.000382543343282</text:p>
          </table:table-cell>
          <table:table-cell table:formula="of:=[.B22]-[.$H$2]" office:value-type="float" office:value="-0.00634080600000075" calcext:value-type="float">
            <text:p>-0.006340806000001</text:p>
          </table:table-cell>
          <table:table-cell table:number-columns-repeated="4"/>
        </table:table-row>
        <table:table-row table:style-name="ro1">
          <table:table-cell office:value-type="float" office:value="7.190554848" calcext:value-type="float">
            <text:p>7.190554848</text:p>
          </table:table-cell>
          <table:table-cell office:value-type="float" office:value="7.008376344" calcext:value-type="float">
            <text:p>7.008376344</text:p>
          </table:table-cell>
          <table:table-cell table:formula="of:=[.A23]-[.$G$2]" office:value-type="float" office:value="-0.00166494734328193" calcext:value-type="float">
            <text:p>-0.001664947343282</text:p>
          </table:table-cell>
          <table:table-cell table:formula="of:=[.B23]-[.$H$2]" office:value-type="float" office:value="-0.00505657800000137" calcext:value-type="float">
            <text:p>-0.005056578000001</text:p>
          </table:table-cell>
          <table:table-cell table:number-columns-repeated="4"/>
        </table:table-row>
        <table:table-row table:style-name="ro1">
          <table:table-cell office:value-type="float" office:value="7.19026944" calcext:value-type="float">
            <text:p>7.19026944</text:p>
          </table:table-cell>
          <table:table-cell office:value-type="float" office:value="7.036997172" calcext:value-type="float">
            <text:p>7.036997172</text:p>
          </table:table-cell>
          <table:table-cell table:formula="of:=[.A24]-[.$G$2]" office:value-type="float" office:value="-0.00195035534328269" calcext:value-type="float">
            <text:p>-0.001950355343283</text:p>
          </table:table-cell>
          <table:table-cell table:formula="of:=[.B24]-[.$H$2]" office:value-type="float" office:value="0.0235642499999997" calcext:value-type="float">
            <text:p>0.02356425</text:p>
          </table:table-cell>
          <table:table-cell table:number-columns-repeated="4"/>
        </table:table-row>
        <table:table-row table:style-name="ro1">
          <table:table-cell office:value-type="float" office:value="7.185752856" calcext:value-type="float">
            <text:p>7.185752856</text:p>
          </table:table-cell>
          <table:table-cell office:value-type="float" office:value="7.005285324" calcext:value-type="float">
            <text:p>7.005285324</text:p>
          </table:table-cell>
          <table:table-cell table:formula="of:=[.A25]-[.$G$2]" office:value-type="float" office:value="-0.00646693934328191" calcext:value-type="float">
            <text:p>-0.006466939343282</text:p>
          </table:table-cell>
          <table:table-cell table:formula="of:=[.B25]-[.$H$2]" office:value-type="float" office:value="-0.00814759800000164" calcext:value-type="float">
            <text:p>-0.008147598000002</text:p>
          </table:table-cell>
          <table:table-cell table:number-columns-repeated="4"/>
        </table:table-row>
        <table:table-row table:style-name="ro1">
          <table:table-cell office:value-type="float" office:value="7.18371072" calcext:value-type="float">
            <text:p>7.18371072</text:p>
          </table:table-cell>
          <table:table-cell office:value-type="float" office:value="7.017217128" calcext:value-type="float">
            <text:p>7.017217128</text:p>
          </table:table-cell>
          <table:table-cell table:formula="of:=[.A26]-[.$G$2]" office:value-type="float" office:value="-0.00850907534328194" calcext:value-type="float">
            <text:p>-0.008509075343282</text:p>
          </table:table-cell>
          <table:table-cell table:formula="of:=[.B26]-[.$H$2]" office:value-type="float" office:value="0.00378420599999885" calcext:value-type="float">
            <text:p>0.003784205999999</text:p>
          </table:table-cell>
          <table:table-cell table:number-columns-repeated="4"/>
        </table:table-row>
        <table:table-row table:style-name="ro1">
          <table:table-cell office:value-type="float" office:value="7.186967472" calcext:value-type="float">
            <text:p>7.186967472</text:p>
          </table:table-cell>
          <table:table-cell office:value-type="float" office:value="7.008945336" calcext:value-type="float">
            <text:p>7.008945336</text:p>
          </table:table-cell>
          <table:table-cell table:formula="of:=[.A27]-[.$G$2]" office:value-type="float" office:value="-0.00525232334328152" calcext:value-type="float">
            <text:p>-0.005252323343282</text:p>
          </table:table-cell>
          <table:table-cell table:formula="of:=[.B27]-[.$H$2]" office:value-type="float" office:value="-0.00448758600000065" calcext:value-type="float">
            <text:p>-0.004487586000001</text:p>
          </table:table-cell>
          <table:table-cell table:number-columns-repeated="4"/>
        </table:table-row>
        <table:table-row table:style-name="ro1">
          <table:table-cell office:value-type="float" office:value="7.188012276" calcext:value-type="float">
            <text:p>7.188012276</text:p>
          </table:table-cell>
          <table:table-cell office:value-type="float" office:value="7.017791772" calcext:value-type="float">
            <text:p>7.017791772</text:p>
          </table:table-cell>
          <table:table-cell table:formula="of:=[.A28]-[.$G$2]" office:value-type="float" office:value="-0.00420751934328223" calcext:value-type="float">
            <text:p>-0.004207519343282</text:p>
          </table:table-cell>
          <table:table-cell table:formula="of:=[.B28]-[.$H$2]" office:value-type="float" office:value="0.00435884999999825" calcext:value-type="float">
            <text:p>0.004358849999998</text:p>
          </table:table-cell>
          <table:table-cell table:number-columns-repeated="4"/>
        </table:table-row>
        <table:table-row table:style-name="ro1">
          <table:table-cell office:value-type="float" office:value="7.177691028" calcext:value-type="float">
            <text:p>7.177691028</text:p>
          </table:table-cell>
          <table:table-cell office:value-type="float" office:value="7.003686084" calcext:value-type="float">
            <text:p>7.003686084</text:p>
          </table:table-cell>
          <table:table-cell table:formula="of:=[.A29]-[.$G$2]" office:value-type="float" office:value="-0.0145287673432826" calcext:value-type="float">
            <text:p>-0.014528767343283</text:p>
          </table:table-cell>
          <table:table-cell table:formula="of:=[.B29]-[.$H$2]" office:value-type="float" office:value="-0.00974683800000165" calcext:value-type="float">
            <text:p>-0.009746838000002</text:p>
          </table:table-cell>
          <table:table-cell table:number-columns-repeated="4"/>
        </table:table-row>
        <table:table-row table:style-name="ro1">
          <table:table-cell office:value-type="float" office:value="7.193876376" calcext:value-type="float">
            <text:p>7.193876376</text:p>
          </table:table-cell>
          <table:table-cell office:value-type="float" office:value="7.015231608" calcext:value-type="float">
            <text:p>7.015231608</text:p>
          </table:table-cell>
          <table:table-cell table:formula="of:=[.A30]-[.$G$2]" office:value-type="float" office:value="0.00165658065671792" calcext:value-type="float">
            <text:p>0.001656580656718</text:p>
          </table:table-cell>
          <table:table-cell table:formula="of:=[.B30]-[.$H$2]" office:value-type="float" office:value="0.00179868599999899" calcext:value-type="float">
            <text:p>0.001798685999999</text:p>
          </table:table-cell>
          <table:table-cell table:number-columns-repeated="4"/>
        </table:table-row>
        <table:table-row table:style-name="ro1">
          <table:table-cell office:value-type="float" office:value="7.178162112" calcext:value-type="float">
            <text:p>7.178162112</text:p>
          </table:table-cell>
          <table:table-cell office:value-type="float" office:value="7.01302686" calcext:value-type="float">
            <text:p>7.01302686</text:p>
          </table:table-cell>
          <table:table-cell table:formula="of:=[.A31]-[.$G$2]" office:value-type="float" office:value="-0.0140576833432817" calcext:value-type="float">
            <text:p>-0.014057683343282</text:p>
          </table:table-cell>
          <table:table-cell table:formula="of:=[.B31]-[.$H$2]" office:value-type="float" office:value="-0.000406062000001484" calcext:value-type="float">
            <text:p>-0.000406062000001</text:p>
          </table:table-cell>
          <table:table-cell table:number-columns-repeated="4"/>
        </table:table-row>
        <table:table-row table:style-name="ro1">
          <table:table-cell office:value-type="float" office:value="7.200529404" calcext:value-type="float">
            <text:p>7.200529404</text:p>
          </table:table-cell>
          <table:table-cell office:value-type="float" office:value="7.009004904" calcext:value-type="float">
            <text:p>7.009004904</text:p>
          </table:table-cell>
          <table:table-cell table:formula="of:=[.A32]-[.$G$2]" office:value-type="float" office:value="0.00830960865671848" calcext:value-type="float">
            <text:p>0.008309608656718</text:p>
          </table:table-cell>
          <table:table-cell table:formula="of:=[.B32]-[.$H$2]" office:value-type="float" office:value="-0.00442801800000137" calcext:value-type="float">
            <text:p>-0.004428018000001</text:p>
          </table:table-cell>
          <table:table-cell table:number-columns-repeated="4"/>
        </table:table-row>
        <table:table-row table:style-name="ro1">
          <table:table-cell office:value-type="float" office:value="7.185991284" calcext:value-type="float">
            <text:p>7.185991284</text:p>
          </table:table-cell>
          <table:table-cell office:value-type="float" office:value="7.015107612" calcext:value-type="float">
            <text:p>7.015107612</text:p>
          </table:table-cell>
          <table:table-cell table:formula="of:=[.A33]-[.$G$2]" office:value-type="float" office:value="-0.00622851134328162" calcext:value-type="float">
            <text:p>-0.006228511343282</text:p>
          </table:table-cell>
          <table:table-cell table:formula="of:=[.B33]-[.$H$2]" office:value-type="float" office:value="0.00167468999999887" calcext:value-type="float">
            <text:p>0.001674689999999</text:p>
          </table:table-cell>
          <table:table-cell table:number-columns-repeated="4"/>
        </table:table-row>
        <table:table-row table:style-name="ro1">
          <table:table-cell office:value-type="float" office:value="7.1907057" calcext:value-type="float">
            <text:p>7.1907057</text:p>
          </table:table-cell>
          <table:table-cell office:value-type="float" office:value="7.018040064" calcext:value-type="float">
            <text:p>7.018040064</text:p>
          </table:table-cell>
          <table:table-cell table:formula="of:=[.A34]-[.$G$2]" office:value-type="float" office:value="-0.00151409534328195" calcext:value-type="float">
            <text:p>-0.001514095343282</text:p>
          </table:table-cell>
          <table:table-cell table:formula="of:=[.B34]-[.$H$2]" office:value-type="float" office:value="0.00460714199999845" calcext:value-type="float">
            <text:p>0.004607141999998</text:p>
          </table:table-cell>
          <table:table-cell table:number-columns-repeated="4"/>
        </table:table-row>
        <table:table-row table:style-name="ro1">
          <table:table-cell office:value-type="float" office:value="7.194485724" calcext:value-type="float">
            <text:p>7.194485724</text:p>
          </table:table-cell>
          <table:table-cell office:value-type="float" office:value="7.011186852" calcext:value-type="float">
            <text:p>7.011186852</text:p>
          </table:table-cell>
          <table:table-cell table:formula="of:=[.A35]-[.$G$2]" office:value-type="float" office:value="0.00226592865671726" calcext:value-type="float">
            <text:p>0.002265928656717</text:p>
          </table:table-cell>
          <table:table-cell table:formula="of:=[.B35]-[.$H$2]" office:value-type="float" office:value="-0.00224607000000177" calcext:value-type="float">
            <text:p>-0.002246070000002</text:p>
          </table:table-cell>
          <table:table-cell table:number-columns-repeated="4"/>
        </table:table-row>
        <table:table-row table:style-name="ro1">
          <table:table-cell office:value-type="float" office:value="7.184949276" calcext:value-type="float">
            <text:p>7.184949276</text:p>
          </table:table-cell>
          <table:table-cell office:value-type="float" office:value="7.031207736" calcext:value-type="float">
            <text:p>7.031207736</text:p>
          </table:table-cell>
          <table:table-cell table:formula="of:=[.A36]-[.$G$2]" office:value-type="float" office:value="-0.00727051934328138" calcext:value-type="float">
            <text:p>-0.007270519343281</text:p>
          </table:table-cell>
          <table:table-cell table:formula="of:=[.B36]-[.$H$2]" office:value-type="float" office:value="0.0177748139999991" calcext:value-type="float">
            <text:p>0.017774813999999</text:p>
          </table:table-cell>
          <table:table-cell table:number-columns-repeated="4"/>
        </table:table-row>
        <table:table-row table:style-name="ro1">
          <table:table-cell office:value-type="float" office:value="7.183208304" calcext:value-type="float">
            <text:p>7.183208304</text:p>
          </table:table-cell>
          <table:table-cell office:value-type="float" office:value="7.012025268" calcext:value-type="float">
            <text:p>7.012025268</text:p>
          </table:table-cell>
          <table:table-cell table:formula="of:=[.A37]-[.$G$2]" office:value-type="float" office:value="-0.00901149134328261" calcext:value-type="float">
            <text:p>-0.009011491343283</text:p>
          </table:table-cell>
          <table:table-cell table:formula="of:=[.B37]-[.$H$2]" office:value-type="float" office:value="-0.0014076540000012" calcext:value-type="float">
            <text:p>-0.001407654000001</text:p>
          </table:table-cell>
          <table:table-cell table:number-columns-repeated="4"/>
        </table:table-row>
        <table:table-row table:style-name="ro1">
          <table:table-cell office:value-type="float" office:value="7.183144944" calcext:value-type="float">
            <text:p>7.183144944</text:p>
          </table:table-cell>
          <table:table-cell office:value-type="float" office:value="7.003478988" calcext:value-type="float">
            <text:p>7.003478988</text:p>
          </table:table-cell>
          <table:table-cell table:formula="of:=[.A38]-[.$G$2]" office:value-type="float" office:value="-0.00907485134328212" calcext:value-type="float">
            <text:p>-0.009074851343282</text:p>
          </table:table-cell>
          <table:table-cell table:formula="of:=[.B38]-[.$H$2]" office:value-type="float" office:value="-0.00995393400000033" calcext:value-type="float">
            <text:p>-0.009953934</text:p>
          </table:table-cell>
          <table:table-cell table:number-columns-repeated="4"/>
        </table:table-row>
        <table:table-row table:style-name="ro1">
          <table:table-cell office:value-type="float" office:value="7.19030718" calcext:value-type="float">
            <text:p>7.19030718</text:p>
          </table:table-cell>
          <table:table-cell office:value-type="float" office:value="7.017192588" calcext:value-type="float">
            <text:p>7.017192588</text:p>
          </table:table-cell>
          <table:table-cell table:formula="of:=[.A39]-[.$G$2]" office:value-type="float" office:value="-0.00191261534328291" calcext:value-type="float">
            <text:p>-0.001912615343283</text:p>
          </table:table-cell>
          <table:table-cell table:formula="of:=[.B39]-[.$H$2]" office:value-type="float" office:value="0.00375966599999877" calcext:value-type="float">
            <text:p>0.003759665999999</text:p>
          </table:table-cell>
          <table:table-cell table:number-columns-repeated="4"/>
        </table:table-row>
        <table:table-row table:style-name="ro1">
          <table:table-cell office:value-type="float" office:value="7.193740776" calcext:value-type="float">
            <text:p>7.193740776</text:p>
          </table:table-cell>
          <table:table-cell office:value-type="float" office:value="7.005349704" calcext:value-type="float">
            <text:p>7.005349704</text:p>
          </table:table-cell>
          <table:table-cell table:formula="of:=[.A40]-[.$G$2]" office:value-type="float" office:value="0.0015209806567178" calcext:value-type="float">
            <text:p>0.001520980656718</text:p>
          </table:table-cell>
          <table:table-cell table:formula="of:=[.B40]-[.$H$2]" office:value-type="float" office:value="-0.00808321800000122" calcext:value-type="float">
            <text:p>-0.008083218000001</text:p>
          </table:table-cell>
          <table:table-cell table:number-columns-repeated="4"/>
        </table:table-row>
        <table:table-row table:style-name="ro1">
          <table:table-cell office:value-type="float" office:value="7.192742364" calcext:value-type="float">
            <text:p>7.192742364</text:p>
          </table:table-cell>
          <table:table-cell office:value-type="float" office:value="7.015302456" calcext:value-type="float">
            <text:p>7.015302456</text:p>
          </table:table-cell>
          <table:table-cell table:formula="of:=[.A41]-[.$G$2]" office:value-type="float" office:value="0.000522568656717404" calcext:value-type="float">
            <text:p>0.000522568656717</text:p>
          </table:table-cell>
          <table:table-cell table:formula="of:=[.B41]-[.$H$2]" office:value-type="float" office:value="0.00186953399999901" calcext:value-type="float">
            <text:p>0.001869533999999</text:p>
          </table:table-cell>
          <table:table-cell table:number-columns-repeated="4"/>
        </table:table-row>
        <table:table-row table:style-name="ro1">
          <table:table-cell office:value-type="float" office:value="7.200250116" calcext:value-type="float">
            <text:p>7.200250116</text:p>
          </table:table-cell>
          <table:table-cell office:value-type="float" office:value="7.00191342" calcext:value-type="float">
            <text:p>7.00191342</text:p>
          </table:table-cell>
          <table:table-cell table:formula="of:=[.A42]-[.$G$2]" office:value-type="float" office:value="0.00803032065671783" calcext:value-type="float">
            <text:p>0.008030320656718</text:p>
          </table:table-cell>
          <table:table-cell table:formula="of:=[.B42]-[.$H$2]" office:value-type="float" office:value="-0.0115195020000014" calcext:value-type="float">
            <text:p>-0.011519502000001</text:p>
          </table:table-cell>
          <table:table-cell table:number-columns-repeated="4"/>
        </table:table-row>
        <table:table-row table:style-name="ro1">
          <table:table-cell office:value-type="float" office:value="7.197689508" calcext:value-type="float">
            <text:p>7.197689508</text:p>
          </table:table-cell>
          <table:table-cell office:value-type="float" office:value="7.016216892" calcext:value-type="float">
            <text:p>7.016216892</text:p>
          </table:table-cell>
          <table:table-cell table:formula="of:=[.A43]-[.$G$2]" office:value-type="float" office:value="0.00546971265671736" calcext:value-type="float">
            <text:p>0.005469712656717</text:p>
          </table:table-cell>
          <table:table-cell table:formula="of:=[.B43]-[.$H$2]" office:value-type="float" office:value="0.00278396999999853" calcext:value-type="float">
            <text:p>0.002783969999999</text:p>
          </table:table-cell>
          <table:table-cell table:number-columns-repeated="4"/>
        </table:table-row>
        <table:table-row table:style-name="ro1">
          <table:table-cell office:value-type="float" office:value="7.188914244" calcext:value-type="float">
            <text:p>7.188914244</text:p>
          </table:table-cell>
          <table:table-cell office:value-type="float" office:value="7.006787436" calcext:value-type="float">
            <text:p>7.006787436</text:p>
          </table:table-cell>
          <table:table-cell table:formula="of:=[.A44]-[.$G$2]" office:value-type="float" office:value="-0.00330555134328314" calcext:value-type="float">
            <text:p>-0.003305551343283</text:p>
          </table:table-cell>
          <table:table-cell table:formula="of:=[.B44]-[.$H$2]" office:value-type="float" office:value="-0.00664548600000092" calcext:value-type="float">
            <text:p>-0.006645486000001</text:p>
          </table:table-cell>
          <table:table-cell table:number-columns-repeated="4"/>
        </table:table-row>
        <table:table-row table:style-name="ro1">
          <table:table-cell office:value-type="float" office:value="7.204920828" calcext:value-type="float">
            <text:p>7.204920828</text:p>
          </table:table-cell>
          <table:table-cell office:value-type="float" office:value="7.013446008" calcext:value-type="float">
            <text:p>7.013446008</text:p>
          </table:table-cell>
          <table:table-cell table:formula="of:=[.A45]-[.$G$2]" office:value-type="float" office:value="0.0127010326567181" calcext:value-type="float">
            <text:p>0.012701032656718</text:p>
          </table:table-cell>
          <table:table-cell table:formula="of:=[.B45]-[.$H$2]" office:value-type="float" office:value="0.0000130859999991628" calcext:value-type="float">
            <text:p>1.30859999991628E-05</text:p>
          </table:table-cell>
          <table:table-cell table:number-columns-repeated="4"/>
        </table:table-row>
        <table:table-row table:style-name="ro1">
          <table:table-cell office:value-type="float" office:value="7.19158152" calcext:value-type="float">
            <text:p>7.19158152</text:p>
          </table:table-cell>
          <table:table-cell office:value-type="float" office:value="7.012153776" calcext:value-type="float">
            <text:p>7.012153776</text:p>
          </table:table-cell>
          <table:table-cell table:formula="of:=[.A46]-[.$G$2]" office:value-type="float" office:value="-0.000638275343282757" calcext:value-type="float">
            <text:p>-0.000638275343283</text:p>
          </table:table-cell>
          <table:table-cell table:formula="of:=[.B46]-[.$H$2]" office:value-type="float" office:value="-0.00127914600000079" calcext:value-type="float">
            <text:p>-0.001279146000001</text:p>
          </table:table-cell>
          <table:table-cell table:number-columns-repeated="4"/>
        </table:table-row>
        <table:table-row table:style-name="ro1">
          <table:table-cell office:value-type="float" office:value="7.19700666" calcext:value-type="float">
            <text:p>7.19700666</text:p>
          </table:table-cell>
          <table:table-cell office:value-type="float" office:value="7.01610012" calcext:value-type="float">
            <text:p>7.01610012</text:p>
          </table:table-cell>
          <table:table-cell table:formula="of:=[.A47]-[.$G$2]" office:value-type="float" office:value="0.00478686465671885" calcext:value-type="float">
            <text:p>0.004786864656719</text:p>
          </table:table-cell>
          <table:table-cell table:formula="of:=[.B47]-[.$H$2]" office:value-type="float" office:value="0.00266719799999837" calcext:value-type="float">
            <text:p>0.002667197999998</text:p>
          </table:table-cell>
          <table:table-cell table:number-columns-repeated="4"/>
        </table:table-row>
        <table:table-row table:style-name="ro1">
          <table:table-cell office:value-type="float" office:value="7.185835164" calcext:value-type="float">
            <text:p>7.185835164</text:p>
          </table:table-cell>
          <table:table-cell office:value-type="float" office:value="7.007301168" calcext:value-type="float">
            <text:p>7.007301168</text:p>
          </table:table-cell>
          <table:table-cell table:formula="of:=[.A48]-[.$G$2]" office:value-type="float" office:value="-0.00638463134328138" calcext:value-type="float">
            <text:p>-0.006384631343281</text:p>
          </table:table-cell>
          <table:table-cell table:formula="of:=[.B48]-[.$H$2]" office:value-type="float" office:value="-0.0061317540000001" calcext:value-type="float">
            <text:p>-0.006131754</text:p>
          </table:table-cell>
          <table:table-cell table:number-columns-repeated="4"/>
        </table:table-row>
        <table:table-row table:style-name="ro1">
          <table:table-cell office:value-type="float" office:value="7.17898212" calcext:value-type="float">
            <text:p>7.17898212</text:p>
          </table:table-cell>
          <table:table-cell office:value-type="float" office:value="7.025593452" calcext:value-type="float">
            <text:p>7.025593452</text:p>
          </table:table-cell>
          <table:table-cell table:formula="of:=[.A49]-[.$G$2]" office:value-type="float" office:value="-0.0132376753432819" calcext:value-type="float">
            <text:p>-0.013237675343282</text:p>
          </table:table-cell>
          <table:table-cell table:formula="of:=[.B49]-[.$H$2]" office:value-type="float" office:value="0.0121605299999992" calcext:value-type="float">
            <text:p>0.012160529999999</text:p>
          </table:table-cell>
          <table:table-cell table:number-columns-repeated="4"/>
        </table:table-row>
        <table:table-row table:style-name="ro1">
          <table:table-cell office:value-type="float" office:value="7.188994356" calcext:value-type="float">
            <text:p>7.188994356</text:p>
          </table:table-cell>
          <table:table-cell office:value-type="float" office:value="7.008152856" calcext:value-type="float">
            <text:p>7.008152856</text:p>
          </table:table-cell>
          <table:table-cell table:formula="of:=[.A50]-[.$G$2]" office:value-type="float" office:value="-0.00322543934328223" calcext:value-type="float">
            <text:p>-0.003225439343282</text:p>
          </table:table-cell>
          <table:table-cell table:formula="of:=[.B50]-[.$H$2]" office:value-type="float" office:value="-0.00528006600000097" calcext:value-type="float">
            <text:p>-0.005280066000001</text:p>
          </table:table-cell>
          <table:table-cell table:number-columns-repeated="4"/>
        </table:table-row>
        <table:table-row table:style-name="ro1">
          <table:table-cell office:value-type="float" office:value="7.182376176" calcext:value-type="float">
            <text:p>7.182376176</text:p>
          </table:table-cell>
          <table:table-cell office:value-type="float" office:value="7.009784664" calcext:value-type="float">
            <text:p>7.009784664</text:p>
          </table:table-cell>
          <table:table-cell table:formula="of:=[.A51]-[.$G$2]" office:value-type="float" office:value="-0.0098436193432816" calcext:value-type="float">
            <text:p>-0.009843619343282</text:p>
          </table:table-cell>
          <table:table-cell table:formula="of:=[.B51]-[.$H$2]" office:value-type="float" office:value="-0.0036482580000019" calcext:value-type="float">
            <text:p>-0.003648258000002</text:p>
          </table:table-cell>
          <table:table-cell table:number-columns-repeated="4"/>
        </table:table-row>
        <table:table-row table:style-name="ro1">
          <table:table-cell office:value-type="float" office:value="7.1932458" calcext:value-type="float">
            <text:p>7.1932458</text:p>
          </table:table-cell>
          <table:table-cell office:value-type="float" office:value="7.0087572" calcext:value-type="float">
            <text:p>7.0087572</text:p>
          </table:table-cell>
          <table:table-cell table:formula="of:=[.A52]-[.$G$2]" office:value-type="float" office:value="0.00102600465671721" calcext:value-type="float">
            <text:p>0.001026004656717</text:p>
          </table:table-cell>
          <table:table-cell table:formula="of:=[.B52]-[.$H$2]" office:value-type="float" office:value="-0.00467572200000177" calcext:value-type="float">
            <text:p>-0.004675722000002</text:p>
          </table:table-cell>
          <table:table-cell table:number-columns-repeated="4"/>
        </table:table-row>
        <table:table-row table:style-name="ro1">
          <table:table-cell office:value-type="float" office:value="7.217316048" calcext:value-type="float">
            <text:p>7.217316048</text:p>
          </table:table-cell>
          <table:table-cell office:value-type="float" office:value="7.011291564" calcext:value-type="float">
            <text:p>7.011291564</text:p>
          </table:table-cell>
          <table:table-cell table:formula="of:=[.A53]-[.$G$2]" office:value-type="float" office:value="0.0250962526567182" calcext:value-type="float">
            <text:p>0.025096252656718</text:p>
          </table:table-cell>
          <table:table-cell table:formula="of:=[.B53]-[.$H$2]" office:value-type="float" office:value="-0.00214135800000115" calcext:value-type="float">
            <text:p>-0.002141358000001</text:p>
          </table:table-cell>
          <table:table-cell table:number-columns-repeated="4"/>
        </table:table-row>
        <table:table-row table:style-name="ro1">
          <table:table-cell office:value-type="float" office:value="7.43539662" calcext:value-type="float">
            <text:p>7.43539662</text:p>
          </table:table-cell>
          <table:table-cell office:value-type="float" office:value="7.213949832" calcext:value-type="float">
            <text:p>7.213949832</text:p>
          </table:table-cell>
          <table:table-cell table:formula="of:=[.A54]-[.$G$2]" office:value-type="float" office:value="0.243176824656718" calcext:value-type="float">
            <text:p>0.243176824656718</text:p>
          </table:table-cell>
          <table:table-cell table:formula="of:=[.B54]-[.$H$2]" office:value-type="float" office:value="0.200516909999998" calcext:value-type="float">
            <text:p>0.200516909999998</text:p>
          </table:table-cell>
          <table:table-cell table:number-columns-repeated="4"/>
        </table:table-row>
        <table:table-row table:style-name="ro1">
          <table:table-cell office:value-type="float" office:value="7.446877392" calcext:value-type="float">
            <text:p>7.446877392</text:p>
          </table:table-cell>
          <table:table-cell office:value-type="float" office:value="7.248327864" calcext:value-type="float">
            <text:p>7.248327864</text:p>
          </table:table-cell>
          <table:table-cell table:formula="of:=[.A55]-[.$G$2]" office:value-type="float" office:value="0.254657596656719" calcext:value-type="float">
            <text:p>0.254657596656719</text:p>
          </table:table-cell>
          <table:table-cell table:formula="of:=[.B55]-[.$H$2]" office:value-type="float" office:value="0.234894941999999" calcext:value-type="float">
            <text:p>0.234894941999999</text:p>
          </table:table-cell>
          <table:table-cell table:number-columns-repeated="4"/>
        </table:table-row>
        <table:table-row table:style-name="ro1">
          <table:table-cell office:value-type="float" office:value="7.515809556" calcext:value-type="float">
            <text:p>7.515809556</text:p>
          </table:table-cell>
          <table:table-cell office:value-type="float" office:value="7.336807056" calcext:value-type="float">
            <text:p>7.336807056</text:p>
          </table:table-cell>
          <table:table-cell table:formula="of:=[.A56]-[.$G$2]" office:value-type="float" office:value="0.323589760656718" calcext:value-type="float">
            <text:p>0.323589760656718</text:p>
          </table:table-cell>
          <table:table-cell table:formula="of:=[.B56]-[.$H$2]" office:value-type="float" office:value="0.323374134" calcext:value-type="float">
            <text:p>0.323374134</text:p>
          </table:table-cell>
          <table:table-cell table:number-columns-repeated="4"/>
        </table:table-row>
        <table:table-row table:style-name="ro1">
          <table:table-cell office:value-type="float" office:value="7.462041396" calcext:value-type="float">
            <text:p>7.462041396</text:p>
          </table:table-cell>
          <table:table-cell office:value-type="float" office:value="7.263779784" calcext:value-type="float">
            <text:p>7.263779784</text:p>
          </table:table-cell>
          <table:table-cell table:formula="of:=[.A57]-[.$G$2]" office:value-type="float" office:value="0.269821600656718" calcext:value-type="float">
            <text:p>0.269821600656718</text:p>
          </table:table-cell>
          <table:table-cell table:formula="of:=[.B57]-[.$H$2]" office:value-type="float" office:value="0.250346861999999" calcext:value-type="float">
            <text:p>0.250346861999999</text:p>
          </table:table-cell>
          <table:table-cell table:number-columns-repeated="4"/>
        </table:table-row>
        <table:table-row table:style-name="ro1">
          <table:table-cell office:value-type="float" office:value="7.386815064" calcext:value-type="float">
            <text:p>7.386815064</text:p>
          </table:table-cell>
          <table:table-cell office:value-type="float" office:value="7.170037812" calcext:value-type="float">
            <text:p>7.170037812</text:p>
          </table:table-cell>
          <table:table-cell table:formula="of:=[.A58]-[.$G$2]" office:value-type="float" office:value="0.194595268656718" calcext:value-type="float">
            <text:p>0.194595268656718</text:p>
          </table:table-cell>
          <table:table-cell table:formula="of:=[.B58]-[.$H$2]" office:value-type="float" office:value="0.156604889999999" calcext:value-type="float">
            <text:p>0.156604889999999</text:p>
          </table:table-cell>
          <table:table-cell table:number-columns-repeated="4"/>
        </table:table-row>
        <table:table-row table:style-name="ro1">
          <table:table-cell office:value-type="float" office:value="7.359527712" calcext:value-type="float">
            <text:p>7.359527712</text:p>
          </table:table-cell>
          <table:table-cell office:value-type="float" office:value="7.17909882" calcext:value-type="float">
            <text:p>7.17909882</text:p>
          </table:table-cell>
          <table:table-cell table:formula="of:=[.A59]-[.$G$2]" office:value-type="float" office:value="0.167307916656718" calcext:value-type="float">
            <text:p>0.167307916656718</text:p>
          </table:table-cell>
          <table:table-cell table:formula="of:=[.B59]-[.$H$2]" office:value-type="float" office:value="0.165665897999999" calcext:value-type="float">
            <text:p>0.165665897999999</text:p>
          </table:table-cell>
          <table:table-cell table:number-columns-repeated="4"/>
        </table:table-row>
        <table:table-row table:style-name="ro1">
          <table:table-cell office:value-type="float" office:value="7.330727436" calcext:value-type="float">
            <text:p>7.330727436</text:p>
          </table:table-cell>
          <table:table-cell office:value-type="float" office:value="7.1322105" calcext:value-type="float">
            <text:p>7.1322105</text:p>
          </table:table-cell>
          <table:table-cell table:formula="of:=[.A60]-[.$G$2]" office:value-type="float" office:value="0.138507640656718" calcext:value-type="float">
            <text:p>0.138507640656718</text:p>
          </table:table-cell>
          <table:table-cell table:formula="of:=[.B60]-[.$H$2]" office:value-type="float" office:value="0.118777578" calcext:value-type="float">
            <text:p>0.118777578</text:p>
          </table:table-cell>
          <table:table-cell table:number-columns-repeated="4"/>
        </table:table-row>
        <table:table-row table:style-name="ro1">
          <table:table-cell office:value-type="float" office:value="7.3364421" calcext:value-type="float">
            <text:p>7.3364421</text:p>
          </table:table-cell>
          <table:table-cell office:value-type="float" office:value="7.14049338" calcext:value-type="float">
            <text:p>7.14049338</text:p>
          </table:table-cell>
          <table:table-cell table:formula="of:=[.A61]-[.$G$2]" office:value-type="float" office:value="0.144222304656718" calcext:value-type="float">
            <text:p>0.144222304656718</text:p>
          </table:table-cell>
          <table:table-cell table:formula="of:=[.B61]-[.$H$2]" office:value-type="float" office:value="0.127060457999999" calcext:value-type="float">
            <text:p>0.127060457999999</text:p>
          </table:table-cell>
          <table:table-cell table:number-columns-repeated="4"/>
        </table:table-row>
        <table:table-row table:style-name="ro1">
          <table:table-cell office:value-type="float" office:value="7.331828664" calcext:value-type="float">
            <text:p>7.331828664</text:p>
          </table:table-cell>
          <table:table-cell office:value-type="float" office:value="7.13038998" calcext:value-type="float">
            <text:p>7.13038998</text:p>
          </table:table-cell>
          <table:table-cell table:formula="of:=[.A62]-[.$G$2]" office:value-type="float" office:value="0.139608868656717" calcext:value-type="float">
            <text:p>0.139608868656717</text:p>
          </table:table-cell>
          <table:table-cell table:formula="of:=[.B62]-[.$H$2]" office:value-type="float" office:value="0.116957057999999" calcext:value-type="float">
            <text:p>0.116957057999999</text:p>
          </table:table-cell>
          <table:table-cell table:number-columns-repeated="4"/>
        </table:table-row>
        <table:table-row table:style-name="ro1">
          <table:table-cell office:value-type="float" office:value="7.338410736" calcext:value-type="float">
            <text:p>7.338410736</text:p>
          </table:table-cell>
          <table:table-cell office:value-type="float" office:value="7.13235312" calcext:value-type="float">
            <text:p>7.13235312</text:p>
          </table:table-cell>
          <table:table-cell table:formula="of:=[.A63]-[.$G$2]" office:value-type="float" office:value="0.146190940656718" calcext:value-type="float">
            <text:p>0.146190940656718</text:p>
          </table:table-cell>
          <table:table-cell table:formula="of:=[.B63]-[.$H$2]" office:value-type="float" office:value="0.118920197999998" calcext:value-type="float">
            <text:p>0.118920197999998</text:p>
          </table:table-cell>
          <table:table-cell table:number-columns-repeated="4"/>
        </table:table-row>
        <table:table-row table:style-name="ro1">
          <table:table-cell office:value-type="float" office:value="7.345865628" calcext:value-type="float">
            <text:p>7.345865628</text:p>
          </table:table-cell>
          <table:table-cell office:value-type="float" office:value="7.136277456" calcext:value-type="float">
            <text:p>7.136277456</text:p>
          </table:table-cell>
          <table:table-cell table:formula="of:=[.A64]-[.$G$2]" office:value-type="float" office:value="0.153645832656718" calcext:value-type="float">
            <text:p>0.153645832656718</text:p>
          </table:table-cell>
          <table:table-cell table:formula="of:=[.B64]-[.$H$2]" office:value-type="float" office:value="0.122844533999999" calcext:value-type="float">
            <text:p>0.122844533999999</text:p>
          </table:table-cell>
          <table:table-cell table:number-columns-repeated="4"/>
        </table:table-row>
        <table:table-row table:style-name="ro1">
          <table:table-cell office:value-type="float" office:value="7.344737976" calcext:value-type="float">
            <text:p>7.344737976</text:p>
          </table:table-cell>
          <table:table-cell office:value-type="float" office:value="7.135489584" calcext:value-type="float">
            <text:p>7.135489584</text:p>
          </table:table-cell>
          <table:table-cell table:formula="of:=[.A65]-[.$G$2]" office:value-type="float" office:value="0.152518180656719" calcext:value-type="float">
            <text:p>0.152518180656719</text:p>
          </table:table-cell>
          <table:table-cell table:formula="of:=[.B65]-[.$H$2]" office:value-type="float" office:value="0.122056661999999" calcext:value-type="float">
            <text:p>0.122056661999999</text:p>
          </table:table-cell>
          <table:table-cell table:number-columns-repeated="4"/>
        </table:table-row>
        <table:table-row table:style-name="ro1">
          <table:table-cell office:value-type="float" office:value="7.336290792" calcext:value-type="float">
            <text:p>7.336290792</text:p>
          </table:table-cell>
          <table:table-cell office:value-type="float" office:value="7.13651892" calcext:value-type="float">
            <text:p>7.13651892</text:p>
          </table:table-cell>
          <table:table-cell table:formula="of:=[.A66]-[.$G$2]" office:value-type="float" office:value="0.144070996656717" calcext:value-type="float">
            <text:p>0.144070996656717</text:p>
          </table:table-cell>
          <table:table-cell table:formula="of:=[.B66]-[.$H$2]" office:value-type="float" office:value="0.123085997999999" calcext:value-type="float">
            <text:p>0.123085997999999</text:p>
          </table:table-cell>
          <table:table-cell table:number-columns-repeated="4"/>
        </table:table-row>
        <table:table-row table:style-name="ro1">
          <table:table-cell office:value-type="float" office:value="7.33801152" calcext:value-type="float">
            <text:p>7.33801152</text:p>
          </table:table-cell>
          <table:table-cell office:value-type="float" office:value="7.132143912" calcext:value-type="float">
            <text:p>7.132143912</text:p>
          </table:table-cell>
          <table:table-cell table:formula="of:=[.A67]-[.$G$2]" office:value-type="float" office:value="0.145791724656718" calcext:value-type="float">
            <text:p>0.145791724656718</text:p>
          </table:table-cell>
          <table:table-cell table:formula="of:=[.B67]-[.$H$2]" office:value-type="float" office:value="0.118710989999999" calcext:value-type="float">
            <text:p>0.118710989999999</text:p>
          </table:table-cell>
          <table:table-cell table:number-columns-repeated="4"/>
        </table:table-row>
        <table:table-row table:style-name="ro1">
          <table:table-cell office:value-type="float" office:value="7.383671244" calcext:value-type="float">
            <text:p>7.383671244</text:p>
          </table:table-cell>
          <table:table-cell office:value-type="float" office:value="7.133116104" calcext:value-type="float">
            <text:p>7.133116104</text:p>
          </table:table-cell>
          <table:table-cell table:formula="of:=[.A68]-[.$G$2]" office:value-type="float" office:value="0.191451448656718" calcext:value-type="float">
            <text:p>0.191451448656718</text:p>
          </table:table-cell>
          <table:table-cell table:formula="of:=[.B68]-[.$H$2]" office:value-type="float" office:value="0.119683181999998" calcext:value-type="float">
            <text:p>0.119683181999998</text:p>
          </table:table-cell>
          <table:table-cell table:number-columns-repeated="4"/>
        </table:table-row>
        <table:table-row table:style-name="ro1">
          <table:table-cell office:value-type="float" office:value="7.35809694" calcext:value-type="float">
            <text:p>7.35809694</text:p>
          </table:table-cell>
          <table:table-cell office:value-type="float" office:value="7.233156888" calcext:value-type="float">
            <text:p>7.233156888</text:p>
          </table:table-cell>
          <table:table-cell table:formula="of:=[.A69]-[.$G$2]" office:value-type="float" office:value="0.165877144656718" calcext:value-type="float">
            <text:p>0.165877144656718</text:p>
          </table:table-cell>
          <table:table-cell table:formula="of:=[.B69]-[.$H$2]" office:value-type="float" office:value="0.219723965999999" calcext:value-type="float">
            <text:p>0.219723965999999</text:p>
          </table:table-cell>
          <table:table-cell table:number-columns-repeated="4"/>
        </table:table-row>
        <table:table-row table:style-name="ro1">
          <table:table-cell office:value-type="float" office:value="7.341907776" calcext:value-type="float">
            <text:p>7.341907776</text:p>
          </table:table-cell>
          <table:table-cell office:value-type="float" office:value="7.134867588" calcext:value-type="float">
            <text:p>7.134867588</text:p>
          </table:table-cell>
          <table:table-cell table:formula="of:=[.A70]-[.$G$2]" office:value-type="float" office:value="0.149687980656719" calcext:value-type="float">
            <text:p>0.149687980656719</text:p>
          </table:table-cell>
          <table:table-cell table:formula="of:=[.B70]-[.$H$2]" office:value-type="float" office:value="0.121434665999999" calcext:value-type="float">
            <text:p>0.121434665999999</text:p>
          </table:table-cell>
          <table:table-cell table:number-columns-repeated="4"/>
        </table:table-row>
        <table:table-row table:style-name="ro1">
          <table:table-cell office:value-type="float" office:value="7.360116468" calcext:value-type="float">
            <text:p>7.360116468</text:p>
          </table:table-cell>
          <table:table-cell office:value-type="float" office:value="7.160308524" calcext:value-type="float">
            <text:p>7.160308524</text:p>
          </table:table-cell>
          <table:table-cell table:formula="of:=[.A71]-[.$G$2]" office:value-type="float" office:value="0.167896672656719" calcext:value-type="float">
            <text:p>0.167896672656719</text:p>
          </table:table-cell>
          <table:table-cell table:formula="of:=[.B71]-[.$H$2]" office:value-type="float" office:value="0.146875601999998" calcext:value-type="float">
            <text:p>0.146875601999998</text:p>
          </table:table-cell>
          <table:table-cell table:number-columns-repeated="4"/>
        </table:table-row>
        <table:table-row table:style-name="ro1">
          <table:table-cell office:value-type="float" office:value="7.344976284" calcext:value-type="float">
            <text:p>7.344976284</text:p>
          </table:table-cell>
          <table:table-cell office:value-type="float" office:value="7.144559892" calcext:value-type="float">
            <text:p>7.144559892</text:p>
          </table:table-cell>
          <table:table-cell table:formula="of:=[.A72]-[.$G$2]" office:value-type="float" office:value="0.152756488656717" calcext:value-type="float">
            <text:p>0.152756488656717</text:p>
          </table:table-cell>
          <table:table-cell table:formula="of:=[.B72]-[.$H$2]" office:value-type="float" office:value="0.131126969999999" calcext:value-type="float">
            <text:p>0.131126969999999</text:p>
          </table:table-cell>
          <table:table-cell table:number-columns-repeated="4"/>
        </table:table-row>
        <table:table-row table:style-name="ro1">
          <table:table-cell office:value-type="float" office:value="7.328808264" calcext:value-type="float">
            <text:p>7.328808264</text:p>
          </table:table-cell>
          <table:table-cell office:value-type="float" office:value="7.13794728" calcext:value-type="float">
            <text:p>7.13794728</text:p>
          </table:table-cell>
          <table:table-cell table:formula="of:=[.A73]-[.$G$2]" office:value-type="float" office:value="0.136588468656718" calcext:value-type="float">
            <text:p>0.136588468656718</text:p>
          </table:table-cell>
          <table:table-cell table:formula="of:=[.B73]-[.$H$2]" office:value-type="float" office:value="0.124514357999998" calcext:value-type="float">
            <text:p>0.124514357999998</text:p>
          </table:table-cell>
          <table:table-cell table:number-columns-repeated="4"/>
        </table:table-row>
        <table:table-row table:style-name="ro1">
          <table:table-cell office:value-type="float" office:value="7.34817684" calcext:value-type="float">
            <text:p>7.34817684</text:p>
          </table:table-cell>
          <table:table-cell office:value-type="float" office:value="7.134968472" calcext:value-type="float">
            <text:p>7.134968472</text:p>
          </table:table-cell>
          <table:table-cell table:formula="of:=[.A74]-[.$G$2]" office:value-type="float" office:value="0.155957044656718" calcext:value-type="float">
            <text:p>0.155957044656718</text:p>
          </table:table-cell>
          <table:table-cell table:formula="of:=[.B74]-[.$H$2]" office:value-type="float" office:value="0.121535549999999" calcext:value-type="float">
            <text:p>0.121535549999999</text:p>
          </table:table-cell>
          <table:table-cell table:number-columns-repeated="4"/>
        </table:table-row>
        <table:table-row table:style-name="ro1">
          <table:table-cell office:value-type="float" office:value="7.343075868" calcext:value-type="float">
            <text:p>7.343075868</text:p>
          </table:table-cell>
          <table:table-cell office:value-type="float" office:value="7.135869996" calcext:value-type="float">
            <text:p>7.135869996</text:p>
          </table:table-cell>
          <table:table-cell table:formula="of:=[.A75]-[.$G$2]" office:value-type="float" office:value="0.150856072656719" calcext:value-type="float">
            <text:p>0.150856072656719</text:p>
          </table:table-cell>
          <table:table-cell table:formula="of:=[.B75]-[.$H$2]" office:value-type="float" office:value="0.122437073999999" calcext:value-type="float">
            <text:p>0.122437073999999</text:p>
          </table:table-cell>
          <table:table-cell table:number-columns-repeated="4"/>
        </table:table-row>
        <table:table-row table:style-name="ro1">
          <table:table-cell office:value-type="float" office:value="7.346303784" calcext:value-type="float">
            <text:p>7.346303784</text:p>
          </table:table-cell>
          <table:table-cell office:value-type="float" office:value="7.138329432" calcext:value-type="float">
            <text:p>7.138329432</text:p>
          </table:table-cell>
          <table:table-cell table:formula="of:=[.A76]-[.$G$2]" office:value-type="float" office:value="0.154083988656717" calcext:value-type="float">
            <text:p>0.154083988656717</text:p>
          </table:table-cell>
          <table:table-cell table:formula="of:=[.B76]-[.$H$2]" office:value-type="float" office:value="0.124896509999999" calcext:value-type="float">
            <text:p>0.124896509999999</text:p>
          </table:table-cell>
          <table:table-cell table:number-columns-repeated="4"/>
        </table:table-row>
        <table:table-row table:style-name="ro1">
          <table:table-cell office:value-type="float" office:value="7.341440652" calcext:value-type="float">
            <text:p>7.341440652</text:p>
          </table:table-cell>
          <table:table-cell office:value-type="float" office:value="7.144179888" calcext:value-type="float">
            <text:p>7.144179888</text:p>
          </table:table-cell>
          <table:table-cell table:formula="of:=[.A77]-[.$G$2]" office:value-type="float" office:value="0.149220856656719" calcext:value-type="float">
            <text:p>0.149220856656719</text:p>
          </table:table-cell>
          <table:table-cell table:formula="of:=[.B77]-[.$H$2]" office:value-type="float" office:value="0.130746965999998" calcext:value-type="float">
            <text:p>0.130746965999998</text:p>
          </table:table-cell>
          <table:table-cell table:number-columns-repeated="4"/>
        </table:table-row>
        <table:table-row table:style-name="ro1">
          <table:table-cell office:value-type="float" office:value="7.337184612" calcext:value-type="float">
            <text:p>7.337184612</text:p>
          </table:table-cell>
          <table:table-cell office:value-type="float" office:value="7.15301208" calcext:value-type="float">
            <text:p>7.15301208</text:p>
          </table:table-cell>
          <table:table-cell table:formula="of:=[.A78]-[.$G$2]" office:value-type="float" office:value="0.144964816656719" calcext:value-type="float">
            <text:p>0.144964816656719</text:p>
          </table:table-cell>
          <table:table-cell table:formula="of:=[.B78]-[.$H$2]" office:value-type="float" office:value="0.139579157999998" calcext:value-type="float">
            <text:p>0.139579157999998</text:p>
          </table:table-cell>
          <table:table-cell table:number-columns-repeated="4"/>
        </table:table-row>
        <table:table-row table:style-name="ro1">
          <table:table-cell office:value-type="float" office:value="7.327781196" calcext:value-type="float">
            <text:p>7.327781196</text:p>
          </table:table-cell>
          <table:table-cell office:value-type="float" office:value="7.144131492" calcext:value-type="float">
            <text:p>7.144131492</text:p>
          </table:table-cell>
          <table:table-cell table:formula="of:=[.A79]-[.$G$2]" office:value-type="float" office:value="0.135561400656718" calcext:value-type="float">
            <text:p>0.135561400656718</text:p>
          </table:table-cell>
          <table:table-cell table:formula="of:=[.B79]-[.$H$2]" office:value-type="float" office:value="0.13069857" calcext:value-type="float">
            <text:p>0.13069857</text:p>
          </table:table-cell>
          <table:table-cell table:number-columns-repeated="4"/>
        </table:table-row>
        <table:table-row table:style-name="ro1">
          <table:table-cell office:value-type="float" office:value="7.342593648" calcext:value-type="float">
            <text:p>7.342593648</text:p>
          </table:table-cell>
          <table:table-cell office:value-type="float" office:value="7.137150936" calcext:value-type="float">
            <text:p>7.137150936</text:p>
          </table:table-cell>
          <table:table-cell table:formula="of:=[.A80]-[.$G$2]" office:value-type="float" office:value="0.150373852656719" calcext:value-type="float">
            <text:p>0.150373852656719</text:p>
          </table:table-cell>
          <table:table-cell table:formula="of:=[.B80]-[.$H$2]" office:value-type="float" office:value="0.123718013999998" calcext:value-type="float">
            <text:p>0.123718013999998</text:p>
          </table:table-cell>
          <table:table-cell table:number-columns-repeated="4"/>
        </table:table-row>
        <table:table-row table:style-name="ro1">
          <table:table-cell office:value-type="float" office:value="7.349091612" calcext:value-type="float">
            <text:p>7.349091612</text:p>
          </table:table-cell>
          <table:table-cell office:value-type="float" office:value="7.1385432" calcext:value-type="float">
            <text:p>7.1385432</text:p>
          </table:table-cell>
          <table:table-cell table:formula="of:=[.A81]-[.$G$2]" office:value-type="float" office:value="0.156871816656718" calcext:value-type="float">
            <text:p>0.156871816656718</text:p>
          </table:table-cell>
          <table:table-cell table:formula="of:=[.B81]-[.$H$2]" office:value-type="float" office:value="0.125110277999998" calcext:value-type="float">
            <text:p>0.125110277999998</text:p>
          </table:table-cell>
          <table:table-cell table:number-columns-repeated="4"/>
        </table:table-row>
        <table:table-row table:style-name="ro1">
          <table:table-cell office:value-type="float" office:value="7.349125032" calcext:value-type="float">
            <text:p>7.349125032</text:p>
          </table:table-cell>
          <table:table-cell office:value-type="float" office:value="7.14443076" calcext:value-type="float">
            <text:p>7.14443076</text:p>
          </table:table-cell>
          <table:table-cell table:formula="of:=[.A82]-[.$G$2]" office:value-type="float" office:value="0.156905236656718" calcext:value-type="float">
            <text:p>0.156905236656718</text:p>
          </table:table-cell>
          <table:table-cell table:formula="of:=[.B82]-[.$H$2]" office:value-type="float" office:value="0.130997837999998" calcext:value-type="float">
            <text:p>0.130997837999998</text:p>
          </table:table-cell>
          <table:table-cell table:number-columns-repeated="4"/>
        </table:table-row>
        <table:table-row table:style-name="ro1">
          <table:table-cell office:value-type="float" office:value="7.339884036" calcext:value-type="float">
            <text:p>7.339884036</text:p>
          </table:table-cell>
          <table:table-cell office:value-type="float" office:value="7.132238052" calcext:value-type="float">
            <text:p>7.132238052</text:p>
          </table:table-cell>
          <table:table-cell table:formula="of:=[.A83]-[.$G$2]" office:value-type="float" office:value="0.147664240656718" calcext:value-type="float">
            <text:p>0.147664240656718</text:p>
          </table:table-cell>
          <table:table-cell table:formula="of:=[.B83]-[.$H$2]" office:value-type="float" office:value="0.118805129999999" calcext:value-type="float">
            <text:p>0.118805129999999</text:p>
          </table:table-cell>
          <table:table-cell table:number-columns-repeated="4"/>
        </table:table-row>
        <table:table-row table:style-name="ro1">
          <table:table-cell office:value-type="float" office:value="7.35201258" calcext:value-type="float">
            <text:p>7.35201258</text:p>
          </table:table-cell>
          <table:table-cell office:value-type="float" office:value="7.136987904" calcext:value-type="float">
            <text:p>7.136987904</text:p>
          </table:table-cell>
          <table:table-cell table:formula="of:=[.A84]-[.$G$2]" office:value-type="float" office:value="0.159792784656718" calcext:value-type="float">
            <text:p>0.159792784656718</text:p>
          </table:table-cell>
          <table:table-cell table:formula="of:=[.B84]-[.$H$2]" office:value-type="float" office:value="0.123554982" calcext:value-type="float">
            <text:p>0.123554982</text:p>
          </table:table-cell>
          <table:table-cell table:number-columns-repeated="4"/>
        </table:table-row>
        <table:table-row table:style-name="ro1">
          <table:table-cell office:value-type="float" office:value="7.354923036" calcext:value-type="float">
            <text:p>7.354923036</text:p>
          </table:table-cell>
          <table:table-cell office:value-type="float" office:value="7.137310848" calcext:value-type="float">
            <text:p>7.137310848</text:p>
          </table:table-cell>
          <table:table-cell table:formula="of:=[.A85]-[.$G$2]" office:value-type="float" office:value="0.162703240656718" calcext:value-type="float">
            <text:p>0.162703240656718</text:p>
          </table:table-cell>
          <table:table-cell table:formula="of:=[.B85]-[.$H$2]" office:value-type="float" office:value="0.123877925999999" calcext:value-type="float">
            <text:p>0.123877925999999</text:p>
          </table:table-cell>
          <table:table-cell table:number-columns-repeated="4"/>
        </table:table-row>
        <table:table-row table:style-name="ro1">
          <table:table-cell office:value-type="float" office:value="7.33636194" calcext:value-type="float">
            <text:p>7.33636194</text:p>
          </table:table-cell>
          <table:table-cell office:value-type="float" office:value="7.14037932" calcext:value-type="float">
            <text:p>7.14037932</text:p>
          </table:table-cell>
          <table:table-cell table:formula="of:=[.A86]-[.$G$2]" office:value-type="float" office:value="0.144142144656719" calcext:value-type="float">
            <text:p>0.144142144656719</text:p>
          </table:table-cell>
          <table:table-cell table:formula="of:=[.B86]-[.$H$2]" office:value-type="float" office:value="0.126946397999999" calcext:value-type="float">
            <text:p>0.126946397999999</text:p>
          </table:table-cell>
          <table:table-cell table:number-columns-repeated="4"/>
        </table:table-row>
        <table:table-row table:style-name="ro1">
          <table:table-cell office:value-type="float" office:value="7.349230164" calcext:value-type="float">
            <text:p>7.349230164</text:p>
          </table:table-cell>
          <table:table-cell office:value-type="float" office:value="7.139057856" calcext:value-type="float">
            <text:p>7.139057856</text:p>
          </table:table-cell>
          <table:table-cell table:formula="of:=[.A87]-[.$G$2]" office:value-type="float" office:value="0.157010368656719" calcext:value-type="float">
            <text:p>0.157010368656719</text:p>
          </table:table-cell>
          <table:table-cell table:formula="of:=[.B87]-[.$H$2]" office:value-type="float" office:value="0.125624933999998" calcext:value-type="float">
            <text:p>0.125624933999998</text:p>
          </table:table-cell>
          <table:table-cell table:number-columns-repeated="4"/>
        </table:table-row>
        <table:table-row table:style-name="ro1">
          <table:table-cell office:value-type="float" office:value="7.33934688" calcext:value-type="float">
            <text:p>7.33934688</text:p>
          </table:table-cell>
          <table:table-cell office:value-type="float" office:value="7.144963932" calcext:value-type="float">
            <text:p>7.144963932</text:p>
          </table:table-cell>
          <table:table-cell table:formula="of:=[.A88]-[.$G$2]" office:value-type="float" office:value="0.147127084656718" calcext:value-type="float">
            <text:p>0.147127084656718</text:p>
          </table:table-cell>
          <table:table-cell table:formula="of:=[.B88]-[.$H$2]" office:value-type="float" office:value="0.131531009999999" calcext:value-type="float">
            <text:p>0.131531009999999</text:p>
          </table:table-cell>
          <table:table-cell table:number-columns-repeated="4"/>
        </table:table-row>
        <table:table-row table:style-name="ro1">
          <table:table-cell office:value-type="float" office:value="7.348625592" calcext:value-type="float">
            <text:p>7.348625592</text:p>
          </table:table-cell>
          <table:table-cell office:value-type="float" office:value="7.13413638" calcext:value-type="float">
            <text:p>7.13413638</text:p>
          </table:table-cell>
          <table:table-cell table:formula="of:=[.A89]-[.$G$2]" office:value-type="float" office:value="0.156405796656717" calcext:value-type="float">
            <text:p>0.156405796656717</text:p>
          </table:table-cell>
          <table:table-cell table:formula="of:=[.B89]-[.$H$2]" office:value-type="float" office:value="0.120703457999999" calcext:value-type="float">
            <text:p>0.120703457999999</text:p>
          </table:table-cell>
          <table:table-cell table:number-columns-repeated="4"/>
        </table:table-row>
        <table:table-row table:style-name="ro1">
          <table:table-cell office:value-type="float" office:value="7.343047092" calcext:value-type="float">
            <text:p>7.343047092</text:p>
          </table:table-cell>
          <table:table-cell office:value-type="float" office:value="7.13768472" calcext:value-type="float">
            <text:p>7.13768472</text:p>
          </table:table-cell>
          <table:table-cell table:formula="of:=[.A90]-[.$G$2]" office:value-type="float" office:value="0.150827296656718" calcext:value-type="float">
            <text:p>0.150827296656718</text:p>
          </table:table-cell>
          <table:table-cell table:formula="of:=[.B90]-[.$H$2]" office:value-type="float" office:value="0.124251798" calcext:value-type="float">
            <text:p>0.124251798</text:p>
          </table:table-cell>
          <table:table-cell table:number-columns-repeated="4"/>
        </table:table-row>
        <table:table-row table:style-name="ro1">
          <table:table-cell office:value-type="float" office:value="7.349465964" calcext:value-type="float">
            <text:p>7.349465964</text:p>
          </table:table-cell>
          <table:table-cell office:value-type="float" office:value="7.425896844" calcext:value-type="float">
            <text:p>7.425896844</text:p>
          </table:table-cell>
          <table:table-cell table:formula="of:=[.A91]-[.$G$2]" office:value-type="float" office:value="0.157246168656718" calcext:value-type="float">
            <text:p>0.157246168656718</text:p>
          </table:table-cell>
          <table:table-cell table:formula="of:=[.B91]-[.$H$2]" office:value-type="float" office:value="0.412463921999999" calcext:value-type="float">
            <text:p>0.412463921999999</text:p>
          </table:table-cell>
          <table:table-cell table:number-columns-repeated="4"/>
        </table:table-row>
        <table:table-row table:style-name="ro1">
          <table:table-cell office:value-type="float" office:value="7.3458477" calcext:value-type="float">
            <text:p>7.3458477</text:p>
          </table:table-cell>
          <table:table-cell office:value-type="float" office:value="7.367804976" calcext:value-type="float">
            <text:p>7.367804976</text:p>
          </table:table-cell>
          <table:table-cell table:formula="of:=[.A92]-[.$G$2]" office:value-type="float" office:value="0.153627904656718" calcext:value-type="float">
            <text:p>0.153627904656718</text:p>
          </table:table-cell>
          <table:table-cell table:formula="of:=[.B92]-[.$H$2]" office:value-type="float" office:value="0.354372053999999" calcext:value-type="float">
            <text:p>0.354372053999999</text:p>
          </table:table-cell>
          <table:table-cell table:number-columns-repeated="4"/>
        </table:table-row>
        <table:table-row table:style-name="ro1">
          <table:table-cell office:value-type="float" office:value="7.343625948" calcext:value-type="float">
            <text:p>7.343625948</text:p>
          </table:table-cell>
          <table:table-cell office:value-type="float" office:value="7.12969776" calcext:value-type="float">
            <text:p>7.12969776</text:p>
          </table:table-cell>
          <table:table-cell table:formula="of:=[.A93]-[.$G$2]" office:value-type="float" office:value="0.151406152656718" calcext:value-type="float">
            <text:p>0.151406152656718</text:p>
          </table:table-cell>
          <table:table-cell table:formula="of:=[.B93]-[.$H$2]" office:value-type="float" office:value="0.116264837999998" calcext:value-type="float">
            <text:p>0.116264837999998</text:p>
          </table:table-cell>
          <table:table-cell table:number-columns-repeated="4"/>
        </table:table-row>
        <table:table-row table:style-name="ro1">
          <table:table-cell office:value-type="float" office:value="7.355619324" calcext:value-type="float">
            <text:p>7.355619324</text:p>
          </table:table-cell>
          <table:table-cell office:value-type="float" office:value="7.1396622" calcext:value-type="float">
            <text:p>7.1396622</text:p>
          </table:table-cell>
          <table:table-cell table:formula="of:=[.A94]-[.$G$2]" office:value-type="float" office:value="0.163399528656718" calcext:value-type="float">
            <text:p>0.163399528656718</text:p>
          </table:table-cell>
          <table:table-cell table:formula="of:=[.B94]-[.$H$2]" office:value-type="float" office:value="0.126229277999999" calcext:value-type="float">
            <text:p>0.126229277999999</text:p>
          </table:table-cell>
          <table:table-cell table:number-columns-repeated="4"/>
        </table:table-row>
        <table:table-row table:style-name="ro1">
          <table:table-cell office:value-type="float" office:value="7.34222004" calcext:value-type="float">
            <text:p>7.34222004</text:p>
          </table:table-cell>
          <table:table-cell office:value-type="float" office:value="7.13852664" calcext:value-type="float">
            <text:p>7.13852664</text:p>
          </table:table-cell>
          <table:table-cell table:formula="of:=[.A95]-[.$G$2]" office:value-type="float" office:value="0.150000244656717" calcext:value-type="float">
            <text:p>0.150000244656717</text:p>
          </table:table-cell>
          <table:table-cell table:formula="of:=[.B95]-[.$H$2]" office:value-type="float" office:value="0.125093717999999" calcext:value-type="float">
            <text:p>0.125093717999999</text:p>
          </table:table-cell>
          <table:table-cell table:number-columns-repeated="4"/>
        </table:table-row>
        <table:table-row table:style-name="ro1">
          <table:table-cell office:value-type="float" office:value="7.343202468" calcext:value-type="float">
            <text:p>7.343202468</text:p>
          </table:table-cell>
          <table:table-cell office:value-type="float" office:value="7.138407432" calcext:value-type="float">
            <text:p>7.138407432</text:p>
          </table:table-cell>
          <table:table-cell table:formula="of:=[.A96]-[.$G$2]" office:value-type="float" office:value="0.150982672656718" calcext:value-type="float">
            <text:p>0.150982672656718</text:p>
          </table:table-cell>
          <table:table-cell table:formula="of:=[.B96]-[.$H$2]" office:value-type="float" office:value="0.124974509999999" calcext:value-type="float">
            <text:p>0.124974509999999</text:p>
          </table:table-cell>
          <table:table-cell table:number-columns-repeated="4"/>
        </table:table-row>
        <table:table-row table:style-name="ro1">
          <table:table-cell office:value-type="float" office:value="7.346022348" calcext:value-type="float">
            <text:p>7.346022348</text:p>
          </table:table-cell>
          <table:table-cell office:value-type="float" office:value="7.12888626" calcext:value-type="float">
            <text:p>7.12888626</text:p>
          </table:table-cell>
          <table:table-cell table:formula="of:=[.A97]-[.$G$2]" office:value-type="float" office:value="0.153802552656718" calcext:value-type="float">
            <text:p>0.153802552656718</text:p>
          </table:table-cell>
          <table:table-cell table:formula="of:=[.B97]-[.$H$2]" office:value-type="float" office:value="0.115453337999998" calcext:value-type="float">
            <text:p>0.115453337999998</text:p>
          </table:table-cell>
          <table:table-cell table:number-columns-repeated="4"/>
        </table:table-row>
        <table:table-row table:style-name="ro1">
          <table:table-cell office:value-type="float" office:value="7.339323192" calcext:value-type="float">
            <text:p>7.339323192</text:p>
          </table:table-cell>
          <table:table-cell office:value-type="float" office:value="7.161871992" calcext:value-type="float">
            <text:p>7.161871992</text:p>
          </table:table-cell>
          <table:table-cell table:formula="of:=[.A98]-[.$G$2]" office:value-type="float" office:value="0.147103396656718" calcext:value-type="float">
            <text:p>0.147103396656718</text:p>
          </table:table-cell>
          <table:table-cell table:formula="of:=[.B98]-[.$H$2]" office:value-type="float" office:value="0.148439069999998" calcext:value-type="float">
            <text:p>0.148439069999998</text:p>
          </table:table-cell>
          <table:table-cell table:number-columns-repeated="4"/>
        </table:table-row>
        <table:table-row table:style-name="ro1">
          <table:table-cell office:value-type="float" office:value="7.353643944" calcext:value-type="float">
            <text:p>7.353643944</text:p>
          </table:table-cell>
          <table:table-cell office:value-type="float" office:value="7.13470848" calcext:value-type="float">
            <text:p>7.13470848</text:p>
          </table:table-cell>
          <table:table-cell table:formula="of:=[.A99]-[.$G$2]" office:value-type="float" office:value="0.161424148656717" calcext:value-type="float">
            <text:p>0.161424148656717</text:p>
          </table:table-cell>
          <table:table-cell table:formula="of:=[.B99]-[.$H$2]" office:value-type="float" office:value="0.121275557999999" calcext:value-type="float">
            <text:p>0.121275557999999</text:p>
          </table:table-cell>
          <table:table-cell table:number-columns-repeated="4"/>
        </table:table-row>
        <table:table-row table:style-name="ro1">
          <table:table-cell office:value-type="float" office:value="7.340975772" calcext:value-type="float">
            <text:p>7.340975772</text:p>
          </table:table-cell>
          <table:table-cell office:value-type="float" office:value="7.139071056" calcext:value-type="float">
            <text:p>7.139071056</text:p>
          </table:table-cell>
          <table:table-cell table:formula="of:=[.A100]-[.$G$2]" office:value-type="float" office:value="0.148755976656718" calcext:value-type="float">
            <text:p>0.148755976656718</text:p>
          </table:table-cell>
          <table:table-cell table:formula="of:=[.B100]-[.$H$2]" office:value-type="float" office:value="0.125638133999999" calcext:value-type="float">
            <text:p>0.125638133999999</text:p>
          </table:table-cell>
          <table:table-cell table:number-columns-repeated="4"/>
        </table:table-row>
        <table:table-row table:style-name="ro1">
          <table:table-cell office:value-type="float" office:value="7.34470128" calcext:value-type="float">
            <text:p>7.34470128</text:p>
          </table:table-cell>
          <table:table-cell office:value-type="float" office:value="7.1397939" calcext:value-type="float">
            <text:p>7.1397939</text:p>
          </table:table-cell>
          <table:table-cell table:formula="of:=[.A101]-[.$G$2]" office:value-type="float" office:value="0.152481484656717" calcext:value-type="float">
            <text:p>0.152481484656717</text:p>
          </table:table-cell>
          <table:table-cell table:formula="of:=[.B101]-[.$H$2]" office:value-type="float" office:value="0.126360977999998" calcext:value-type="float">
            <text:p>0.126360977999998</text:p>
          </table:table-cell>
          <table:table-cell table:number-columns-repeated="4"/>
        </table:table-row>
        <table:table-row table:style-name="ro1">
          <table:table-cell office:value-type="float" office:value="7.352570532" calcext:value-type="float">
            <text:p>7.352570532</text:p>
          </table:table-cell>
          <table:table-cell office:value-type="float" office:value="7.148292996" calcext:value-type="float">
            <text:p>7.148292996</text:p>
          </table:table-cell>
          <table:table-cell table:formula="of:=[.A102]-[.$G$2]" office:value-type="float" office:value="0.160350736656717" calcext:value-type="float">
            <text:p>0.160350736656717</text:p>
          </table:table-cell>
          <table:table-cell table:formula="of:=[.B102]-[.$H$2]" office:value-type="float" office:value="0.134860073999999" calcext:value-type="float">
            <text:p>0.134860073999999</text:p>
          </table:table-cell>
          <table:table-cell table:number-columns-repeated="4"/>
        </table:table-row>
        <table:table-row table:style-name="ro1">
          <table:table-cell office:value-type="float" office:value="7.341870084" calcext:value-type="float">
            <text:p>7.341870084</text:p>
          </table:table-cell>
          <table:table-cell office:value-type="float" office:value="7.13572674" calcext:value-type="float">
            <text:p>7.13572674</text:p>
          </table:table-cell>
          <table:table-cell table:formula="of:=[.A103]-[.$G$2]" office:value-type="float" office:value="0.149650288656718" calcext:value-type="float">
            <text:p>0.149650288656718</text:p>
          </table:table-cell>
          <table:table-cell table:formula="of:=[.B103]-[.$H$2]" office:value-type="float" office:value="0.122293817999999" calcext:value-type="float">
            <text:p>0.122293817999999</text:p>
          </table:table-cell>
          <table:table-cell table:number-columns-repeated="4"/>
        </table:table-row>
        <table:table-row table:style-name="ro1">
          <table:table-cell office:value-type="float" office:value="7.331546052" calcext:value-type="float">
            <text:p>7.331546052</text:p>
          </table:table-cell>
          <table:table-cell office:value-type="float" office:value="7.144830444" calcext:value-type="float">
            <text:p>7.144830444</text:p>
          </table:table-cell>
          <table:table-cell table:formula="of:=[.A104]-[.$G$2]" office:value-type="float" office:value="0.139326256656718" calcext:value-type="float">
            <text:p>0.139326256656718</text:p>
          </table:table-cell>
          <table:table-cell table:formula="of:=[.B104]-[.$H$2]" office:value-type="float" office:value="0.131397521999999" calcext:value-type="float">
            <text:p>0.131397521999999</text:p>
          </table:table-cell>
          <table:table-cell table:number-columns-repeated="4"/>
        </table:table-row>
        <table:table-row table:style-name="ro1">
          <table:table-cell office:value-type="float" office:value="7.34309832" calcext:value-type="float">
            <text:p>7.34309832</text:p>
          </table:table-cell>
          <table:table-cell office:value-type="float" office:value="7.14261876" calcext:value-type="float">
            <text:p>7.14261876</text:p>
          </table:table-cell>
          <table:table-cell table:formula="of:=[.A105]-[.$G$2]" office:value-type="float" office:value="0.150878524656718" calcext:value-type="float">
            <text:p>0.150878524656718</text:p>
          </table:table-cell>
          <table:table-cell table:formula="of:=[.B105]-[.$H$2]" office:value-type="float" office:value="0.129185837999998" calcext:value-type="float">
            <text:p>0.129185837999998</text:p>
          </table:table-cell>
          <table:table-cell table:number-columns-repeated="4"/>
        </table:table-row>
        <table:table-row table:style-name="ro1">
          <table:table-cell office:value-type="float" office:value="7.346290476" calcext:value-type="float">
            <text:p>7.346290476</text:p>
          </table:table-cell>
          <table:table-cell office:value-type="float" office:value="7.138556784" calcext:value-type="float">
            <text:p>7.138556784</text:p>
          </table:table-cell>
          <table:table-cell table:formula="of:=[.A106]-[.$G$2]" office:value-type="float" office:value="0.154070680656718" calcext:value-type="float">
            <text:p>0.154070680656718</text:p>
          </table:table-cell>
          <table:table-cell table:formula="of:=[.B106]-[.$H$2]" office:value-type="float" office:value="0.125123861999999" calcext:value-type="float">
            <text:p>0.125123861999999</text:p>
          </table:table-cell>
          <table:table-cell table:number-columns-repeated="4"/>
        </table:table-row>
        <table:table-row table:style-name="ro1">
          <table:table-cell office:value-type="float" office:value="7.34974308" calcext:value-type="float">
            <text:p>7.34974308</text:p>
          </table:table-cell>
          <table:table-cell office:value-type="float" office:value="7.136331576" calcext:value-type="float">
            <text:p>7.136331576</text:p>
          </table:table-cell>
          <table:table-cell table:formula="of:=[.A107]-[.$G$2]" office:value-type="float" office:value="0.157523284656718" calcext:value-type="float">
            <text:p>0.157523284656718</text:p>
          </table:table-cell>
          <table:table-cell table:formula="of:=[.B107]-[.$H$2]" office:value-type="float" office:value="0.122898653999999" calcext:value-type="float">
            <text:p>0.122898653999999</text:p>
          </table:table-cell>
          <table:table-cell table:number-columns-repeated="4"/>
        </table:table-row>
        <table:table-row table:style-name="ro1">
          <table:table-cell office:value-type="float" office:value="7.330052508" calcext:value-type="float">
            <text:p>7.330052508</text:p>
          </table:table-cell>
          <table:table-cell office:value-type="float" office:value="7.14230958" calcext:value-type="float">
            <text:p>7.14230958</text:p>
          </table:table-cell>
          <table:table-cell table:formula="of:=[.A108]-[.$G$2]" office:value-type="float" office:value="0.137832712656717" calcext:value-type="float">
            <text:p>0.137832712656717</text:p>
          </table:table-cell>
          <table:table-cell table:formula="of:=[.B108]-[.$H$2]" office:value-type="float" office:value="0.128876657999998" calcext:value-type="float">
            <text:p>0.128876657999998</text:p>
          </table:table-cell>
          <table:table-cell table:number-columns-repeated="4"/>
        </table:table-row>
        <table:table-row table:style-name="ro1">
          <table:table-cell office:value-type="float" office:value="7.354635732" calcext:value-type="float">
            <text:p>7.354635732</text:p>
          </table:table-cell>
          <table:table-cell office:value-type="float" office:value="7.135365804" calcext:value-type="float">
            <text:p>7.135365804</text:p>
          </table:table-cell>
          <table:table-cell table:formula="of:=[.A109]-[.$G$2]" office:value-type="float" office:value="0.162415936656718" calcext:value-type="float">
            <text:p>0.162415936656718</text:p>
          </table:table-cell>
          <table:table-cell table:formula="of:=[.B109]-[.$H$2]" office:value-type="float" office:value="0.121932881999999" calcext:value-type="float">
            <text:p>0.121932881999999</text:p>
          </table:table-cell>
          <table:table-cell table:number-columns-repeated="4"/>
        </table:table-row>
        <table:table-row table:style-name="ro1">
          <table:table-cell office:value-type="float" office:value="7.332041184" calcext:value-type="float">
            <text:p>7.332041184</text:p>
          </table:table-cell>
          <table:table-cell office:value-type="float" office:value="7.155381972" calcext:value-type="float">
            <text:p>7.155381972</text:p>
          </table:table-cell>
          <table:table-cell table:formula="of:=[.A110]-[.$G$2]" office:value-type="float" office:value="0.139821388656719" calcext:value-type="float">
            <text:p>0.139821388656719</text:p>
          </table:table-cell>
          <table:table-cell table:formula="of:=[.B110]-[.$H$2]" office:value-type="float" office:value="0.141949049999998" calcext:value-type="float">
            <text:p>0.141949049999998</text:p>
          </table:table-cell>
          <table:table-cell table:number-columns-repeated="4"/>
        </table:table-row>
        <table:table-row table:style-name="ro1">
          <table:table-cell office:value-type="float" office:value="7.34597394" calcext:value-type="float">
            <text:p>7.34597394</text:p>
          </table:table-cell>
          <table:table-cell office:value-type="float" office:value="7.147151196" calcext:value-type="float">
            <text:p>7.147151196</text:p>
          </table:table-cell>
          <table:table-cell table:formula="of:=[.A111]-[.$G$2]" office:value-type="float" office:value="0.153754144656718" calcext:value-type="float">
            <text:p>0.153754144656718</text:p>
          </table:table-cell>
          <table:table-cell table:formula="of:=[.B111]-[.$H$2]" office:value-type="float" office:value="0.133718273999999" calcext:value-type="float">
            <text:p>0.133718273999999</text:p>
          </table:table-cell>
          <table:table-cell table:number-columns-repeated="4"/>
        </table:table-row>
        <table:table-row table:style-name="ro1">
          <table:table-cell office:value-type="float" office:value="7.342881072" calcext:value-type="float">
            <text:p>7.342881072</text:p>
          </table:table-cell>
          <table:table-cell office:value-type="float" office:value="7.13712114" calcext:value-type="float">
            <text:p>7.13712114</text:p>
          </table:table-cell>
          <table:table-cell table:formula="of:=[.A112]-[.$G$2]" office:value-type="float" office:value="0.150661276656717" calcext:value-type="float">
            <text:p>0.150661276656717</text:p>
          </table:table-cell>
          <table:table-cell table:formula="of:=[.B112]-[.$H$2]" office:value-type="float" office:value="0.123688217999999" calcext:value-type="float">
            <text:p>0.123688217999999</text:p>
          </table:table-cell>
          <table:table-cell table:number-columns-repeated="4"/>
        </table:table-row>
        <table:table-row table:style-name="ro1">
          <table:table-cell office:value-type="float" office:value="7.348938336" calcext:value-type="float">
            <text:p>7.348938336</text:p>
          </table:table-cell>
          <table:table-cell office:value-type="float" office:value="7.14326952" calcext:value-type="float">
            <text:p>7.14326952</text:p>
          </table:table-cell>
          <table:table-cell table:formula="of:=[.A113]-[.$G$2]" office:value-type="float" office:value="0.156718540656717" calcext:value-type="float">
            <text:p>0.156718540656717</text:p>
          </table:table-cell>
          <table:table-cell table:formula="of:=[.B113]-[.$H$2]" office:value-type="float" office:value="0.129836597999999" calcext:value-type="float">
            <text:p>0.129836597999999</text:p>
          </table:table-cell>
          <table:table-cell table:number-columns-repeated="4"/>
        </table:table-row>
        <table:table-row table:style-name="ro1">
          <table:table-cell office:value-type="float" office:value="7.343758248" calcext:value-type="float">
            <text:p>7.343758248</text:p>
          </table:table-cell>
          <table:table-cell office:value-type="float" office:value="7.147330632" calcext:value-type="float">
            <text:p>7.147330632</text:p>
          </table:table-cell>
          <table:table-cell table:formula="of:=[.A114]-[.$G$2]" office:value-type="float" office:value="0.151538452656718" calcext:value-type="float">
            <text:p>0.151538452656718</text:p>
          </table:table-cell>
          <table:table-cell table:formula="of:=[.B114]-[.$H$2]" office:value-type="float" office:value="0.133897709999999" calcext:value-type="float">
            <text:p>0.133897709999999</text:p>
          </table:table-cell>
          <table:table-cell table:number-columns-repeated="4"/>
        </table:table-row>
        <table:table-row table:style-name="ro1">
          <table:table-cell office:value-type="float" office:value="7.346512788" calcext:value-type="float">
            <text:p>7.346512788</text:p>
          </table:table-cell>
          <table:table-cell office:value-type="float" office:value="7.135377192" calcext:value-type="float">
            <text:p>7.135377192</text:p>
          </table:table-cell>
          <table:table-cell table:formula="of:=[.A115]-[.$G$2]" office:value-type="float" office:value="0.154292992656718" calcext:value-type="float">
            <text:p>0.154292992656718</text:p>
          </table:table-cell>
          <table:table-cell table:formula="of:=[.B115]-[.$H$2]" office:value-type="float" office:value="0.121944269999999" calcext:value-type="float">
            <text:p>0.121944269999999</text:p>
          </table:table-cell>
          <table:table-cell table:number-columns-repeated="4"/>
        </table:table-row>
        <table:table-row table:style-name="ro1">
          <table:table-cell office:value-type="float" office:value="7.341469152" calcext:value-type="float">
            <text:p>7.341469152</text:p>
          </table:table-cell>
          <table:table-cell office:value-type="float" office:value="7.132877172" calcext:value-type="float">
            <text:p>7.132877172</text:p>
          </table:table-cell>
          <table:table-cell table:formula="of:=[.A116]-[.$G$2]" office:value-type="float" office:value="0.149249356656719" calcext:value-type="float">
            <text:p>0.149249356656719</text:p>
          </table:table-cell>
          <table:table-cell table:formula="of:=[.B116]-[.$H$2]" office:value-type="float" office:value="0.119444249999999" calcext:value-type="float">
            <text:p>0.119444249999999</text:p>
          </table:table-cell>
          <table:table-cell table:number-columns-repeated="4"/>
        </table:table-row>
        <table:table-row table:style-name="ro1">
          <table:table-cell office:value-type="float" office:value="7.33744608" calcext:value-type="float">
            <text:p>7.33744608</text:p>
          </table:table-cell>
          <table:table-cell office:value-type="float" office:value="7.135146768" calcext:value-type="float">
            <text:p>7.135146768</text:p>
          </table:table-cell>
          <table:table-cell table:formula="of:=[.A117]-[.$G$2]" office:value-type="float" office:value="0.145226284656718" calcext:value-type="float">
            <text:p>0.145226284656718</text:p>
          </table:table-cell>
          <table:table-cell table:formula="of:=[.B117]-[.$H$2]" office:value-type="float" office:value="0.121713845999999" calcext:value-type="float">
            <text:p>0.121713845999999</text:p>
          </table:table-cell>
          <table:table-cell table:number-columns-repeated="4"/>
        </table:table-row>
        <table:table-row table:style-name="ro1">
          <table:table-cell office:value-type="float" office:value="7.340587356" calcext:value-type="float">
            <text:p>7.340587356</text:p>
          </table:table-cell>
          <table:table-cell office:value-type="float" office:value="7.145627352" calcext:value-type="float">
            <text:p>7.145627352</text:p>
          </table:table-cell>
          <table:table-cell table:formula="of:=[.A118]-[.$G$2]" office:value-type="float" office:value="0.148367560656718" calcext:value-type="float">
            <text:p>0.148367560656718</text:p>
          </table:table-cell>
          <table:table-cell table:formula="of:=[.B118]-[.$H$2]" office:value-type="float" office:value="0.132194429999998" calcext:value-type="float">
            <text:p>0.132194429999998</text:p>
          </table:table-cell>
          <table:table-cell table:number-columns-repeated="4"/>
        </table:table-row>
        <table:table-row table:style-name="ro1">
          <table:table-cell office:value-type="float" office:value="7.373174616" calcext:value-type="float">
            <text:p>7.373174616</text:p>
          </table:table-cell>
          <table:table-cell office:value-type="float" office:value="7.135119288" calcext:value-type="float">
            <text:p>7.135119288</text:p>
          </table:table-cell>
          <table:table-cell table:formula="of:=[.A119]-[.$G$2]" office:value-type="float" office:value="0.180954820656718" calcext:value-type="float">
            <text:p>0.180954820656718</text:p>
          </table:table-cell>
          <table:table-cell table:formula="of:=[.B119]-[.$H$2]" office:value-type="float" office:value="0.121686365999999" calcext:value-type="float">
            <text:p>0.121686365999999</text:p>
          </table:table-cell>
          <table:table-cell table:number-columns-repeated="4"/>
        </table:table-row>
        <table:table-row table:style-name="ro1">
          <table:table-cell office:value-type="float" office:value="7.331457852" calcext:value-type="float">
            <text:p>7.331457852</text:p>
          </table:table-cell>
          <table:table-cell office:value-type="float" office:value="7.141014156" calcext:value-type="float">
            <text:p>7.141014156</text:p>
          </table:table-cell>
          <table:table-cell table:formula="of:=[.A120]-[.$G$2]" office:value-type="float" office:value="0.139238056656719" calcext:value-type="float">
            <text:p>0.139238056656719</text:p>
          </table:table-cell>
          <table:table-cell table:formula="of:=[.B120]-[.$H$2]" office:value-type="float" office:value="0.127581233999998" calcext:value-type="float">
            <text:p>0.127581233999998</text:p>
          </table:table-cell>
          <table:table-cell table:number-columns-repeated="4"/>
        </table:table-row>
        <table:table-row table:style-name="ro1">
          <table:table-cell office:value-type="float" office:value="7.352917092" calcext:value-type="float">
            <text:p>7.352917092</text:p>
          </table:table-cell>
          <table:table-cell office:value-type="float" office:value="7.1427759" calcext:value-type="float">
            <text:p>7.1427759</text:p>
          </table:table-cell>
          <table:table-cell table:formula="of:=[.A121]-[.$G$2]" office:value-type="float" office:value="0.160697296656718" calcext:value-type="float">
            <text:p>0.160697296656718</text:p>
          </table:table-cell>
          <table:table-cell table:formula="of:=[.B121]-[.$H$2]" office:value-type="float" office:value="0.129342978" calcext:value-type="float">
            <text:p>0.129342978</text:p>
          </table:table-cell>
          <table:table-cell table:number-columns-repeated="4"/>
        </table:table-row>
        <table:table-row table:style-name="ro1">
          <table:table-cell office:value-type="float" office:value="7.349857032" calcext:value-type="float">
            <text:p>7.349857032</text:p>
          </table:table-cell>
          <table:table-cell office:value-type="float" office:value="7.140588624" calcext:value-type="float">
            <text:p>7.140588624</text:p>
          </table:table-cell>
          <table:table-cell table:formula="of:=[.A122]-[.$G$2]" office:value-type="float" office:value="0.157637236656718" calcext:value-type="float">
            <text:p>0.157637236656718</text:p>
          </table:table-cell>
          <table:table-cell table:formula="of:=[.B122]-[.$H$2]" office:value-type="float" office:value="0.127155701999999" calcext:value-type="float">
            <text:p>0.127155701999999</text:p>
          </table:table-cell>
          <table:table-cell table:number-columns-repeated="4"/>
        </table:table-row>
        <table:table-row table:style-name="ro1">
          <table:table-cell office:value-type="float" office:value="7.338842424" calcext:value-type="float">
            <text:p>7.338842424</text:p>
          </table:table-cell>
          <table:table-cell office:value-type="float" office:value="7.147577364" calcext:value-type="float">
            <text:p>7.147577364</text:p>
          </table:table-cell>
          <table:table-cell table:formula="of:=[.A123]-[.$G$2]" office:value-type="float" office:value="0.146622628656718" calcext:value-type="float">
            <text:p>0.146622628656718</text:p>
          </table:table-cell>
          <table:table-cell table:formula="of:=[.B123]-[.$H$2]" office:value-type="float" office:value="0.134144441999998" calcext:value-type="float">
            <text:p>0.134144441999998</text:p>
          </table:table-cell>
          <table:table-cell table:number-columns-repeated="4"/>
        </table:table-row>
        <table:table-row table:style-name="ro1">
          <table:table-cell office:value-type="float" office:value="7.338290316" calcext:value-type="float">
            <text:p>7.338290316</text:p>
          </table:table-cell>
          <table:table-cell office:value-type="float" office:value="7.143028368" calcext:value-type="float">
            <text:p>7.143028368</text:p>
          </table:table-cell>
          <table:table-cell table:formula="of:=[.A124]-[.$G$2]" office:value-type="float" office:value="0.146070520656718" calcext:value-type="float">
            <text:p>0.146070520656718</text:p>
          </table:table-cell>
          <table:table-cell table:formula="of:=[.B124]-[.$H$2]" office:value-type="float" office:value="0.129595445999999" calcext:value-type="float">
            <text:p>0.129595445999999</text:p>
          </table:table-cell>
          <table:table-cell table:number-columns-repeated="4"/>
        </table:table-row>
        <table:table-row table:style-name="ro1">
          <table:table-cell office:value-type="float" office:value="7.339785444" calcext:value-type="float">
            <text:p>7.339785444</text:p>
          </table:table-cell>
          <table:table-cell office:value-type="float" office:value="7.140644892" calcext:value-type="float">
            <text:p>7.140644892</text:p>
          </table:table-cell>
          <table:table-cell table:formula="of:=[.A125]-[.$G$2]" office:value-type="float" office:value="0.147565648656718" calcext:value-type="float">
            <text:p>0.147565648656718</text:p>
          </table:table-cell>
          <table:table-cell table:formula="of:=[.B125]-[.$H$2]" office:value-type="float" office:value="0.127211969999999" calcext:value-type="float">
            <text:p>0.127211969999999</text:p>
          </table:table-cell>
          <table:table-cell table:number-columns-repeated="4"/>
        </table:table-row>
        <table:table-row table:style-name="ro1">
          <table:table-cell office:value-type="float" office:value="7.328754996" calcext:value-type="float">
            <text:p>7.328754996</text:p>
          </table:table-cell>
          <table:table-cell office:value-type="float" office:value="7.137351336" calcext:value-type="float">
            <text:p>7.137351336</text:p>
          </table:table-cell>
          <table:table-cell table:formula="of:=[.A126]-[.$G$2]" office:value-type="float" office:value="0.136535200656718" calcext:value-type="float">
            <text:p>0.136535200656718</text:p>
          </table:table-cell>
          <table:table-cell table:formula="of:=[.B126]-[.$H$2]" office:value-type="float" office:value="0.123918413999999" calcext:value-type="float">
            <text:p>0.123918413999999</text:p>
          </table:table-cell>
          <table:table-cell table:number-columns-repeated="4"/>
        </table:table-row>
        <table:table-row table:style-name="ro1">
          <table:table-cell office:value-type="float" office:value="7.33441782" calcext:value-type="float">
            <text:p>7.33441782</text:p>
          </table:table-cell>
          <table:table-cell office:value-type="float" office:value="7.12983372" calcext:value-type="float">
            <text:p>7.12983372</text:p>
          </table:table-cell>
          <table:table-cell table:formula="of:=[.A127]-[.$G$2]" office:value-type="float" office:value="0.142198024656718" calcext:value-type="float">
            <text:p>0.142198024656718</text:p>
          </table:table-cell>
          <table:table-cell table:formula="of:=[.B127]-[.$H$2]" office:value-type="float" office:value="0.116400797999998" calcext:value-type="float">
            <text:p>0.116400797999998</text:p>
          </table:table-cell>
          <table:table-cell table:number-columns-repeated="4"/>
        </table:table-row>
        <table:table-row table:style-name="ro1">
          <table:table-cell office:value-type="float" office:value="7.333952784" calcext:value-type="float">
            <text:p>7.333952784</text:p>
          </table:table-cell>
          <table:table-cell office:value-type="float" office:value="7.145633892" calcext:value-type="float">
            <text:p>7.145633892</text:p>
          </table:table-cell>
          <table:table-cell table:formula="of:=[.A128]-[.$G$2]" office:value-type="float" office:value="0.141732988656718" calcext:value-type="float">
            <text:p>0.141732988656718</text:p>
          </table:table-cell>
          <table:table-cell table:formula="of:=[.B128]-[.$H$2]" office:value-type="float" office:value="0.132200969999999" calcext:value-type="float">
            <text:p>0.132200969999999</text:p>
          </table:table-cell>
          <table:table-cell table:number-columns-repeated="4"/>
        </table:table-row>
        <table:table-row table:style-name="ro1">
          <table:table-cell office:value-type="float" office:value="7.343987928" calcext:value-type="float">
            <text:p>7.343987928</text:p>
          </table:table-cell>
          <table:table-cell office:value-type="float" office:value="7.131546732" calcext:value-type="float">
            <text:p>7.131546732</text:p>
          </table:table-cell>
          <table:table-cell table:formula="of:=[.A129]-[.$G$2]" office:value-type="float" office:value="0.151768132656718" calcext:value-type="float">
            <text:p>0.151768132656718</text:p>
          </table:table-cell>
          <table:table-cell table:formula="of:=[.B129]-[.$H$2]" office:value-type="float" office:value="0.118113809999999" calcext:value-type="float">
            <text:p>0.118113809999999</text:p>
          </table:table-cell>
          <table:table-cell table:number-columns-repeated="4"/>
        </table:table-row>
        <table:table-row table:style-name="ro1">
          <table:table-cell office:value-type="float" office:value="7.334775444" calcext:value-type="float">
            <text:p>7.334775444</text:p>
          </table:table-cell>
          <table:table-cell office:value-type="float" office:value="7.149713616" calcext:value-type="float">
            <text:p>7.149713616</text:p>
          </table:table-cell>
          <table:table-cell table:formula="of:=[.A130]-[.$G$2]" office:value-type="float" office:value="0.142555648656718" calcext:value-type="float">
            <text:p>0.142555648656718</text:p>
          </table:table-cell>
          <table:table-cell table:formula="of:=[.B130]-[.$H$2]" office:value-type="float" office:value="0.136280693999998" calcext:value-type="float">
            <text:p>0.136280693999998</text:p>
          </table:table-cell>
          <table:table-cell table:number-columns-repeated="4"/>
        </table:table-row>
        <table:table-row table:style-name="ro1">
          <table:table-cell office:value-type="float" office:value="7.361157" calcext:value-type="float">
            <text:p>7.361157</text:p>
          </table:table-cell>
          <table:table-cell office:value-type="float" office:value="7.134856596" calcext:value-type="float">
            <text:p>7.134856596</text:p>
          </table:table-cell>
          <table:table-cell table:formula="of:=[.A131]-[.$G$2]" office:value-type="float" office:value="0.168937204656718" calcext:value-type="float">
            <text:p>0.168937204656718</text:p>
          </table:table-cell>
          <table:table-cell table:formula="of:=[.B131]-[.$H$2]" office:value-type="float" office:value="0.121423673999999" calcext:value-type="float">
            <text:p>0.121423673999999</text:p>
          </table:table-cell>
          <table:table-cell table:number-columns-repeated="4"/>
        </table:table-row>
        <table:table-row table:style-name="ro1">
          <table:table-cell office:value-type="float" office:value="7.398146748" calcext:value-type="float">
            <text:p>7.398146748</text:p>
          </table:table-cell>
          <table:table-cell office:value-type="float" office:value="7.139121156" calcext:value-type="float">
            <text:p>7.139121156</text:p>
          </table:table-cell>
          <table:table-cell table:formula="of:=[.A132]-[.$G$2]" office:value-type="float" office:value="0.205926952656718" calcext:value-type="float">
            <text:p>0.205926952656718</text:p>
          </table:table-cell>
          <table:table-cell table:formula="of:=[.B132]-[.$H$2]" office:value-type="float" office:value="0.125688233999998" calcext:value-type="float">
            <text:p>0.125688233999998</text:p>
          </table:table-cell>
          <table:table-cell table:number-columns-repeated="4"/>
        </table:table-row>
        <table:table-row table:style-name="ro1">
          <table:table-cell office:value-type="float" office:value="7.60169982" calcext:value-type="float">
            <text:p>7.60169982</text:p>
          </table:table-cell>
          <table:table-cell office:value-type="float" office:value="7.142111892" calcext:value-type="float">
            <text:p>7.142111892</text:p>
          </table:table-cell>
          <table:table-cell table:formula="of:=[.A133]-[.$G$2]" office:value-type="float" office:value="0.409480024656718" calcext:value-type="float">
            <text:p>0.409480024656718</text:p>
          </table:table-cell>
          <table:table-cell table:formula="of:=[.B133]-[.$H$2]" office:value-type="float" office:value="0.128678969999999" calcext:value-type="float">
            <text:p>0.128678969999999</text:p>
          </table:table-cell>
          <table:table-cell table:number-columns-repeated="4"/>
        </table:table-row>
        <table:table-row table:style-name="ro1">
          <table:table-cell office:value-type="float" office:value="7.608482604" calcext:value-type="float">
            <text:p>7.608482604</text:p>
          </table:table-cell>
          <table:table-cell office:value-type="float" office:value="7.135771044" calcext:value-type="float">
            <text:p>7.135771044</text:p>
          </table:table-cell>
          <table:table-cell table:formula="of:=[.A134]-[.$G$2]" office:value-type="float" office:value="0.416262808656718" calcext:value-type="float">
            <text:p>0.416262808656718</text:p>
          </table:table-cell>
          <table:table-cell table:formula="of:=[.B134]-[.$H$2]" office:value-type="float" office:value="0.122338122" calcext:value-type="float">
            <text:p>0.122338122</text:p>
          </table:table-cell>
          <table:table-cell table:number-columns-repeated="4"/>
        </table:table-row>
        <table:table-row table:style-name="ro1">
          <table:table-cell office:value-type="float" office:value="7.59523602" calcext:value-type="float">
            <text:p>7.59523602</text:p>
          </table:table-cell>
          <table:table-cell office:value-type="float" office:value="7.147945032" calcext:value-type="float">
            <text:p>7.147945032</text:p>
          </table:table-cell>
          <table:table-cell table:formula="of:=[.A135]-[.$G$2]" office:value-type="float" office:value="0.403016224656717" calcext:value-type="float">
            <text:p>0.403016224656717</text:p>
          </table:table-cell>
          <table:table-cell table:formula="of:=[.B135]-[.$H$2]" office:value-type="float" office:value="0.134512109999999" calcext:value-type="float">
            <text:p>0.134512109999999</text:p>
          </table:table-cell>
          <table:table-cell table:number-columns-repeated="4"/>
        </table:table-row>
        <table:table-row table:style-name="ro1">
          <table:table-cell office:value-type="float" office:value="7.595208432" calcext:value-type="float">
            <text:p>7.595208432</text:p>
          </table:table-cell>
          <table:table-cell office:value-type="float" office:value="7.13246208" calcext:value-type="float">
            <text:p>7.13246208</text:p>
          </table:table-cell>
          <table:table-cell table:formula="of:=[.A136]-[.$G$2]" office:value-type="float" office:value="0.402988636656719" calcext:value-type="float">
            <text:p>0.402988636656719</text:p>
          </table:table-cell>
          <table:table-cell table:formula="of:=[.B136]-[.$H$2]" office:value-type="float" office:value="0.119029157999998" calcext:value-type="float">
            <text:p>0.119029157999998</text:p>
          </table:table-cell>
          <table:table-cell table:number-columns-repeated="4"/>
        </table:table-row>
        <table:table-row table:style-name="ro1">
          <table:table-cell office:value-type="float" office:value="7.646749764" calcext:value-type="float">
            <text:p>7.646749764</text:p>
          </table:table-cell>
          <table:table-cell office:value-type="float" office:value="7.151754144" calcext:value-type="float">
            <text:p>7.151754144</text:p>
          </table:table-cell>
          <table:table-cell table:formula="of:=[.A137]-[.$G$2]" office:value-type="float" office:value="0.454529968656717" calcext:value-type="float">
            <text:p>0.454529968656717</text:p>
          </table:table-cell>
          <table:table-cell table:formula="of:=[.B137]-[.$H$2]" office:value-type="float" office:value="0.138321221999998" calcext:value-type="float">
            <text:p>0.138321221999998</text:p>
          </table:table-cell>
          <table:table-cell table:number-columns-repeated="4"/>
        </table:table-row>
        <table:table-row table:style-name="ro1">
          <table:table-cell office:value-type="float" office:value="7.631565024" calcext:value-type="float">
            <text:p>7.631565024</text:p>
          </table:table-cell>
          <table:table-cell office:value-type="float" office:value="7.131821172" calcext:value-type="float">
            <text:p>7.131821172</text:p>
          </table:table-cell>
          <table:table-cell table:formula="of:=[.A138]-[.$G$2]" office:value-type="float" office:value="0.439345228656718" calcext:value-type="float">
            <text:p>0.439345228656718</text:p>
          </table:table-cell>
          <table:table-cell table:formula="of:=[.B138]-[.$H$2]" office:value-type="float" office:value="0.118388249999999" calcext:value-type="float">
            <text:p>0.118388249999999</text:p>
          </table:table-cell>
          <table:table-cell table:number-columns-repeated="4"/>
        </table:table-row>
        <table:table-row table:style-name="ro1">
          <table:table-cell office:value-type="float" office:value="7.610279028" calcext:value-type="float">
            <text:p>7.610279028</text:p>
          </table:table-cell>
          <table:table-cell office:value-type="float" office:value="7.145106888" calcext:value-type="float">
            <text:p>7.145106888</text:p>
          </table:table-cell>
          <table:table-cell table:formula="of:=[.A139]-[.$G$2]" office:value-type="float" office:value="0.418059232656717" calcext:value-type="float">
            <text:p>0.418059232656717</text:p>
          </table:table-cell>
          <table:table-cell table:formula="of:=[.B139]-[.$H$2]" office:value-type="float" office:value="0.131673965999999" calcext:value-type="float">
            <text:p>0.131673965999999</text:p>
          </table:table-cell>
          <table:table-cell table:number-columns-repeated="4"/>
        </table:table-row>
        <table:table-row table:style-name="ro1">
          <table:table-cell office:value-type="float" office:value="7.588134636" calcext:value-type="float">
            <text:p>7.588134636</text:p>
          </table:table-cell>
          <table:table-cell office:value-type="float" office:value="7.146345516" calcext:value-type="float">
            <text:p>7.146345516</text:p>
          </table:table-cell>
          <table:table-cell table:formula="of:=[.A140]-[.$G$2]" office:value-type="float" office:value="0.395914840656718" calcext:value-type="float">
            <text:p>0.395914840656718</text:p>
          </table:table-cell>
          <table:table-cell table:formula="of:=[.B140]-[.$H$2]" office:value-type="float" office:value="0.132912593999999" calcext:value-type="float">
            <text:p>0.132912593999999</text:p>
          </table:table-cell>
          <table:table-cell table:number-columns-repeated="4"/>
        </table:table-row>
        <table:table-row table:style-name="ro1">
          <table:table-cell office:value-type="float" office:value="7.358547756" calcext:value-type="float">
            <text:p>7.358547756</text:p>
          </table:table-cell>
          <table:table-cell office:value-type="float" office:value="7.137310056" calcext:value-type="float">
            <text:p>7.137310056</text:p>
          </table:table-cell>
          <table:table-cell table:formula="of:=[.A141]-[.$G$2]" office:value-type="float" office:value="0.166327960656718" calcext:value-type="float">
            <text:p>0.166327960656718</text:p>
          </table:table-cell>
          <table:table-cell table:formula="of:=[.B141]-[.$H$2]" office:value-type="float" office:value="0.123877133999999" calcext:value-type="float">
            <text:p>0.123877133999999</text:p>
          </table:table-cell>
          <table:table-cell table:number-columns-repeated="4"/>
        </table:table-row>
        <table:table-row table:style-name="ro1">
          <table:table-cell office:value-type="float" office:value="7.343843844" calcext:value-type="float">
            <text:p>7.343843844</text:p>
          </table:table-cell>
          <table:table-cell office:value-type="float" office:value="7.135395756" calcext:value-type="float">
            <text:p>7.135395756</text:p>
          </table:table-cell>
          <table:table-cell table:formula="of:=[.A142]-[.$G$2]" office:value-type="float" office:value="0.151624048656719" calcext:value-type="float">
            <text:p>0.151624048656719</text:p>
          </table:table-cell>
          <table:table-cell table:formula="of:=[.B142]-[.$H$2]" office:value-type="float" office:value="0.121962834" calcext:value-type="float">
            <text:p>0.121962834</text:p>
          </table:table-cell>
          <table:table-cell table:number-columns-repeated="4"/>
        </table:table-row>
        <table:table-row table:style-name="ro1">
          <table:table-cell office:value-type="float" office:value="7.33741812" calcext:value-type="float">
            <text:p>7.33741812</text:p>
          </table:table-cell>
          <table:table-cell office:value-type="float" office:value="7.146870216" calcext:value-type="float">
            <text:p>7.146870216</text:p>
          </table:table-cell>
          <table:table-cell table:formula="of:=[.A143]-[.$G$2]" office:value-type="float" office:value="0.145198324656717" calcext:value-type="float">
            <text:p>0.145198324656717</text:p>
          </table:table-cell>
          <table:table-cell table:formula="of:=[.B143]-[.$H$2]" office:value-type="float" office:value="0.133437293999998" calcext:value-type="float">
            <text:p>0.133437293999998</text:p>
          </table:table-cell>
          <table:table-cell table:number-columns-repeated="4"/>
        </table:table-row>
        <table:table-row table:style-name="ro1">
          <table:table-cell office:value-type="float" office:value="7.352145672" calcext:value-type="float">
            <text:p>7.352145672</text:p>
          </table:table-cell>
          <table:table-cell office:value-type="float" office:value="7.131916656" calcext:value-type="float">
            <text:p>7.131916656</text:p>
          </table:table-cell>
          <table:table-cell table:formula="of:=[.A144]-[.$G$2]" office:value-type="float" office:value="0.159925876656718" calcext:value-type="float">
            <text:p>0.159925876656718</text:p>
          </table:table-cell>
          <table:table-cell table:formula="of:=[.B144]-[.$H$2]" office:value-type="float" office:value="0.118483733999999" calcext:value-type="float">
            <text:p>0.118483733999999</text:p>
          </table:table-cell>
          <table:table-cell table:number-columns-repeated="4"/>
        </table:table-row>
        <table:table-row table:style-name="ro1">
          <table:table-cell office:value-type="float" office:value="7.333989348" calcext:value-type="float">
            <text:p>7.333989348</text:p>
          </table:table-cell>
          <table:table-cell office:value-type="float" office:value="7.149142584" calcext:value-type="float">
            <text:p>7.149142584</text:p>
          </table:table-cell>
          <table:table-cell table:formula="of:=[.A145]-[.$G$2]" office:value-type="float" office:value="0.141769552656718" calcext:value-type="float">
            <text:p>0.141769552656718</text:p>
          </table:table-cell>
          <table:table-cell table:formula="of:=[.B145]-[.$H$2]" office:value-type="float" office:value="0.135709661999998" calcext:value-type="float">
            <text:p>0.135709661999998</text:p>
          </table:table-cell>
          <table:table-cell table:number-columns-repeated="4"/>
        </table:table-row>
        <table:table-row table:style-name="ro1">
          <table:table-cell office:value-type="float" office:value="7.3498287" calcext:value-type="float">
            <text:p>7.3498287</text:p>
          </table:table-cell>
          <table:table-cell office:value-type="float" office:value="7.135600452" calcext:value-type="float">
            <text:p>7.135600452</text:p>
          </table:table-cell>
          <table:table-cell table:formula="of:=[.A146]-[.$G$2]" office:value-type="float" office:value="0.157608904656719" calcext:value-type="float">
            <text:p>0.157608904656719</text:p>
          </table:table-cell>
          <table:table-cell table:formula="of:=[.B146]-[.$H$2]" office:value-type="float" office:value="0.122167529999999" calcext:value-type="float">
            <text:p>0.122167529999999</text:p>
          </table:table-cell>
          <table:table-cell table:number-columns-repeated="4"/>
        </table:table-row>
        <table:table-row table:style-name="ro1">
          <table:table-cell office:value-type="float" office:value="7.341186996" calcext:value-type="float">
            <text:p>7.341186996</text:p>
          </table:table-cell>
          <table:table-cell office:value-type="float" office:value="7.142260368" calcext:value-type="float">
            <text:p>7.142260368</text:p>
          </table:table-cell>
          <table:table-cell table:formula="of:=[.A147]-[.$G$2]" office:value-type="float" office:value="0.148967200656719" calcext:value-type="float">
            <text:p>0.148967200656719</text:p>
          </table:table-cell>
          <table:table-cell table:formula="of:=[.B147]-[.$H$2]" office:value-type="float" office:value="0.128827445999999" calcext:value-type="float">
            <text:p>0.128827445999999</text:p>
          </table:table-cell>
          <table:table-cell table:number-columns-repeated="4"/>
        </table:table-row>
        <table:table-row table:style-name="ro1">
          <table:table-cell office:value-type="float" office:value="7.340936916" calcext:value-type="float">
            <text:p>7.340936916</text:p>
          </table:table-cell>
          <table:table-cell office:value-type="float" office:value="7.135740108" calcext:value-type="float">
            <text:p>7.135740108</text:p>
          </table:table-cell>
          <table:table-cell table:formula="of:=[.A148]-[.$G$2]" office:value-type="float" office:value="0.148717120656718" calcext:value-type="float">
            <text:p>0.148717120656718</text:p>
          </table:table-cell>
          <table:table-cell table:formula="of:=[.B148]-[.$H$2]" office:value-type="float" office:value="0.122307185999999" calcext:value-type="float">
            <text:p>0.122307185999999</text:p>
          </table:table-cell>
          <table:table-cell table:number-columns-repeated="4"/>
        </table:table-row>
        <table:table-row table:style-name="ro1">
          <table:table-cell office:value-type="float" office:value="7.336312164" calcext:value-type="float">
            <text:p>7.336312164</text:p>
          </table:table-cell>
          <table:table-cell office:value-type="float" office:value="7.135214256" calcext:value-type="float">
            <text:p>7.135214256</text:p>
          </table:table-cell>
          <table:table-cell table:formula="of:=[.A149]-[.$G$2]" office:value-type="float" office:value="0.144092368656718" calcext:value-type="float">
            <text:p>0.144092368656718</text:p>
          </table:table-cell>
          <table:table-cell table:formula="of:=[.B149]-[.$H$2]" office:value-type="float" office:value="0.121781334" calcext:value-type="float">
            <text:p>0.121781334</text:p>
          </table:table-cell>
          <table:table-cell table:number-columns-repeated="4"/>
        </table:table-row>
        <table:table-row table:style-name="ro1">
          <table:table-cell office:value-type="float" office:value="7.345992948" calcext:value-type="float">
            <text:p>7.345992948</text:p>
          </table:table-cell>
          <table:table-cell office:value-type="float" office:value="7.152009204" calcext:value-type="float">
            <text:p>7.152009204</text:p>
          </table:table-cell>
          <table:table-cell table:formula="of:=[.A150]-[.$G$2]" office:value-type="float" office:value="0.153773152656719" calcext:value-type="float">
            <text:p>0.153773152656719</text:p>
          </table:table-cell>
          <table:table-cell table:formula="of:=[.B150]-[.$H$2]" office:value-type="float" office:value="0.138576281999999" calcext:value-type="float">
            <text:p>0.138576281999999</text:p>
          </table:table-cell>
          <table:table-cell table:number-columns-repeated="4"/>
        </table:table-row>
        <table:table-row table:style-name="ro1">
          <table:table-cell office:value-type="float" office:value="7.346119932" calcext:value-type="float">
            <text:p>7.346119932</text:p>
          </table:table-cell>
          <table:table-cell office:value-type="float" office:value="7.13609784" calcext:value-type="float">
            <text:p>7.13609784</text:p>
          </table:table-cell>
          <table:table-cell table:formula="of:=[.A151]-[.$G$2]" office:value-type="float" office:value="0.153900136656718" calcext:value-type="float">
            <text:p>0.153900136656718</text:p>
          </table:table-cell>
          <table:table-cell table:formula="of:=[.B151]-[.$H$2]" office:value-type="float" office:value="0.122664917999999" calcext:value-type="float">
            <text:p>0.122664917999999</text:p>
          </table:table-cell>
          <table:table-cell table:number-columns-repeated="4"/>
        </table:table-row>
        <table:table-row table:style-name="ro1">
          <table:table-cell office:value-type="float" office:value="7.33954362" calcext:value-type="float">
            <text:p>7.33954362</text:p>
          </table:table-cell>
          <table:table-cell office:value-type="float" office:value="7.144383228" calcext:value-type="float">
            <text:p>7.144383228</text:p>
          </table:table-cell>
          <table:table-cell table:formula="of:=[.A152]-[.$G$2]" office:value-type="float" office:value="0.147323824656718" calcext:value-type="float">
            <text:p>0.147323824656718</text:p>
          </table:table-cell>
          <table:table-cell table:formula="of:=[.B152]-[.$H$2]" office:value-type="float" office:value="0.130950305999999" calcext:value-type="float">
            <text:p>0.130950305999999</text:p>
          </table:table-cell>
          <table:table-cell table:number-columns-repeated="4"/>
        </table:table-row>
        <table:table-row table:style-name="ro1">
          <table:table-cell office:value-type="float" office:value="7.337848404" calcext:value-type="float">
            <text:p>7.337848404</text:p>
          </table:table-cell>
          <table:table-cell office:value-type="float" office:value="7.14695082" calcext:value-type="float">
            <text:p>7.14695082</text:p>
          </table:table-cell>
          <table:table-cell table:formula="of:=[.A153]-[.$G$2]" office:value-type="float" office:value="0.145628608656718" calcext:value-type="float">
            <text:p>0.145628608656718</text:p>
          </table:table-cell>
          <table:table-cell table:formula="of:=[.B153]-[.$H$2]" office:value-type="float" office:value="0.133517897999998" calcext:value-type="float">
            <text:p>0.133517897999998</text:p>
          </table:table-cell>
          <table:table-cell table:number-columns-repeated="4"/>
        </table:table-row>
        <table:table-row table:style-name="ro1">
          <table:table-cell office:value-type="float" office:value="7.35181668" calcext:value-type="float">
            <text:p>7.35181668</text:p>
          </table:table-cell>
          <table:table-cell office:value-type="float" office:value="7.144542948" calcext:value-type="float">
            <text:p>7.144542948</text:p>
          </table:table-cell>
          <table:table-cell table:formula="of:=[.A154]-[.$G$2]" office:value-type="float" office:value="0.159596884656718" calcext:value-type="float">
            <text:p>0.159596884656718</text:p>
          </table:table-cell>
          <table:table-cell table:formula="of:=[.B154]-[.$H$2]" office:value-type="float" office:value="0.131110025999998" calcext:value-type="float">
            <text:p>0.131110025999998</text:p>
          </table:table-cell>
          <table:table-cell table:number-columns-repeated="4"/>
        </table:table-row>
        <table:table-row table:style-name="ro1">
          <table:table-cell office:value-type="float" office:value="7.335059004" calcext:value-type="float">
            <text:p>7.335059004</text:p>
          </table:table-cell>
          <table:table-cell office:value-type="float" office:value="7.1384655" calcext:value-type="float">
            <text:p>7.1384655</text:p>
          </table:table-cell>
          <table:table-cell table:formula="of:=[.A155]-[.$G$2]" office:value-type="float" office:value="0.142839208656717" calcext:value-type="float">
            <text:p>0.142839208656717</text:p>
          </table:table-cell>
          <table:table-cell table:formula="of:=[.B155]-[.$H$2]" office:value-type="float" office:value="0.125032577999999" calcext:value-type="float">
            <text:p>0.125032577999999</text:p>
          </table:table-cell>
          <table:table-cell table:number-columns-repeated="4"/>
        </table:table-row>
        <table:table-row table:style-name="ro1">
          <table:table-cell office:value-type="float" office:value="7.359200124" calcext:value-type="float">
            <text:p>7.359200124</text:p>
          </table:table-cell>
          <table:table-cell office:value-type="float" office:value="7.1382315" calcext:value-type="float">
            <text:p>7.1382315</text:p>
          </table:table-cell>
          <table:table-cell table:formula="of:=[.A156]-[.$G$2]" office:value-type="float" office:value="0.166980328656718" calcext:value-type="float">
            <text:p>0.166980328656718</text:p>
          </table:table-cell>
          <table:table-cell table:formula="of:=[.B156]-[.$H$2]" office:value-type="float" office:value="0.124798577999998" calcext:value-type="float">
            <text:p>0.124798577999998</text:p>
          </table:table-cell>
          <table:table-cell table:number-columns-repeated="4"/>
        </table:table-row>
        <table:table-row table:style-name="ro1">
          <table:table-cell office:value-type="float" office:value="7.332126252" calcext:value-type="float">
            <text:p>7.332126252</text:p>
          </table:table-cell>
          <table:table-cell office:value-type="float" office:value="7.14238428" calcext:value-type="float">
            <text:p>7.14238428</text:p>
          </table:table-cell>
          <table:table-cell table:formula="of:=[.A157]-[.$G$2]" office:value-type="float" office:value="0.139906456656719" calcext:value-type="float">
            <text:p>0.139906456656719</text:p>
          </table:table-cell>
          <table:table-cell table:formula="of:=[.B157]-[.$H$2]" office:value-type="float" office:value="0.128951357999998" calcext:value-type="float">
            <text:p>0.128951357999998</text:p>
          </table:table-cell>
          <table:table-cell table:number-columns-repeated="4"/>
        </table:table-row>
        <table:table-row table:style-name="ro1">
          <table:table-cell office:value-type="float" office:value="7.338076668" calcext:value-type="float">
            <text:p>7.338076668</text:p>
          </table:table-cell>
          <table:table-cell office:value-type="float" office:value="7.133502564" calcext:value-type="float">
            <text:p>7.133502564</text:p>
          </table:table-cell>
          <table:table-cell table:formula="of:=[.A158]-[.$G$2]" office:value-type="float" office:value="0.145856872656717" calcext:value-type="float">
            <text:p>0.145856872656717</text:p>
          </table:table-cell>
          <table:table-cell table:formula="of:=[.B158]-[.$H$2]" office:value-type="float" office:value="0.120069641999999" calcext:value-type="float">
            <text:p>0.120069641999999</text:p>
          </table:table-cell>
          <table:table-cell table:number-columns-repeated="4"/>
        </table:table-row>
        <table:table-row table:style-name="ro1">
          <table:table-cell office:value-type="float" office:value="7.348968288" calcext:value-type="float">
            <text:p>7.348968288</text:p>
          </table:table-cell>
          <table:table-cell office:value-type="float" office:value="7.14038214" calcext:value-type="float">
            <text:p>7.14038214</text:p>
          </table:table-cell>
          <table:table-cell table:formula="of:=[.A159]-[.$G$2]" office:value-type="float" office:value="0.156748492656718" calcext:value-type="float">
            <text:p>0.156748492656718</text:p>
          </table:table-cell>
          <table:table-cell table:formula="of:=[.B159]-[.$H$2]" office:value-type="float" office:value="0.126949217999999" calcext:value-type="float">
            <text:p>0.126949217999999</text:p>
          </table:table-cell>
          <table:table-cell table:number-columns-repeated="4"/>
        </table:table-row>
        <table:table-row table:style-name="ro1">
          <table:table-cell office:value-type="float" office:value="7.338444828" calcext:value-type="float">
            <text:p>7.338444828</text:p>
          </table:table-cell>
          <table:table-cell office:value-type="float" office:value="7.139141472" calcext:value-type="float">
            <text:p>7.139141472</text:p>
          </table:table-cell>
          <table:table-cell table:formula="of:=[.A160]-[.$G$2]" office:value-type="float" office:value="0.146225032656718" calcext:value-type="float">
            <text:p>0.146225032656718</text:p>
          </table:table-cell>
          <table:table-cell table:formula="of:=[.B160]-[.$H$2]" office:value-type="float" office:value="0.125708549999999" calcext:value-type="float">
            <text:p>0.125708549999999</text:p>
          </table:table-cell>
          <table:table-cell table:number-columns-repeated="4"/>
        </table:table-row>
        <table:table-row table:style-name="ro1">
          <table:table-cell office:value-type="float" office:value="7.34230644" calcext:value-type="float">
            <text:p>7.34230644</text:p>
          </table:table-cell>
          <table:table-cell office:value-type="float" office:value="7.14766308" calcext:value-type="float">
            <text:p>7.14766308</text:p>
          </table:table-cell>
          <table:table-cell table:formula="of:=[.A161]-[.$G$2]" office:value-type="float" office:value="0.150086644656718" calcext:value-type="float">
            <text:p>0.150086644656718</text:p>
          </table:table-cell>
          <table:table-cell table:formula="of:=[.B161]-[.$H$2]" office:value-type="float" office:value="0.134230157999998" calcext:value-type="float">
            <text:p>0.134230157999998</text:p>
          </table:table-cell>
          <table:table-cell table:number-columns-repeated="4"/>
        </table:table-row>
        <table:table-row table:style-name="ro1">
          <table:table-cell office:value-type="float" office:value="7.33977852" calcext:value-type="float">
            <text:p>7.33977852</text:p>
          </table:table-cell>
          <table:table-cell office:value-type="float" office:value="7.13248278" calcext:value-type="float">
            <text:p>7.13248278</text:p>
          </table:table-cell>
          <table:table-cell table:formula="of:=[.A162]-[.$G$2]" office:value-type="float" office:value="0.147558724656718" calcext:value-type="float">
            <text:p>0.147558724656718</text:p>
          </table:table-cell>
          <table:table-cell table:formula="of:=[.B162]-[.$H$2]" office:value-type="float" office:value="0.119049857999999" calcext:value-type="float">
            <text:p>0.119049857999999</text:p>
          </table:table-cell>
          <table:table-cell table:number-columns-repeated="4"/>
        </table:table-row>
        <table:table-row table:style-name="ro1">
          <table:table-cell office:value-type="float" office:value="7.34179602" calcext:value-type="float">
            <text:p>7.34179602</text:p>
          </table:table-cell>
          <table:table-cell office:value-type="float" office:value="7.151848548" calcext:value-type="float">
            <text:p>7.151848548</text:p>
          </table:table-cell>
          <table:table-cell table:formula="of:=[.A163]-[.$G$2]" office:value-type="float" office:value="0.149576224656718" calcext:value-type="float">
            <text:p>0.149576224656718</text:p>
          </table:table-cell>
          <table:table-cell table:formula="of:=[.B163]-[.$H$2]" office:value-type="float" office:value="0.138415625999999" calcext:value-type="float">
            <text:p>0.138415625999999</text:p>
          </table:table-cell>
          <table:table-cell table:number-columns-repeated="4"/>
        </table:table-row>
        <table:table-row table:style-name="ro1">
          <table:table-cell office:value-type="float" office:value="7.345025904" calcext:value-type="float">
            <text:p>7.345025904</text:p>
          </table:table-cell>
          <table:table-cell office:value-type="float" office:value="7.138380876" calcext:value-type="float">
            <text:p>7.138380876</text:p>
          </table:table-cell>
          <table:table-cell table:formula="of:=[.A164]-[.$G$2]" office:value-type="float" office:value="0.152806108656718" calcext:value-type="float">
            <text:p>0.152806108656718</text:p>
          </table:table-cell>
          <table:table-cell table:formula="of:=[.B164]-[.$H$2]" office:value-type="float" office:value="0.124947953999999" calcext:value-type="float">
            <text:p>0.124947953999999</text:p>
          </table:table-cell>
          <table:table-cell table:number-columns-repeated="4"/>
        </table:table-row>
        <table:table-row table:style-name="ro1">
          <table:table-cell office:value-type="float" office:value="7.340576424" calcext:value-type="float">
            <text:p>7.340576424</text:p>
          </table:table-cell>
          <table:table-cell office:value-type="float" office:value="7.145188728" calcext:value-type="float">
            <text:p>7.145188728</text:p>
          </table:table-cell>
          <table:table-cell table:formula="of:=[.A165]-[.$G$2]" office:value-type="float" office:value="0.148356628656718" calcext:value-type="float">
            <text:p>0.148356628656718</text:p>
          </table:table-cell>
          <table:table-cell table:formula="of:=[.B165]-[.$H$2]" office:value-type="float" office:value="0.131755805999999" calcext:value-type="float">
            <text:p>0.131755805999999</text:p>
          </table:table-cell>
          <table:table-cell table:number-columns-repeated="4"/>
        </table:table-row>
        <table:table-row table:style-name="ro1">
          <table:table-cell office:value-type="float" office:value="7.349849112" calcext:value-type="float">
            <text:p>7.349849112</text:p>
          </table:table-cell>
          <table:table-cell office:value-type="float" office:value="7.142080308" calcext:value-type="float">
            <text:p>7.142080308</text:p>
          </table:table-cell>
          <table:table-cell table:formula="of:=[.A166]-[.$G$2]" office:value-type="float" office:value="0.157629316656719" calcext:value-type="float">
            <text:p>0.157629316656719</text:p>
          </table:table-cell>
          <table:table-cell table:formula="of:=[.B166]-[.$H$2]" office:value-type="float" office:value="0.128647385999999" calcext:value-type="float">
            <text:p>0.128647385999999</text:p>
          </table:table-cell>
          <table:table-cell table:number-columns-repeated="4"/>
        </table:table-row>
        <table:table-row table:style-name="ro1">
          <table:table-cell office:value-type="float" office:value="7.580797248" calcext:value-type="float">
            <text:p>7.580797248</text:p>
          </table:table-cell>
          <table:table-cell office:value-type="float" office:value="7.131224868" calcext:value-type="float">
            <text:p>7.131224868</text:p>
          </table:table-cell>
          <table:table-cell table:formula="of:=[.A167]-[.$G$2]" office:value-type="float" office:value="0.388577452656718" calcext:value-type="float">
            <text:p>0.388577452656718</text:p>
          </table:table-cell>
          <table:table-cell table:formula="of:=[.B167]-[.$H$2]" office:value-type="float" office:value="0.117791945999999" calcext:value-type="float">
            <text:p>0.117791945999999</text:p>
          </table:table-cell>
          <table:table-cell table:number-columns-repeated="4"/>
        </table:table-row>
        <table:table-row table:style-name="ro1">
          <table:table-cell office:value-type="float" office:value="7.609733928" calcext:value-type="float">
            <text:p>7.609733928</text:p>
          </table:table-cell>
          <table:table-cell office:value-type="float" office:value="7.141338432" calcext:value-type="float">
            <text:p>7.141338432</text:p>
          </table:table-cell>
          <table:table-cell table:formula="of:=[.A168]-[.$G$2]" office:value-type="float" office:value="0.417514132656718" calcext:value-type="float">
            <text:p>0.417514132656718</text:p>
          </table:table-cell>
          <table:table-cell table:formula="of:=[.B168]-[.$H$2]" office:value-type="float" office:value="0.127905509999998" calcext:value-type="float">
            <text:p>0.127905509999998</text:p>
          </table:table-cell>
          <table:table-cell table:number-columns-repeated="4"/>
        </table:table-row>
        <table:table-row table:style-name="ro1">
          <table:table-cell office:value-type="float" office:value="7.345955772" calcext:value-type="float">
            <text:p>7.345955772</text:p>
          </table:table-cell>
          <table:table-cell office:value-type="float" office:value="7.133803596" calcext:value-type="float">
            <text:p>7.133803596</text:p>
          </table:table-cell>
          <table:table-cell table:formula="of:=[.A169]-[.$G$2]" office:value-type="float" office:value="0.153735976656717" calcext:value-type="float">
            <text:p>0.153735976656717</text:p>
          </table:table-cell>
          <table:table-cell table:formula="of:=[.B169]-[.$H$2]" office:value-type="float" office:value="0.120370673999999" calcext:value-type="float">
            <text:p>0.120370673999999</text:p>
          </table:table-cell>
          <table:table-cell table:number-columns-repeated="4"/>
        </table:table-row>
        <table:table-row table:style-name="ro1">
          <table:table-cell office:value-type="float" office:value="7.33523112" calcext:value-type="float">
            <text:p>7.33523112</text:p>
          </table:table-cell>
          <table:table-cell office:value-type="float" office:value="7.140544176" calcext:value-type="float">
            <text:p>7.140544176</text:p>
          </table:table-cell>
          <table:table-cell table:formula="of:=[.A170]-[.$G$2]" office:value-type="float" office:value="0.143011324656718" calcext:value-type="float">
            <text:p>0.143011324656718</text:p>
          </table:table-cell>
          <table:table-cell table:formula="of:=[.B170]-[.$H$2]" office:value-type="float" office:value="0.127111253999999" calcext:value-type="float">
            <text:p>0.127111253999999</text:p>
          </table:table-cell>
          <table:table-cell table:number-columns-repeated="4"/>
        </table:table-row>
        <table:table-row table:style-name="ro1">
          <table:table-cell office:value-type="float" office:value="7.344366612" calcext:value-type="float">
            <text:p>7.344366612</text:p>
          </table:table-cell>
          <table:table-cell office:value-type="float" office:value="7.1369541" calcext:value-type="float">
            <text:p>7.1369541</text:p>
          </table:table-cell>
          <table:table-cell table:formula="of:=[.A171]-[.$G$2]" office:value-type="float" office:value="0.152146816656717" calcext:value-type="float">
            <text:p>0.152146816656717</text:p>
          </table:table-cell>
          <table:table-cell table:formula="of:=[.B171]-[.$H$2]" office:value-type="float" office:value="0.123521177999999" calcext:value-type="float">
            <text:p>0.123521177999999</text:p>
          </table:table-cell>
          <table:table-cell table:number-columns-repeated="4"/>
        </table:table-row>
        <table:table-row table:style-name="ro1">
          <table:table-cell office:value-type="float" office:value="7.340351544" calcext:value-type="float">
            <text:p>7.340351544</text:p>
          </table:table-cell>
          <table:table-cell office:value-type="float" office:value="7.14615606" calcext:value-type="float">
            <text:p>7.14615606</text:p>
          </table:table-cell>
          <table:table-cell table:formula="of:=[.A172]-[.$G$2]" office:value-type="float" office:value="0.148131748656718" calcext:value-type="float">
            <text:p>0.148131748656718</text:p>
          </table:table-cell>
          <table:table-cell table:formula="of:=[.B172]-[.$H$2]" office:value-type="float" office:value="0.132723137999999" calcext:value-type="float">
            <text:p>0.132723137999999</text:p>
          </table:table-cell>
          <table:table-cell table:number-columns-repeated="4"/>
        </table:table-row>
        <table:table-row table:style-name="ro1">
          <table:table-cell office:value-type="float" office:value="7.348536612" calcext:value-type="float">
            <text:p>7.348536612</text:p>
          </table:table-cell>
          <table:table-cell office:value-type="float" office:value="7.143556272" calcext:value-type="float">
            <text:p>7.143556272</text:p>
          </table:table-cell>
          <table:table-cell table:formula="of:=[.A173]-[.$G$2]" office:value-type="float" office:value="0.156316816656719" calcext:value-type="float">
            <text:p>0.156316816656719</text:p>
          </table:table-cell>
          <table:table-cell table:formula="of:=[.B173]-[.$H$2]" office:value-type="float" office:value="0.13012335" calcext:value-type="float">
            <text:p>0.13012335</text:p>
          </table:table-cell>
          <table:table-cell table:number-columns-repeated="4"/>
        </table:table-row>
        <table:table-row table:style-name="ro1">
          <table:table-cell office:value-type="float" office:value="7.344071916" calcext:value-type="float">
            <text:p>7.344071916</text:p>
          </table:table-cell>
          <table:table-cell office:value-type="float" office:value="7.14254214" calcext:value-type="float">
            <text:p>7.14254214</text:p>
          </table:table-cell>
          <table:table-cell table:formula="of:=[.A174]-[.$G$2]" office:value-type="float" office:value="0.151852120656718" calcext:value-type="float">
            <text:p>0.151852120656718</text:p>
          </table:table-cell>
          <table:table-cell table:formula="of:=[.B174]-[.$H$2]" office:value-type="float" office:value="0.129109217999998" calcext:value-type="float">
            <text:p>0.129109217999998</text:p>
          </table:table-cell>
          <table:table-cell table:number-columns-repeated="4"/>
        </table:table-row>
        <table:table-row table:style-name="ro1">
          <table:table-cell office:value-type="float" office:value="7.343225532" calcext:value-type="float">
            <text:p>7.343225532</text:p>
          </table:table-cell>
          <table:table-cell office:value-type="float" office:value="7.150820952" calcext:value-type="float">
            <text:p>7.150820952</text:p>
          </table:table-cell>
          <table:table-cell table:formula="of:=[.A175]-[.$G$2]" office:value-type="float" office:value="0.151005736656718" calcext:value-type="float">
            <text:p>0.151005736656718</text:p>
          </table:table-cell>
          <table:table-cell table:formula="of:=[.B175]-[.$H$2]" office:value-type="float" office:value="0.137388029999999" calcext:value-type="float">
            <text:p>0.137388029999999</text:p>
          </table:table-cell>
          <table:table-cell table:number-columns-repeated="4"/>
        </table:table-row>
        <table:table-row table:style-name="ro1">
          <table:table-cell office:value-type="float" office:value="7.353610728" calcext:value-type="float">
            <text:p>7.353610728</text:p>
          </table:table-cell>
          <table:table-cell office:value-type="float" office:value="7.132488456" calcext:value-type="float">
            <text:p>7.132488456</text:p>
          </table:table-cell>
          <table:table-cell table:formula="of:=[.A176]-[.$G$2]" office:value-type="float" office:value="0.161390932656718" calcext:value-type="float">
            <text:p>0.161390932656718</text:p>
          </table:table-cell>
          <table:table-cell table:formula="of:=[.B176]-[.$H$2]" office:value-type="float" office:value="0.119055533999998" calcext:value-type="float">
            <text:p>0.119055533999998</text:p>
          </table:table-cell>
          <table:table-cell table:number-columns-repeated="4"/>
        </table:table-row>
        <table:table-row table:style-name="ro1">
          <table:table-cell office:value-type="float" office:value="7.34215968" calcext:value-type="float">
            <text:p>7.34215968</text:p>
          </table:table-cell>
          <table:table-cell office:value-type="float" office:value="7.13880336" calcext:value-type="float">
            <text:p>7.13880336</text:p>
          </table:table-cell>
          <table:table-cell table:formula="of:=[.A177]-[.$G$2]" office:value-type="float" office:value="0.149939884656717" calcext:value-type="float">
            <text:p>0.149939884656717</text:p>
          </table:table-cell>
          <table:table-cell table:formula="of:=[.B177]-[.$H$2]" office:value-type="float" office:value="0.125370437999999" calcext:value-type="float">
            <text:p>0.125370437999999</text:p>
          </table:table-cell>
          <table:table-cell table:number-columns-repeated="4"/>
        </table:table-row>
        <table:table-row table:style-name="ro1">
          <table:table-cell office:value-type="float" office:value="7.354023492" calcext:value-type="float">
            <text:p>7.354023492</text:p>
          </table:table-cell>
          <table:table-cell office:value-type="float" office:value="7.145217624" calcext:value-type="float">
            <text:p>7.145217624</text:p>
          </table:table-cell>
          <table:table-cell table:formula="of:=[.A178]-[.$G$2]" office:value-type="float" office:value="0.161803696656717" calcext:value-type="float">
            <text:p>0.161803696656717</text:p>
          </table:table-cell>
          <table:table-cell table:formula="of:=[.B178]-[.$H$2]" office:value-type="float" office:value="0.131784701999998" calcext:value-type="float">
            <text:p>0.131784701999998</text:p>
          </table:table-cell>
          <table:table-cell table:number-columns-repeated="4"/>
        </table:table-row>
        <table:table-row table:style-name="ro1">
          <table:table-cell office:value-type="float" office:value="7.347527844" calcext:value-type="float">
            <text:p>7.347527844</text:p>
          </table:table-cell>
          <table:table-cell office:value-type="float" office:value="7.149355884" calcext:value-type="float">
            <text:p>7.149355884</text:p>
          </table:table-cell>
          <table:table-cell table:formula="of:=[.A179]-[.$G$2]" office:value-type="float" office:value="0.155308048656718" calcext:value-type="float">
            <text:p>0.155308048656718</text:p>
          </table:table-cell>
          <table:table-cell table:formula="of:=[.B179]-[.$H$2]" office:value-type="float" office:value="0.135922961999999" calcext:value-type="float">
            <text:p>0.135922961999999</text:p>
          </table:table-cell>
          <table:table-cell table:number-columns-repeated="4"/>
        </table:table-row>
        <table:table-row table:style-name="ro1">
          <table:table-cell office:value-type="float" office:value="7.345435308" calcext:value-type="float">
            <text:p>7.345435308</text:p>
          </table:table-cell>
          <table:table-cell office:value-type="float" office:value="7.136432616" calcext:value-type="float">
            <text:p>7.136432616</text:p>
          </table:table-cell>
          <table:table-cell table:formula="of:=[.A180]-[.$G$2]" office:value-type="float" office:value="0.153215512656718" calcext:value-type="float">
            <text:p>0.153215512656718</text:p>
          </table:table-cell>
          <table:table-cell table:formula="of:=[.B180]-[.$H$2]" office:value-type="float" office:value="0.122999693999999" calcext:value-type="float">
            <text:p>0.122999693999999</text:p>
          </table:table-cell>
          <table:table-cell table:number-columns-repeated="4"/>
        </table:table-row>
        <table:table-row table:style-name="ro1">
          <table:table-cell office:value-type="float" office:value="7.350641844" calcext:value-type="float">
            <text:p>7.350641844</text:p>
          </table:table-cell>
          <table:table-cell office:value-type="float" office:value="7.132947264" calcext:value-type="float">
            <text:p>7.132947264</text:p>
          </table:table-cell>
          <table:table-cell table:formula="of:=[.A181]-[.$G$2]" office:value-type="float" office:value="0.158422048656718" calcext:value-type="float">
            <text:p>0.158422048656718</text:p>
          </table:table-cell>
          <table:table-cell table:formula="of:=[.B181]-[.$H$2]" office:value-type="float" office:value="0.119514341999999" calcext:value-type="float">
            <text:p>0.119514341999999</text:p>
          </table:table-cell>
          <table:table-cell table:number-columns-repeated="4"/>
        </table:table-row>
        <table:table-row table:style-name="ro1">
          <table:table-cell office:value-type="float" office:value="7.355709912" calcext:value-type="float">
            <text:p>7.355709912</text:p>
          </table:table-cell>
          <table:table-cell office:value-type="float" office:value="7.153109184" calcext:value-type="float">
            <text:p>7.153109184</text:p>
          </table:table-cell>
          <table:table-cell table:formula="of:=[.A182]-[.$G$2]" office:value-type="float" office:value="0.163490116656718" calcext:value-type="float">
            <text:p>0.163490116656718</text:p>
          </table:table-cell>
          <table:table-cell table:formula="of:=[.B182]-[.$H$2]" office:value-type="float" office:value="0.139676261999999" calcext:value-type="float">
            <text:p>0.139676261999999</text:p>
          </table:table-cell>
          <table:table-cell table:number-columns-repeated="4"/>
        </table:table-row>
        <table:table-row table:style-name="ro1">
          <table:table-cell office:value-type="float" office:value="7.346099148" calcext:value-type="float">
            <text:p>7.346099148</text:p>
          </table:table-cell>
          <table:table-cell office:value-type="float" office:value="7.136550324" calcext:value-type="float">
            <text:p>7.136550324</text:p>
          </table:table-cell>
          <table:table-cell table:formula="of:=[.A183]-[.$G$2]" office:value-type="float" office:value="0.153879352656718" calcext:value-type="float">
            <text:p>0.153879352656718</text:p>
          </table:table-cell>
          <table:table-cell table:formula="of:=[.B183]-[.$H$2]" office:value-type="float" office:value="0.123117401999998" calcext:value-type="float">
            <text:p>0.123117401999998</text:p>
          </table:table-cell>
          <table:table-cell table:number-columns-repeated="4"/>
        </table:table-row>
        <table:table-row table:style-name="ro1">
          <table:table-cell office:value-type="float" office:value="7.352676432" calcext:value-type="float">
            <text:p>7.352676432</text:p>
          </table:table-cell>
          <table:table-cell office:value-type="float" office:value="7.13785518" calcext:value-type="float">
            <text:p>7.13785518</text:p>
          </table:table-cell>
          <table:table-cell table:formula="of:=[.A184]-[.$G$2]" office:value-type="float" office:value="0.160456636656718" calcext:value-type="float">
            <text:p>0.160456636656718</text:p>
          </table:table-cell>
          <table:table-cell table:formula="of:=[.B184]-[.$H$2]" office:value-type="float" office:value="0.124422257999998" calcext:value-type="float">
            <text:p>0.124422257999998</text:p>
          </table:table-cell>
          <table:table-cell table:number-columns-repeated="4"/>
        </table:table-row>
        <table:table-row table:style-name="ro1">
          <table:table-cell office:value-type="float" office:value="7.344085788" calcext:value-type="float">
            <text:p>7.344085788</text:p>
          </table:table-cell>
          <table:table-cell office:value-type="float" office:value="7.160824056" calcext:value-type="float">
            <text:p>7.160824056</text:p>
          </table:table-cell>
          <table:table-cell table:formula="of:=[.A185]-[.$G$2]" office:value-type="float" office:value="0.151865992656719" calcext:value-type="float">
            <text:p>0.151865992656719</text:p>
          </table:table-cell>
          <table:table-cell table:formula="of:=[.B185]-[.$H$2]" office:value-type="float" office:value="0.147391133999998" calcext:value-type="float">
            <text:p>0.147391133999998</text:p>
          </table:table-cell>
          <table:table-cell table:number-columns-repeated="4"/>
        </table:table-row>
        <table:table-row table:style-name="ro1">
          <table:table-cell office:value-type="float" office:value="7.349752632" calcext:value-type="float">
            <text:p>7.349752632</text:p>
          </table:table-cell>
          <table:table-cell office:value-type="float" office:value="7.134736356" calcext:value-type="float">
            <text:p>7.134736356</text:p>
          </table:table-cell>
          <table:table-cell table:formula="of:=[.A186]-[.$G$2]" office:value-type="float" office:value="0.157532836656719" calcext:value-type="float">
            <text:p>0.157532836656719</text:p>
          </table:table-cell>
          <table:table-cell table:formula="of:=[.B186]-[.$H$2]" office:value-type="float" office:value="0.121303434" calcext:value-type="float">
            <text:p>0.121303434</text:p>
          </table:table-cell>
          <table:table-cell table:number-columns-repeated="4"/>
        </table:table-row>
        <table:table-row table:style-name="ro1">
          <table:table-cell office:value-type="float" office:value="7.336910724" calcext:value-type="float">
            <text:p>7.336910724</text:p>
          </table:table-cell>
          <table:table-cell office:value-type="float" office:value="7.14351582" calcext:value-type="float">
            <text:p>7.14351582</text:p>
          </table:table-cell>
          <table:table-cell table:formula="of:=[.A187]-[.$G$2]" office:value-type="float" office:value="0.144690928656718" calcext:value-type="float">
            <text:p>0.144690928656718</text:p>
          </table:table-cell>
          <table:table-cell table:formula="of:=[.B187]-[.$H$2]" office:value-type="float" office:value="0.130082898" calcext:value-type="float">
            <text:p>0.130082898</text:p>
          </table:table-cell>
          <table:table-cell table:number-columns-repeated="4"/>
        </table:table-row>
        <table:table-row table:style-name="ro1">
          <table:table-cell office:value-type="float" office:value="7.342438164" calcext:value-type="float">
            <text:p>7.342438164</text:p>
          </table:table-cell>
          <table:table-cell office:value-type="float" office:value="7.13669724" calcext:value-type="float">
            <text:p>7.13669724</text:p>
          </table:table-cell>
          <table:table-cell table:formula="of:=[.A188]-[.$G$2]" office:value-type="float" office:value="0.150218368656718" calcext:value-type="float">
            <text:p>0.150218368656718</text:p>
          </table:table-cell>
          <table:table-cell table:formula="of:=[.B188]-[.$H$2]" office:value-type="float" office:value="0.123264317999999" calcext:value-type="float">
            <text:p>0.123264317999999</text:p>
          </table:table-cell>
          <table:table-cell table:number-columns-repeated="4"/>
        </table:table-row>
        <table:table-row table:style-name="ro1">
          <table:table-cell office:value-type="float" office:value="7.339614408" calcext:value-type="float">
            <text:p>7.339614408</text:p>
          </table:table-cell>
          <table:table-cell office:value-type="float" office:value="7.138377156" calcext:value-type="float">
            <text:p>7.138377156</text:p>
          </table:table-cell>
          <table:table-cell table:formula="of:=[.A189]-[.$G$2]" office:value-type="float" office:value="0.147394612656718" calcext:value-type="float">
            <text:p>0.147394612656718</text:p>
          </table:table-cell>
          <table:table-cell table:formula="of:=[.B189]-[.$H$2]" office:value-type="float" office:value="0.124944233999999" calcext:value-type="float">
            <text:p>0.124944233999999</text:p>
          </table:table-cell>
          <table:table-cell table:number-columns-repeated="4"/>
        </table:table-row>
        <table:table-row table:style-name="ro1">
          <table:table-cell office:value-type="float" office:value="7.345403352" calcext:value-type="float">
            <text:p>7.345403352</text:p>
          </table:table-cell>
          <table:table-cell office:value-type="float" office:value="7.133137536" calcext:value-type="float">
            <text:p>7.133137536</text:p>
          </table:table-cell>
          <table:table-cell table:formula="of:=[.A190]-[.$G$2]" office:value-type="float" office:value="0.153183556656717" calcext:value-type="float">
            <text:p>0.153183556656717</text:p>
          </table:table-cell>
          <table:table-cell table:formula="of:=[.B190]-[.$H$2]" office:value-type="float" office:value="0.119704613999998" calcext:value-type="float">
            <text:p>0.119704613999998</text:p>
          </table:table-cell>
          <table:table-cell table:number-columns-repeated="4"/>
        </table:table-row>
        <table:table-row table:style-name="ro1">
          <table:table-cell office:value-type="float" office:value="7.338755388" calcext:value-type="float">
            <text:p>7.338755388</text:p>
          </table:table-cell>
          <table:table-cell office:value-type="float" office:value="7.140853956" calcext:value-type="float">
            <text:p>7.140853956</text:p>
          </table:table-cell>
          <table:table-cell table:formula="of:=[.A191]-[.$G$2]" office:value-type="float" office:value="0.146535592656718" calcext:value-type="float">
            <text:p>0.146535592656718</text:p>
          </table:table-cell>
          <table:table-cell table:formula="of:=[.B191]-[.$H$2]" office:value-type="float" office:value="0.127421033999999" calcext:value-type="float">
            <text:p>0.127421033999999</text:p>
          </table:table-cell>
          <table:table-cell table:number-columns-repeated="4"/>
        </table:table-row>
        <table:table-row table:style-name="ro1">
          <table:table-cell office:value-type="float" office:value="7.343957064" calcext:value-type="float">
            <text:p>7.343957064</text:p>
          </table:table-cell>
          <table:table-cell office:value-type="float" office:value="7.134174744" calcext:value-type="float">
            <text:p>7.134174744</text:p>
          </table:table-cell>
          <table:table-cell table:formula="of:=[.A192]-[.$G$2]" office:value-type="float" office:value="0.151737268656718" calcext:value-type="float">
            <text:p>0.151737268656718</text:p>
          </table:table-cell>
          <table:table-cell table:formula="of:=[.B192]-[.$H$2]" office:value-type="float" office:value="0.120741821999999" calcext:value-type="float">
            <text:p>0.120741821999999</text:p>
          </table:table-cell>
          <table:table-cell table:number-columns-repeated="4"/>
        </table:table-row>
        <table:table-row table:style-name="ro1">
          <table:table-cell office:value-type="float" office:value="7.34586276" calcext:value-type="float">
            <text:p>7.34586276</text:p>
          </table:table-cell>
          <table:table-cell office:value-type="float" office:value="7.137651396" calcext:value-type="float">
            <text:p>7.137651396</text:p>
          </table:table-cell>
          <table:table-cell table:formula="of:=[.A193]-[.$G$2]" office:value-type="float" office:value="0.153642964656719" calcext:value-type="float">
            <text:p>0.153642964656719</text:p>
          </table:table-cell>
          <table:table-cell table:formula="of:=[.B193]-[.$H$2]" office:value-type="float" office:value="0.124218473999998" calcext:value-type="float">
            <text:p>0.124218473999998</text:p>
          </table:table-cell>
          <table:table-cell table:number-columns-repeated="4"/>
        </table:table-row>
        <table:table-row table:style-name="ro1">
          <table:table-cell office:value-type="float" office:value="7.338998832" calcext:value-type="float">
            <text:p>7.338998832</text:p>
          </table:table-cell>
          <table:table-cell office:value-type="float" office:value="7.146406908" calcext:value-type="float">
            <text:p>7.146406908</text:p>
          </table:table-cell>
          <table:table-cell table:formula="of:=[.A194]-[.$G$2]" office:value-type="float" office:value="0.146779036656719" calcext:value-type="float">
            <text:p>0.146779036656719</text:p>
          </table:table-cell>
          <table:table-cell table:formula="of:=[.B194]-[.$H$2]" office:value-type="float" office:value="0.132973985999999" calcext:value-type="float">
            <text:p>0.132973985999999</text:p>
          </table:table-cell>
          <table:table-cell table:number-columns-repeated="4"/>
        </table:table-row>
        <table:table-row table:style-name="ro1">
          <table:table-cell office:value-type="float" office:value="7.344113868" calcext:value-type="float">
            <text:p>7.344113868</text:p>
          </table:table-cell>
          <table:table-cell office:value-type="float" office:value="7.142574528" calcext:value-type="float">
            <text:p>7.142574528</text:p>
          </table:table-cell>
          <table:table-cell table:formula="of:=[.A195]-[.$G$2]" office:value-type="float" office:value="0.151894072656718" calcext:value-type="float">
            <text:p>0.151894072656718</text:p>
          </table:table-cell>
          <table:table-cell table:formula="of:=[.B195]-[.$H$2]" office:value-type="float" office:value="0.129141605999999" calcext:value-type="float">
            <text:p>0.129141605999999</text:p>
          </table:table-cell>
          <table:table-cell table:number-columns-repeated="4"/>
        </table:table-row>
        <table:table-row table:style-name="ro1">
          <table:table-cell office:value-type="float" office:value="7.348697496" calcext:value-type="float">
            <text:p>7.348697496</text:p>
          </table:table-cell>
          <table:table-cell office:value-type="float" office:value="7.140562128" calcext:value-type="float">
            <text:p>7.140562128</text:p>
          </table:table-cell>
          <table:table-cell table:formula="of:=[.A196]-[.$G$2]" office:value-type="float" office:value="0.156477700656718" calcext:value-type="float">
            <text:p>0.156477700656718</text:p>
          </table:table-cell>
          <table:table-cell table:formula="of:=[.B196]-[.$H$2]" office:value-type="float" office:value="0.127129205999999" calcext:value-type="float">
            <text:p>0.127129205999999</text:p>
          </table:table-cell>
          <table:table-cell table:number-columns-repeated="4"/>
        </table:table-row>
        <table:table-row table:style-name="ro1">
          <table:table-cell office:value-type="float" office:value="7.341292512" calcext:value-type="float">
            <text:p>7.341292512</text:p>
          </table:table-cell>
          <table:table-cell office:value-type="float" office:value="7.156598904" calcext:value-type="float">
            <text:p>7.156598904</text:p>
          </table:table-cell>
          <table:table-cell table:formula="of:=[.A197]-[.$G$2]" office:value-type="float" office:value="0.149072716656718" calcext:value-type="float">
            <text:p>0.149072716656718</text:p>
          </table:table-cell>
          <table:table-cell table:formula="of:=[.B197]-[.$H$2]" office:value-type="float" office:value="0.143165981999999" calcext:value-type="float">
            <text:p>0.143165981999999</text:p>
          </table:table-cell>
          <table:table-cell table:number-columns-repeated="4"/>
        </table:table-row>
        <table:table-row table:style-name="ro1">
          <table:table-cell office:value-type="float" office:value="7.350542748" calcext:value-type="float">
            <text:p>7.350542748</text:p>
          </table:table-cell>
          <table:table-cell office:value-type="float" office:value="7.141819776" calcext:value-type="float">
            <text:p>7.141819776</text:p>
          </table:table-cell>
          <table:table-cell table:formula="of:=[.A198]-[.$G$2]" office:value-type="float" office:value="0.158322952656718" calcext:value-type="float">
            <text:p>0.158322952656718</text:p>
          </table:table-cell>
          <table:table-cell table:formula="of:=[.B198]-[.$H$2]" office:value-type="float" office:value="0.128386854" calcext:value-type="float">
            <text:p>0.128386854</text:p>
          </table:table-cell>
          <table:table-cell table:number-columns-repeated="4"/>
        </table:table-row>
        <table:table-row table:style-name="ro1">
          <table:table-cell office:value-type="float" office:value="7.340014932" calcext:value-type="float">
            <text:p>7.340014932</text:p>
          </table:table-cell>
          <table:table-cell office:value-type="float" office:value="7.137983244" calcext:value-type="float">
            <text:p>7.137983244</text:p>
          </table:table-cell>
          <table:table-cell table:formula="of:=[.A199]-[.$G$2]" office:value-type="float" office:value="0.147795136656718" calcext:value-type="float">
            <text:p>0.147795136656718</text:p>
          </table:table-cell>
          <table:table-cell table:formula="of:=[.B199]-[.$H$2]" office:value-type="float" office:value="0.124550321999999" calcext:value-type="float">
            <text:p>0.124550321999999</text:p>
          </table:table-cell>
          <table:table-cell table:number-columns-repeated="4"/>
        </table:table-row>
        <table:table-row table:style-name="ro1">
          <table:table-cell office:value-type="float" office:value="7.341466248" calcext:value-type="float">
            <text:p>7.341466248</text:p>
          </table:table-cell>
          <table:table-cell office:value-type="float" office:value="7.142042136" calcext:value-type="float">
            <text:p>7.142042136</text:p>
          </table:table-cell>
          <table:table-cell table:formula="of:=[.A200]-[.$G$2]" office:value-type="float" office:value="0.149246452656718" calcext:value-type="float">
            <text:p>0.149246452656718</text:p>
          </table:table-cell>
          <table:table-cell table:formula="of:=[.B200]-[.$H$2]" office:value-type="float" office:value="0.128609213999999" calcext:value-type="float">
            <text:p>0.128609213999999</text:p>
          </table:table-cell>
          <table:table-cell table:number-columns-repeated="4"/>
        </table:table-row>
        <table:table-row table:style-name="ro1">
          <table:table-cell office:value-type="float" office:value="7.354460196" calcext:value-type="float">
            <text:p>7.354460196</text:p>
          </table:table-cell>
          <table:table-cell office:value-type="float" office:value="7.140623244" calcext:value-type="float">
            <text:p>7.140623244</text:p>
          </table:table-cell>
          <table:table-cell table:formula="of:=[.A201]-[.$G$2]" office:value-type="float" office:value="0.162240400656718" calcext:value-type="float">
            <text:p>0.162240400656718</text:p>
          </table:table-cell>
          <table:table-cell table:formula="of:=[.B201]-[.$H$2]" office:value-type="float" office:value="0.127190321999999" calcext:value-type="float">
            <text:p>0.127190321999999</text:p>
          </table:table-cell>
          <table:table-cell table:number-columns-repeated="4"/>
        </table:table-row>
        <table:table-row table:style-name="ro1">
          <table:table-cell office:value-type="float" office:value="7.344929712" calcext:value-type="float">
            <text:p>7.344929712</text:p>
          </table:table-cell>
          <table:table-cell office:value-type="float" office:value="7.130842536" calcext:value-type="float">
            <text:p>7.130842536</text:p>
          </table:table-cell>
          <table:table-cell table:formula="of:=[.A202]-[.$G$2]" office:value-type="float" office:value="0.152709916656718" calcext:value-type="float">
            <text:p>0.152709916656718</text:p>
          </table:table-cell>
          <table:table-cell table:formula="of:=[.B202]-[.$H$2]" office:value-type="float" office:value="0.117409613999999" calcext:value-type="float">
            <text:p>0.117409613999999</text:p>
          </table:table-cell>
          <table:table-cell table:number-columns-repeated="4"/>
        </table:table-row>
        <table:table-row table:style-name="ro1">
          <table:table-cell office:value-type="float" office:value="7.346749548" calcext:value-type="float">
            <text:p>7.346749548</text:p>
          </table:table-cell>
          <table:table-cell office:value-type="float" office:value="7.141718352" calcext:value-type="float">
            <text:p>7.141718352</text:p>
          </table:table-cell>
          <table:table-cell table:formula="of:=[.A203]-[.$G$2]" office:value-type="float" office:value="0.154529752656718" calcext:value-type="float">
            <text:p>0.154529752656718</text:p>
          </table:table-cell>
          <table:table-cell table:formula="of:=[.B203]-[.$H$2]" office:value-type="float" office:value="0.128285429999998" calcext:value-type="float">
            <text:p>0.128285429999998</text:p>
          </table:table-cell>
          <table:table-cell table:number-columns-repeated="4"/>
        </table:table-row>
        <table:table-row table:style-name="ro1">
          <table:table-cell office:value-type="float" office:value="7.332510804" calcext:value-type="float">
            <text:p>7.332510804</text:p>
          </table:table-cell>
          <table:table-cell office:value-type="float" office:value="7.136943384" calcext:value-type="float">
            <text:p>7.136943384</text:p>
          </table:table-cell>
          <table:table-cell table:formula="of:=[.A204]-[.$G$2]" office:value-type="float" office:value="0.140291008656718" calcext:value-type="float">
            <text:p>0.140291008656718</text:p>
          </table:table-cell>
          <table:table-cell table:formula="of:=[.B204]-[.$H$2]" office:value-type="float" office:value="0.123510461999999" calcext:value-type="float">
            <text:p>0.123510461999999</text:p>
          </table:table-cell>
          <table:table-cell table:number-columns-repeated="4"/>
        </table:table-row>
        <table:table-row table:style-name="ro1">
          <table:table-cell office:value-type="float" office:value="7.348880988" calcext:value-type="float">
            <text:p>7.348880988</text:p>
          </table:table-cell>
          <table:table-cell office:value-type="float" office:value="7.151946612" calcext:value-type="float">
            <text:p>7.151946612</text:p>
          </table:table-cell>
          <table:table-cell table:formula="of:=[.A205]-[.$G$2]" office:value-type="float" office:value="0.156661192656718" calcext:value-type="float">
            <text:p>0.156661192656718</text:p>
          </table:table-cell>
          <table:table-cell table:formula="of:=[.B205]-[.$H$2]" office:value-type="float" office:value="0.138513689999998" calcext:value-type="float">
            <text:p>0.138513689999998</text:p>
          </table:table-cell>
          <table:table-cell table:number-columns-repeated="4"/>
        </table:table-row>
        <table:table-row table:style-name="ro1">
          <table:table-cell office:value-type="float" office:value="7.34915556" calcext:value-type="float">
            <text:p>7.34915556</text:p>
          </table:table-cell>
          <table:table-cell office:value-type="float" office:value="7.1450568" calcext:value-type="float">
            <text:p>7.1450568</text:p>
          </table:table-cell>
          <table:table-cell table:formula="of:=[.A206]-[.$G$2]" office:value-type="float" office:value="0.156935764656718" calcext:value-type="float">
            <text:p>0.156935764656718</text:p>
          </table:table-cell>
          <table:table-cell table:formula="of:=[.B206]-[.$H$2]" office:value-type="float" office:value="0.131623877999998" calcext:value-type="float">
            <text:p>0.131623877999998</text:p>
          </table:table-cell>
          <table:table-cell table:number-columns-repeated="4"/>
        </table:table-row>
        <table:table-row table:style-name="ro1">
          <table:table-cell office:value-type="float" office:value="7.349442588" calcext:value-type="float">
            <text:p>7.349442588</text:p>
          </table:table-cell>
          <table:table-cell office:value-type="float" office:value="7.158288456" calcext:value-type="float">
            <text:p>7.158288456</text:p>
          </table:table-cell>
          <table:table-cell table:formula="of:=[.A207]-[.$G$2]" office:value-type="float" office:value="0.157222792656718" calcext:value-type="float">
            <text:p>0.157222792656718</text:p>
          </table:table-cell>
          <table:table-cell table:formula="of:=[.B207]-[.$H$2]" office:value-type="float" office:value="0.144855534" calcext:value-type="float">
            <text:p>0.144855534</text:p>
          </table:table-cell>
          <table:table-cell table:number-columns-repeated="4"/>
        </table:table-row>
        <table:table-row table:style-name="ro1">
          <table:table-cell office:value-type="float" office:value="7.356538032" calcext:value-type="float">
            <text:p>7.356538032</text:p>
          </table:table-cell>
          <table:table-cell office:value-type="float" office:value="7.142139048" calcext:value-type="float">
            <text:p>7.142139048</text:p>
          </table:table-cell>
          <table:table-cell table:formula="of:=[.A208]-[.$G$2]" office:value-type="float" office:value="0.164318236656718" calcext:value-type="float">
            <text:p>0.164318236656718</text:p>
          </table:table-cell>
          <table:table-cell table:formula="of:=[.B208]-[.$H$2]" office:value-type="float" office:value="0.128706125999999" calcext:value-type="float">
            <text:p>0.128706125999999</text:p>
          </table:table-cell>
          <table:table-cell table:number-columns-repeated="4"/>
        </table:table-row>
        <table:table-row table:style-name="ro1">
          <table:table-cell office:value-type="float" office:value="7.354846524" calcext:value-type="float">
            <text:p>7.354846524</text:p>
          </table:table-cell>
          <table:table-cell office:value-type="float" office:value="7.13623272" calcext:value-type="float">
            <text:p>7.13623272</text:p>
          </table:table-cell>
          <table:table-cell table:formula="of:=[.A209]-[.$G$2]" office:value-type="float" office:value="0.162626728656718" calcext:value-type="float">
            <text:p>0.162626728656718</text:p>
          </table:table-cell>
          <table:table-cell table:formula="of:=[.B209]-[.$H$2]" office:value-type="float" office:value="0.122799797999999" calcext:value-type="float">
            <text:p>0.122799797999999</text:p>
          </table:table-cell>
          <table:table-cell table:number-columns-repeated="4"/>
        </table:table-row>
        <table:table-row table:style-name="ro1">
          <table:table-cell office:value-type="float" office:value="7.345925856" calcext:value-type="float">
            <text:p>7.345925856</text:p>
          </table:table-cell>
          <table:table-cell office:value-type="float" office:value="7.144955484" calcext:value-type="float">
            <text:p>7.144955484</text:p>
          </table:table-cell>
          <table:table-cell table:formula="of:=[.A210]-[.$G$2]" office:value-type="float" office:value="0.153706060656718" calcext:value-type="float">
            <text:p>0.153706060656718</text:p>
          </table:table-cell>
          <table:table-cell table:formula="of:=[.B210]-[.$H$2]" office:value-type="float" office:value="0.131522561999999" calcext:value-type="float">
            <text:p>0.131522561999999</text:p>
          </table:table-cell>
          <table:table-cell table:number-columns-repeated="4"/>
        </table:table-row>
        <table:table-row table:style-name="ro1">
          <table:table-cell office:value-type="float" office:value="7.3621185" calcext:value-type="float">
            <text:p>7.3621185</text:p>
          </table:table-cell>
          <table:table-cell office:value-type="float" office:value="7.1308203" calcext:value-type="float">
            <text:p>7.1308203</text:p>
          </table:table-cell>
          <table:table-cell table:formula="of:=[.A211]-[.$G$2]" office:value-type="float" office:value="0.169898704656719" calcext:value-type="float">
            <text:p>0.169898704656719</text:p>
          </table:table-cell>
          <table:table-cell table:formula="of:=[.B211]-[.$H$2]" office:value-type="float" office:value="0.117387377999998" calcext:value-type="float">
            <text:p>0.117387377999998</text:p>
          </table:table-cell>
          <table:table-cell table:number-columns-repeated="4"/>
        </table:table-row>
        <table:table-row table:style-name="ro1">
          <table:table-cell office:value-type="float" office:value="7.351685532" calcext:value-type="float">
            <text:p>7.351685532</text:p>
          </table:table-cell>
          <table:table-cell office:value-type="float" office:value="7.140362688" calcext:value-type="float">
            <text:p>7.140362688</text:p>
          </table:table-cell>
          <table:table-cell table:formula="of:=[.A212]-[.$G$2]" office:value-type="float" office:value="0.159465736656718" calcext:value-type="float">
            <text:p>0.159465736656718</text:p>
          </table:table-cell>
          <table:table-cell table:formula="of:=[.B212]-[.$H$2]" office:value-type="float" office:value="0.126929765999999" calcext:value-type="float">
            <text:p>0.126929765999999</text:p>
          </table:table-cell>
          <table:table-cell table:number-columns-repeated="4"/>
        </table:table-row>
        <table:table-row table:style-name="ro1">
          <table:table-cell office:value-type="float" office:value="7.357761744" calcext:value-type="float">
            <text:p>7.357761744</text:p>
          </table:table-cell>
          <table:table-cell office:value-type="float" office:value="7.139960556" calcext:value-type="float">
            <text:p>7.139960556</text:p>
          </table:table-cell>
          <table:table-cell table:formula="of:=[.A213]-[.$G$2]" office:value-type="float" office:value="0.165541948656717" calcext:value-type="float">
            <text:p>0.165541948656717</text:p>
          </table:table-cell>
          <table:table-cell table:formula="of:=[.B213]-[.$H$2]" office:value-type="float" office:value="0.126527633999999" calcext:value-type="float">
            <text:p>0.126527633999999</text:p>
          </table:table-cell>
          <table:table-cell table:number-columns-repeated="4"/>
        </table:table-row>
        <table:table-row table:style-name="ro1">
          <table:table-cell office:value-type="float" office:value="7.343005788" calcext:value-type="float">
            <text:p>7.343005788</text:p>
          </table:table-cell>
          <table:table-cell office:value-type="float" office:value="7.138475124" calcext:value-type="float">
            <text:p>7.138475124</text:p>
          </table:table-cell>
          <table:table-cell table:formula="of:=[.A214]-[.$G$2]" office:value-type="float" office:value="0.150785992656719" calcext:value-type="float">
            <text:p>0.150785992656719</text:p>
          </table:table-cell>
          <table:table-cell table:formula="of:=[.B214]-[.$H$2]" office:value-type="float" office:value="0.125042202" calcext:value-type="float">
            <text:p>0.125042202</text:p>
          </table:table-cell>
          <table:table-cell table:number-columns-repeated="4"/>
        </table:table-row>
        <table:table-row table:style-name="ro1">
          <table:table-cell office:value-type="float" office:value="7.34388168" calcext:value-type="float">
            <text:p>7.34388168</text:p>
          </table:table-cell>
          <table:table-cell office:value-type="float" office:value="7.138497852" calcext:value-type="float">
            <text:p>7.138497852</text:p>
          </table:table-cell>
          <table:table-cell table:formula="of:=[.A215]-[.$G$2]" office:value-type="float" office:value="0.151661884656717" calcext:value-type="float">
            <text:p>0.151661884656717</text:p>
          </table:table-cell>
          <table:table-cell table:formula="of:=[.B215]-[.$H$2]" office:value-type="float" office:value="0.125064929999999" calcext:value-type="float">
            <text:p>0.125064929999999</text:p>
          </table:table-cell>
          <table:table-cell table:number-columns-repeated="4"/>
        </table:table-row>
        <table:table-row table:style-name="ro1">
          <table:table-cell office:value-type="float" office:value="7.490618304" calcext:value-type="float">
            <text:p>7.490618304</text:p>
          </table:table-cell>
          <table:table-cell office:value-type="float" office:value="7.134620124" calcext:value-type="float">
            <text:p>7.134620124</text:p>
          </table:table-cell>
          <table:table-cell table:formula="of:=[.A216]-[.$G$2]" office:value-type="float" office:value="0.298398508656718" calcext:value-type="float">
            <text:p>0.298398508656718</text:p>
          </table:table-cell>
          <table:table-cell table:formula="of:=[.B216]-[.$H$2]" office:value-type="float" office:value="0.121187201999998" calcext:value-type="float">
            <text:p>0.121187201999998</text:p>
          </table:table-cell>
          <table:table-cell table:number-columns-repeated="4"/>
        </table:table-row>
        <table:table-row table:style-name="ro1">
          <table:table-cell office:value-type="float" office:value="7.603239024" calcext:value-type="float">
            <text:p>7.603239024</text:p>
          </table:table-cell>
          <table:table-cell office:value-type="float" office:value="7.148318928" calcext:value-type="float">
            <text:p>7.148318928</text:p>
          </table:table-cell>
          <table:table-cell table:formula="of:=[.A217]-[.$G$2]" office:value-type="float" office:value="0.411019228656718" calcext:value-type="float">
            <text:p>0.411019228656718</text:p>
          </table:table-cell>
          <table:table-cell table:formula="of:=[.B217]-[.$H$2]" office:value-type="float" office:value="0.134886005999999" calcext:value-type="float">
            <text:p>0.134886005999999</text:p>
          </table:table-cell>
          <table:table-cell table:number-columns-repeated="4"/>
        </table:table-row>
        <table:table-row table:style-name="ro1">
          <table:table-cell office:value-type="float" office:value="7.593695952" calcext:value-type="float">
            <text:p>7.593695952</text:p>
          </table:table-cell>
          <table:table-cell office:value-type="float" office:value="7.139730192" calcext:value-type="float">
            <text:p>7.139730192</text:p>
          </table:table-cell>
          <table:table-cell table:formula="of:=[.A218]-[.$G$2]" office:value-type="float" office:value="0.401476156656718" calcext:value-type="float">
            <text:p>0.401476156656718</text:p>
          </table:table-cell>
          <table:table-cell table:formula="of:=[.B218]-[.$H$2]" office:value-type="float" office:value="0.126297269999998" calcext:value-type="float">
            <text:p>0.126297269999998</text:p>
          </table:table-cell>
          <table:table-cell table:number-columns-repeated="4"/>
        </table:table-row>
        <table:table-row table:style-name="ro1">
          <table:table-cell office:value-type="float" office:value="7.576723752" calcext:value-type="float">
            <text:p>7.576723752</text:p>
          </table:table-cell>
          <table:table-cell office:value-type="float" office:value="7.14565644" calcext:value-type="float">
            <text:p>7.14565644</text:p>
          </table:table-cell>
          <table:table-cell table:formula="of:=[.A219]-[.$G$2]" office:value-type="float" office:value="0.384503956656718" calcext:value-type="float">
            <text:p>0.384503956656718</text:p>
          </table:table-cell>
          <table:table-cell table:formula="of:=[.B219]-[.$H$2]" office:value-type="float" office:value="0.132223517999999" calcext:value-type="float">
            <text:p>0.132223517999999</text:p>
          </table:table-cell>
          <table:table-cell table:number-columns-repeated="4"/>
        </table:table-row>
        <table:table-row table:style-name="ro1">
          <table:table-cell office:value-type="float" office:value="7.646244132" calcext:value-type="float">
            <text:p>7.646244132</text:p>
          </table:table-cell>
          <table:table-cell office:value-type="float" office:value="7.142453772" calcext:value-type="float">
            <text:p>7.142453772</text:p>
          </table:table-cell>
          <table:table-cell table:formula="of:=[.A220]-[.$G$2]" office:value-type="float" office:value="0.454024336656719" calcext:value-type="float">
            <text:p>0.454024336656719</text:p>
          </table:table-cell>
          <table:table-cell table:formula="of:=[.B220]-[.$H$2]" office:value-type="float" office:value="0.129020849999998" calcext:value-type="float">
            <text:p>0.129020849999998</text:p>
          </table:table-cell>
          <table:table-cell table:number-columns-repeated="4"/>
        </table:table-row>
        <table:table-row table:style-name="ro1">
          <table:table-cell office:value-type="float" office:value="7.628644596" calcext:value-type="float">
            <text:p>7.628644596</text:p>
          </table:table-cell>
          <table:table-cell office:value-type="float" office:value="7.143498192" calcext:value-type="float">
            <text:p>7.143498192</text:p>
          </table:table-cell>
          <table:table-cell table:formula="of:=[.A221]-[.$G$2]" office:value-type="float" office:value="0.436424800656718" calcext:value-type="float">
            <text:p>0.436424800656718</text:p>
          </table:table-cell>
          <table:table-cell table:formula="of:=[.B221]-[.$H$2]" office:value-type="float" office:value="0.130065269999999" calcext:value-type="float">
            <text:p>0.130065269999999</text:p>
          </table:table-cell>
          <table:table-cell table:number-columns-repeated="4"/>
        </table:table-row>
        <table:table-row table:style-name="ro1">
          <table:table-cell office:value-type="float" office:value="7.646614776" calcext:value-type="float">
            <text:p>7.646614776</text:p>
          </table:table-cell>
          <table:table-cell office:value-type="float" office:value="7.145123856" calcext:value-type="float">
            <text:p>7.145123856</text:p>
          </table:table-cell>
          <table:table-cell table:formula="of:=[.A222]-[.$G$2]" office:value-type="float" office:value="0.454394980656718" calcext:value-type="float">
            <text:p>0.454394980656718</text:p>
          </table:table-cell>
          <table:table-cell table:formula="of:=[.B222]-[.$H$2]" office:value-type="float" office:value="0.131690933999999" calcext:value-type="float">
            <text:p>0.131690933999999</text:p>
          </table:table-cell>
          <table:table-cell table:number-columns-repeated="4"/>
        </table:table-row>
        <table:table-row table:style-name="ro1">
          <table:table-cell office:value-type="float" office:value="7.672921128" calcext:value-type="float">
            <text:p>7.672921128</text:p>
          </table:table-cell>
          <table:table-cell office:value-type="float" office:value="7.136162388" calcext:value-type="float">
            <text:p>7.136162388</text:p>
          </table:table-cell>
          <table:table-cell table:formula="of:=[.A223]-[.$G$2]" office:value-type="float" office:value="0.480701332656718" calcext:value-type="float">
            <text:p>0.480701332656718</text:p>
          </table:table-cell>
          <table:table-cell table:formula="of:=[.B223]-[.$H$2]" office:value-type="float" office:value="0.122729465999999" calcext:value-type="float">
            <text:p>0.122729465999999</text:p>
          </table:table-cell>
          <table:table-cell table:number-columns-repeated="4"/>
        </table:table-row>
        <table:table-row table:style-name="ro1">
          <table:table-cell office:value-type="float" office:value="7.597713648" calcext:value-type="float">
            <text:p>7.597713648</text:p>
          </table:table-cell>
          <table:table-cell office:value-type="float" office:value="7.14315756" calcext:value-type="float">
            <text:p>7.14315756</text:p>
          </table:table-cell>
          <table:table-cell table:formula="of:=[.A224]-[.$G$2]" office:value-type="float" office:value="0.405493852656718" calcext:value-type="float">
            <text:p>0.405493852656718</text:p>
          </table:table-cell>
          <table:table-cell table:formula="of:=[.B224]-[.$H$2]" office:value-type="float" office:value="0.129724637999998" calcext:value-type="float">
            <text:p>0.129724637999998</text:p>
          </table:table-cell>
          <table:table-cell table:number-columns-repeated="4"/>
        </table:table-row>
        <table:table-row table:style-name="ro1">
          <table:table-cell office:value-type="float" office:value="7.492640088" calcext:value-type="float">
            <text:p>7.492640088</text:p>
          </table:table-cell>
          <table:table-cell office:value-type="float" office:value="7.137787872" calcext:value-type="float">
            <text:p>7.137787872</text:p>
          </table:table-cell>
          <table:table-cell table:formula="of:=[.A225]-[.$G$2]" office:value-type="float" office:value="0.300420292656717" calcext:value-type="float">
            <text:p>0.300420292656717</text:p>
          </table:table-cell>
          <table:table-cell table:formula="of:=[.B225]-[.$H$2]" office:value-type="float" office:value="0.124354949999999" calcext:value-type="float">
            <text:p>0.124354949999999</text:p>
          </table:table-cell>
          <table:table-cell table:number-columns-repeated="4"/>
        </table:table-row>
        <table:table-row table:style-name="ro1">
          <table:table-cell office:value-type="float" office:value="7.344171612" calcext:value-type="float">
            <text:p>7.344171612</text:p>
          </table:table-cell>
          <table:table-cell office:value-type="float" office:value="7.135356024" calcext:value-type="float">
            <text:p>7.135356024</text:p>
          </table:table-cell>
          <table:table-cell table:formula="of:=[.A226]-[.$G$2]" office:value-type="float" office:value="0.151951816656718" calcext:value-type="float">
            <text:p>0.151951816656718</text:p>
          </table:table-cell>
          <table:table-cell table:formula="of:=[.B226]-[.$H$2]" office:value-type="float" office:value="0.121923101999998" calcext:value-type="float">
            <text:p>0.121923101999998</text:p>
          </table:table-cell>
          <table:table-cell table:number-columns-repeated="4"/>
        </table:table-row>
        <table:table-row table:style-name="ro1">
          <table:table-cell office:value-type="float" office:value="7.340696784" calcext:value-type="float">
            <text:p>7.340696784</text:p>
          </table:table-cell>
          <table:table-cell office:value-type="float" office:value="7.148274312" calcext:value-type="float">
            <text:p>7.148274312</text:p>
          </table:table-cell>
          <table:table-cell table:formula="of:=[.A227]-[.$G$2]" office:value-type="float" office:value="0.148476988656718" calcext:value-type="float">
            <text:p>0.148476988656718</text:p>
          </table:table-cell>
          <table:table-cell table:formula="of:=[.B227]-[.$H$2]" office:value-type="float" office:value="0.134841389999998" calcext:value-type="float">
            <text:p>0.134841389999998</text:p>
          </table:table-cell>
          <table:table-cell table:number-columns-repeated="4"/>
        </table:table-row>
        <table:table-row table:style-name="ro1">
          <table:table-cell office:value-type="float" office:value="7.242660492" calcext:value-type="float">
            <text:p>7.242660492</text:p>
          </table:table-cell>
          <table:table-cell office:value-type="float" office:value="7.141048392" calcext:value-type="float">
            <text:p>7.141048392</text:p>
          </table:table-cell>
          <table:table-cell table:formula="of:=[.A228]-[.$G$2]" office:value-type="float" office:value="0.0504406966567181" calcext:value-type="float">
            <text:p>0.050440696656718</text:p>
          </table:table-cell>
          <table:table-cell table:formula="of:=[.B228]-[.$H$2]" office:value-type="float" office:value="0.127615469999999" calcext:value-type="float">
            <text:p>0.127615469999999</text:p>
          </table:table-cell>
          <table:table-cell table:number-columns-repeated="4"/>
        </table:table-row>
        <table:table-row table:style-name="ro1">
          <table:table-cell office:value-type="float" office:value="7.192972284" calcext:value-type="float">
            <text:p>7.192972284</text:p>
          </table:table-cell>
          <table:table-cell office:value-type="float" office:value="7.147351344" calcext:value-type="float">
            <text:p>7.147351344</text:p>
          </table:table-cell>
          <table:table-cell table:formula="of:=[.A229]-[.$G$2]" office:value-type="float" office:value="0.000752488656717176" calcext:value-type="float">
            <text:p>0.000752488656717</text:p>
          </table:table-cell>
          <table:table-cell table:formula="of:=[.B229]-[.$H$2]" office:value-type="float" office:value="0.133918421999999" calcext:value-type="float">
            <text:p>0.133918421999999</text:p>
          </table:table-cell>
          <table:table-cell table:number-columns-repeated="4"/>
        </table:table-row>
        <table:table-row table:style-name="ro1">
          <table:table-cell office:value-type="float" office:value="7.25728476" calcext:value-type="float">
            <text:p>7.25728476</text:p>
          </table:table-cell>
          <table:table-cell office:value-type="float" office:value="7.14108666" calcext:value-type="float">
            <text:p>7.14108666</text:p>
          </table:table-cell>
          <table:table-cell table:formula="of:=[.A230]-[.$G$2]" office:value-type="float" office:value="0.0650649646567176" calcext:value-type="float">
            <text:p>0.065064964656718</text:p>
          </table:table-cell>
          <table:table-cell table:formula="of:=[.B230]-[.$H$2]" office:value-type="float" office:value="0.127653737999999" calcext:value-type="float">
            <text:p>0.127653737999999</text:p>
          </table:table-cell>
          <table:table-cell table:number-columns-repeated="4"/>
        </table:table-row>
        <table:table-row table:style-name="ro1">
          <table:table-cell office:value-type="float" office:value="7.211356152" calcext:value-type="float">
            <text:p>7.211356152</text:p>
          </table:table-cell>
          <table:table-cell office:value-type="float" office:value="7.092295284" calcext:value-type="float">
            <text:p>7.092295284</text:p>
          </table:table-cell>
          <table:table-cell table:formula="of:=[.A231]-[.$G$2]" office:value-type="float" office:value="0.019136356656718" calcext:value-type="float">
            <text:p>0.019136356656718</text:p>
          </table:table-cell>
          <table:table-cell table:formula="of:=[.B231]-[.$H$2]" office:value-type="float" office:value="0.0788623619999989" calcext:value-type="float">
            <text:p>0.078862361999999</text:p>
          </table:table-cell>
          <table:table-cell table:number-columns-repeated="4"/>
        </table:table-row>
        <table:table-row table:style-name="ro1">
          <table:table-cell office:value-type="float" office:value="7.191138156" calcext:value-type="float">
            <text:p>7.191138156</text:p>
          </table:table-cell>
          <table:table-cell office:value-type="float" office:value="7.025351484" calcext:value-type="float">
            <text:p>7.025351484</text:p>
          </table:table-cell>
          <table:table-cell table:formula="of:=[.A232]-[.$G$2]" office:value-type="float" office:value="-0.00108163934328154" calcext:value-type="float">
            <text:p>-0.001081639343282</text:p>
          </table:table-cell>
          <table:table-cell table:formula="of:=[.B232]-[.$H$2]" office:value-type="float" office:value="0.0119185619999982" calcext:value-type="float">
            <text:p>0.011918561999998</text:p>
          </table:table-cell>
          <table:table-cell table:number-columns-repeated="4"/>
        </table:table-row>
        <table:table-row table:style-name="ro1">
          <table:table-cell office:value-type="float" office:value="7.2340767" calcext:value-type="float">
            <text:p>7.2340767</text:p>
          </table:table-cell>
          <table:table-cell office:value-type="float" office:value="7.015593984" calcext:value-type="float">
            <text:p>7.015593984</text:p>
          </table:table-cell>
          <table:table-cell table:formula="of:=[.A233]-[.$G$2]" office:value-type="float" office:value="0.0418569046567185" calcext:value-type="float">
            <text:p>0.041856904656719</text:p>
          </table:table-cell>
          <table:table-cell table:formula="of:=[.B233]-[.$H$2]" office:value-type="float" office:value="0.00216106199999899" calcext:value-type="float">
            <text:p>0.002161061999999</text:p>
          </table:table-cell>
          <table:table-cell table:number-columns-repeated="4"/>
        </table:table-row>
        <table:table-row table:style-name="ro1">
          <table:table-cell office:value-type="float" office:value="7.18996488" calcext:value-type="float">
            <text:p>7.18996488</text:p>
          </table:table-cell>
          <table:table-cell office:value-type="float" office:value="7.098292428" calcext:value-type="float">
            <text:p>7.098292428</text:p>
          </table:table-cell>
          <table:table-cell table:formula="of:=[.A234]-[.$G$2]" office:value-type="float" office:value="-0.00225491534328182" calcext:value-type="float">
            <text:p>-0.002254915343282</text:p>
          </table:table-cell>
          <table:table-cell table:formula="of:=[.B234]-[.$H$2]" office:value-type="float" office:value="0.084859505999999" calcext:value-type="float">
            <text:p>0.084859505999999</text:p>
          </table:table-cell>
          <table:table-cell table:number-columns-repeated="4"/>
        </table:table-row>
        <table:table-row table:style-name="ro1">
          <table:table-cell office:value-type="float" office:value="7.189302348" calcext:value-type="float">
            <text:p>7.189302348</text:p>
          </table:table-cell>
          <table:table-cell office:value-type="float" office:value="7.01654172" calcext:value-type="float">
            <text:p>7.01654172</text:p>
          </table:table-cell>
          <table:table-cell table:formula="of:=[.A235]-[.$G$2]" office:value-type="float" office:value="-0.00291744734328248" calcext:value-type="float">
            <text:p>-0.002917447343282</text:p>
          </table:table-cell>
          <table:table-cell table:formula="of:=[.B235]-[.$H$2]" office:value-type="float" office:value="0.00310879799999952" calcext:value-type="float">
            <text:p>0.003108798</text:p>
          </table:table-cell>
          <table:table-cell table:number-columns-repeated="4"/>
        </table:table-row>
        <table:table-row table:style-name="ro1">
          <table:table-cell office:value-type="float" office:value="7.188219564" calcext:value-type="float">
            <text:p>7.188219564</text:p>
          </table:table-cell>
          <table:table-cell office:value-type="float" office:value="7.049950284" calcext:value-type="float">
            <text:p>7.049950284</text:p>
          </table:table-cell>
          <table:table-cell table:formula="of:=[.A236]-[.$G$2]" office:value-type="float" office:value="-0.00400023134328187" calcext:value-type="float">
            <text:p>-0.004000231343282</text:p>
          </table:table-cell>
          <table:table-cell table:formula="of:=[.B236]-[.$H$2]" office:value-type="float" office:value="0.0365173619999997" calcext:value-type="float">
            <text:p>0.036517362</text:p>
          </table:table-cell>
          <table:table-cell table:number-columns-repeated="4"/>
        </table:table-row>
        <table:table-row table:style-name="ro1">
          <table:table-cell office:value-type="float" office:value="7.190864136" calcext:value-type="float">
            <text:p>7.190864136</text:p>
          </table:table-cell>
          <table:table-cell office:value-type="float" office:value="7.016588532" calcext:value-type="float">
            <text:p>7.016588532</text:p>
          </table:table-cell>
          <table:table-cell table:formula="of:=[.A237]-[.$G$2]" office:value-type="float" office:value="-0.00135565934328152" calcext:value-type="float">
            <text:p>-0.001355659343282</text:p>
          </table:table-cell>
          <table:table-cell table:formula="of:=[.B237]-[.$H$2]" office:value-type="float" office:value="0.00315560999999942" calcext:value-type="float">
            <text:p>0.003155609999999</text:p>
          </table:table-cell>
          <table:table-cell table:number-columns-repeated="4"/>
        </table:table-row>
        <table:table-row table:style-name="ro1">
          <table:table-cell office:value-type="float" office:value="7.18929168" calcext:value-type="float">
            <text:p>7.18929168</text:p>
          </table:table-cell>
          <table:table-cell office:value-type="float" office:value="7.020669132" calcext:value-type="float">
            <text:p>7.020669132</text:p>
          </table:table-cell>
          <table:table-cell table:formula="of:=[.A238]-[.$G$2]" office:value-type="float" office:value="-0.0029281153432823" calcext:value-type="float">
            <text:p>-0.002928115343282</text:p>
          </table:table-cell>
          <table:table-cell table:formula="of:=[.B238]-[.$H$2]" office:value-type="float" office:value="0.00723620999999852" calcext:value-type="float">
            <text:p>0.007236209999999</text:p>
          </table:table-cell>
          <table:table-cell table:number-columns-repeated="4"/>
        </table:table-row>
        <table:table-row table:style-name="ro1">
          <table:table-cell office:value-type="float" office:value="7.199614872" calcext:value-type="float">
            <text:p>7.199614872</text:p>
          </table:table-cell>
          <table:table-cell office:value-type="float" office:value="7.025560128" calcext:value-type="float">
            <text:p>7.025560128</text:p>
          </table:table-cell>
          <table:table-cell table:formula="of:=[.A239]-[.$G$2]" office:value-type="float" office:value="0.00739507665671813" calcext:value-type="float">
            <text:p>0.007395076656718</text:p>
          </table:table-cell>
          <table:table-cell table:formula="of:=[.B239]-[.$H$2]" office:value-type="float" office:value="0.0121272059999988" calcext:value-type="float">
            <text:p>0.012127205999999</text:p>
          </table:table-cell>
          <table:table-cell table:number-columns-repeated="4"/>
        </table:table-row>
        <table:table-row table:style-name="ro1">
          <table:table-cell office:value-type="float" office:value="7.202719872" calcext:value-type="float">
            <text:p>7.202719872</text:p>
          </table:table-cell>
          <table:table-cell office:value-type="float" office:value="7.014400608" calcext:value-type="float">
            <text:p>7.014400608</text:p>
          </table:table-cell>
          <table:table-cell table:formula="of:=[.A240]-[.$G$2]" office:value-type="float" office:value="0.0105000766567178" calcext:value-type="float">
            <text:p>0.010500076656718</text:p>
          </table:table-cell>
          <table:table-cell table:formula="of:=[.B240]-[.$H$2]" office:value-type="float" office:value="0.000967685999998302" calcext:value-type="float">
            <text:p>0.000967685999998</text:p>
          </table:table-cell>
          <table:table-cell table:number-columns-repeated="4"/>
        </table:table-row>
        <table:table-row table:style-name="ro1">
          <table:table-cell office:value-type="float" office:value="7.18851198" calcext:value-type="float">
            <text:p>7.18851198</text:p>
          </table:table-cell>
          <table:table-cell office:value-type="float" office:value="7.016813556" calcext:value-type="float">
            <text:p>7.016813556</text:p>
          </table:table-cell>
          <table:table-cell table:formula="of:=[.A241]-[.$G$2]" office:value-type="float" office:value="-0.00370781534328213" calcext:value-type="float">
            <text:p>-0.003707815343282</text:p>
          </table:table-cell>
          <table:table-cell table:formula="of:=[.B241]-[.$H$2]" office:value-type="float" office:value="0.00338063399999822" calcext:value-type="float">
            <text:p>0.003380633999998</text:p>
          </table:table-cell>
          <table:table-cell table:number-columns-repeated="4"/>
        </table:table-row>
        <table:table-row table:style-name="ro1">
          <table:table-cell office:value-type="float" office:value="7.191310128" calcext:value-type="float">
            <text:p>7.191310128</text:p>
          </table:table-cell>
          <table:table-cell office:value-type="float" office:value="7.014376488" calcext:value-type="float">
            <text:p>7.014376488</text:p>
          </table:table-cell>
          <table:table-cell table:formula="of:=[.A242]-[.$G$2]" office:value-type="float" office:value="-0.000909667343282905" calcext:value-type="float">
            <text:p>-0.000909667343283</text:p>
          </table:table-cell>
          <table:table-cell table:formula="of:=[.B242]-[.$H$2]" office:value-type="float" office:value="0.000943565999998341" calcext:value-type="float">
            <text:p>0.000943565999998</text:p>
          </table:table-cell>
          <table:table-cell table:number-columns-repeated="4"/>
        </table:table-row>
        <table:table-row table:style-name="ro1">
          <table:table-cell office:value-type="float" office:value="7.21009182" calcext:value-type="float">
            <text:p>7.21009182</text:p>
          </table:table-cell>
          <table:table-cell office:value-type="float" office:value="7.013975352" calcext:value-type="float">
            <text:p>7.013975352</text:p>
          </table:table-cell>
          <table:table-cell table:formula="of:=[.A243]-[.$G$2]" office:value-type="float" office:value="0.0178720246567181" calcext:value-type="float">
            <text:p>0.017872024656718</text:p>
          </table:table-cell>
          <table:table-cell table:formula="of:=[.B243]-[.$H$2]" office:value-type="float" office:value="0.000542429999999428" calcext:value-type="float">
            <text:p>0.000542429999999</text:p>
          </table:table-cell>
          <table:table-cell table:number-columns-repeated="4"/>
        </table:table-row>
        <table:table-row table:style-name="ro1">
          <table:table-cell office:value-type="float" office:value="7.193498424" calcext:value-type="float">
            <text:p>7.193498424</text:p>
          </table:table-cell>
          <table:table-cell office:value-type="float" office:value="7.007787936" calcext:value-type="float">
            <text:p>7.007787936</text:p>
          </table:table-cell>
          <table:table-cell table:formula="of:=[.A244]-[.$G$2]" office:value-type="float" office:value="0.00127862865671702" calcext:value-type="float">
            <text:p>0.001278628656717</text:p>
          </table:table-cell>
          <table:table-cell table:formula="of:=[.B244]-[.$H$2]" office:value-type="float" office:value="-0.00564498600000096" calcext:value-type="float">
            <text:p>-0.005644986000001</text:p>
          </table:table-cell>
          <table:table-cell table:number-columns-repeated="4"/>
        </table:table-row>
        <table:table-row table:style-name="ro1">
          <table:table-cell office:value-type="float" office:value="7.18563444" calcext:value-type="float">
            <text:p>7.18563444</text:p>
          </table:table-cell>
          <table:table-cell office:value-type="float" office:value="7.016269308" calcext:value-type="float">
            <text:p>7.016269308</text:p>
          </table:table-cell>
          <table:table-cell table:formula="of:=[.A245]-[.$G$2]" office:value-type="float" office:value="-0.00658535534328308" calcext:value-type="float">
            <text:p>-0.006585355343283</text:p>
          </table:table-cell>
          <table:table-cell table:formula="of:=[.B245]-[.$H$2]" office:value-type="float" office:value="0.00283638599999847" calcext:value-type="float">
            <text:p>0.002836385999998</text:p>
          </table:table-cell>
          <table:table-cell table:number-columns-repeated="4"/>
        </table:table-row>
        <table:table-row table:style-name="ro1">
          <table:table-cell office:value-type="float" office:value="7.19902056" calcext:value-type="float">
            <text:p>7.19902056</text:p>
          </table:table-cell>
          <table:table-cell office:value-type="float" office:value="7.00775844" calcext:value-type="float">
            <text:p>7.00775844</text:p>
          </table:table-cell>
          <table:table-cell table:formula="of:=[.A246]-[.$G$2]" office:value-type="float" office:value="0.00680076465671675" calcext:value-type="float">
            <text:p>0.006800764656717</text:p>
          </table:table-cell>
          <table:table-cell table:formula="of:=[.B246]-[.$H$2]" office:value-type="float" office:value="-0.00567448200000076" calcext:value-type="float">
            <text:p>-0.005674482000001</text:p>
          </table:table-cell>
          <table:table-cell table:number-columns-repeated="4"/>
        </table:table-row>
        <table:table-row table:style-name="ro1">
          <table:table-cell office:value-type="float" office:value="7.19227176" calcext:value-type="float">
            <text:p>7.19227176</text:p>
          </table:table-cell>
          <table:table-cell office:value-type="float" office:value="7.276085556" calcext:value-type="float">
            <text:p>7.276085556</text:p>
          </table:table-cell>
          <table:table-cell table:formula="of:=[.A247]-[.$G$2]" office:value-type="float" office:value="0.0000519646567180843" calcext:value-type="float">
            <text:p>5.19646567180843E-05</text:p>
          </table:table-cell>
          <table:table-cell table:formula="of:=[.B247]-[.$H$2]" office:value-type="float" office:value="0.262652633999998" calcext:value-type="float">
            <text:p>0.262652633999998</text:p>
          </table:table-cell>
          <table:table-cell table:number-columns-repeated="4"/>
        </table:table-row>
        <table:table-row table:style-name="ro1">
          <table:table-cell office:value-type="float" office:value="7.195803108" calcext:value-type="float">
            <text:p>7.195803108</text:p>
          </table:table-cell>
          <table:table-cell office:value-type="float" office:value="7.2734904" calcext:value-type="float">
            <text:p>7.2734904</text:p>
          </table:table-cell>
          <table:table-cell table:formula="of:=[.A248]-[.$G$2]" office:value-type="float" office:value="0.0035833126567173" calcext:value-type="float">
            <text:p>0.003583312656717</text:p>
          </table:table-cell>
          <table:table-cell table:formula="of:=[.B248]-[.$H$2]" office:value-type="float" office:value="0.260057477999998" calcext:value-type="float">
            <text:p>0.260057477999998</text:p>
          </table:table-cell>
          <table:table-cell table:number-columns-repeated="4"/>
        </table:table-row>
        <table:table-row table:style-name="ro1">
          <table:table-cell office:value-type="float" office:value="7.189473324" calcext:value-type="float">
            <text:p>7.189473324</text:p>
          </table:table-cell>
          <table:table-cell office:value-type="float" office:value="7.022816964" calcext:value-type="float">
            <text:p>7.022816964</text:p>
          </table:table-cell>
          <table:table-cell table:formula="of:=[.A249]-[.$G$2]" office:value-type="float" office:value="-0.00274647134328188" calcext:value-type="float">
            <text:p>-0.002746471343282</text:p>
          </table:table-cell>
          <table:table-cell table:formula="of:=[.B249]-[.$H$2]" office:value-type="float" office:value="0.00938404199999887" calcext:value-type="float">
            <text:p>0.009384041999999</text:p>
          </table:table-cell>
          <table:table-cell table:number-columns-repeated="4"/>
        </table:table-row>
        <table:table-row table:style-name="ro1">
          <table:table-cell office:value-type="float" office:value="7.189674132" calcext:value-type="float">
            <text:p>7.189674132</text:p>
          </table:table-cell>
          <table:table-cell office:value-type="float" office:value="7.009109988" calcext:value-type="float">
            <text:p>7.009109988</text:p>
          </table:table-cell>
          <table:table-cell table:formula="of:=[.A250]-[.$G$2]" office:value-type="float" office:value="-0.0025456633432821" calcext:value-type="float">
            <text:p>-0.002545663343282</text:p>
          </table:table-cell>
          <table:table-cell table:formula="of:=[.B250]-[.$H$2]" office:value-type="float" office:value="-0.00432293400000106" calcext:value-type="float">
            <text:p>-0.004322934000001</text:p>
          </table:table-cell>
          <table:table-cell table:number-columns-repeated="4"/>
        </table:table-row>
        <table:table-row table:style-name="ro1">
          <table:table-cell office:value-type="float" office:value="7.19010876" calcext:value-type="float">
            <text:p>7.19010876</text:p>
          </table:table-cell>
          <table:table-cell office:value-type="float" office:value="7.011250908" calcext:value-type="float">
            <text:p>7.011250908</text:p>
          </table:table-cell>
          <table:table-cell table:formula="of:=[.A251]-[.$G$2]" office:value-type="float" office:value="-0.00211103534328227" calcext:value-type="float">
            <text:p>-0.002111035343282</text:p>
          </table:table-cell>
          <table:table-cell table:formula="of:=[.B251]-[.$H$2]" office:value-type="float" office:value="-0.00218201400000151" calcext:value-type="float">
            <text:p>-0.002182014000002</text:p>
          </table:table-cell>
          <table:table-cell table:number-columns-repeated="4"/>
        </table:table-row>
        <table:table-row table:style-name="ro1">
          <table:table-cell office:value-type="float" office:value="7.190309484" calcext:value-type="float">
            <text:p>7.190309484</text:p>
          </table:table-cell>
          <table:table-cell office:value-type="float" office:value="7.021954488" calcext:value-type="float">
            <text:p>7.021954488</text:p>
          </table:table-cell>
          <table:table-cell table:formula="of:=[.A252]-[.$G$2]" office:value-type="float" office:value="-0.00191031134328235" calcext:value-type="float">
            <text:p>-0.001910311343282</text:p>
          </table:table-cell>
          <table:table-cell table:formula="of:=[.B252]-[.$H$2]" office:value-type="float" office:value="0.00852156599999887" calcext:value-type="float">
            <text:p>0.008521565999999</text:p>
          </table:table-cell>
          <table:table-cell table:number-columns-repeated="4"/>
        </table:table-row>
        <table:table-row table:style-name="ro1">
          <table:table-cell office:value-type="float" office:value="7.20287724" calcext:value-type="float">
            <text:p>7.20287724</text:p>
          </table:table-cell>
          <table:table-cell office:value-type="float" office:value="7.0180824" calcext:value-type="float">
            <text:p>7.0180824</text:p>
          </table:table-cell>
          <table:table-cell table:formula="of:=[.A253]-[.$G$2]" office:value-type="float" office:value="0.0106574446567187" calcext:value-type="float">
            <text:p>0.010657444656719</text:p>
          </table:table-cell>
          <table:table-cell table:formula="of:=[.B253]-[.$H$2]" office:value-type="float" office:value="0.00464947799999749" calcext:value-type="float">
            <text:p>0.004649477999997</text:p>
          </table:table-cell>
          <table:table-cell table:number-columns-repeated="4"/>
        </table:table-row>
        <table:table-row table:style-name="ro1">
          <table:table-cell office:value-type="float" office:value="7.186606116" calcext:value-type="float">
            <text:p>7.186606116</text:p>
          </table:table-cell>
          <table:table-cell office:value-type="float" office:value="7.015047552" calcext:value-type="float">
            <text:p>7.015047552</text:p>
          </table:table-cell>
          <table:table-cell table:formula="of:=[.A254]-[.$G$2]" office:value-type="float" office:value="-0.0056136793432815" calcext:value-type="float">
            <text:p>-0.005613679343282</text:p>
          </table:table-cell>
          <table:table-cell table:formula="of:=[.B254]-[.$H$2]" office:value-type="float" office:value="0.00161462999999884" calcext:value-type="float">
            <text:p>0.001614629999999</text:p>
          </table:table-cell>
          <table:table-cell table:number-columns-repeated="4"/>
        </table:table-row>
        <table:table-row table:style-name="ro1">
          <table:table-cell office:value-type="float" office:value="7.222600128" calcext:value-type="float">
            <text:p>7.222600128</text:p>
          </table:table-cell>
          <table:table-cell office:value-type="float" office:value="7.010177064" calcext:value-type="float">
            <text:p>7.010177064</text:p>
          </table:table-cell>
          <table:table-cell table:formula="of:=[.A255]-[.$G$2]" office:value-type="float" office:value="0.0303803326567174" calcext:value-type="float">
            <text:p>0.030380332656717</text:p>
          </table:table-cell>
          <table:table-cell table:formula="of:=[.B255]-[.$H$2]" office:value-type="float" office:value="-0.00325585800000105" calcext:value-type="float">
            <text:p>-0.003255858000001</text:p>
          </table:table-cell>
          <table:table-cell table:number-columns-repeated="4"/>
        </table:table-row>
        <table:table-row table:style-name="ro1">
          <table:table-cell office:value-type="float" office:value="7.19463282" calcext:value-type="float">
            <text:p>7.19463282</text:p>
          </table:table-cell>
          <table:table-cell office:value-type="float" office:value="7.020751716" calcext:value-type="float">
            <text:p>7.020751716</text:p>
          </table:table-cell>
          <table:table-cell table:formula="of:=[.A256]-[.$G$2]" office:value-type="float" office:value="0.00241302465671822" calcext:value-type="float">
            <text:p>0.002413024656718</text:p>
          </table:table-cell>
          <table:table-cell table:formula="of:=[.B256]-[.$H$2]" office:value-type="float" office:value="0.00731879399999791" calcext:value-type="float">
            <text:p>0.007318793999998</text:p>
          </table:table-cell>
          <table:table-cell table:number-columns-repeated="4"/>
        </table:table-row>
        <table:table-row table:style-name="ro1">
          <table:table-cell office:value-type="float" office:value="7.193272692" calcext:value-type="float">
            <text:p>7.193272692</text:p>
          </table:table-cell>
          <table:table-cell office:value-type="float" office:value="7.00429344" calcext:value-type="float">
            <text:p>7.00429344</text:p>
          </table:table-cell>
          <table:table-cell table:formula="of:=[.A257]-[.$G$2]" office:value-type="float" office:value="0.00105289665671737" calcext:value-type="float">
            <text:p>0.001052896656717</text:p>
          </table:table-cell>
          <table:table-cell table:formula="of:=[.B257]-[.$H$2]" office:value-type="float" office:value="-0.00913948200000192" calcext:value-type="float">
            <text:p>-0.009139482000002</text:p>
          </table:table-cell>
          <table:table-cell table:number-columns-repeated="4"/>
        </table:table-row>
        <table:table-row table:style-name="ro1">
          <table:table-cell office:value-type="float" office:value="7.196600604" calcext:value-type="float">
            <text:p>7.196600604</text:p>
          </table:table-cell>
          <table:table-cell office:value-type="float" office:value="7.017822348" calcext:value-type="float">
            <text:p>7.017822348</text:p>
          </table:table-cell>
          <table:table-cell table:formula="of:=[.A258]-[.$G$2]" office:value-type="float" office:value="0.00438080865671786" calcext:value-type="float">
            <text:p>0.004380808656718</text:p>
          </table:table-cell>
          <table:table-cell table:formula="of:=[.B258]-[.$H$2]" office:value-type="float" office:value="0.00438942599999947" calcext:value-type="float">
            <text:p>0.004389425999999</text:p>
          </table:table-cell>
          <table:table-cell table:number-columns-repeated="4"/>
        </table:table-row>
        <table:table-row table:style-name="ro1">
          <table:table-cell office:value-type="float" office:value="7.191469716" calcext:value-type="float">
            <text:p>7.191469716</text:p>
          </table:table-cell>
          <table:table-cell office:value-type="float" office:value="7.014502368" calcext:value-type="float">
            <text:p>7.014502368</text:p>
          </table:table-cell>
          <table:table-cell table:formula="of:=[.A259]-[.$G$2]" office:value-type="float" office:value="-0.000750079343282195" calcext:value-type="float">
            <text:p>-0.000750079343282</text:p>
          </table:table-cell>
          <table:table-cell table:formula="of:=[.B259]-[.$H$2]" office:value-type="float" office:value="0.00106944599999892" calcext:value-type="float">
            <text:p>0.001069445999999</text:p>
          </table:table-cell>
          <table:table-cell table:number-columns-repeated="4"/>
        </table:table-row>
        <table:table-row table:style-name="ro1">
          <table:table-cell office:value-type="float" office:value="7.190465892" calcext:value-type="float">
            <text:p>7.190465892</text:p>
          </table:table-cell>
          <table:table-cell office:value-type="float" office:value="7.012626312" calcext:value-type="float">
            <text:p>7.012626312</text:p>
          </table:table-cell>
          <table:table-cell table:formula="of:=[.A260]-[.$G$2]" office:value-type="float" office:value="-0.00175390334328185" calcext:value-type="float">
            <text:p>-0.001753903343282</text:p>
          </table:table-cell>
          <table:table-cell table:formula="of:=[.B260]-[.$H$2]" office:value-type="float" office:value="-0.000806610000001484" calcext:value-type="float">
            <text:p>-0.000806610000001</text:p>
          </table:table-cell>
          <table:table-cell table:number-columns-repeated="4"/>
        </table:table-row>
        <table:table-row table:style-name="ro1">
          <table:table-cell office:value-type="float" office:value="7.189512276" calcext:value-type="float">
            <text:p>7.189512276</text:p>
          </table:table-cell>
          <table:table-cell office:value-type="float" office:value="7.00968396" calcext:value-type="float">
            <text:p>7.00968396</text:p>
          </table:table-cell>
          <table:table-cell table:formula="of:=[.A261]-[.$G$2]" office:value-type="float" office:value="-0.00270751934328217" calcext:value-type="float">
            <text:p>-0.002707519343282</text:p>
          </table:table-cell>
          <table:table-cell table:formula="of:=[.B261]-[.$H$2]" office:value-type="float" office:value="-0.0037489620000013" calcext:value-type="float">
            <text:p>-0.003748962000001</text:p>
          </table:table-cell>
          <table:table-cell table:number-columns-repeated="4"/>
        </table:table-row>
        <table:table-row table:style-name="ro1">
          <table:table-cell office:value-type="float" office:value="7.187867712" calcext:value-type="float">
            <text:p>7.187867712</text:p>
          </table:table-cell>
          <table:table-cell office:value-type="float" office:value="7.018929768" calcext:value-type="float">
            <text:p>7.018929768</text:p>
          </table:table-cell>
          <table:table-cell table:formula="of:=[.A262]-[.$G$2]" office:value-type="float" office:value="-0.00435208334328241" calcext:value-type="float">
            <text:p>-0.004352083343282</text:p>
          </table:table-cell>
          <table:table-cell table:formula="of:=[.B262]-[.$H$2]" office:value-type="float" office:value="0.005496845999998" calcext:value-type="float">
            <text:p>0.005496845999998</text:p>
          </table:table-cell>
          <table:table-cell table:number-columns-repeated="4"/>
        </table:table-row>
        <table:table-row table:style-name="ro1">
          <table:table-cell office:value-type="float" office:value="7.190878416" calcext:value-type="float">
            <text:p>7.190878416</text:p>
          </table:table-cell>
          <table:table-cell office:value-type="float" office:value="7.010461248" calcext:value-type="float">
            <text:p>7.010461248</text:p>
          </table:table-cell>
          <table:table-cell table:formula="of:=[.A263]-[.$G$2]" office:value-type="float" office:value="-0.00134137934328216" calcext:value-type="float">
            <text:p>-0.001341379343282</text:p>
          </table:table-cell>
          <table:table-cell table:formula="of:=[.B263]-[.$H$2]" office:value-type="float" office:value="-0.0029716740000012" calcext:value-type="float">
            <text:p>-0.002971674000001</text:p>
          </table:table-cell>
          <table:table-cell table:number-columns-repeated="4"/>
        </table:table-row>
        <table:table-row table:style-name="ro1">
          <table:table-cell office:value-type="float" office:value="7.195340988" calcext:value-type="float">
            <text:p>7.195340988</text:p>
          </table:table-cell>
          <table:table-cell office:value-type="float" office:value="7.012534008" calcext:value-type="float">
            <text:p>7.012534008</text:p>
          </table:table-cell>
          <table:table-cell table:formula="of:=[.A264]-[.$G$2]" office:value-type="float" office:value="0.0031211926567174" calcext:value-type="float">
            <text:p>0.003121192656717</text:p>
          </table:table-cell>
          <table:table-cell table:formula="of:=[.B264]-[.$H$2]" office:value-type="float" office:value="-0.000898914000002193" calcext:value-type="float">
            <text:p>-0.000898914000002</text:p>
          </table:table-cell>
          <table:table-cell table:number-columns-repeated="4"/>
        </table:table-row>
        <table:table-row table:style-name="ro1">
          <table:table-cell office:value-type="float" office:value="7.19316318" calcext:value-type="float">
            <text:p>7.19316318</text:p>
          </table:table-cell>
          <table:table-cell office:value-type="float" office:value="7.019972604" calcext:value-type="float">
            <text:p>7.019972604</text:p>
          </table:table-cell>
          <table:table-cell table:formula="of:=[.A265]-[.$G$2]" office:value-type="float" office:value="0.000943384656718393" calcext:value-type="float">
            <text:p>0.000943384656718</text:p>
          </table:table-cell>
          <table:table-cell table:formula="of:=[.B265]-[.$H$2]" office:value-type="float" office:value="0.00653968199999877" calcext:value-type="float">
            <text:p>0.006539681999999</text:p>
          </table:table-cell>
          <table:table-cell table:number-columns-repeated="4"/>
        </table:table-row>
        <table:table-row table:style-name="ro1">
          <table:table-cell office:value-type="float" office:value="7.192049856" calcext:value-type="float">
            <text:p>7.192049856</text:p>
          </table:table-cell>
          <table:table-cell office:value-type="float" office:value="7.01002044" calcext:value-type="float">
            <text:p>7.01002044</text:p>
          </table:table-cell>
          <table:table-cell table:formula="of:=[.A266]-[.$G$2]" office:value-type="float" office:value="-0.000169939343281911" calcext:value-type="float">
            <text:p>-0.000169939343282</text:p>
          </table:table-cell>
          <table:table-cell table:formula="of:=[.B266]-[.$H$2]" office:value-type="float" office:value="-0.00341248200000166" calcext:value-type="float">
            <text:p>-0.003412482000002</text:p>
          </table:table-cell>
          <table:table-cell table:number-columns-repeated="4"/>
        </table:table-row>
        <table:table-row table:style-name="ro1">
          <table:table-cell office:value-type="float" office:value="7.1890908" calcext:value-type="float">
            <text:p>7.1890908</text:p>
          </table:table-cell>
          <table:table-cell office:value-type="float" office:value="7.011589008" calcext:value-type="float">
            <text:p>7.011589008</text:p>
          </table:table-cell>
          <table:table-cell table:formula="of:=[.A267]-[.$G$2]" office:value-type="float" office:value="-0.0031289953432827" calcext:value-type="float">
            <text:p>-0.003128995343283</text:p>
          </table:table-cell>
          <table:table-cell table:formula="of:=[.B267]-[.$H$2]" office:value-type="float" office:value="-0.00184391400000017" calcext:value-type="float">
            <text:p>-0.001843914</text:p>
          </table:table-cell>
          <table:table-cell table:number-columns-repeated="4"/>
        </table:table-row>
        <table:table-row table:style-name="ro1">
          <table:table-cell office:value-type="float" office:value="7.209828852" calcext:value-type="float">
            <text:p>7.209828852</text:p>
          </table:table-cell>
          <table:table-cell office:value-type="float" office:value="7.00671072" calcext:value-type="float">
            <text:p>7.00671072</text:p>
          </table:table-cell>
          <table:table-cell table:formula="of:=[.A268]-[.$G$2]" office:value-type="float" office:value="0.0176090566567169" calcext:value-type="float">
            <text:p>0.017609056656717</text:p>
          </table:table-cell>
          <table:table-cell table:formula="of:=[.B268]-[.$H$2]" office:value-type="float" office:value="-0.00672220200000151" calcext:value-type="float">
            <text:p>-0.006722202000002</text:p>
          </table:table-cell>
          <table:table-cell table:number-columns-repeated="4"/>
        </table:table-row>
        <table:table-row table:style-name="ro1">
          <table:table-cell office:value-type="float" office:value="7.184464068" calcext:value-type="float">
            <text:p>7.184464068</text:p>
          </table:table-cell>
          <table:table-cell office:value-type="float" office:value="7.023791172" calcext:value-type="float">
            <text:p>7.023791172</text:p>
          </table:table-cell>
          <table:table-cell table:formula="of:=[.A269]-[.$G$2]" office:value-type="float" office:value="-0.007755727343282" calcext:value-type="float">
            <text:p>-0.007755727343282</text:p>
          </table:table-cell>
          <table:table-cell table:formula="of:=[.B269]-[.$H$2]" office:value-type="float" office:value="0.0103582499999986" calcext:value-type="float">
            <text:p>0.010358249999999</text:p>
          </table:table-cell>
          <table:table-cell table:number-columns-repeated="4"/>
        </table:table-row>
        <table:table-row table:style-name="ro1">
          <table:table-cell office:value-type="float" office:value="7.189272564" calcext:value-type="float">
            <text:p>7.189272564</text:p>
          </table:table-cell>
          <table:table-cell office:value-type="float" office:value="7.005337368" calcext:value-type="float">
            <text:p>7.005337368</text:p>
          </table:table-cell>
          <table:table-cell table:formula="of:=[.A270]-[.$G$2]" office:value-type="float" office:value="-0.00294723134328212" calcext:value-type="float">
            <text:p>-0.002947231343282</text:p>
          </table:table-cell>
          <table:table-cell table:formula="of:=[.B270]-[.$H$2]" office:value-type="float" office:value="-0.00809555400000139" calcext:value-type="float">
            <text:p>-0.008095554000001</text:p>
          </table:table-cell>
          <table:table-cell table:number-columns-repeated="4"/>
        </table:table-row>
        <table:table-row table:style-name="ro1">
          <table:table-cell office:value-type="float" office:value="7.185111696" calcext:value-type="float">
            <text:p>7.185111696</text:p>
          </table:table-cell>
          <table:table-cell office:value-type="float" office:value="7.024182192" calcext:value-type="float">
            <text:p>7.024182192</text:p>
          </table:table-cell>
          <table:table-cell table:formula="of:=[.A271]-[.$G$2]" office:value-type="float" office:value="-0.0071080993432826" calcext:value-type="float">
            <text:p>-0.007108099343283</text:p>
          </table:table-cell>
          <table:table-cell table:formula="of:=[.B271]-[.$H$2]" office:value-type="float" office:value="0.0107492699999989" calcext:value-type="float">
            <text:p>0.010749269999999</text:p>
          </table:table-cell>
          <table:table-cell table:number-columns-repeated="4"/>
        </table:table-row>
        <table:table-row table:style-name="ro1">
          <table:table-cell office:value-type="float" office:value="7.194614268" calcext:value-type="float">
            <text:p>7.194614268</text:p>
          </table:table-cell>
          <table:table-cell office:value-type="float" office:value="7.015570308" calcext:value-type="float">
            <text:p>7.015570308</text:p>
          </table:table-cell>
          <table:table-cell table:formula="of:=[.A272]-[.$G$2]" office:value-type="float" office:value="0.00239447265671799" calcext:value-type="float">
            <text:p>0.002394472656718</text:p>
          </table:table-cell>
          <table:table-cell table:formula="of:=[.B272]-[.$H$2]" office:value-type="float" office:value="0.00213738599999846" calcext:value-type="float">
            <text:p>0.002137385999998</text:p>
          </table:table-cell>
          <table:table-cell table:number-columns-repeated="4"/>
        </table:table-row>
        <table:table-row table:style-name="ro1">
          <table:table-cell office:value-type="float" office:value="7.198091724" calcext:value-type="float">
            <text:p>7.198091724</text:p>
          </table:table-cell>
          <table:table-cell office:value-type="float" office:value="7.008390492" calcext:value-type="float">
            <text:p>7.008390492</text:p>
          </table:table-cell>
          <table:table-cell table:formula="of:=[.A273]-[.$G$2]" office:value-type="float" office:value="0.00587192865671859" calcext:value-type="float">
            <text:p>0.005871928656719</text:p>
          </table:table-cell>
          <table:table-cell table:formula="of:=[.B273]-[.$H$2]" office:value-type="float" office:value="-0.00504243000000137" calcext:value-type="float">
            <text:p>-0.005042430000001</text:p>
          </table:table-cell>
          <table:table-cell table:number-columns-repeated="4"/>
        </table:table-row>
        <table:table-row table:style-name="ro1">
          <table:table-cell office:value-type="float" office:value="7.19499606" calcext:value-type="float">
            <text:p>7.19499606</text:p>
          </table:table-cell>
          <table:table-cell office:value-type="float" office:value="7.015136412" calcext:value-type="float">
            <text:p>7.015136412</text:p>
          </table:table-cell>
          <table:table-cell table:formula="of:=[.A274]-[.$G$2]" office:value-type="float" office:value="0.00277626465671865" calcext:value-type="float">
            <text:p>0.002776264656719</text:p>
          </table:table-cell>
          <table:table-cell table:formula="of:=[.B274]-[.$H$2]" office:value-type="float" office:value="0.00170348999999881" calcext:value-type="float">
            <text:p>0.001703489999999</text:p>
          </table:table-cell>
          <table:table-cell table:number-columns-repeated="4"/>
        </table:table-row>
        <table:table-row table:style-name="ro1">
          <table:table-cell office:value-type="float" office:value="7.20485952" calcext:value-type="float">
            <text:p>7.20485952</text:p>
          </table:table-cell>
          <table:table-cell office:value-type="float" office:value="7.010330136" calcext:value-type="float">
            <text:p>7.010330136</text:p>
          </table:table-cell>
          <table:table-cell table:formula="of:=[.A275]-[.$G$2]" office:value-type="float" office:value="0.0126397246567169" calcext:value-type="float">
            <text:p>0.012639724656717</text:p>
          </table:table-cell>
          <table:table-cell table:formula="of:=[.B275]-[.$H$2]" office:value-type="float" office:value="-0.00310278600000125" calcext:value-type="float">
            <text:p>-0.003102786000001</text:p>
          </table:table-cell>
          <table:table-cell table:number-columns-repeated="4"/>
        </table:table-row>
        <table:table-row table:style-name="ro1">
          <table:table-cell office:value-type="float" office:value="7.185293316" calcext:value-type="float">
            <text:p>7.185293316</text:p>
          </table:table-cell>
          <table:table-cell office:value-type="float" office:value="7.019498592" calcext:value-type="float">
            <text:p>7.019498592</text:p>
          </table:table-cell>
          <table:table-cell table:formula="of:=[.A276]-[.$G$2]" office:value-type="float" office:value="-0.0069264793432815" calcext:value-type="float">
            <text:p>-0.006926479343282</text:p>
          </table:table-cell>
          <table:table-cell table:formula="of:=[.B276]-[.$H$2]" office:value-type="float" office:value="0.00606566999999991" calcext:value-type="float">
            <text:p>0.00606567</text:p>
          </table:table-cell>
          <table:table-cell table:number-columns-repeated="4"/>
        </table:table-row>
        <table:table-row table:style-name="ro1">
          <table:table-cell office:value-type="float" office:value="7.18366092" calcext:value-type="float">
            <text:p>7.18366092</text:p>
          </table:table-cell>
          <table:table-cell office:value-type="float" office:value="7.00734984" calcext:value-type="float">
            <text:p>7.00734984</text:p>
          </table:table-cell>
          <table:table-cell table:formula="of:=[.A277]-[.$G$2]" office:value-type="float" office:value="-0.00855887534328126" calcext:value-type="float">
            <text:p>-0.008558875343281</text:p>
          </table:table-cell>
          <table:table-cell table:formula="of:=[.B277]-[.$H$2]" office:value-type="float" office:value="-0.00608308200000085" calcext:value-type="float">
            <text:p>-0.006083082000001</text:p>
          </table:table-cell>
          <table:table-cell table:number-columns-repeated="4"/>
        </table:table-row>
        <table:table-row table:style-name="ro1">
          <table:table-cell office:value-type="float" office:value="7.19089056" calcext:value-type="float">
            <text:p>7.19089056</text:p>
          </table:table-cell>
          <table:table-cell office:value-type="float" office:value="7.018304796" calcext:value-type="float">
            <text:p>7.018304796</text:p>
          </table:table-cell>
          <table:table-cell table:formula="of:=[.A278]-[.$G$2]" office:value-type="float" office:value="-0.00132923534328278" calcext:value-type="float">
            <text:p>-0.001329235343283</text:p>
          </table:table-cell>
          <table:table-cell table:formula="of:=[.B278]-[.$H$2]" office:value-type="float" office:value="0.00487187399999911" calcext:value-type="float">
            <text:p>0.004871873999999</text:p>
          </table:table-cell>
          <table:table-cell table:number-columns-repeated="4"/>
        </table:table-row>
        <table:table-row table:style-name="ro1">
          <table:table-cell office:value-type="float" office:value="7.184610516" calcext:value-type="float">
            <text:p>7.184610516</text:p>
          </table:table-cell>
          <table:table-cell office:value-type="float" office:value="7.0072914" calcext:value-type="float">
            <text:p>7.0072914</text:p>
          </table:table-cell>
          <table:table-cell table:formula="of:=[.A279]-[.$G$2]" office:value-type="float" office:value="-0.00760927934328226" calcext:value-type="float">
            <text:p>-0.007609279343282</text:p>
          </table:table-cell>
          <table:table-cell table:formula="of:=[.B279]-[.$H$2]" office:value-type="float" office:value="-0.00614152200000184" calcext:value-type="float">
            <text:p>-0.006141522000002</text:p>
          </table:table-cell>
          <table:table-cell table:number-columns-repeated="4"/>
        </table:table-row>
        <table:table-row table:style-name="ro1">
          <table:table-cell office:value-type="float" office:value="7.19454774" calcext:value-type="float">
            <text:p>7.19454774</text:p>
          </table:table-cell>
          <table:table-cell office:value-type="float" office:value="7.011998868" calcext:value-type="float">
            <text:p>7.011998868</text:p>
          </table:table-cell>
          <table:table-cell table:formula="of:=[.A280]-[.$G$2]" office:value-type="float" office:value="0.00232794465671837" calcext:value-type="float">
            <text:p>0.002327944656718</text:p>
          </table:table-cell>
          <table:table-cell table:formula="of:=[.B280]-[.$H$2]" office:value-type="float" office:value="-0.00143405400000152" calcext:value-type="float">
            <text:p>-0.001434054000002</text:p>
          </table:table-cell>
          <table:table-cell table:number-columns-repeated="4"/>
        </table:table-row>
        <table:table-row table:style-name="ro1">
          <table:table-cell office:value-type="float" office:value="7.190538264" calcext:value-type="float">
            <text:p>7.190538264</text:p>
          </table:table-cell>
          <table:table-cell office:value-type="float" office:value="7.014743052" calcext:value-type="float">
            <text:p>7.014743052</text:p>
          </table:table-cell>
          <table:table-cell table:formula="of:=[.A281]-[.$G$2]" office:value-type="float" office:value="-0.00168153134328186" calcext:value-type="float">
            <text:p>-0.001681531343282</text:p>
          </table:table-cell>
          <table:table-cell table:formula="of:=[.B281]-[.$H$2]" office:value-type="float" office:value="0.00131012999999847" calcext:value-type="float">
            <text:p>0.001310129999998</text:p>
          </table:table-cell>
          <table:table-cell table:number-columns-repeated="4"/>
        </table:table-row>
        <table:table-row table:style-name="ro1">
          <table:table-cell office:value-type="float" office:value="7.187659164" calcext:value-type="float">
            <text:p>7.187659164</text:p>
          </table:table-cell>
          <table:table-cell office:value-type="float" office:value="7.014675744" calcext:value-type="float">
            <text:p>7.014675744</text:p>
          </table:table-cell>
          <table:table-cell table:formula="of:=[.A282]-[.$G$2]" office:value-type="float" office:value="-0.00456063134328222" calcext:value-type="float">
            <text:p>-0.004560631343282</text:p>
          </table:table-cell>
          <table:table-cell table:formula="of:=[.B282]-[.$H$2]" office:value-type="float" office:value="0.00124282199999826" calcext:value-type="float">
            <text:p>0.001242821999998</text:p>
          </table:table-cell>
          <table:table-cell table:number-columns-repeated="4"/>
        </table:table-row>
        <table:table-row table:style-name="ro1">
          <table:table-cell office:value-type="float" office:value="7.189404024" calcext:value-type="float">
            <text:p>7.189404024</text:p>
          </table:table-cell>
          <table:table-cell office:value-type="float" office:value="7.012432188" calcext:value-type="float">
            <text:p>7.012432188</text:p>
          </table:table-cell>
          <table:table-cell table:formula="of:=[.A283]-[.$G$2]" office:value-type="float" office:value="-0.0028157713432817" calcext:value-type="float">
            <text:p>-0.002815771343282</text:p>
          </table:table-cell>
          <table:table-cell table:formula="of:=[.B283]-[.$H$2]" office:value-type="float" office:value="-0.00100073400000156" calcext:value-type="float">
            <text:p>-0.001000734000002</text:p>
          </table:table-cell>
          <table:table-cell table:number-columns-repeated="4"/>
        </table:table-row>
        <table:table-row table:style-name="ro1">
          <table:table-cell office:value-type="float" office:value="7.182394584" calcext:value-type="float">
            <text:p>7.182394584</text:p>
          </table:table-cell>
          <table:table-cell office:value-type="float" office:value="7.032116544" calcext:value-type="float">
            <text:p>7.032116544</text:p>
          </table:table-cell>
          <table:table-cell table:formula="of:=[.A284]-[.$G$2]" office:value-type="float" office:value="-0.00982521134328263" calcext:value-type="float">
            <text:p>-0.009825211343283</text:p>
          </table:table-cell>
          <table:table-cell table:formula="of:=[.B284]-[.$H$2]" office:value-type="float" office:value="0.0186836219999993" calcext:value-type="float">
            <text:p>0.018683621999999</text:p>
          </table:table-cell>
          <table:table-cell table:number-columns-repeated="4"/>
        </table:table-row>
        <table:table-row table:style-name="ro1">
          <table:table-cell office:value-type="float" office:value="7.195192944" calcext:value-type="float">
            <text:p>7.195192944</text:p>
          </table:table-cell>
          <table:table-cell office:value-type="float" office:value="7.014949932" calcext:value-type="float">
            <text:p>7.014949932</text:p>
          </table:table-cell>
          <table:table-cell table:formula="of:=[.A285]-[.$G$2]" office:value-type="float" office:value="0.00297314865671794" calcext:value-type="float">
            <text:p>0.002973148656718</text:p>
          </table:table-cell>
          <table:table-cell table:formula="of:=[.B285]-[.$H$2]" office:value-type="float" office:value="0.00151700999999882" calcext:value-type="float">
            <text:p>0.001517009999999</text:p>
          </table:table-cell>
          <table:table-cell table:number-columns-repeated="4"/>
        </table:table-row>
        <table:table-row table:style-name="ro1">
          <table:table-cell office:value-type="float" office:value="7.188299208" calcext:value-type="float">
            <text:p>7.188299208</text:p>
          </table:table-cell>
          <table:table-cell office:value-type="float" office:value="7.060587948" calcext:value-type="float">
            <text:p>7.060587948</text:p>
          </table:table-cell>
          <table:table-cell table:formula="of:=[.A286]-[.$G$2]" office:value-type="float" office:value="-0.00392058734328238" calcext:value-type="float">
            <text:p>-0.003920587343282</text:p>
          </table:table-cell>
          <table:table-cell table:formula="of:=[.B286]-[.$H$2]" office:value-type="float" office:value="0.0471550259999987" calcext:value-type="float">
            <text:p>0.047155025999999</text:p>
          </table:table-cell>
          <table:table-cell table:number-columns-repeated="4"/>
        </table:table-row>
        <table:table-row table:style-name="ro1">
          <table:table-cell office:value-type="float" office:value="7.203208584" calcext:value-type="float">
            <text:p>7.203208584</text:p>
          </table:table-cell>
          <table:table-cell office:value-type="float" office:value="7.114183548" calcext:value-type="float">
            <text:p>7.114183548</text:p>
          </table:table-cell>
          <table:table-cell table:formula="of:=[.A287]-[.$G$2]" office:value-type="float" office:value="0.0109887886567179" calcext:value-type="float">
            <text:p>0.010988788656718</text:p>
          </table:table-cell>
          <table:table-cell table:formula="of:=[.B287]-[.$H$2]" office:value-type="float" office:value="0.100750625999998" calcext:value-type="float">
            <text:p>0.100750625999998</text:p>
          </table:table-cell>
          <table:table-cell table:number-columns-repeated="4"/>
        </table:table-row>
        <table:table-row table:style-name="ro1">
          <table:table-cell office:value-type="float" office:value="7.194556164" calcext:value-type="float">
            <text:p>7.194556164</text:p>
          </table:table-cell>
          <table:table-cell office:value-type="float" office:value="7.006651248" calcext:value-type="float">
            <text:p>7.006651248</text:p>
          </table:table-cell>
          <table:table-cell table:formula="of:=[.A288]-[.$G$2]" office:value-type="float" office:value="0.00233636865671905" calcext:value-type="float">
            <text:p>0.002336368656719</text:p>
          </table:table-cell>
          <table:table-cell table:formula="of:=[.B288]-[.$H$2]" office:value-type="float" office:value="-0.00678167400000085" calcext:value-type="float">
            <text:p>-0.006781674000001</text:p>
          </table:table-cell>
          <table:table-cell table:number-columns-repeated="4"/>
        </table:table-row>
        <table:table-row table:style-name="ro1">
          <table:table-cell office:value-type="float" office:value="7.207324824" calcext:value-type="float">
            <text:p>7.207324824</text:p>
          </table:table-cell>
          <table:table-cell office:value-type="float" office:value="7.10596044" calcext:value-type="float">
            <text:p>7.10596044</text:p>
          </table:table-cell>
          <table:table-cell table:formula="of:=[.A289]-[.$G$2]" office:value-type="float" office:value="0.015105028656718" calcext:value-type="float">
            <text:p>0.015105028656718</text:p>
          </table:table-cell>
          <table:table-cell table:formula="of:=[.B289]-[.$H$2]" office:value-type="float" office:value="0.092527517999998" calcext:value-type="float">
            <text:p>0.092527517999998</text:p>
          </table:table-cell>
          <table:table-cell table:number-columns-repeated="4"/>
        </table:table-row>
        <table:table-row table:style-name="ro1">
          <table:table-cell office:value-type="float" office:value="7.196493684" calcext:value-type="float">
            <text:p>7.196493684</text:p>
          </table:table-cell>
          <table:table-cell office:value-type="float" office:value="7.017454104" calcext:value-type="float">
            <text:p>7.017454104</text:p>
          </table:table-cell>
          <table:table-cell table:formula="of:=[.A290]-[.$G$2]" office:value-type="float" office:value="0.00427388865671752" calcext:value-type="float">
            <text:p>0.004273888656718</text:p>
          </table:table-cell>
          <table:table-cell table:formula="of:=[.B290]-[.$H$2]" office:value-type="float" office:value="0.0040211819999989" calcext:value-type="float">
            <text:p>0.004021181999999</text:p>
          </table:table-cell>
          <table:table-cell table:number-columns-repeated="4"/>
        </table:table-row>
        <table:table-row table:style-name="ro1">
          <table:table-cell office:value-type="float" office:value="7.2016053" calcext:value-type="float">
            <text:p>7.2016053</text:p>
          </table:table-cell>
          <table:table-cell office:value-type="float" office:value="7.02441234" calcext:value-type="float">
            <text:p>7.02441234</text:p>
          </table:table-cell>
          <table:table-cell table:formula="of:=[.A291]-[.$G$2]" office:value-type="float" office:value="0.00938550465671817" calcext:value-type="float">
            <text:p>0.009385504656718</text:p>
          </table:table-cell>
          <table:table-cell table:formula="of:=[.B291]-[.$H$2]" office:value-type="float" office:value="0.0109794179999998" calcext:value-type="float">
            <text:p>0.010979418</text:p>
          </table:table-cell>
          <table:table-cell table:number-columns-repeated="4"/>
        </table:table-row>
        <table:table-row table:style-name="ro1">
          <table:table-cell office:value-type="float" office:value="7.192365828" calcext:value-type="float">
            <text:p>7.192365828</text:p>
          </table:table-cell>
          <table:table-cell office:value-type="float" office:value="7.03414578" calcext:value-type="float">
            <text:p>7.03414578</text:p>
          </table:table-cell>
          <table:table-cell table:formula="of:=[.A292]-[.$G$2]" office:value-type="float" office:value="0.00014603265671731" calcext:value-type="float">
            <text:p>0.000146032656717</text:p>
          </table:table-cell>
          <table:table-cell table:formula="of:=[.B292]-[.$H$2]" office:value-type="float" office:value="0.0207128579999987" calcext:value-type="float">
            <text:p>0.020712857999999</text:p>
          </table:table-cell>
          <table:table-cell table:number-columns-repeated="4"/>
        </table:table-row>
        <table:table-row table:style-name="ro1">
          <table:table-cell office:value-type="float" office:value="7.194410076" calcext:value-type="float">
            <text:p>7.194410076</text:p>
          </table:table-cell>
          <table:table-cell office:value-type="float" office:value="7.009500216" calcext:value-type="float">
            <text:p>7.009500216</text:p>
          </table:table-cell>
          <table:table-cell table:formula="of:=[.A293]-[.$G$2]" office:value-type="float" office:value="0.002190280656718" calcext:value-type="float">
            <text:p>0.002190280656718</text:p>
          </table:table-cell>
          <table:table-cell table:formula="of:=[.B293]-[.$H$2]" office:value-type="float" office:value="-0.00393270600000051" calcext:value-type="float">
            <text:p>-0.003932706000001</text:p>
          </table:table-cell>
          <table:table-cell table:number-columns-repeated="4"/>
        </table:table-row>
        <table:table-row table:style-name="ro1">
          <table:table-cell office:value-type="float" office:value="7.1907516" calcext:value-type="float">
            <text:p>7.1907516</text:p>
          </table:table-cell>
          <table:table-cell office:value-type="float" office:value="7.023155076" calcext:value-type="float">
            <text:p>7.023155076</text:p>
          </table:table-cell>
          <table:table-cell table:formula="of:=[.A294]-[.$G$2]" office:value-type="float" office:value="-0.00146819534328291" calcext:value-type="float">
            <text:p>-0.001468195343283</text:p>
          </table:table-cell>
          <table:table-cell table:formula="of:=[.B294]-[.$H$2]" office:value-type="float" office:value="0.00972215399999854" calcext:value-type="float">
            <text:p>0.009722153999999</text:p>
          </table:table-cell>
          <table:table-cell table:number-columns-repeated="4"/>
        </table:table-row>
        <table:table-row table:style-name="ro1">
          <table:table-cell office:value-type="float" office:value="7.191097536" calcext:value-type="float">
            <text:p>7.191097536</text:p>
          </table:table-cell>
          <table:table-cell office:value-type="float" office:value="7.012123296" calcext:value-type="float">
            <text:p>7.012123296</text:p>
          </table:table-cell>
          <table:table-cell table:formula="of:=[.A295]-[.$G$2]" office:value-type="float" office:value="-0.00112225934328247" calcext:value-type="float">
            <text:p>-0.001122259343282</text:p>
          </table:table-cell>
          <table:table-cell table:formula="of:=[.B295]-[.$H$2]" office:value-type="float" office:value="-0.00130962600000117" calcext:value-type="float">
            <text:p>-0.001309626000001</text:p>
          </table:table-cell>
          <table:table-cell table:number-columns-repeated="4"/>
        </table:table-row>
        <table:table-row table:style-name="ro1">
          <table:table-cell office:value-type="float" office:value="7.18181826" calcext:value-type="float">
            <text:p>7.18181826</text:p>
          </table:table-cell>
          <table:table-cell office:value-type="float" office:value="7.0280646" calcext:value-type="float">
            <text:p>7.0280646</text:p>
          </table:table-cell>
          <table:table-cell table:formula="of:=[.A296]-[.$G$2]" office:value-type="float" office:value="-0.0104015353432825" calcext:value-type="float">
            <text:p>-0.010401535343283</text:p>
          </table:table-cell>
          <table:table-cell table:formula="of:=[.B296]-[.$H$2]" office:value-type="float" office:value="0.0146316779999989" calcext:value-type="float">
            <text:p>0.014631677999999</text:p>
          </table:table-cell>
          <table:table-cell table:number-columns-repeated="4"/>
        </table:table-row>
        <table:table-row table:style-name="ro1">
          <table:table-cell office:value-type="float" office:value="7.192096908" calcext:value-type="float">
            <text:p>7.192096908</text:p>
          </table:table-cell>
          <table:table-cell office:value-type="float" office:value="7.012681392" calcext:value-type="float">
            <text:p>7.012681392</text:p>
          </table:table-cell>
          <table:table-cell table:formula="of:=[.A297]-[.$G$2]" office:value-type="float" office:value="-0.000122887343282585" calcext:value-type="float">
            <text:p>-0.000122887343283</text:p>
          </table:table-cell>
          <table:table-cell table:formula="of:=[.B297]-[.$H$2]" office:value-type="float" office:value="-0.000751530000001388" calcext:value-type="float">
            <text:p>-0.000751530000001</text:p>
          </table:table-cell>
          <table:table-cell table:number-columns-repeated="4"/>
        </table:table-row>
        <table:table-row table:style-name="ro1">
          <table:table-cell office:value-type="float" office:value="7.191438912" calcext:value-type="float">
            <text:p>7.191438912</text:p>
          </table:table-cell>
          <table:table-cell office:value-type="float" office:value="7.015112184" calcext:value-type="float">
            <text:p>7.015112184</text:p>
          </table:table-cell>
          <table:table-cell table:formula="of:=[.A298]-[.$G$2]" office:value-type="float" office:value="-0.000780883343281857" calcext:value-type="float">
            <text:p>-0.000780883343282</text:p>
          </table:table-cell>
          <table:table-cell table:formula="of:=[.B298]-[.$H$2]" office:value-type="float" office:value="0.00167926199999879" calcext:value-type="float">
            <text:p>0.001679261999999</text:p>
          </table:table-cell>
          <table:table-cell table:number-columns-repeated="4"/>
        </table:table-row>
        <table:table-row table:style-name="ro1">
          <table:table-cell office:value-type="float" office:value="7.188664272" calcext:value-type="float">
            <text:p>7.188664272</text:p>
          </table:table-cell>
          <table:table-cell office:value-type="float" office:value="7.003376772" calcext:value-type="float">
            <text:p>7.003376772</text:p>
          </table:table-cell>
          <table:table-cell table:formula="of:=[.A299]-[.$G$2]" office:value-type="float" office:value="-0.00355552334328202" calcext:value-type="float">
            <text:p>-0.003555523343282</text:p>
          </table:table-cell>
          <table:table-cell table:formula="of:=[.B299]-[.$H$2]" office:value-type="float" office:value="-0.0100561500000005" calcext:value-type="float">
            <text:p>-0.010056150000001</text:p>
          </table:table-cell>
          <table:table-cell table:number-columns-repeated="4"/>
        </table:table-row>
        <table:table-row table:style-name="ro1">
          <table:table-cell office:value-type="float" office:value="7.190005404" calcext:value-type="float">
            <text:p>7.190005404</text:p>
          </table:table-cell>
          <table:table-cell office:value-type="float" office:value="7.018018992" calcext:value-type="float">
            <text:p>7.018018992</text:p>
          </table:table-cell>
          <table:table-cell table:formula="of:=[.A300]-[.$G$2]" office:value-type="float" office:value="-0.00221439134328172" calcext:value-type="float">
            <text:p>-0.002214391343282</text:p>
          </table:table-cell>
          <table:table-cell table:formula="of:=[.B300]-[.$H$2]" office:value-type="float" office:value="0.00458606999999844" calcext:value-type="float">
            <text:p>0.004586069999998</text:p>
          </table:table-cell>
          <table:table-cell table:number-columns-repeated="4"/>
        </table:table-row>
        <table:table-row table:style-name="ro1">
          <table:table-cell office:value-type="float" office:value="7.344270564" calcext:value-type="float">
            <text:p>7.344270564</text:p>
          </table:table-cell>
          <table:table-cell office:value-type="float" office:value="7.091824536" calcext:value-type="float">
            <text:p>7.091824536</text:p>
          </table:table-cell>
          <table:table-cell table:formula="of:=[.A301]-[.$G$2]" office:value-type="float" office:value="0.152050768656718" calcext:value-type="float">
            <text:p>0.152050768656718</text:p>
          </table:table-cell>
          <table:table-cell table:formula="of:=[.B301]-[.$H$2]" office:value-type="float" office:value="0.0783916139999992" calcext:value-type="float">
            <text:p>0.078391613999999</text:p>
          </table:table-cell>
          <table:table-cell table:number-columns-repeated="4"/>
        </table:table-row>
        <table:table-row table:style-name="ro1">
          <table:table-cell office:value-type="float" office:value="7.447028952" calcext:value-type="float">
            <text:p>7.447028952</text:p>
          </table:table-cell>
          <table:table-cell office:value-type="float" office:value="7.010473128" calcext:value-type="float">
            <text:p>7.010473128</text:p>
          </table:table-cell>
          <table:table-cell table:formula="of:=[.A302]-[.$G$2]" office:value-type="float" office:value="0.254809156656718" calcext:value-type="float">
            <text:p>0.254809156656718</text:p>
          </table:table-cell>
          <table:table-cell table:formula="of:=[.B302]-[.$H$2]" office:value-type="float" office:value="-0.00295979400000146" calcext:value-type="float">
            <text:p>-0.002959794000001</text:p>
          </table:table-cell>
          <table:table-cell table:number-columns-repeated="4"/>
        </table:table-row>
        <table:table-row table:style-name="ro1">
          <table:table-cell office:value-type="float" office:value="7.340985156" calcext:value-type="float">
            <text:p>7.340985156</text:p>
          </table:table-cell>
          <table:table-cell office:value-type="float" office:value="7.013552076" calcext:value-type="float">
            <text:p>7.013552076</text:p>
          </table:table-cell>
          <table:table-cell table:formula="of:=[.A303]-[.$G$2]" office:value-type="float" office:value="0.148765360656718" calcext:value-type="float">
            <text:p>0.148765360656718</text:p>
          </table:table-cell>
          <table:table-cell table:formula="of:=[.B303]-[.$H$2]" office:value-type="float" office:value="0.000119153999998289" calcext:value-type="float">
            <text:p>0.000119153999998</text:p>
          </table:table-cell>
          <table:table-cell table:number-columns-repeated="4"/>
        </table:table-row>
        <table:table-row table:style-name="ro1">
          <table:table-cell office:value-type="float" office:value="7.250053812" calcext:value-type="float">
            <text:p>7.250053812</text:p>
          </table:table-cell>
          <table:table-cell office:value-type="float" office:value="7.034578404" calcext:value-type="float">
            <text:p>7.034578404</text:p>
          </table:table-cell>
          <table:table-cell table:formula="of:=[.A304]-[.$G$2]" office:value-type="float" office:value="0.0578340166567184" calcext:value-type="float">
            <text:p>0.057834016656718</text:p>
          </table:table-cell>
          <table:table-cell table:formula="of:=[.B304]-[.$H$2]" office:value-type="float" office:value="0.0211454819999988" calcext:value-type="float">
            <text:p>0.021145481999999</text:p>
          </table:table-cell>
          <table:table-cell table:number-columns-repeated="4"/>
        </table:table-row>
        <table:table-row table:style-name="ro1">
          <table:table-cell office:value-type="float" office:value="7.191872748" calcext:value-type="float">
            <text:p>7.191872748</text:p>
          </table:table-cell>
          <table:table-cell office:value-type="float" office:value="7.005644868" calcext:value-type="float">
            <text:p>7.005644868</text:p>
          </table:table-cell>
          <table:table-cell table:formula="of:=[.A305]-[.$G$2]" office:value-type="float" office:value="-0.000347047343281837" calcext:value-type="float">
            <text:p>-0.000347047343282</text:p>
          </table:table-cell>
          <table:table-cell table:formula="of:=[.B305]-[.$H$2]" office:value-type="float" office:value="-0.0077880540000006" calcext:value-type="float">
            <text:p>-0.007788054000001</text:p>
          </table:table-cell>
          <table:table-cell table:number-columns-repeated="4"/>
        </table:table-row>
        <table:table-row table:style-name="ro1">
          <table:table-cell office:value-type="float" office:value="7.250581788" calcext:value-type="float">
            <text:p>7.250581788</text:p>
          </table:table-cell>
          <table:table-cell office:value-type="float" office:value="7.010455788" calcext:value-type="float">
            <text:p>7.010455788</text:p>
          </table:table-cell>
          <table:table-cell table:formula="of:=[.A306]-[.$G$2]" office:value-type="float" office:value="0.0583619926567183" calcext:value-type="float">
            <text:p>0.058361992656718</text:p>
          </table:table-cell>
          <table:table-cell table:formula="of:=[.B306]-[.$H$2]" office:value-type="float" office:value="-0.00297713400000177" calcext:value-type="float">
            <text:p>-0.002977134000002</text:p>
          </table:table-cell>
          <table:table-cell table:number-columns-repeated="4"/>
        </table:table-row>
        <table:table-row table:style-name="ro1">
          <table:table-cell office:value-type="float" office:value="7.187421108" calcext:value-type="float">
            <text:p>7.187421108</text:p>
          </table:table-cell>
          <table:table-cell office:value-type="float" office:value="7.013866488" calcext:value-type="float">
            <text:p>7.013866488</text:p>
          </table:table-cell>
          <table:table-cell table:formula="of:=[.A307]-[.$G$2]" office:value-type="float" office:value="-0.00479868734328193" calcext:value-type="float">
            <text:p>-0.004798687343282</text:p>
          </table:table-cell>
          <table:table-cell table:formula="of:=[.B307]-[.$H$2]" office:value-type="float" office:value="0.000433565999998997" calcext:value-type="float">
            <text:p>0.000433565999999</text:p>
          </table:table-cell>
          <table:table-cell table:number-columns-repeated="4"/>
        </table:table-row>
        <table:table-row table:style-name="ro1">
          <table:table-cell office:value-type="float" office:value="7.203319548" calcext:value-type="float">
            <text:p>7.203319548</text:p>
          </table:table-cell>
          <table:table-cell office:value-type="float" office:value="7.003749876" calcext:value-type="float">
            <text:p>7.003749876</text:p>
          </table:table-cell>
          <table:table-cell table:formula="of:=[.A308]-[.$G$2]" office:value-type="float" office:value="0.0110997526567171" calcext:value-type="float">
            <text:p>0.011099752656717</text:p>
          </table:table-cell>
          <table:table-cell table:formula="of:=[.B308]-[.$H$2]" office:value-type="float" office:value="-0.00968304600000103" calcext:value-type="float">
            <text:p>-0.009683046000001</text:p>
          </table:table-cell>
          <table:table-cell table:number-columns-repeated="4"/>
        </table:table-row>
        <table:table-row table:style-name="ro1">
          <table:table-cell office:value-type="float" office:value="7.179333192" calcext:value-type="float">
            <text:p>7.179333192</text:p>
          </table:table-cell>
          <table:table-cell office:value-type="float" office:value="7.016900832" calcext:value-type="float">
            <text:p>7.016900832</text:p>
          </table:table-cell>
          <table:table-cell table:formula="of:=[.A309]-[.$G$2]" office:value-type="float" office:value="-0.012886603343282" calcext:value-type="float">
            <text:p>-0.012886603343282</text:p>
          </table:table-cell>
          <table:table-cell table:formula="of:=[.B309]-[.$H$2]" office:value-type="float" office:value="0.00346790999999858" calcext:value-type="float">
            <text:p>0.003467909999999</text:p>
          </table:table-cell>
          <table:table-cell table:number-columns-repeated="4"/>
        </table:table-row>
        <table:table-row table:style-name="ro1">
          <table:table-cell office:value-type="float" office:value="7.193592204" calcext:value-type="float">
            <text:p>7.193592204</text:p>
          </table:table-cell>
          <table:table-cell office:value-type="float" office:value="7.000809876" calcext:value-type="float">
            <text:p>7.000809876</text:p>
          </table:table-cell>
          <table:table-cell table:formula="of:=[.A310]-[.$G$2]" office:value-type="float" office:value="0.00137240865671728" calcext:value-type="float">
            <text:p>0.001372408656717</text:p>
          </table:table-cell>
          <table:table-cell table:formula="of:=[.B310]-[.$H$2]" office:value-type="float" office:value="-0.0126230460000007" calcext:value-type="float">
            <text:p>-0.012623046000001</text:p>
          </table:table-cell>
          <table:table-cell table:number-columns-repeated="4"/>
        </table:table-row>
        <table:table-row table:style-name="ro1">
          <table:table-cell office:value-type="float" office:value="7.17909726" calcext:value-type="float">
            <text:p>7.17909726</text:p>
          </table:table-cell>
          <table:table-cell office:value-type="float" office:value="7.005766476" calcext:value-type="float">
            <text:p>7.005766476</text:p>
          </table:table-cell>
          <table:table-cell table:formula="of:=[.A311]-[.$G$2]" office:value-type="float" office:value="-0.0131225353432827" calcext:value-type="float">
            <text:p>-0.013122535343283</text:p>
          </table:table-cell>
          <table:table-cell table:formula="of:=[.B311]-[.$H$2]" office:value-type="float" office:value="-0.00766644600000177" calcext:value-type="float">
            <text:p>-0.007666446000002</text:p>
          </table:table-cell>
          <table:table-cell table:number-columns-repeated="4"/>
        </table:table-row>
        <table:table-row table:style-name="ro1">
          <table:table-cell office:value-type="float" office:value="7.187333016" calcext:value-type="float">
            <text:p>7.187333016</text:p>
          </table:table-cell>
          <table:table-cell office:value-type="float" office:value="7.00824624" calcext:value-type="float">
            <text:p>7.00824624</text:p>
          </table:table-cell>
          <table:table-cell table:formula="of:=[.A312]-[.$G$2]" office:value-type="float" office:value="-0.00488677934328141" calcext:value-type="float">
            <text:p>-0.004886779343281</text:p>
          </table:table-cell>
          <table:table-cell table:formula="of:=[.B312]-[.$H$2]" office:value-type="float" office:value="-0.0051866820000015" calcext:value-type="float">
            <text:p>-0.005186682000002</text:p>
          </table:table-cell>
          <table:table-cell table:number-columns-repeated="4"/>
        </table:table-row>
        <table:table-row table:style-name="ro1">
          <table:table-cell office:value-type="float" office:value="7.180582812" calcext:value-type="float">
            <text:p>7.180582812</text:p>
          </table:table-cell>
          <table:table-cell office:value-type="float" office:value="7.014202476" calcext:value-type="float">
            <text:p>7.014202476</text:p>
          </table:table-cell>
          <table:table-cell table:formula="of:=[.A313]-[.$G$2]" office:value-type="float" office:value="-0.0116369833432826" calcext:value-type="float">
            <text:p>-0.011636983343283</text:p>
          </table:table-cell>
          <table:table-cell table:formula="of:=[.B313]-[.$H$2]" office:value-type="float" office:value="0.000769553999997896" calcext:value-type="float">
            <text:p>0.000769553999998</text:p>
          </table:table-cell>
          <table:table-cell table:number-columns-repeated="4"/>
        </table:table-row>
        <table:table-row table:style-name="ro1">
          <table:table-cell office:value-type="float" office:value="7.200691608" calcext:value-type="float">
            <text:p>7.200691608</text:p>
          </table:table-cell>
          <table:table-cell office:value-type="float" office:value="7.012697472" calcext:value-type="float">
            <text:p>7.012697472</text:p>
          </table:table-cell>
          <table:table-cell table:formula="of:=[.A314]-[.$G$2]" office:value-type="float" office:value="0.00847181265671715" calcext:value-type="float">
            <text:p>0.008471812656717</text:p>
          </table:table-cell>
          <table:table-cell table:formula="of:=[.B314]-[.$H$2]" office:value-type="float" office:value="-0.000735450000000526" calcext:value-type="float">
            <text:p>-0.000735450000001</text:p>
          </table:table-cell>
          <table:table-cell table:number-columns-repeated="4"/>
        </table:table-row>
        <table:table-row table:style-name="ro1">
          <table:table-cell office:value-type="float" office:value="7.185882228" calcext:value-type="float">
            <text:p>7.185882228</text:p>
          </table:table-cell>
          <table:table-cell office:value-type="float" office:value="7.007411376" calcext:value-type="float">
            <text:p>7.007411376</text:p>
          </table:table-cell>
          <table:table-cell table:formula="of:=[.A315]-[.$G$2]" office:value-type="float" office:value="-0.00633756734328195" calcext:value-type="float">
            <text:p>-0.006337567343282</text:p>
          </table:table-cell>
          <table:table-cell table:formula="of:=[.B315]-[.$H$2]" office:value-type="float" office:value="-0.00602154600000127" calcext:value-type="float">
            <text:p>-0.006021546000001</text:p>
          </table:table-cell>
          <table:table-cell table:number-columns-repeated="4"/>
        </table:table-row>
        <table:table-row table:style-name="ro1">
          <table:table-cell office:value-type="float" office:value="7.18316298" calcext:value-type="float">
            <text:p>7.18316298</text:p>
          </table:table-cell>
          <table:table-cell office:value-type="float" office:value="7.0255932" calcext:value-type="float">
            <text:p>7.0255932</text:p>
          </table:table-cell>
          <table:table-cell table:formula="of:=[.A316]-[.$G$2]" office:value-type="float" office:value="-0.00905681534328195" calcext:value-type="float">
            <text:p>-0.009056815343282</text:p>
          </table:table-cell>
          <table:table-cell table:formula="of:=[.B316]-[.$H$2]" office:value-type="float" office:value="0.0121602779999979" calcext:value-type="float">
            <text:p>0.012160277999998</text:p>
          </table:table-cell>
          <table:table-cell table:number-columns-repeated="4"/>
        </table:table-row>
        <table:table-row table:style-name="ro1">
          <table:table-cell office:value-type="float" office:value="7.181722056" calcext:value-type="float">
            <text:p>7.181722056</text:p>
          </table:table-cell>
          <table:table-cell office:value-type="float" office:value="7.009768272" calcext:value-type="float">
            <text:p>7.009768272</text:p>
          </table:table-cell>
          <table:table-cell table:formula="of:=[.A317]-[.$G$2]" office:value-type="float" office:value="-0.0104977393432817" calcext:value-type="float">
            <text:p>-0.010497739343282</text:p>
          </table:table-cell>
          <table:table-cell table:formula="of:=[.B317]-[.$H$2]" office:value-type="float" office:value="-0.00366465000000105" calcext:value-type="float">
            <text:p>-0.003664650000001</text:p>
          </table:table-cell>
          <table:table-cell table:number-columns-repeated="4"/>
        </table:table-row>
        <table:table-row table:style-name="ro1">
          <table:table-cell office:value-type="float" office:value="7.24517394" calcext:value-type="float">
            <text:p>7.24517394</text:p>
          </table:table-cell>
          <table:table-cell office:value-type="float" office:value="7.003967388" calcext:value-type="float">
            <text:p>7.003967388</text:p>
          </table:table-cell>
          <table:table-cell table:formula="of:=[.A318]-[.$G$2]" office:value-type="float" office:value="0.0529541446567183" calcext:value-type="float">
            <text:p>0.052954144656718</text:p>
          </table:table-cell>
          <table:table-cell table:formula="of:=[.B318]-[.$H$2]" office:value-type="float" office:value="-0.00946553400000028" calcext:value-type="float">
            <text:p>-0.009465534</text:p>
          </table:table-cell>
          <table:table-cell table:number-columns-repeated="4"/>
        </table:table-row>
        <table:table-row table:style-name="ro1">
          <table:table-cell office:value-type="float" office:value="7.176102924" calcext:value-type="float">
            <text:p>7.176102924</text:p>
          </table:table-cell>
          <table:table-cell office:value-type="float" office:value="7.01022324" calcext:value-type="float">
            <text:p>7.01022324</text:p>
          </table:table-cell>
          <table:table-cell table:formula="of:=[.A319]-[.$G$2]" office:value-type="float" office:value="-0.0161168713432822" calcext:value-type="float">
            <text:p>-0.016116871343282</text:p>
          </table:table-cell>
          <table:table-cell table:formula="of:=[.B319]-[.$H$2]" office:value-type="float" office:value="-0.00320968200000138" calcext:value-type="float">
            <text:p>-0.003209682000001</text:p>
          </table:table-cell>
          <table:table-cell table:number-columns-repeated="4"/>
        </table:table-row>
        <table:table-row table:style-name="ro1">
          <table:table-cell office:value-type="float" office:value="7.193615328" calcext:value-type="float">
            <text:p>7.193615328</text:p>
          </table:table-cell>
          <table:table-cell office:value-type="float" office:value="7.009502388" calcext:value-type="float">
            <text:p>7.009502388</text:p>
          </table:table-cell>
          <table:table-cell table:formula="of:=[.A320]-[.$G$2]" office:value-type="float" office:value="0.00139553265671744" calcext:value-type="float">
            <text:p>0.001395532656717</text:p>
          </table:table-cell>
          <table:table-cell table:formula="of:=[.B320]-[.$H$2]" office:value-type="float" office:value="-0.0039305340000011" calcext:value-type="float">
            <text:p>-0.003930534000001</text:p>
          </table:table-cell>
          <table:table-cell table:number-columns-repeated="4"/>
        </table:table-row>
        <table:table-row table:style-name="ro1">
          <table:table-cell office:value-type="float" office:value="7.190299584" calcext:value-type="float">
            <text:p>7.190299584</text:p>
          </table:table-cell>
          <table:table-cell office:value-type="float" office:value="7.008447204" calcext:value-type="float">
            <text:p>7.008447204</text:p>
          </table:table-cell>
          <table:table-cell table:formula="of:=[.A321]-[.$G$2]" office:value-type="float" office:value="-0.00192021134328257" calcext:value-type="float">
            <text:p>-0.001920211343283</text:p>
          </table:table-cell>
          <table:table-cell table:formula="of:=[.B321]-[.$H$2]" office:value-type="float" office:value="-0.00498571800000125" calcext:value-type="float">
            <text:p>-0.004985718000001</text:p>
          </table:table-cell>
          <table:table-cell table:number-columns-repeated="4"/>
        </table:table-row>
        <table:table-row table:style-name="ro1">
          <table:table-cell office:value-type="float" office:value="7.192245624" calcext:value-type="float">
            <text:p>7.192245624</text:p>
          </table:table-cell>
          <table:table-cell office:value-type="float" office:value="7.006135296" calcext:value-type="float">
            <text:p>7.006135296</text:p>
          </table:table-cell>
          <table:table-cell table:formula="of:=[.A322]-[.$G$2]" office:value-type="float" office:value="0.0000258286567174082" calcext:value-type="float">
            <text:p>2.58286567174082E-05</text:p>
          </table:table-cell>
          <table:table-cell table:formula="of:=[.B322]-[.$H$2]" office:value-type="float" office:value="-0.0072976260000015" calcext:value-type="float">
            <text:p>-0.007297626000002</text:p>
          </table:table-cell>
          <table:table-cell table:number-columns-repeated="4"/>
        </table:table-row>
        <table:table-row table:style-name="ro1">
          <table:table-cell office:value-type="float" office:value="7.40631696" calcext:value-type="float">
            <text:p>7.40631696</text:p>
          </table:table-cell>
          <table:table-cell office:value-type="float" office:value="7.00361436" calcext:value-type="float">
            <text:p>7.00361436</text:p>
          </table:table-cell>
          <table:table-cell table:formula="of:=[.A323]-[.$G$2]" office:value-type="float" office:value="0.214097164656718" calcext:value-type="float">
            <text:p>0.214097164656718</text:p>
          </table:table-cell>
          <table:table-cell table:formula="of:=[.B323]-[.$H$2]" office:value-type="float" office:value="-0.00981856200000131" calcext:value-type="float">
            <text:p>-0.009818562000001</text:p>
          </table:table-cell>
          <table:table-cell table:number-columns-repeated="4"/>
        </table:table-row>
        <table:table-row table:style-name="ro1">
          <table:table-cell office:value-type="float" office:value="7.489482408" calcext:value-type="float">
            <text:p>7.489482408</text:p>
          </table:table-cell>
          <table:table-cell office:value-type="float" office:value="7.012899804" calcext:value-type="float">
            <text:p>7.012899804</text:p>
          </table:table-cell>
          <table:table-cell table:formula="of:=[.A324]-[.$G$2]" office:value-type="float" office:value="0.297262612656718" calcext:value-type="float">
            <text:p>0.297262612656718</text:p>
          </table:table-cell>
          <table:table-cell table:formula="of:=[.B324]-[.$H$2]" office:value-type="float" office:value="-0.000533118000000776" calcext:value-type="float">
            <text:p>-0.000533118000001</text:p>
          </table:table-cell>
          <table:table-cell table:number-columns-repeated="4"/>
        </table:table-row>
        <table:table-row table:style-name="ro1">
          <table:table-cell office:value-type="float" office:value="7.20043752" calcext:value-type="float">
            <text:p>7.20043752</text:p>
          </table:table-cell>
          <table:table-cell office:value-type="float" office:value="7.007856612" calcext:value-type="float">
            <text:p>7.007856612</text:p>
          </table:table-cell>
          <table:table-cell table:formula="of:=[.A325]-[.$G$2]" office:value-type="float" office:value="0.008217724656717" calcext:value-type="float">
            <text:p>0.008217724656717</text:p>
          </table:table-cell>
          <table:table-cell table:formula="of:=[.B325]-[.$H$2]" office:value-type="float" office:value="-0.00557631000000036" calcext:value-type="float">
            <text:p>-0.00557631</text:p>
          </table:table-cell>
          <table:table-cell table:number-columns-repeated="4"/>
        </table:table-row>
        <table:table-row table:style-name="ro1">
          <table:table-cell office:value-type="float" office:value="7.20071484" calcext:value-type="float">
            <text:p>7.20071484</text:p>
          </table:table-cell>
          <table:table-cell office:value-type="float" office:value="7.021121388" calcext:value-type="float">
            <text:p>7.021121388</text:p>
          </table:table-cell>
          <table:table-cell table:formula="of:=[.A326]-[.$G$2]" office:value-type="float" office:value="0.00849504465671735" calcext:value-type="float">
            <text:p>0.008495044656717</text:p>
          </table:table-cell>
          <table:table-cell table:formula="of:=[.B326]-[.$H$2]" office:value-type="float" office:value="0.00768846599999939" calcext:value-type="float">
            <text:p>0.007688465999999</text:p>
          </table:table-cell>
          <table:table-cell table:number-columns-repeated="4"/>
        </table:table-row>
        <table:table-row table:style-name="ro1">
          <table:table-cell office:value-type="float" office:value="7.194681696" calcext:value-type="float">
            <text:p>7.194681696</text:p>
          </table:table-cell>
          <table:table-cell office:value-type="float" office:value="7.001345448" calcext:value-type="float">
            <text:p>7.001345448</text:p>
          </table:table-cell>
          <table:table-cell table:formula="of:=[.A327]-[.$G$2]" office:value-type="float" office:value="0.00246190065671747" calcext:value-type="float">
            <text:p>0.002461900656717</text:p>
          </table:table-cell>
          <table:table-cell table:formula="of:=[.B327]-[.$H$2]" office:value-type="float" office:value="-0.0120874740000012" calcext:value-type="float">
            <text:p>-0.012087474000001</text:p>
          </table:table-cell>
          <table:table-cell table:number-columns-repeated="4"/>
        </table:table-row>
        <table:table-row table:style-name="ro1">
          <table:table-cell office:value-type="float" office:value="7.195335888" calcext:value-type="float">
            <text:p>7.195335888</text:p>
          </table:table-cell>
          <table:table-cell office:value-type="float" office:value="7.01745366" calcext:value-type="float">
            <text:p>7.01745366</text:p>
          </table:table-cell>
          <table:table-cell table:formula="of:=[.A328]-[.$G$2]" office:value-type="float" office:value="0.00311609265671819" calcext:value-type="float">
            <text:p>0.003116092656718</text:p>
          </table:table-cell>
          <table:table-cell table:formula="of:=[.B328]-[.$H$2]" office:value-type="float" office:value="0.00402073799999947" calcext:value-type="float">
            <text:p>0.004020737999999</text:p>
          </table:table-cell>
          <table:table-cell table:number-columns-repeated="4"/>
        </table:table-row>
        <table:table-row table:style-name="ro1">
          <table:table-cell office:value-type="float" office:value="7.186273644" calcext:value-type="float">
            <text:p>7.186273644</text:p>
          </table:table-cell>
          <table:table-cell office:value-type="float" office:value="7.010835708" calcext:value-type="float">
            <text:p>7.010835708</text:p>
          </table:table-cell>
          <table:table-cell table:formula="of:=[.A329]-[.$G$2]" office:value-type="float" office:value="-0.00594615134328169" calcext:value-type="float">
            <text:p>-0.005946151343282</text:p>
          </table:table-cell>
          <table:table-cell table:formula="of:=[.B329]-[.$H$2]" office:value-type="float" office:value="-0.00259721400000146" calcext:value-type="float">
            <text:p>-0.002597214000001</text:p>
          </table:table-cell>
          <table:table-cell table:number-columns-repeated="4"/>
        </table:table-row>
        <table:table-row table:style-name="ro1">
          <table:table-cell office:value-type="float" office:value="7.352875608" calcext:value-type="float">
            <text:p>7.352875608</text:p>
          </table:table-cell>
          <table:table-cell office:value-type="float" office:value="7.00944186" calcext:value-type="float">
            <text:p>7.00944186</text:p>
          </table:table-cell>
          <table:table-cell table:formula="of:=[.A330]-[.$G$2]" office:value-type="float" office:value="0.160655812656719" calcext:value-type="float">
            <text:p>0.160655812656719</text:p>
          </table:table-cell>
          <table:table-cell table:formula="of:=[.B330]-[.$H$2]" office:value-type="float" office:value="-0.00399106200000077" calcext:value-type="float">
            <text:p>-0.003991062000001</text:p>
          </table:table-cell>
          <table:table-cell table:number-columns-repeated="4"/>
        </table:table-row>
        <table:table-row table:style-name="ro1">
          <table:table-cell office:value-type="float" office:value="7.20664536" calcext:value-type="float">
            <text:p>7.20664536</text:p>
          </table:table-cell>
          <table:table-cell office:value-type="float" office:value="6.998276628" calcext:value-type="float">
            <text:p>6.998276628</text:p>
          </table:table-cell>
          <table:table-cell table:formula="of:=[.A331]-[.$G$2]" office:value-type="float" office:value="0.014425564656718" calcext:value-type="float">
            <text:p>0.014425564656718</text:p>
          </table:table-cell>
          <table:table-cell table:formula="of:=[.B331]-[.$H$2]" office:value-type="float" office:value="-0.0151562940000005" calcext:value-type="float">
            <text:p>-0.015156294000001</text:p>
          </table:table-cell>
          <table:table-cell table:number-columns-repeated="4"/>
        </table:table-row>
        <table:table-row table:style-name="ro1">
          <table:table-cell office:value-type="float" office:value="7.22936448" calcext:value-type="float">
            <text:p>7.22936448</text:p>
          </table:table-cell>
          <table:table-cell office:value-type="float" office:value="7.013248548" calcext:value-type="float">
            <text:p>7.013248548</text:p>
          </table:table-cell>
          <table:table-cell table:formula="of:=[.A332]-[.$G$2]" office:value-type="float" office:value="0.0371446846567185" calcext:value-type="float">
            <text:p>0.037144684656719</text:p>
          </table:table-cell>
          <table:table-cell table:formula="of:=[.B332]-[.$H$2]" office:value-type="float" office:value="-0.000184374000001597" calcext:value-type="float">
            <text:p>-0.000184374000002</text:p>
          </table:table-cell>
          <table:table-cell table:number-columns-repeated="4"/>
        </table:table-row>
        <table:table-row table:style-name="ro1">
          <table:table-cell office:value-type="float" office:value="7.177781184" calcext:value-type="float">
            <text:p>7.177781184</text:p>
          </table:table-cell>
          <table:table-cell office:value-type="float" office:value="7.004321976" calcext:value-type="float">
            <text:p>7.004321976</text:p>
          </table:table-cell>
          <table:table-cell table:formula="of:=[.A333]-[.$G$2]" office:value-type="float" office:value="-0.014438611343282" calcext:value-type="float">
            <text:p>-0.014438611343282</text:p>
          </table:table-cell>
          <table:table-cell table:formula="of:=[.B333]-[.$H$2]" office:value-type="float" office:value="-0.00911094600000162" calcext:value-type="float">
            <text:p>-0.009110946000002</text:p>
          </table:table-cell>
          <table:table-cell table:number-columns-repeated="4"/>
        </table:table-row>
        <table:table-row table:style-name="ro1">
          <table:table-cell office:value-type="float" office:value="7.18819296" calcext:value-type="float">
            <text:p>7.18819296</text:p>
          </table:table-cell>
          <table:table-cell office:value-type="float" office:value="7.006191732" calcext:value-type="float">
            <text:p>7.006191732</text:p>
          </table:table-cell>
          <table:table-cell table:formula="of:=[.A334]-[.$G$2]" office:value-type="float" office:value="-0.00402683534328219" calcext:value-type="float">
            <text:p>-0.004026835343282</text:p>
          </table:table-cell>
          <table:table-cell table:formula="of:=[.B334]-[.$H$2]" office:value-type="float" office:value="-0.00724119000000112" calcext:value-type="float">
            <text:p>-0.007241190000001</text:p>
          </table:table-cell>
          <table:table-cell table:number-columns-repeated="4"/>
        </table:table-row>
        <table:table-row table:style-name="ro1">
          <table:table-cell office:value-type="float" office:value="7.236718368" calcext:value-type="float">
            <text:p>7.236718368</text:p>
          </table:table-cell>
          <table:table-cell office:value-type="float" office:value="7.003011756" calcext:value-type="float">
            <text:p>7.003011756</text:p>
          </table:table-cell>
          <table:table-cell table:formula="of:=[.A335]-[.$G$2]" office:value-type="float" office:value="0.0444985726567175" calcext:value-type="float">
            <text:p>0.044498572656718</text:p>
          </table:table-cell>
          <table:table-cell table:formula="of:=[.B335]-[.$H$2]" office:value-type="float" office:value="-0.0104211660000013" calcext:value-type="float">
            <text:p>-0.010421166000001</text:p>
          </table:table-cell>
          <table:table-cell table:number-columns-repeated="4"/>
        </table:table-row>
        <table:table-row table:style-name="ro1">
          <table:table-cell office:value-type="float" office:value="7.301732844" calcext:value-type="float">
            <text:p>7.301732844</text:p>
          </table:table-cell>
          <table:table-cell office:value-type="float" office:value="7.010907096" calcext:value-type="float">
            <text:p>7.010907096</text:p>
          </table:table-cell>
          <table:table-cell table:formula="of:=[.A336]-[.$G$2]" office:value-type="float" office:value="0.109513048656718" calcext:value-type="float">
            <text:p>0.109513048656718</text:p>
          </table:table-cell>
          <table:table-cell table:formula="of:=[.B336]-[.$H$2]" office:value-type="float" office:value="-0.00252582600000117" calcext:value-type="float">
            <text:p>-0.002525826000001</text:p>
          </table:table-cell>
          <table:table-cell table:number-columns-repeated="4"/>
        </table:table-row>
        <table:table-row table:style-name="ro1">
          <table:table-cell office:value-type="float" office:value="7.206620136" calcext:value-type="float">
            <text:p>7.206620136</text:p>
          </table:table-cell>
          <table:table-cell office:value-type="float" office:value="7.002327396" calcext:value-type="float">
            <text:p>7.002327396</text:p>
          </table:table-cell>
          <table:table-cell table:formula="of:=[.A337]-[.$G$2]" office:value-type="float" office:value="0.014400340656719" calcext:value-type="float">
            <text:p>0.014400340656719</text:p>
          </table:table-cell>
          <table:table-cell table:formula="of:=[.B337]-[.$H$2]" office:value-type="float" office:value="-0.0111055260000015" calcext:value-type="float">
            <text:p>-0.011105526000002</text:p>
          </table:table-cell>
          <table:table-cell table:number-columns-repeated="4"/>
        </table:table-row>
        <table:table-row table:style-name="ro1">
          <table:table-cell office:value-type="float" office:value="7.199306664" calcext:value-type="float">
            <text:p>7.199306664</text:p>
          </table:table-cell>
          <table:table-cell office:value-type="float" office:value="7.01204748" calcext:value-type="float">
            <text:p>7.01204748</text:p>
          </table:table-cell>
          <table:table-cell table:formula="of:=[.A338]-[.$G$2]" office:value-type="float" office:value="0.00708686865671737" calcext:value-type="float">
            <text:p>0.007086868656717</text:p>
          </table:table-cell>
          <table:table-cell table:formula="of:=[.B338]-[.$H$2]" office:value-type="float" office:value="-0.0013854420000019" calcext:value-type="float">
            <text:p>-0.001385442000002</text:p>
          </table:table-cell>
          <table:table-cell table:number-columns-repeated="4"/>
        </table:table-row>
        <table:table-row table:style-name="ro1">
          <table:table-cell office:value-type="float" office:value="7.186150764" calcext:value-type="float">
            <text:p>7.186150764</text:p>
          </table:table-cell>
          <table:table-cell office:value-type="float" office:value="7.010518392" calcext:value-type="float">
            <text:p>7.010518392</text:p>
          </table:table-cell>
          <table:table-cell table:formula="of:=[.A339]-[.$G$2]" office:value-type="float" office:value="-0.00606903134328185" calcext:value-type="float">
            <text:p>-0.006069031343282</text:p>
          </table:table-cell>
          <table:table-cell table:formula="of:=[.B339]-[.$H$2]" office:value-type="float" office:value="-0.00291453000000175" calcext:value-type="float">
            <text:p>-0.002914530000002</text:p>
          </table:table-cell>
          <table:table-cell table:number-columns-repeated="4"/>
        </table:table-row>
        <table:table-row table:style-name="ro1">
          <table:table-cell office:value-type="float" office:value="7.18644084" calcext:value-type="float">
            <text:p>7.18644084</text:p>
          </table:table-cell>
          <table:table-cell office:value-type="float" office:value="7.006387488" calcext:value-type="float">
            <text:p>7.006387488</text:p>
          </table:table-cell>
          <table:table-cell table:formula="of:=[.A340]-[.$G$2]" office:value-type="float" office:value="-0.0057789553432821" calcext:value-type="float">
            <text:p>-0.005778955343282</text:p>
          </table:table-cell>
          <table:table-cell table:formula="of:=[.B340]-[.$H$2]" office:value-type="float" office:value="-0.00704543400000013" calcext:value-type="float">
            <text:p>-0.007045434</text:p>
          </table:table-cell>
          <table:table-cell table:number-columns-repeated="4"/>
        </table:table-row>
        <table:table-row table:style-name="ro1">
          <table:table-cell office:value-type="float" office:value="7.194600492" calcext:value-type="float">
            <text:p>7.194600492</text:p>
          </table:table-cell>
          <table:table-cell office:value-type="float" office:value="7.012534128" calcext:value-type="float">
            <text:p>7.012534128</text:p>
          </table:table-cell>
          <table:table-cell table:formula="of:=[.A341]-[.$G$2]" office:value-type="float" office:value="0.00238069665671858" calcext:value-type="float">
            <text:p>0.002380696656719</text:p>
          </table:table-cell>
          <table:table-cell table:formula="of:=[.B341]-[.$H$2]" office:value-type="float" office:value="-0.000898794000001146" calcext:value-type="float">
            <text:p>-0.000898794000001</text:p>
          </table:table-cell>
          <table:table-cell table:number-columns-repeated="4"/>
        </table:table-row>
        <table:table-row table:style-name="ro1">
          <table:table-cell office:value-type="float" office:value="7.219408128" calcext:value-type="float">
            <text:p>7.219408128</text:p>
          </table:table-cell>
          <table:table-cell office:value-type="float" office:value="7.0060944" calcext:value-type="float">
            <text:p>7.0060944</text:p>
          </table:table-cell>
          <table:table-cell table:formula="of:=[.A342]-[.$G$2]" office:value-type="float" office:value="0.0271883326567171" calcext:value-type="float">
            <text:p>0.027188332656717</text:p>
          </table:table-cell>
          <table:table-cell table:formula="of:=[.B342]-[.$H$2]" office:value-type="float" office:value="-0.00733852200000218" calcext:value-type="float">
            <text:p>-0.007338522000002</text:p>
          </table:table-cell>
          <table:table-cell table:number-columns-repeated="4"/>
        </table:table-row>
        <table:table-row table:style-name="ro1">
          <table:table-cell office:value-type="float" office:value="7.195114356" calcext:value-type="float">
            <text:p>7.195114356</text:p>
          </table:table-cell>
          <table:table-cell office:value-type="float" office:value="7.00819848" calcext:value-type="float">
            <text:p>7.00819848</text:p>
          </table:table-cell>
          <table:table-cell table:formula="of:=[.A343]-[.$G$2]" office:value-type="float" office:value="0.00289456065671789" calcext:value-type="float">
            <text:p>0.002894560656718</text:p>
          </table:table-cell>
          <table:table-cell table:formula="of:=[.B343]-[.$H$2]" office:value-type="float" office:value="-0.00523444200000078" calcext:value-type="float">
            <text:p>-0.005234442000001</text:p>
          </table:table-cell>
          <table:table-cell table:number-columns-repeated="4"/>
        </table:table-row>
        <table:table-row table:style-name="ro1">
          <table:table-cell office:value-type="float" office:value="7.269743052" calcext:value-type="float">
            <text:p>7.269743052</text:p>
          </table:table-cell>
          <table:table-cell office:value-type="float" office:value="7.00387836" calcext:value-type="float">
            <text:p>7.00387836</text:p>
          </table:table-cell>
          <table:table-cell table:formula="of:=[.A344]-[.$G$2]" office:value-type="float" office:value="0.0775232566567183" calcext:value-type="float">
            <text:p>0.077523256656718</text:p>
          </table:table-cell>
          <table:table-cell table:formula="of:=[.B344]-[.$H$2]" office:value-type="float" office:value="-0.00955456200000082" calcext:value-type="float">
            <text:p>-0.009554562000001</text:p>
          </table:table-cell>
          <table:table-cell table:number-columns-repeated="4"/>
        </table:table-row>
        <table:table-row table:style-name="ro1">
          <table:table-cell office:value-type="float" office:value="7.19451144" calcext:value-type="float">
            <text:p>7.19451144</text:p>
          </table:table-cell>
          <table:table-cell office:value-type="float" office:value="7.01954172" calcext:value-type="float">
            <text:p>7.01954172</text:p>
          </table:table-cell>
          <table:table-cell table:formula="of:=[.A345]-[.$G$2]" office:value-type="float" office:value="0.00229164465671783" calcext:value-type="float">
            <text:p>0.002291644656718</text:p>
          </table:table-cell>
          <table:table-cell table:formula="of:=[.B345]-[.$H$2]" office:value-type="float" office:value="0.00610879799999875" calcext:value-type="float">
            <text:p>0.006108797999999</text:p>
          </table:table-cell>
          <table:table-cell table:number-columns-repeated="4"/>
        </table:table-row>
        <table:table-row table:style-name="ro1">
          <table:table-cell office:value-type="float" office:value="7.247720592" calcext:value-type="float">
            <text:p>7.247720592</text:p>
          </table:table-cell>
          <table:table-cell office:value-type="float" office:value="7.006436784" calcext:value-type="float">
            <text:p>7.006436784</text:p>
          </table:table-cell>
          <table:table-cell table:formula="of:=[.A346]-[.$G$2]" office:value-type="float" office:value="0.0555007966567178" calcext:value-type="float">
            <text:p>0.055500796656718</text:p>
          </table:table-cell>
          <table:table-cell table:formula="of:=[.B346]-[.$H$2]" office:value-type="float" office:value="-0.00699613800000165" calcext:value-type="float">
            <text:p>-0.006996138000002</text:p>
          </table:table-cell>
          <table:table-cell table:number-columns-repeated="4"/>
        </table:table-row>
        <table:table-row table:style-name="ro1">
          <table:table-cell office:value-type="float" office:value="7.273471104" calcext:value-type="float">
            <text:p>7.273471104</text:p>
          </table:table-cell>
          <table:table-cell office:value-type="float" office:value="7.01017716" calcext:value-type="float">
            <text:p>7.01017716</text:p>
          </table:table-cell>
          <table:table-cell table:formula="of:=[.A347]-[.$G$2]" office:value-type="float" office:value="0.0812513086567179" calcext:value-type="float">
            <text:p>0.081251308656718</text:p>
          </table:table-cell>
          <table:table-cell table:formula="of:=[.B347]-[.$H$2]" office:value-type="float" office:value="-0.00325576200000199" calcext:value-type="float">
            <text:p>-0.003255762000002</text:p>
          </table:table-cell>
          <table:table-cell table:number-columns-repeated="4"/>
        </table:table-row>
        <table:table-row table:style-name="ro1">
          <table:table-cell office:value-type="float" office:value="7.189061832" calcext:value-type="float">
            <text:p>7.189061832</text:p>
          </table:table-cell>
          <table:table-cell office:value-type="float" office:value="7.0173498" calcext:value-type="float">
            <text:p>7.0173498</text:p>
          </table:table-cell>
          <table:table-cell table:formula="of:=[.A348]-[.$G$2]" office:value-type="float" office:value="-0.00315796334328144" calcext:value-type="float">
            <text:p>-0.003157963343281</text:p>
          </table:table-cell>
          <table:table-cell table:formula="of:=[.B348]-[.$H$2]" office:value-type="float" office:value="0.00391687799999829" calcext:value-type="float">
            <text:p>0.003916877999998</text:p>
          </table:table-cell>
          <table:table-cell table:number-columns-repeated="4"/>
        </table:table-row>
        <table:table-row table:style-name="ro1">
          <table:table-cell office:value-type="float" office:value="7.198726092" calcext:value-type="float">
            <text:p>7.198726092</text:p>
          </table:table-cell>
          <table:table-cell office:value-type="float" office:value="7.008855636" calcext:value-type="float">
            <text:p>7.008855636</text:p>
          </table:table-cell>
          <table:table-cell table:formula="of:=[.A349]-[.$G$2]" office:value-type="float" office:value="0.00650629665671687" calcext:value-type="float">
            <text:p>0.006506296656717</text:p>
          </table:table-cell>
          <table:table-cell table:formula="of:=[.B349]-[.$H$2]" office:value-type="float" office:value="-0.00457728600000173" calcext:value-type="float">
            <text:p>-0.004577286000002</text:p>
          </table:table-cell>
          <table:table-cell table:number-columns-repeated="4"/>
        </table:table-row>
        <table:table-row table:style-name="ro1">
          <table:table-cell office:value-type="float" office:value="7.190237736" calcext:value-type="float">
            <text:p>7.190237736</text:p>
          </table:table-cell>
          <table:table-cell office:value-type="float" office:value="6.999622428" calcext:value-type="float">
            <text:p>6.999622428</text:p>
          </table:table-cell>
          <table:table-cell table:formula="of:=[.A350]-[.$G$2]" office:value-type="float" office:value="-0.00198205934328222" calcext:value-type="float">
            <text:p>-0.001982059343282</text:p>
          </table:table-cell>
          <table:table-cell table:formula="of:=[.B350]-[.$H$2]" office:value-type="float" office:value="-0.0138104940000012" calcext:value-type="float">
            <text:p>-0.013810494000001</text:p>
          </table:table-cell>
          <table:table-cell table:number-columns-repeated="4"/>
        </table:table-row>
        <table:table-row table:style-name="ro1">
          <table:table-cell office:value-type="float" office:value="7.187403204" calcext:value-type="float">
            <text:p>7.187403204</text:p>
          </table:table-cell>
          <table:table-cell office:value-type="float" office:value="7.014000348" calcext:value-type="float">
            <text:p>7.014000348</text:p>
          </table:table-cell>
          <table:table-cell table:formula="of:=[.A351]-[.$G$2]" office:value-type="float" office:value="-0.00481659134328183" calcext:value-type="float">
            <text:p>-0.004816591343282</text:p>
          </table:table-cell>
          <table:table-cell table:formula="of:=[.B351]-[.$H$2]" office:value-type="float" office:value="0.000567425999999927" calcext:value-type="float">
            <text:p>0.000567426</text:p>
          </table:table-cell>
          <table:table-cell table:number-columns-repeated="4"/>
        </table:table-row>
        <table:table-row table:style-name="ro1">
          <table:table-cell office:value-type="float" office:value="7.194231456" calcext:value-type="float">
            <text:p>7.194231456</text:p>
          </table:table-cell>
          <table:table-cell office:value-type="float" office:value="7.008753144" calcext:value-type="float">
            <text:p>7.008753144</text:p>
          </table:table-cell>
          <table:table-cell table:formula="of:=[.A352]-[.$G$2]" office:value-type="float" office:value="0.00201166065671732" calcext:value-type="float">
            <text:p>0.002011660656717</text:p>
          </table:table-cell>
          <table:table-cell table:formula="of:=[.B352]-[.$H$2]" office:value-type="float" office:value="-0.00467977800000075" calcext:value-type="float">
            <text:p>-0.004679778000001</text:p>
          </table:table-cell>
          <table:table-cell table:number-columns-repeated="4"/>
        </table:table-row>
        <table:table-row table:style-name="ro1">
          <table:table-cell office:value-type="float" office:value="7.2249753" calcext:value-type="float">
            <text:p>7.2249753</text:p>
          </table:table-cell>
          <table:table-cell office:value-type="float" office:value="7.007045448" calcext:value-type="float">
            <text:p>7.007045448</text:p>
          </table:table-cell>
          <table:table-cell table:formula="of:=[.A353]-[.$G$2]" office:value-type="float" office:value="0.0327555046567181" calcext:value-type="float">
            <text:p>0.032755504656718</text:p>
          </table:table-cell>
          <table:table-cell table:formula="of:=[.B353]-[.$H$2]" office:value-type="float" office:value="-0.00638747400000117" calcext:value-type="float">
            <text:p>-0.006387474000001</text:p>
          </table:table-cell>
          <table:table-cell table:number-columns-repeated="4"/>
        </table:table-row>
        <table:table-row table:style-name="ro1">
          <table:table-cell office:value-type="float" office:value="7.200851088" calcext:value-type="float">
            <text:p>7.200851088</text:p>
          </table:table-cell>
          <table:table-cell office:value-type="float" office:value="7.006856784" calcext:value-type="float">
            <text:p>7.006856784</text:p>
          </table:table-cell>
          <table:table-cell table:formula="of:=[.A354]-[.$G$2]" office:value-type="float" office:value="0.0086312926567178" calcext:value-type="float">
            <text:p>0.008631292656718</text:p>
          </table:table-cell>
          <table:table-cell table:formula="of:=[.B354]-[.$H$2]" office:value-type="float" office:value="-0.00657613800000156" calcext:value-type="float">
            <text:p>-0.006576138000002</text:p>
          </table:table-cell>
          <table:table-cell table:number-columns-repeated="4"/>
        </table:table-row>
        <table:table-row table:style-name="ro1">
          <table:table-cell office:value-type="float" office:value="7.324782852" calcext:value-type="float">
            <text:p>7.324782852</text:p>
          </table:table-cell>
          <table:table-cell office:value-type="float" office:value="7.01574486" calcext:value-type="float">
            <text:p>7.01574486</text:p>
          </table:table-cell>
          <table:table-cell table:formula="of:=[.A355]-[.$G$2]" office:value-type="float" office:value="0.132563056656718" calcext:value-type="float">
            <text:p>0.132563056656718</text:p>
          </table:table-cell>
          <table:table-cell table:formula="of:=[.B355]-[.$H$2]" office:value-type="float" office:value="0.00231193799999918" calcext:value-type="float">
            <text:p>0.002311937999999</text:p>
          </table:table-cell>
          <table:table-cell table:number-columns-repeated="4"/>
        </table:table-row>
        <table:table-row table:style-name="ro1">
          <table:table-cell office:value-type="float" office:value="7.216800516" calcext:value-type="float">
            <text:p>7.216800516</text:p>
          </table:table-cell>
          <table:table-cell office:value-type="float" office:value="7.009780824" calcext:value-type="float">
            <text:p>7.009780824</text:p>
          </table:table-cell>
          <table:table-cell table:formula="of:=[.A356]-[.$G$2]" office:value-type="float" office:value="0.0245807206567186" calcext:value-type="float">
            <text:p>0.024580720656719</text:p>
          </table:table-cell>
          <table:table-cell table:formula="of:=[.B356]-[.$H$2]" office:value-type="float" office:value="-0.00365209800000077" calcext:value-type="float">
            <text:p>-0.003652098000001</text:p>
          </table:table-cell>
          <table:table-cell table:number-columns-repeated="4"/>
        </table:table-row>
        <table:table-row table:style-name="ro1">
          <table:table-cell office:value-type="float" office:value="7.196020152" calcext:value-type="float">
            <text:p>7.196020152</text:p>
          </table:table-cell>
          <table:table-cell office:value-type="float" office:value="6.969756408" calcext:value-type="float">
            <text:p>6.969756408</text:p>
          </table:table-cell>
          <table:table-cell table:formula="of:=[.A357]-[.$G$2]" office:value-type="float" office:value="0.00380035665671841" calcext:value-type="float">
            <text:p>0.003800356656718</text:p>
          </table:table-cell>
          <table:table-cell table:formula="of:=[.B357]-[.$H$2]" office:value-type="float" office:value="-0.0436765140000013" calcext:value-type="float">
            <text:p>-0.043676514000001</text:p>
          </table:table-cell>
          <table:table-cell table:number-columns-repeated="4"/>
        </table:table-row>
        <table:table-row table:style-name="ro1">
          <table:table-cell office:value-type="float" office:value="7.194107916" calcext:value-type="float">
            <text:p>7.194107916</text:p>
          </table:table-cell>
          <table:table-cell office:value-type="float" office:value="6.968616744" calcext:value-type="float">
            <text:p>6.968616744</text:p>
          </table:table-cell>
          <table:table-cell table:formula="of:=[.A358]-[.$G$2]" office:value-type="float" office:value="0.00188812065671762" calcext:value-type="float">
            <text:p>0.001888120656718</text:p>
          </table:table-cell>
          <table:table-cell table:formula="of:=[.B358]-[.$H$2]" office:value-type="float" office:value="-0.0448161780000005" calcext:value-type="float">
            <text:p>-0.044816178000001</text:p>
          </table:table-cell>
          <table:table-cell table:number-columns-repeated="4"/>
        </table:table-row>
        <table:table-row table:style-name="ro1">
          <table:table-cell office:value-type="float" office:value="7.203068976" calcext:value-type="float">
            <text:p>7.203068976</text:p>
          </table:table-cell>
          <table:table-cell office:value-type="float" office:value="6.970853928" calcext:value-type="float">
            <text:p>6.970853928</text:p>
          </table:table-cell>
          <table:table-cell table:formula="of:=[.A359]-[.$G$2]" office:value-type="float" office:value="0.0108491806567184" calcext:value-type="float">
            <text:p>0.010849180656718</text:p>
          </table:table-cell>
          <table:table-cell table:formula="of:=[.B359]-[.$H$2]" office:value-type="float" office:value="-0.0425789940000012" calcext:value-type="float">
            <text:p>-0.042578994000001</text:p>
          </table:table-cell>
          <table:table-cell table:number-columns-repeated="4"/>
        </table:table-row>
        <table:table-row table:style-name="ro1">
          <table:table-cell office:value-type="float" office:value="7.223320368" calcext:value-type="float">
            <text:p>7.223320368</text:p>
          </table:table-cell>
          <table:table-cell/>
          <table:table-cell table:formula="of:=[.A360]-[.$G$2]" office:value-type="float" office:value="0.0311005726567179" calcext:value-type="float">
            <text:p>0.031100572656718</text:p>
          </table:table-cell>
          <table:table-cell table:number-columns-repeated="5"/>
        </table:table-row>
        <table:table-row table:style-name="ro1">
          <table:table-cell office:value-type="float" office:value="7.190817648" calcext:value-type="float">
            <text:p>7.190817648</text:p>
          </table:table-cell>
          <table:table-cell/>
          <table:table-cell table:formula="of:=[.A361]-[.$G$2]" office:value-type="float" office:value="-0.00140214734328126" calcext:value-type="float">
            <text:p>-0.001402147343281</text:p>
          </table:table-cell>
          <table:table-cell table:number-columns-repeated="5"/>
        </table:table-row>
        <table:table-row table:style-name="ro1">
          <table:table-cell office:value-type="float" office:value="7.194452364" calcext:value-type="float">
            <text:p>7.194452364</text:p>
          </table:table-cell>
          <table:table-cell/>
          <table:table-cell table:formula="of:=[.A362]-[.$G$2]" office:value-type="float" office:value="0.0022325686567175" calcext:value-type="float">
            <text:p>0.002232568656718</text:p>
          </table:table-cell>
          <table:table-cell table:number-columns-repeated="5"/>
        </table:table-row>
        <table:table-row table:style-name="ro1">
          <table:table-cell office:value-type="float" office:value="7.448539572" calcext:value-type="float">
            <text:p>7.448539572</text:p>
          </table:table-cell>
          <table:table-cell/>
          <table:table-cell table:formula="of:=[.A363]-[.$G$2]" office:value-type="float" office:value="0.256319776656718" calcext:value-type="float">
            <text:p>0.256319776656718</text:p>
          </table:table-cell>
          <table:table-cell table:number-columns-repeated="5"/>
        </table:table-row>
        <table:table-row table:style-name="ro1">
          <table:table-cell office:value-type="float" office:value="7.20637788" calcext:value-type="float">
            <text:p>7.20637788</text:p>
          </table:table-cell>
          <table:table-cell/>
          <table:table-cell table:formula="of:=[.A364]-[.$G$2]" office:value-type="float" office:value="0.0141580846567182" calcext:value-type="float">
            <text:p>0.014158084656718</text:p>
          </table:table-cell>
          <table:table-cell table:number-columns-repeated="5"/>
        </table:table-row>
        <table:table-row table:style-name="ro1">
          <table:table-cell office:value-type="float" office:value="7.182195564" calcext:value-type="float">
            <text:p>7.182195564</text:p>
          </table:table-cell>
          <table:table-cell/>
          <table:table-cell table:formula="of:=[.A365]-[.$G$2]" office:value-type="float" office:value="-0.0100242313432819" calcext:value-type="float">
            <text:p>-0.010024231343282</text:p>
          </table:table-cell>
          <table:table-cell table:number-columns-repeated="5"/>
        </table:table-row>
        <table:table-row table:style-name="ro1">
          <table:table-cell office:value-type="float" office:value="7.21042254" calcext:value-type="float">
            <text:p>7.21042254</text:p>
          </table:table-cell>
          <table:table-cell/>
          <table:table-cell table:formula="of:=[.A366]-[.$G$2]" office:value-type="float" office:value="0.018202744656719" calcext:value-type="float">
            <text:p>0.018202744656719</text:p>
          </table:table-cell>
          <table:table-cell table:number-columns-repeated="5"/>
        </table:table-row>
        <table:table-row table:style-name="ro1">
          <table:table-cell office:value-type="float" office:value="7.19881782" calcext:value-type="float">
            <text:p>7.19881782</text:p>
          </table:table-cell>
          <table:table-cell/>
          <table:table-cell table:formula="of:=[.A367]-[.$G$2]" office:value-type="float" office:value="0.00659802465671788" calcext:value-type="float">
            <text:p>0.006598024656718</text:p>
          </table:table-cell>
          <table:table-cell table:number-columns-repeated="5"/>
        </table:table-row>
        <table:table-row table:style-name="ro1">
          <table:table-cell office:value-type="float" office:value="7.19179494" calcext:value-type="float">
            <text:p>7.19179494</text:p>
          </table:table-cell>
          <table:table-cell/>
          <table:table-cell table:formula="of:=[.A368]-[.$G$2]" office:value-type="float" office:value="-0.000424855343282182" calcext:value-type="float">
            <text:p>-0.000424855343282</text:p>
          </table:table-cell>
          <table:table-cell table:number-columns-repeated="5"/>
        </table:table-row>
        <table:table-row table:style-name="ro1">
          <table:table-cell office:value-type="float" office:value="7.19544648" calcext:value-type="float">
            <text:p>7.19544648</text:p>
          </table:table-cell>
          <table:table-cell/>
          <table:table-cell table:formula="of:=[.A369]-[.$G$2]" office:value-type="float" office:value="0.00322668465671683" calcext:value-type="float">
            <text:p>0.003226684656717</text:p>
          </table:table-cell>
          <table:table-cell table:number-columns-repeated="5"/>
        </table:table-row>
        <table:table-row table:style-name="ro1">
          <table:table-cell office:value-type="float" office:value="7.191615228" calcext:value-type="float">
            <text:p>7.191615228</text:p>
          </table:table-cell>
          <table:table-cell/>
          <table:table-cell table:formula="of:=[.A370]-[.$G$2]" office:value-type="float" office:value="-0.000604567343282625" calcext:value-type="float">
            <text:p>-0.000604567343283</text:p>
          </table:table-cell>
          <table:table-cell table:number-columns-repeated="5"/>
        </table:table-row>
        <table:table-row table:style-name="ro1">
          <table:table-cell office:value-type="float" office:value="7.187217708" calcext:value-type="float">
            <text:p>7.187217708</text:p>
          </table:table-cell>
          <table:table-cell/>
          <table:table-cell table:formula="of:=[.A371]-[.$G$2]" office:value-type="float" office:value="-0.00500208734328211" calcext:value-type="float">
            <text:p>-0.005002087343282</text:p>
          </table:table-cell>
          <table:table-cell table:number-columns-repeated="5"/>
        </table:table-row>
        <table:table-row table:style-name="ro1">
          <table:table-cell office:value-type="float" office:value="7.18904478" calcext:value-type="float">
            <text:p>7.18904478</text:p>
          </table:table-cell>
          <table:table-cell/>
          <table:table-cell table:formula="of:=[.A372]-[.$G$2]" office:value-type="float" office:value="-0.00317501534328102" calcext:value-type="float">
            <text:p>-0.003175015343281</text:p>
          </table:table-cell>
          <table:table-cell table:number-columns-repeated="5"/>
        </table:table-row>
        <table:table-row table:style-name="ro1">
          <table:table-cell office:value-type="float" office:value="7.181288832" calcext:value-type="float">
            <text:p>7.181288832</text:p>
          </table:table-cell>
          <table:table-cell/>
          <table:table-cell table:formula="of:=[.A373]-[.$G$2]" office:value-type="float" office:value="-0.0109309633432826" calcext:value-type="float">
            <text:p>-0.010930963343283</text:p>
          </table:table-cell>
          <table:table-cell table:number-columns-repeated="5"/>
        </table:table-row>
        <table:table-row table:style-name="ro1">
          <table:table-cell office:value-type="float" office:value="7.217770152" calcext:value-type="float">
            <text:p>7.217770152</text:p>
          </table:table-cell>
          <table:table-cell/>
          <table:table-cell table:formula="of:=[.A374]-[.$G$2]" office:value-type="float" office:value="0.0255503566567183" calcext:value-type="float">
            <text:p>0.025550356656718</text:p>
          </table:table-cell>
          <table:table-cell table:number-columns-repeated="5"/>
        </table:table-row>
        <table:table-row table:style-name="ro1">
          <table:table-cell office:value-type="float" office:value="7.192142748" calcext:value-type="float">
            <text:p>7.192142748</text:p>
          </table:table-cell>
          <table:table-cell/>
          <table:table-cell table:formula="of:=[.A375]-[.$G$2]" office:value-type="float" office:value="-0.0000770473432814001" calcext:value-type="float">
            <text:p>-7.70473432814001E-05</text:p>
          </table:table-cell>
          <table:table-cell table:number-columns-repeated="5"/>
        </table:table-row>
        <table:table-row table:style-name="ro1">
          <table:table-cell office:value-type="float" office:value="7.191234108" calcext:value-type="float">
            <text:p>7.191234108</text:p>
          </table:table-cell>
          <table:table-cell/>
          <table:table-cell table:formula="of:=[.A376]-[.$G$2]" office:value-type="float" office:value="-0.000985687343280972" calcext:value-type="float">
            <text:p>-0.000985687343281</text:p>
          </table:table-cell>
          <table:table-cell table:number-columns-repeated="5"/>
        </table:table-row>
        <table:table-row table:style-name="ro1">
          <table:table-cell office:value-type="float" office:value="7.188411756" calcext:value-type="float">
            <text:p>7.188411756</text:p>
          </table:table-cell>
          <table:table-cell/>
          <table:table-cell table:formula="of:=[.A377]-[.$G$2]" office:value-type="float" office:value="-0.00380803934328267" calcext:value-type="float">
            <text:p>-0.003808039343283</text:p>
          </table:table-cell>
          <table:table-cell table:number-columns-repeated="5"/>
        </table:table-row>
        <table:table-row table:style-name="ro1">
          <table:table-cell office:value-type="float" office:value="7.184091516" calcext:value-type="float">
            <text:p>7.184091516</text:p>
          </table:table-cell>
          <table:table-cell/>
          <table:table-cell table:formula="of:=[.A378]-[.$G$2]" office:value-type="float" office:value="-0.00812827934328197" calcext:value-type="float">
            <text:p>-0.008128279343282</text:p>
          </table:table-cell>
          <table:table-cell table:number-columns-repeated="5"/>
        </table:table-row>
        <table:table-row table:style-name="ro1">
          <table:table-cell office:value-type="float" office:value="7.19268468" calcext:value-type="float">
            <text:p>7.19268468</text:p>
          </table:table-cell>
          <table:table-cell/>
          <table:table-cell table:formula="of:=[.A379]-[.$G$2]" office:value-type="float" office:value="0.000464884656718567" calcext:value-type="float">
            <text:p>0.000464884656719</text:p>
          </table:table-cell>
          <table:table-cell table:number-columns-repeated="5"/>
        </table:table-row>
        <table:table-row table:style-name="ro1">
          <table:table-cell office:value-type="float" office:value="7.193717136" calcext:value-type="float">
            <text:p>7.193717136</text:p>
          </table:table-cell>
          <table:table-cell/>
          <table:table-cell table:formula="of:=[.A380]-[.$G$2]" office:value-type="float" office:value="0.00149734065671758" calcext:value-type="float">
            <text:p>0.001497340656718</text:p>
          </table:table-cell>
          <table:table-cell table:number-columns-repeated="5"/>
        </table:table-row>
        <table:table-row table:style-name="ro1">
          <table:table-cell office:value-type="float" office:value="7.183732872" calcext:value-type="float">
            <text:p>7.183732872</text:p>
          </table:table-cell>
          <table:table-cell/>
          <table:table-cell table:formula="of:=[.A381]-[.$G$2]" office:value-type="float" office:value="-0.00848692334328227" calcext:value-type="float">
            <text:p>-0.008486923343282</text:p>
          </table:table-cell>
          <table:table-cell table:number-columns-repeated="5"/>
        </table:table-row>
        <table:table-row table:style-name="ro1">
          <table:table-cell office:value-type="float" office:value="7.207511244" calcext:value-type="float">
            <text:p>7.207511244</text:p>
          </table:table-cell>
          <table:table-cell/>
          <table:table-cell table:formula="of:=[.A382]-[.$G$2]" office:value-type="float" office:value="0.0152914486567175" calcext:value-type="float">
            <text:p>0.015291448656718</text:p>
          </table:table-cell>
          <table:table-cell table:number-columns-repeated="5"/>
        </table:table-row>
        <table:table-row table:style-name="ro1">
          <table:table-cell office:value-type="float" office:value="7.184339916" calcext:value-type="float">
            <text:p>7.184339916</text:p>
          </table:table-cell>
          <table:table-cell/>
          <table:table-cell table:formula="of:=[.A383]-[.$G$2]" office:value-type="float" office:value="-0.00787987934328172" calcext:value-type="float">
            <text:p>-0.007879879343282</text:p>
          </table:table-cell>
          <table:table-cell table:number-columns-repeated="5"/>
        </table:table-row>
        <table:table-row table:style-name="ro1">
          <table:table-cell office:value-type="float" office:value="7.19669544" calcext:value-type="float">
            <text:p>7.19669544</text:p>
          </table:table-cell>
          <table:table-cell/>
          <table:table-cell table:formula="of:=[.A384]-[.$G$2]" office:value-type="float" office:value="0.00447564465671846" calcext:value-type="float">
            <text:p>0.004475644656718</text:p>
          </table:table-cell>
          <table:table-cell table:number-columns-repeated="5"/>
        </table:table-row>
        <table:table-row table:style-name="ro1">
          <table:table-cell office:value-type="float" office:value="7.185715536" calcext:value-type="float">
            <text:p>7.185715536</text:p>
          </table:table-cell>
          <table:table-cell/>
          <table:table-cell table:formula="of:=[.A385]-[.$G$2]" office:value-type="float" office:value="-0.00650425934328247" calcext:value-type="float">
            <text:p>-0.006504259343282</text:p>
          </table:table-cell>
          <table:table-cell table:number-columns-repeated="5"/>
        </table:table-row>
        <table:table-row table:style-name="ro1">
          <table:table-cell office:value-type="float" office:value="7.186938696" calcext:value-type="float">
            <text:p>7.186938696</text:p>
          </table:table-cell>
          <table:table-cell/>
          <table:table-cell table:formula="of:=[.A386]-[.$G$2]" office:value-type="float" office:value="-0.00528109934328214" calcext:value-type="float">
            <text:p>-0.005281099343282</text:p>
          </table:table-cell>
          <table:table-cell table:number-columns-repeated="5"/>
        </table:table-row>
        <table:table-row table:style-name="ro1">
          <table:table-cell office:value-type="float" office:value="7.193900292" calcext:value-type="float">
            <text:p>7.193900292</text:p>
          </table:table-cell>
          <table:table-cell/>
          <table:table-cell table:formula="of:=[.A387]-[.$G$2]" office:value-type="float" office:value="0.00168049665671788" calcext:value-type="float">
            <text:p>0.001680496656718</text:p>
          </table:table-cell>
          <table:table-cell table:number-columns-repeated="5"/>
        </table:table-row>
        <table:table-row table:style-name="ro1">
          <table:table-cell office:value-type="float" office:value="7.186341024" calcext:value-type="float">
            <text:p>7.186341024</text:p>
          </table:table-cell>
          <table:table-cell/>
          <table:table-cell table:formula="of:=[.A388]-[.$G$2]" office:value-type="float" office:value="-0.00587877134328174" calcext:value-type="float">
            <text:p>-0.005878771343282</text:p>
          </table:table-cell>
          <table:table-cell table:number-columns-repeated="5"/>
        </table:table-row>
        <table:table-row table:style-name="ro1">
          <table:table-cell office:value-type="float" office:value="7.185997152" calcext:value-type="float">
            <text:p>7.185997152</text:p>
          </table:table-cell>
          <table:table-cell/>
          <table:table-cell table:formula="of:=[.A389]-[.$G$2]" office:value-type="float" office:value="-0.00622264334328193" calcext:value-type="float">
            <text:p>-0.006222643343282</text:p>
          </table:table-cell>
          <table:table-cell table:number-columns-repeated="5"/>
        </table:table-row>
        <table:table-row table:style-name="ro1">
          <table:table-cell office:value-type="float" office:value="7.184810592" calcext:value-type="float">
            <text:p>7.184810592</text:p>
          </table:table-cell>
          <table:table-cell/>
          <table:table-cell table:formula="of:=[.A390]-[.$G$2]" office:value-type="float" office:value="-0.00740920334328266" calcext:value-type="float">
            <text:p>-0.007409203343283</text:p>
          </table:table-cell>
          <table:table-cell table:number-columns-repeated="5"/>
        </table:table-row>
        <table:table-row table:style-name="ro1">
          <table:table-cell office:value-type="float" office:value="7.183980444" calcext:value-type="float">
            <text:p>7.183980444</text:p>
          </table:table-cell>
          <table:table-cell/>
          <table:table-cell table:formula="of:=[.A391]-[.$G$2]" office:value-type="float" office:value="-0.00823935134328124" calcext:value-type="float">
            <text:p>-0.008239351343281</text:p>
          </table:table-cell>
          <table:table-cell table:number-columns-repeated="5"/>
        </table:table-row>
        <table:table-row table:style-name="ro1">
          <table:table-cell office:value-type="float" office:value="7.21118382" calcext:value-type="float">
            <text:p>7.21118382</text:p>
          </table:table-cell>
          <table:table-cell/>
          <table:table-cell table:formula="of:=[.A392]-[.$G$2]" office:value-type="float" office:value="0.018964024656718" calcext:value-type="float">
            <text:p>0.018964024656718</text:p>
          </table:table-cell>
          <table:table-cell table:number-columns-repeated="5"/>
        </table:table-row>
        <table:table-row table:style-name="ro1">
          <table:table-cell office:value-type="float" office:value="7.179653136" calcext:value-type="float">
            <text:p>7.179653136</text:p>
          </table:table-cell>
          <table:table-cell/>
          <table:table-cell table:formula="of:=[.A393]-[.$G$2]" office:value-type="float" office:value="-0.0125666593432818" calcext:value-type="float">
            <text:p>-0.012566659343282</text:p>
          </table:table-cell>
          <table:table-cell table:number-columns-repeated="5"/>
        </table:table-row>
        <table:table-row table:style-name="ro1">
          <table:table-cell office:value-type="float" office:value="7.199232048" calcext:value-type="float">
            <text:p>7.199232048</text:p>
          </table:table-cell>
          <table:table-cell/>
          <table:table-cell table:formula="of:=[.A394]-[.$G$2]" office:value-type="float" office:value="0.00701225265671823" calcext:value-type="float">
            <text:p>0.007012252656718</text:p>
          </table:table-cell>
          <table:table-cell table:number-columns-repeated="5"/>
        </table:table-row>
        <table:table-row table:style-name="ro1">
          <table:table-cell office:value-type="float" office:value="7.178068236" calcext:value-type="float">
            <text:p>7.178068236</text:p>
          </table:table-cell>
          <table:table-cell/>
          <table:table-cell table:formula="of:=[.A395]-[.$G$2]" office:value-type="float" office:value="-0.0141515593432819" calcext:value-type="float">
            <text:p>-0.014151559343282</text:p>
          </table:table-cell>
          <table:table-cell table:number-columns-repeated="5"/>
        </table:table-row>
        <table:table-row table:style-name="ro1">
          <table:table-cell office:value-type="float" office:value="7.18897536" calcext:value-type="float">
            <text:p>7.18897536</text:p>
          </table:table-cell>
          <table:table-cell/>
          <table:table-cell table:formula="of:=[.A396]-[.$G$2]" office:value-type="float" office:value="-0.00324443534328189" calcext:value-type="float">
            <text:p>-0.003244435343282</text:p>
          </table:table-cell>
          <table:table-cell table:number-columns-repeated="5"/>
        </table:table-row>
        <table:table-row table:style-name="ro1">
          <table:table-cell office:value-type="float" office:value="7.185897504" calcext:value-type="float">
            <text:p>7.185897504</text:p>
          </table:table-cell>
          <table:table-cell/>
          <table:table-cell table:formula="of:=[.A397]-[.$G$2]" office:value-type="float" office:value="-0.00632229134328188" calcext:value-type="float">
            <text:p>-0.006322291343282</text:p>
          </table:table-cell>
          <table:table-cell table:number-columns-repeated="5"/>
        </table:table-row>
        <table:table-row table:style-name="ro1">
          <table:table-cell office:value-type="float" office:value="7.186232676" calcext:value-type="float">
            <text:p>7.186232676</text:p>
          </table:table-cell>
          <table:table-cell/>
          <table:table-cell table:formula="of:=[.A398]-[.$G$2]" office:value-type="float" office:value="-0.00598711934328211" calcext:value-type="float">
            <text:p>-0.005987119343282</text:p>
          </table:table-cell>
          <table:table-cell table:number-columns-repeated="5"/>
        </table:table-row>
        <table:table-row table:style-name="ro1">
          <table:table-cell office:value-type="float" office:value="7.190844348" calcext:value-type="float">
            <text:p>7.190844348</text:p>
          </table:table-cell>
          <table:table-cell/>
          <table:table-cell table:formula="of:=[.A399]-[.$G$2]" office:value-type="float" office:value="-0.00137544734328188" calcext:value-type="float">
            <text:p>-0.001375447343282</text:p>
          </table:table-cell>
          <table:table-cell table:number-columns-repeated="5"/>
        </table:table-row>
        <table:table-row table:style-name="ro1">
          <table:table-cell office:value-type="float" office:value="7.180130412" calcext:value-type="float">
            <text:p>7.180130412</text:p>
          </table:table-cell>
          <table:table-cell/>
          <table:table-cell table:formula="of:=[.A400]-[.$G$2]" office:value-type="float" office:value="-0.012089383343282" calcext:value-type="float">
            <text:p>-0.012089383343282</text:p>
          </table:table-cell>
          <table:table-cell table:number-columns-repeated="5"/>
        </table:table-row>
        <table:table-row table:style-name="ro1">
          <table:table-cell office:value-type="float" office:value="7.187056128" calcext:value-type="float">
            <text:p>7.187056128</text:p>
          </table:table-cell>
          <table:table-cell/>
          <table:table-cell table:formula="of:=[.A401]-[.$G$2]" office:value-type="float" office:value="-0.00516366734328155" calcext:value-type="float">
            <text:p>-0.005163667343282</text:p>
          </table:table-cell>
          <table:table-cell table:number-columns-repeated="5"/>
        </table:table-row>
        <table:table-row table:style-name="ro1">
          <table:table-cell office:value-type="float" office:value="7.334302884" calcext:value-type="float">
            <text:p>7.334302884</text:p>
          </table:table-cell>
          <table:table-cell/>
          <table:table-cell table:formula="of:=[.A402]-[.$G$2]" office:value-type="float" office:value="0.142083088656718" calcext:value-type="float">
            <text:p>0.142083088656718</text:p>
          </table:table-cell>
          <table:table-cell table:number-columns-repeated="5"/>
        </table:table-row>
        <table:table-row table:style-name="ro1">
          <table:table-cell office:value-type="float" office:value="7.204552212" calcext:value-type="float">
            <text:p>7.204552212</text:p>
          </table:table-cell>
          <table:table-cell/>
          <table:table-cell table:formula="of:=[.A403]-[.$G$2]" office:value-type="float" office:value="0.0123324166567187" calcext:value-type="float">
            <text:p>0.012332416656719</text:p>
          </table:table-cell>
          <table:table-cell table:number-columns-repeated="5"/>
        </table:table-row>
        <table:table-row table:style-name="ro1">
          <table:table-cell office:value-type="float" office:value="7.192414968" calcext:value-type="float">
            <text:p>7.192414968</text:p>
          </table:table-cell>
          <table:table-cell/>
          <table:table-cell table:formula="of:=[.A404]-[.$G$2]" office:value-type="float" office:value="0.000195172656717091" calcext:value-type="float">
            <text:p>0.000195172656717</text:p>
          </table:table-cell>
          <table:table-cell table:number-columns-repeated="5"/>
        </table:table-row>
        <table:table-row table:style-name="ro1">
          <table:table-cell office:value-type="float" office:value="7.192385328" calcext:value-type="float">
            <text:p>7.192385328</text:p>
          </table:table-cell>
          <table:table-cell/>
          <table:table-cell table:formula="of:=[.A405]-[.$G$2]" office:value-type="float" office:value="0.000165532656717815" calcext:value-type="float">
            <text:p>0.000165532656718</text:p>
          </table:table-cell>
          <table:table-cell table:number-columns-repeated="5"/>
        </table:table-row>
        <table:table-row table:style-name="ro1">
          <table:table-cell office:value-type="float" office:value="7.216008636" calcext:value-type="float">
            <text:p>7.216008636</text:p>
          </table:table-cell>
          <table:table-cell/>
          <table:table-cell table:formula="of:=[.A406]-[.$G$2]" office:value-type="float" office:value="0.023788840656719" calcext:value-type="float">
            <text:p>0.023788840656719</text:p>
          </table:table-cell>
          <table:table-cell table:number-columns-repeated="5"/>
        </table:table-row>
        <table:table-row table:style-name="ro1">
          <table:table-cell office:value-type="float" office:value="7.207426128" calcext:value-type="float">
            <text:p>7.207426128</text:p>
          </table:table-cell>
          <table:table-cell/>
          <table:table-cell table:formula="of:=[.A407]-[.$G$2]" office:value-type="float" office:value="0.0152063326567173" calcext:value-type="float">
            <text:p>0.015206332656717</text:p>
          </table:table-cell>
          <table:table-cell table:number-columns-repeated="5"/>
        </table:table-row>
        <table:table-row table:style-name="ro1">
          <table:table-cell office:value-type="float" office:value="7.318955676" calcext:value-type="float">
            <text:p>7.318955676</text:p>
          </table:table-cell>
          <table:table-cell/>
          <table:table-cell table:formula="of:=[.A408]-[.$G$2]" office:value-type="float" office:value="0.126735880656717" calcext:value-type="float">
            <text:p>0.126735880656717</text:p>
          </table:table-cell>
          <table:table-cell table:number-columns-repeated="5"/>
        </table:table-row>
        <table:table-row table:style-name="ro1">
          <table:table-cell office:value-type="float" office:value="7.203860112" calcext:value-type="float">
            <text:p>7.203860112</text:p>
          </table:table-cell>
          <table:table-cell/>
          <table:table-cell table:formula="of:=[.A409]-[.$G$2]" office:value-type="float" office:value="0.0116403166567185" calcext:value-type="float">
            <text:p>0.011640316656719</text:p>
          </table:table-cell>
          <table:table-cell table:number-columns-repeated="5"/>
        </table:table-row>
        <table:table-row table:style-name="ro1">
          <table:table-cell office:value-type="float" office:value="7.191427992" calcext:value-type="float">
            <text:p>7.191427992</text:p>
          </table:table-cell>
          <table:table-cell/>
          <table:table-cell table:formula="of:=[.A410]-[.$G$2]" office:value-type="float" office:value="-0.000791803343282993" calcext:value-type="float">
            <text:p>-0.000791803343283</text:p>
          </table:table-cell>
          <table:table-cell table:number-columns-repeated="5"/>
        </table:table-row>
        <table:table-row table:style-name="ro1">
          <table:table-cell office:value-type="float" office:value="7.184421372" calcext:value-type="float">
            <text:p>7.184421372</text:p>
          </table:table-cell>
          <table:table-cell/>
          <table:table-cell table:formula="of:=[.A411]-[.$G$2]" office:value-type="float" office:value="-0.00779842334328151" calcext:value-type="float">
            <text:p>-0.007798423343282</text:p>
          </table:table-cell>
          <table:table-cell table:number-columns-repeated="5"/>
        </table:table-row>
        <table:table-row table:style-name="ro1">
          <table:table-cell office:value-type="float" office:value="7.183428096" calcext:value-type="float">
            <text:p>7.183428096</text:p>
          </table:table-cell>
          <table:table-cell/>
          <table:table-cell table:formula="of:=[.A412]-[.$G$2]" office:value-type="float" office:value="-0.00879169934328239" calcext:value-type="float">
            <text:p>-0.008791699343282</text:p>
          </table:table-cell>
          <table:table-cell table:number-columns-repeated="5"/>
        </table:table-row>
        <table:table-row table:style-name="ro1">
          <table:table-cell office:value-type="float" office:value="7.21085454" calcext:value-type="float">
            <text:p>7.21085454</text:p>
          </table:table-cell>
          <table:table-cell/>
          <table:table-cell table:formula="of:=[.A413]-[.$G$2]" office:value-type="float" office:value="0.0186347446567172" calcext:value-type="float">
            <text:p>0.018634744656717</text:p>
          </table:table-cell>
          <table:table-cell table:number-columns-repeated="5"/>
        </table:table-row>
        <table:table-row table:style-name="ro1">
          <table:table-cell office:value-type="float" office:value="7.186481436" calcext:value-type="float">
            <text:p>7.186481436</text:p>
          </table:table-cell>
          <table:table-cell/>
          <table:table-cell table:formula="of:=[.A414]-[.$G$2]" office:value-type="float" office:value="-0.00573835934328137" calcext:value-type="float">
            <text:p>-0.005738359343281</text:p>
          </table:table-cell>
          <table:table-cell table:number-columns-repeated="5"/>
        </table:table-row>
        <table:table-row table:style-name="ro1">
          <table:table-cell office:value-type="float" office:value="7.192510656" calcext:value-type="float">
            <text:p>7.192510656</text:p>
          </table:table-cell>
          <table:table-cell/>
          <table:table-cell table:formula="of:=[.A415]-[.$G$2]" office:value-type="float" office:value="0.000290860656718905" calcext:value-type="float">
            <text:p>0.000290860656719</text:p>
          </table:table-cell>
          <table:table-cell table:number-columns-repeated="5"/>
        </table:table-row>
        <table:table-row table:style-name="ro1">
          <table:table-cell office:value-type="float" office:value="7.199630532" calcext:value-type="float">
            <text:p>7.199630532</text:p>
          </table:table-cell>
          <table:table-cell/>
          <table:table-cell table:formula="of:=[.A416]-[.$G$2]" office:value-type="float" office:value="0.00741073665671799" calcext:value-type="float">
            <text:p>0.007410736656718</text:p>
          </table:table-cell>
          <table:table-cell table:number-columns-repeated="5"/>
        </table:table-row>
        <table:table-row table:style-name="ro1">
          <table:table-cell office:value-type="float" office:value="7.193283528" calcext:value-type="float">
            <text:p>7.193283528</text:p>
          </table:table-cell>
          <table:table-cell/>
          <table:table-cell table:formula="of:=[.A417]-[.$G$2]" office:value-type="float" office:value="0.00106373265671778" calcext:value-type="float">
            <text:p>0.001063732656718</text:p>
          </table:table-cell>
          <table:table-cell table:number-columns-repeated="5"/>
        </table:table-row>
        <table:table-row table:style-name="ro1">
          <table:table-cell office:value-type="float" office:value="7.315567284" calcext:value-type="float">
            <text:p>7.315567284</text:p>
          </table:table-cell>
          <table:table-cell/>
          <table:table-cell table:formula="of:=[.A418]-[.$G$2]" office:value-type="float" office:value="0.123347488656718" calcext:value-type="float">
            <text:p>0.123347488656718</text:p>
          </table:table-cell>
          <table:table-cell table:number-columns-repeated="5"/>
        </table:table-row>
        <table:table-row table:style-name="ro1">
          <table:table-cell office:value-type="float" office:value="7.205806644" calcext:value-type="float">
            <text:p>7.205806644</text:p>
          </table:table-cell>
          <table:table-cell/>
          <table:table-cell table:formula="of:=[.A419]-[.$G$2]" office:value-type="float" office:value="0.0135868486567174" calcext:value-type="float">
            <text:p>0.013586848656718</text:p>
          </table:table-cell>
          <table:table-cell table:number-columns-repeated="5"/>
        </table:table-row>
        <table:table-row table:style-name="ro1">
          <table:table-cell office:value-type="float" office:value="7.192120884" calcext:value-type="float">
            <text:p>7.192120884</text:p>
          </table:table-cell>
          <table:table-cell/>
          <table:table-cell table:formula="of:=[.A420]-[.$G$2]" office:value-type="float" office:value="-0.0000989113432829925" calcext:value-type="float">
            <text:p>-9.89113432829925E-05</text:p>
          </table:table-cell>
          <table:table-cell table:number-columns-repeated="5"/>
        </table:table-row>
        <table:table-row table:style-name="ro1">
          <table:table-cell office:value-type="float" office:value="7.1903463" calcext:value-type="float">
            <text:p>7.1903463</text:p>
          </table:table-cell>
          <table:table-cell/>
          <table:table-cell table:formula="of:=[.A421]-[.$G$2]" office:value-type="float" office:value="-0.00187349534328174" calcext:value-type="float">
            <text:p>-0.001873495343282</text:p>
          </table:table-cell>
          <table:table-cell table:number-columns-repeated="5"/>
        </table:table-row>
        <table:table-row table:style-name="ro1">
          <table:table-cell office:value-type="float" office:value="7.186049292" calcext:value-type="float">
            <text:p>7.186049292</text:p>
          </table:table-cell>
          <table:table-cell/>
          <table:table-cell table:formula="of:=[.A422]-[.$G$2]" office:value-type="float" office:value="-0.00617050334328262" calcext:value-type="float">
            <text:p>-0.006170503343283</text:p>
          </table:table-cell>
          <table:table-cell table:number-columns-repeated="5"/>
        </table:table-row>
        <table:table-row table:style-name="ro1">
          <table:table-cell office:value-type="float" office:value="7.192479672" calcext:value-type="float">
            <text:p>7.192479672</text:p>
          </table:table-cell>
          <table:table-cell/>
          <table:table-cell table:formula="of:=[.A423]-[.$G$2]" office:value-type="float" office:value="0.000259876656718561" calcext:value-type="float">
            <text:p>0.000259876656719</text:p>
          </table:table-cell>
          <table:table-cell table:number-columns-repeated="5"/>
        </table:table-row>
        <table:table-row table:style-name="ro1">
          <table:table-cell office:value-type="float" office:value="7.196924448" calcext:value-type="float">
            <text:p>7.196924448</text:p>
          </table:table-cell>
          <table:table-cell/>
          <table:table-cell table:formula="of:=[.A424]-[.$G$2]" office:value-type="float" office:value="0.00470465265671738" calcext:value-type="float">
            <text:p>0.0047046526567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2T14:22:46.832141648</meta:creation-date>
    <dc:date>2024-03-22T15:14:22.603522836</dc:date>
    <meta:editing-duration>PT15M25S</meta:editing-duration>
    <meta:editing-cycles>1</meta:editing-cycles>
    <meta:document-statistic meta:table-count="1" meta:cell-count="1570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3.952cm" style:legend-expansion="high" chart:style-name="ch2"/>
        <chart:plot-area chart:style-name="ch3" table:cell-range-address="Sheet1.A1:Sheet1.B424" chart:data-source-has-labels="row" svg:x="0.32cm" svg:y="0.18cm" svg:width="12.27cm" svg:height="8.64cm">
          <chartooo:coordinate-region svg:x="1.047cm" svg:y="0.301cm" svg:width="11.45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24" chart:label-cell-address="Sheet1.A1:Sheet1.A1" chart:class="chart:line">
            <chart:data-point chart:repeated="423"/>
          </chart:series>
          <chart:series chart:style-name="ch7" chart:values-cell-range-address="Sheet1.B2:Sheet1.B424" chart:label-cell-address="Sheet1.B1:Sheet1.B1" chart:class="chart:line">
            <chart:data-point chart:repeated="4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A A [W]</text:p>
                <draw:g>
                  <svg:desc>Sheet1.A1:Sheet1.A1</svg:desc>
                </draw:g>
              </table:table-cell>
              <table:table-cell office:value-type="string">
                <text:p>AXILite 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88250332">
                <text:p>7.188250332</text:p>
                <draw:g>
                  <svg:desc>Sheet1.A2:Sheet1.A424</svg:desc>
                </draw:g>
              </table:table-cell>
              <table:table-cell office:value-type="float" office:value="7.01319816">
                <text:p>7.01319816</text:p>
                <draw:g>
                  <svg:desc>Sheet1.B2:Sheet1.B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8444164">
                <text:p>7.18444164</text:p>
              </table:table-cell>
              <table:table-cell office:value-type="float" office:value="7.011061992">
                <text:p>7.011061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9278794">
                <text:p>7.19278794</text:p>
              </table:table-cell>
              <table:table-cell office:value-type="float" office:value="7.019110272">
                <text:p>7.01911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9543604">
                <text:p>7.19543604</text:p>
              </table:table-cell>
              <table:table-cell office:value-type="float" office:value="7.009549524">
                <text:p>7.00954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95780512">
                <text:p>7.195780512</text:p>
              </table:table-cell>
              <table:table-cell office:value-type="float" office:value="7.00893888">
                <text:p>7.00893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0002538">
                <text:p>7.20002538</text:p>
              </table:table-cell>
              <table:table-cell office:value-type="float" office:value="7.01017722">
                <text:p>7.01017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12780072">
                <text:p>7.212780072</text:p>
              </table:table-cell>
              <table:table-cell office:value-type="float" office:value="7.008850212">
                <text:p>7.008850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1527488">
                <text:p>7.181527488</text:p>
              </table:table-cell>
              <table:table-cell office:value-type="float" office:value="7.016618352">
                <text:p>7.016618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06531192">
                <text:p>7.206531192</text:p>
              </table:table-cell>
              <table:table-cell office:value-type="float" office:value="7.00682868">
                <text:p>7.00682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7271042">
                <text:p>7.37271042</text:p>
              </table:table-cell>
              <table:table-cell office:value-type="float" office:value="7.027145004">
                <text:p>7.027145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2174688">
                <text:p>7.52174688</text:p>
              </table:table-cell>
              <table:table-cell office:value-type="float" office:value="7.009229508">
                <text:p>7.009229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8960608">
                <text:p>7.18960608</text:p>
              </table:table-cell>
              <table:table-cell office:value-type="float" office:value="7.019879784">
                <text:p>7.019879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83016448">
                <text:p>7.183016448</text:p>
              </table:table-cell>
              <table:table-cell office:value-type="float" office:value="7.013307876">
                <text:p>7.013307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4344104">
                <text:p>7.184344104</text:p>
              </table:table-cell>
              <table:table-cell office:value-type="float" office:value="7.012337232">
                <text:p>7.012337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82113976">
                <text:p>7.182113976</text:p>
              </table:table-cell>
              <table:table-cell office:value-type="float" office:value="7.008832596">
                <text:p>7.008832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95412688">
                <text:p>7.195412688</text:p>
              </table:table-cell>
              <table:table-cell office:value-type="float" office:value="7.008054936">
                <text:p>7.00805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83973604">
                <text:p>7.183973604</text:p>
              </table:table-cell>
              <table:table-cell office:value-type="float" office:value="7.011144">
                <text:p>7.01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87002188">
                <text:p>7.187002188</text:p>
              </table:table-cell>
              <table:table-cell office:value-type="float" office:value="7.020492372">
                <text:p>7.02049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88452124">
                <text:p>7.188452124</text:p>
              </table:table-cell>
              <table:table-cell office:value-type="float" office:value="7.012414284">
                <text:p>7.012414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41431668">
                <text:p>7.241431668</text:p>
              </table:table-cell>
              <table:table-cell office:value-type="float" office:value="7.019158944">
                <text:p>7.019158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91837252">
                <text:p>7.191837252</text:p>
              </table:table-cell>
              <table:table-cell office:value-type="float" office:value="7.007092116">
                <text:p>7.007092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90554848">
                <text:p>7.190554848</text:p>
              </table:table-cell>
              <table:table-cell office:value-type="float" office:value="7.008376344">
                <text:p>7.008376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9026944">
                <text:p>7.19026944</text:p>
              </table:table-cell>
              <table:table-cell office:value-type="float" office:value="7.036997172">
                <text:p>7.036997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85752856">
                <text:p>7.185752856</text:p>
              </table:table-cell>
              <table:table-cell office:value-type="float" office:value="7.005285324">
                <text:p>7.005285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8371072">
                <text:p>7.18371072</text:p>
              </table:table-cell>
              <table:table-cell office:value-type="float" office:value="7.017217128">
                <text:p>7.017217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86967472">
                <text:p>7.186967472</text:p>
              </table:table-cell>
              <table:table-cell office:value-type="float" office:value="7.008945336">
                <text:p>7.008945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88012276">
                <text:p>7.188012276</text:p>
              </table:table-cell>
              <table:table-cell office:value-type="float" office:value="7.017791772">
                <text:p>7.017791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77691028">
                <text:p>7.177691028</text:p>
              </table:table-cell>
              <table:table-cell office:value-type="float" office:value="7.003686084">
                <text:p>7.00368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93876376">
                <text:p>7.193876376</text:p>
              </table:table-cell>
              <table:table-cell office:value-type="float" office:value="7.015231608">
                <text:p>7.015231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78162112">
                <text:p>7.178162112</text:p>
              </table:table-cell>
              <table:table-cell office:value-type="float" office:value="7.01302686">
                <text:p>7.01302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00529404">
                <text:p>7.200529404</text:p>
              </table:table-cell>
              <table:table-cell office:value-type="float" office:value="7.009004904">
                <text:p>7.009004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85991284">
                <text:p>7.185991284</text:p>
              </table:table-cell>
              <table:table-cell office:value-type="float" office:value="7.015107612">
                <text:p>7.015107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907057">
                <text:p>7.1907057</text:p>
              </table:table-cell>
              <table:table-cell office:value-type="float" office:value="7.018040064">
                <text:p>7.018040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94485724">
                <text:p>7.194485724</text:p>
              </table:table-cell>
              <table:table-cell office:value-type="float" office:value="7.011186852">
                <text:p>7.011186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84949276">
                <text:p>7.184949276</text:p>
              </table:table-cell>
              <table:table-cell office:value-type="float" office:value="7.031207736">
                <text:p>7.031207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83208304">
                <text:p>7.183208304</text:p>
              </table:table-cell>
              <table:table-cell office:value-type="float" office:value="7.012025268">
                <text:p>7.012025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83144944">
                <text:p>7.183144944</text:p>
              </table:table-cell>
              <table:table-cell office:value-type="float" office:value="7.003478988">
                <text:p>7.003478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9030718">
                <text:p>7.19030718</text:p>
              </table:table-cell>
              <table:table-cell office:value-type="float" office:value="7.017192588">
                <text:p>7.017192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93740776">
                <text:p>7.193740776</text:p>
              </table:table-cell>
              <table:table-cell office:value-type="float" office:value="7.005349704">
                <text:p>7.005349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92742364">
                <text:p>7.192742364</text:p>
              </table:table-cell>
              <table:table-cell office:value-type="float" office:value="7.015302456">
                <text:p>7.015302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0250116">
                <text:p>7.200250116</text:p>
              </table:table-cell>
              <table:table-cell office:value-type="float" office:value="7.00191342">
                <text:p>7.00191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97689508">
                <text:p>7.197689508</text:p>
              </table:table-cell>
              <table:table-cell office:value-type="float" office:value="7.016216892">
                <text:p>7.016216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88914244">
                <text:p>7.188914244</text:p>
              </table:table-cell>
              <table:table-cell office:value-type="float" office:value="7.006787436">
                <text:p>7.006787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04920828">
                <text:p>7.204920828</text:p>
              </table:table-cell>
              <table:table-cell office:value-type="float" office:value="7.013446008">
                <text:p>7.013446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9158152">
                <text:p>7.19158152</text:p>
              </table:table-cell>
              <table:table-cell office:value-type="float" office:value="7.012153776">
                <text:p>7.012153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9700666">
                <text:p>7.19700666</text:p>
              </table:table-cell>
              <table:table-cell office:value-type="float" office:value="7.01610012">
                <text:p>7.0161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5835164">
                <text:p>7.185835164</text:p>
              </table:table-cell>
              <table:table-cell office:value-type="float" office:value="7.007301168">
                <text:p>7.007301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7898212">
                <text:p>7.17898212</text:p>
              </table:table-cell>
              <table:table-cell office:value-type="float" office:value="7.025593452">
                <text:p>7.025593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88994356">
                <text:p>7.188994356</text:p>
              </table:table-cell>
              <table:table-cell office:value-type="float" office:value="7.008152856">
                <text:p>7.008152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82376176">
                <text:p>7.182376176</text:p>
              </table:table-cell>
              <table:table-cell office:value-type="float" office:value="7.009784664">
                <text:p>7.009784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932458">
                <text:p>7.1932458</text:p>
              </table:table-cell>
              <table:table-cell office:value-type="float" office:value="7.0087572">
                <text:p>7.0087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217316048">
                <text:p>7.217316048</text:p>
              </table:table-cell>
              <table:table-cell office:value-type="float" office:value="7.011291564">
                <text:p>7.011291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43539662">
                <text:p>7.43539662</text:p>
              </table:table-cell>
              <table:table-cell office:value-type="float" office:value="7.213949832">
                <text:p>7.213949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446877392">
                <text:p>7.446877392</text:p>
              </table:table-cell>
              <table:table-cell office:value-type="float" office:value="7.248327864">
                <text:p>7.248327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15809556">
                <text:p>7.515809556</text:p>
              </table:table-cell>
              <table:table-cell office:value-type="float" office:value="7.336807056">
                <text:p>7.336807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462041396">
                <text:p>7.462041396</text:p>
              </table:table-cell>
              <table:table-cell office:value-type="float" office:value="7.263779784">
                <text:p>7.263779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386815064">
                <text:p>7.386815064</text:p>
              </table:table-cell>
              <table:table-cell office:value-type="float" office:value="7.170037812">
                <text:p>7.170037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359527712">
                <text:p>7.359527712</text:p>
              </table:table-cell>
              <table:table-cell office:value-type="float" office:value="7.17909882">
                <text:p>7.17909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330727436">
                <text:p>7.330727436</text:p>
              </table:table-cell>
              <table:table-cell office:value-type="float" office:value="7.1322105">
                <text:p>7.1322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64421">
                <text:p>7.3364421</text:p>
              </table:table-cell>
              <table:table-cell office:value-type="float" office:value="7.14049338">
                <text:p>7.14049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331828664">
                <text:p>7.331828664</text:p>
              </table:table-cell>
              <table:table-cell office:value-type="float" office:value="7.13038998">
                <text:p>7.13038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38410736">
                <text:p>7.338410736</text:p>
              </table:table-cell>
              <table:table-cell office:value-type="float" office:value="7.13235312">
                <text:p>7.13235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45865628">
                <text:p>7.345865628</text:p>
              </table:table-cell>
              <table:table-cell office:value-type="float" office:value="7.136277456">
                <text:p>7.136277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44737976">
                <text:p>7.344737976</text:p>
              </table:table-cell>
              <table:table-cell office:value-type="float" office:value="7.135489584">
                <text:p>7.135489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36290792">
                <text:p>7.336290792</text:p>
              </table:table-cell>
              <table:table-cell office:value-type="float" office:value="7.13651892">
                <text:p>7.13651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3801152">
                <text:p>7.33801152</text:p>
              </table:table-cell>
              <table:table-cell office:value-type="float" office:value="7.132143912">
                <text:p>7.132143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83671244">
                <text:p>7.383671244</text:p>
              </table:table-cell>
              <table:table-cell office:value-type="float" office:value="7.133116104">
                <text:p>7.133116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5809694">
                <text:p>7.35809694</text:p>
              </table:table-cell>
              <table:table-cell office:value-type="float" office:value="7.233156888">
                <text:p>7.233156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41907776">
                <text:p>7.341907776</text:p>
              </table:table-cell>
              <table:table-cell office:value-type="float" office:value="7.134867588">
                <text:p>7.134867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60116468">
                <text:p>7.360116468</text:p>
              </table:table-cell>
              <table:table-cell office:value-type="float" office:value="7.160308524">
                <text:p>7.160308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44976284">
                <text:p>7.344976284</text:p>
              </table:table-cell>
              <table:table-cell office:value-type="float" office:value="7.144559892">
                <text:p>7.144559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28808264">
                <text:p>7.328808264</text:p>
              </table:table-cell>
              <table:table-cell office:value-type="float" office:value="7.13794728">
                <text:p>7.13794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4817684">
                <text:p>7.34817684</text:p>
              </table:table-cell>
              <table:table-cell office:value-type="float" office:value="7.134968472">
                <text:p>7.134968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43075868">
                <text:p>7.343075868</text:p>
              </table:table-cell>
              <table:table-cell office:value-type="float" office:value="7.135869996">
                <text:p>7.135869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46303784">
                <text:p>7.346303784</text:p>
              </table:table-cell>
              <table:table-cell office:value-type="float" office:value="7.138329432">
                <text:p>7.138329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41440652">
                <text:p>7.341440652</text:p>
              </table:table-cell>
              <table:table-cell office:value-type="float" office:value="7.144179888">
                <text:p>7.144179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37184612">
                <text:p>7.337184612</text:p>
              </table:table-cell>
              <table:table-cell office:value-type="float" office:value="7.15301208">
                <text:p>7.15301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27781196">
                <text:p>7.327781196</text:p>
              </table:table-cell>
              <table:table-cell office:value-type="float" office:value="7.144131492">
                <text:p>7.144131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42593648">
                <text:p>7.342593648</text:p>
              </table:table-cell>
              <table:table-cell office:value-type="float" office:value="7.137150936">
                <text:p>7.137150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49091612">
                <text:p>7.349091612</text:p>
              </table:table-cell>
              <table:table-cell office:value-type="float" office:value="7.1385432">
                <text:p>7.1385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49125032">
                <text:p>7.349125032</text:p>
              </table:table-cell>
              <table:table-cell office:value-type="float" office:value="7.14443076">
                <text:p>7.144430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39884036">
                <text:p>7.339884036</text:p>
              </table:table-cell>
              <table:table-cell office:value-type="float" office:value="7.132238052">
                <text:p>7.132238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5201258">
                <text:p>7.35201258</text:p>
              </table:table-cell>
              <table:table-cell office:value-type="float" office:value="7.136987904">
                <text:p>7.136987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54923036">
                <text:p>7.354923036</text:p>
              </table:table-cell>
              <table:table-cell office:value-type="float" office:value="7.137310848">
                <text:p>7.137310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3636194">
                <text:p>7.33636194</text:p>
              </table:table-cell>
              <table:table-cell office:value-type="float" office:value="7.14037932">
                <text:p>7.14037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349230164">
                <text:p>7.349230164</text:p>
              </table:table-cell>
              <table:table-cell office:value-type="float" office:value="7.139057856">
                <text:p>7.139057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3934688">
                <text:p>7.33934688</text:p>
              </table:table-cell>
              <table:table-cell office:value-type="float" office:value="7.144963932">
                <text:p>7.144963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48625592">
                <text:p>7.348625592</text:p>
              </table:table-cell>
              <table:table-cell office:value-type="float" office:value="7.13413638">
                <text:p>7.134136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43047092">
                <text:p>7.343047092</text:p>
              </table:table-cell>
              <table:table-cell office:value-type="float" office:value="7.13768472">
                <text:p>7.13768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9465964">
                <text:p>7.349465964</text:p>
              </table:table-cell>
              <table:table-cell office:value-type="float" office:value="7.425896844">
                <text:p>7.425896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458477">
                <text:p>7.3458477</text:p>
              </table:table-cell>
              <table:table-cell office:value-type="float" office:value="7.367804976">
                <text:p>7.367804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43625948">
                <text:p>7.343625948</text:p>
              </table:table-cell>
              <table:table-cell office:value-type="float" office:value="7.12969776">
                <text:p>7.12969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55619324">
                <text:p>7.355619324</text:p>
              </table:table-cell>
              <table:table-cell office:value-type="float" office:value="7.1396622">
                <text:p>7.13966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4222004">
                <text:p>7.34222004</text:p>
              </table:table-cell>
              <table:table-cell office:value-type="float" office:value="7.13852664">
                <text:p>7.13852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43202468">
                <text:p>7.343202468</text:p>
              </table:table-cell>
              <table:table-cell office:value-type="float" office:value="7.138407432">
                <text:p>7.1384074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46022348">
                <text:p>7.346022348</text:p>
              </table:table-cell>
              <table:table-cell office:value-type="float" office:value="7.12888626">
                <text:p>7.128886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39323192">
                <text:p>7.339323192</text:p>
              </table:table-cell>
              <table:table-cell office:value-type="float" office:value="7.161871992">
                <text:p>7.161871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53643944">
                <text:p>7.353643944</text:p>
              </table:table-cell>
              <table:table-cell office:value-type="float" office:value="7.13470848">
                <text:p>7.13470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340975772">
                <text:p>7.340975772</text:p>
              </table:table-cell>
              <table:table-cell office:value-type="float" office:value="7.139071056">
                <text:p>7.1390710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4470128">
                <text:p>7.34470128</text:p>
              </table:table-cell>
              <table:table-cell office:value-type="float" office:value="7.1397939">
                <text:p>7.1397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352570532">
                <text:p>7.352570532</text:p>
              </table:table-cell>
              <table:table-cell office:value-type="float" office:value="7.148292996">
                <text:p>7.148292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341870084">
                <text:p>7.341870084</text:p>
              </table:table-cell>
              <table:table-cell office:value-type="float" office:value="7.13572674">
                <text:p>7.13572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331546052">
                <text:p>7.331546052</text:p>
              </table:table-cell>
              <table:table-cell office:value-type="float" office:value="7.144830444">
                <text:p>7.144830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4309832">
                <text:p>7.34309832</text:p>
              </table:table-cell>
              <table:table-cell office:value-type="float" office:value="7.14261876">
                <text:p>7.14261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46290476">
                <text:p>7.346290476</text:p>
              </table:table-cell>
              <table:table-cell office:value-type="float" office:value="7.138556784">
                <text:p>7.138556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34974308">
                <text:p>7.34974308</text:p>
              </table:table-cell>
              <table:table-cell office:value-type="float" office:value="7.136331576">
                <text:p>7.136331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30052508">
                <text:p>7.330052508</text:p>
              </table:table-cell>
              <table:table-cell office:value-type="float" office:value="7.14230958">
                <text:p>7.14230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54635732">
                <text:p>7.354635732</text:p>
              </table:table-cell>
              <table:table-cell office:value-type="float" office:value="7.135365804">
                <text:p>7.1353658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332041184">
                <text:p>7.332041184</text:p>
              </table:table-cell>
              <table:table-cell office:value-type="float" office:value="7.155381972">
                <text:p>7.155381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34597394">
                <text:p>7.34597394</text:p>
              </table:table-cell>
              <table:table-cell office:value-type="float" office:value="7.147151196">
                <text:p>7.147151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342881072">
                <text:p>7.342881072</text:p>
              </table:table-cell>
              <table:table-cell office:value-type="float" office:value="7.13712114">
                <text:p>7.13712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48938336">
                <text:p>7.348938336</text:p>
              </table:table-cell>
              <table:table-cell office:value-type="float" office:value="7.14326952">
                <text:p>7.14326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43758248">
                <text:p>7.343758248</text:p>
              </table:table-cell>
              <table:table-cell office:value-type="float" office:value="7.147330632">
                <text:p>7.147330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46512788">
                <text:p>7.346512788</text:p>
              </table:table-cell>
              <table:table-cell office:value-type="float" office:value="7.135377192">
                <text:p>7.1353771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341469152">
                <text:p>7.341469152</text:p>
              </table:table-cell>
              <table:table-cell office:value-type="float" office:value="7.132877172">
                <text:p>7.13287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3744608">
                <text:p>7.33744608</text:p>
              </table:table-cell>
              <table:table-cell office:value-type="float" office:value="7.135146768">
                <text:p>7.13514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40587356">
                <text:p>7.340587356</text:p>
              </table:table-cell>
              <table:table-cell office:value-type="float" office:value="7.145627352">
                <text:p>7.145627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73174616">
                <text:p>7.373174616</text:p>
              </table:table-cell>
              <table:table-cell office:value-type="float" office:value="7.135119288">
                <text:p>7.135119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31457852">
                <text:p>7.331457852</text:p>
              </table:table-cell>
              <table:table-cell office:value-type="float" office:value="7.141014156">
                <text:p>7.141014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352917092">
                <text:p>7.352917092</text:p>
              </table:table-cell>
              <table:table-cell office:value-type="float" office:value="7.1427759">
                <text:p>7.14277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349857032">
                <text:p>7.349857032</text:p>
              </table:table-cell>
              <table:table-cell office:value-type="float" office:value="7.140588624">
                <text:p>7.140588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38842424">
                <text:p>7.338842424</text:p>
              </table:table-cell>
              <table:table-cell office:value-type="float" office:value="7.147577364">
                <text:p>7.1475773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38290316">
                <text:p>7.338290316</text:p>
              </table:table-cell>
              <table:table-cell office:value-type="float" office:value="7.143028368">
                <text:p>7.1430283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339785444">
                <text:p>7.339785444</text:p>
              </table:table-cell>
              <table:table-cell office:value-type="float" office:value="7.140644892">
                <text:p>7.140644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8754996">
                <text:p>7.328754996</text:p>
              </table:table-cell>
              <table:table-cell office:value-type="float" office:value="7.137351336">
                <text:p>7.1373513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3441782">
                <text:p>7.33441782</text:p>
              </table:table-cell>
              <table:table-cell office:value-type="float" office:value="7.12983372">
                <text:p>7.12983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3952784">
                <text:p>7.333952784</text:p>
              </table:table-cell>
              <table:table-cell office:value-type="float" office:value="7.145633892">
                <text:p>7.1456338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43987928">
                <text:p>7.343987928</text:p>
              </table:table-cell>
              <table:table-cell office:value-type="float" office:value="7.131546732">
                <text:p>7.131546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34775444">
                <text:p>7.334775444</text:p>
              </table:table-cell>
              <table:table-cell office:value-type="float" office:value="7.149713616">
                <text:p>7.1497136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61157">
                <text:p>7.361157</text:p>
              </table:table-cell>
              <table:table-cell office:value-type="float" office:value="7.134856596">
                <text:p>7.134856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98146748">
                <text:p>7.398146748</text:p>
              </table:table-cell>
              <table:table-cell office:value-type="float" office:value="7.139121156">
                <text:p>7.1391211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0169982">
                <text:p>7.60169982</text:p>
              </table:table-cell>
              <table:table-cell office:value-type="float" office:value="7.142111892">
                <text:p>7.1421118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08482604">
                <text:p>7.608482604</text:p>
              </table:table-cell>
              <table:table-cell office:value-type="float" office:value="7.135771044">
                <text:p>7.1357710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9523602">
                <text:p>7.59523602</text:p>
              </table:table-cell>
              <table:table-cell office:value-type="float" office:value="7.147945032">
                <text:p>7.147945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595208432">
                <text:p>7.595208432</text:p>
              </table:table-cell>
              <table:table-cell office:value-type="float" office:value="7.13246208">
                <text:p>7.132462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46749764">
                <text:p>7.646749764</text:p>
              </table:table-cell>
              <table:table-cell office:value-type="float" office:value="7.151754144">
                <text:p>7.1517541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31565024">
                <text:p>7.631565024</text:p>
              </table:table-cell>
              <table:table-cell office:value-type="float" office:value="7.131821172">
                <text:p>7.131821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610279028">
                <text:p>7.610279028</text:p>
              </table:table-cell>
              <table:table-cell office:value-type="float" office:value="7.145106888">
                <text:p>7.145106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88134636">
                <text:p>7.588134636</text:p>
              </table:table-cell>
              <table:table-cell office:value-type="float" office:value="7.146345516">
                <text:p>7.1463455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58547756">
                <text:p>7.358547756</text:p>
              </table:table-cell>
              <table:table-cell office:value-type="float" office:value="7.137310056">
                <text:p>7.1373100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43843844">
                <text:p>7.343843844</text:p>
              </table:table-cell>
              <table:table-cell office:value-type="float" office:value="7.135395756">
                <text:p>7.135395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3741812">
                <text:p>7.33741812</text:p>
              </table:table-cell>
              <table:table-cell office:value-type="float" office:value="7.146870216">
                <text:p>7.146870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2145672">
                <text:p>7.352145672</text:p>
              </table:table-cell>
              <table:table-cell office:value-type="float" office:value="7.131916656">
                <text:p>7.131916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33989348">
                <text:p>7.333989348</text:p>
              </table:table-cell>
              <table:table-cell office:value-type="float" office:value="7.149142584">
                <text:p>7.149142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498287">
                <text:p>7.3498287</text:p>
              </table:table-cell>
              <table:table-cell office:value-type="float" office:value="7.135600452">
                <text:p>7.1356004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41186996">
                <text:p>7.341186996</text:p>
              </table:table-cell>
              <table:table-cell office:value-type="float" office:value="7.142260368">
                <text:p>7.142260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40936916">
                <text:p>7.340936916</text:p>
              </table:table-cell>
              <table:table-cell office:value-type="float" office:value="7.135740108">
                <text:p>7.135740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36312164">
                <text:p>7.336312164</text:p>
              </table:table-cell>
              <table:table-cell office:value-type="float" office:value="7.135214256">
                <text:p>7.135214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45992948">
                <text:p>7.345992948</text:p>
              </table:table-cell>
              <table:table-cell office:value-type="float" office:value="7.152009204">
                <text:p>7.152009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46119932">
                <text:p>7.346119932</text:p>
              </table:table-cell>
              <table:table-cell office:value-type="float" office:value="7.13609784">
                <text:p>7.136097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3954362">
                <text:p>7.33954362</text:p>
              </table:table-cell>
              <table:table-cell office:value-type="float" office:value="7.144383228">
                <text:p>7.144383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337848404">
                <text:p>7.337848404</text:p>
              </table:table-cell>
              <table:table-cell office:value-type="float" office:value="7.14695082">
                <text:p>7.14695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35181668">
                <text:p>7.35181668</text:p>
              </table:table-cell>
              <table:table-cell office:value-type="float" office:value="7.144542948">
                <text:p>7.1445429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335059004">
                <text:p>7.335059004</text:p>
              </table:table-cell>
              <table:table-cell office:value-type="float" office:value="7.1384655">
                <text:p>7.13846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59200124">
                <text:p>7.359200124</text:p>
              </table:table-cell>
              <table:table-cell office:value-type="float" office:value="7.1382315">
                <text:p>7.1382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32126252">
                <text:p>7.332126252</text:p>
              </table:table-cell>
              <table:table-cell office:value-type="float" office:value="7.14238428">
                <text:p>7.142384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338076668">
                <text:p>7.338076668</text:p>
              </table:table-cell>
              <table:table-cell office:value-type="float" office:value="7.133502564">
                <text:p>7.133502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48968288">
                <text:p>7.348968288</text:p>
              </table:table-cell>
              <table:table-cell office:value-type="float" office:value="7.14038214">
                <text:p>7.140382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38444828">
                <text:p>7.338444828</text:p>
              </table:table-cell>
              <table:table-cell office:value-type="float" office:value="7.139141472">
                <text:p>7.1391414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4230644">
                <text:p>7.34230644</text:p>
              </table:table-cell>
              <table:table-cell office:value-type="float" office:value="7.14766308">
                <text:p>7.147663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33977852">
                <text:p>7.33977852</text:p>
              </table:table-cell>
              <table:table-cell office:value-type="float" office:value="7.13248278">
                <text:p>7.132482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34179602">
                <text:p>7.34179602</text:p>
              </table:table-cell>
              <table:table-cell office:value-type="float" office:value="7.151848548">
                <text:p>7.1518485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345025904">
                <text:p>7.345025904</text:p>
              </table:table-cell>
              <table:table-cell office:value-type="float" office:value="7.138380876">
                <text:p>7.138380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340576424">
                <text:p>7.340576424</text:p>
              </table:table-cell>
              <table:table-cell office:value-type="float" office:value="7.145188728">
                <text:p>7.1451887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49849112">
                <text:p>7.349849112</text:p>
              </table:table-cell>
              <table:table-cell office:value-type="float" office:value="7.142080308">
                <text:p>7.1420803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580797248">
                <text:p>7.580797248</text:p>
              </table:table-cell>
              <table:table-cell office:value-type="float" office:value="7.131224868">
                <text:p>7.131224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09733928">
                <text:p>7.609733928</text:p>
              </table:table-cell>
              <table:table-cell office:value-type="float" office:value="7.141338432">
                <text:p>7.141338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45955772">
                <text:p>7.345955772</text:p>
              </table:table-cell>
              <table:table-cell office:value-type="float" office:value="7.133803596">
                <text:p>7.133803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3523112">
                <text:p>7.33523112</text:p>
              </table:table-cell>
              <table:table-cell office:value-type="float" office:value="7.140544176">
                <text:p>7.140544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44366612">
                <text:p>7.344366612</text:p>
              </table:table-cell>
              <table:table-cell office:value-type="float" office:value="7.1369541">
                <text:p>7.1369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40351544">
                <text:p>7.340351544</text:p>
              </table:table-cell>
              <table:table-cell office:value-type="float" office:value="7.14615606">
                <text:p>7.146156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48536612">
                <text:p>7.348536612</text:p>
              </table:table-cell>
              <table:table-cell office:value-type="float" office:value="7.143556272">
                <text:p>7.143556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44071916">
                <text:p>7.344071916</text:p>
              </table:table-cell>
              <table:table-cell office:value-type="float" office:value="7.14254214">
                <text:p>7.142542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43225532">
                <text:p>7.343225532</text:p>
              </table:table-cell>
              <table:table-cell office:value-type="float" office:value="7.150820952">
                <text:p>7.1508209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53610728">
                <text:p>7.353610728</text:p>
              </table:table-cell>
              <table:table-cell office:value-type="float" office:value="7.132488456">
                <text:p>7.132488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34215968">
                <text:p>7.34215968</text:p>
              </table:table-cell>
              <table:table-cell office:value-type="float" office:value="7.13880336">
                <text:p>7.13880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54023492">
                <text:p>7.354023492</text:p>
              </table:table-cell>
              <table:table-cell office:value-type="float" office:value="7.145217624">
                <text:p>7.1452176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47527844">
                <text:p>7.347527844</text:p>
              </table:table-cell>
              <table:table-cell office:value-type="float" office:value="7.149355884">
                <text:p>7.1493558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45435308">
                <text:p>7.345435308</text:p>
              </table:table-cell>
              <table:table-cell office:value-type="float" office:value="7.136432616">
                <text:p>7.136432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50641844">
                <text:p>7.350641844</text:p>
              </table:table-cell>
              <table:table-cell office:value-type="float" office:value="7.132947264">
                <text:p>7.132947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55709912">
                <text:p>7.355709912</text:p>
              </table:table-cell>
              <table:table-cell office:value-type="float" office:value="7.153109184">
                <text:p>7.153109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46099148">
                <text:p>7.346099148</text:p>
              </table:table-cell>
              <table:table-cell office:value-type="float" office:value="7.136550324">
                <text:p>7.1365503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52676432">
                <text:p>7.352676432</text:p>
              </table:table-cell>
              <table:table-cell office:value-type="float" office:value="7.13785518">
                <text:p>7.137855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44085788">
                <text:p>7.344085788</text:p>
              </table:table-cell>
              <table:table-cell office:value-type="float" office:value="7.160824056">
                <text:p>7.160824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49752632">
                <text:p>7.349752632</text:p>
              </table:table-cell>
              <table:table-cell office:value-type="float" office:value="7.134736356">
                <text:p>7.1347363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336910724">
                <text:p>7.336910724</text:p>
              </table:table-cell>
              <table:table-cell office:value-type="float" office:value="7.14351582">
                <text:p>7.143515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42438164">
                <text:p>7.342438164</text:p>
              </table:table-cell>
              <table:table-cell office:value-type="float" office:value="7.13669724">
                <text:p>7.136697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339614408">
                <text:p>7.339614408</text:p>
              </table:table-cell>
              <table:table-cell office:value-type="float" office:value="7.138377156">
                <text:p>7.1383771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345403352">
                <text:p>7.345403352</text:p>
              </table:table-cell>
              <table:table-cell office:value-type="float" office:value="7.133137536">
                <text:p>7.133137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38755388">
                <text:p>7.338755388</text:p>
              </table:table-cell>
              <table:table-cell office:value-type="float" office:value="7.140853956">
                <text:p>7.140853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43957064">
                <text:p>7.343957064</text:p>
              </table:table-cell>
              <table:table-cell office:value-type="float" office:value="7.134174744">
                <text:p>7.1341747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4586276">
                <text:p>7.34586276</text:p>
              </table:table-cell>
              <table:table-cell office:value-type="float" office:value="7.137651396">
                <text:p>7.1376513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38998832">
                <text:p>7.338998832</text:p>
              </table:table-cell>
              <table:table-cell office:value-type="float" office:value="7.146406908">
                <text:p>7.1464069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44113868">
                <text:p>7.344113868</text:p>
              </table:table-cell>
              <table:table-cell office:value-type="float" office:value="7.142574528">
                <text:p>7.1425745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348697496">
                <text:p>7.348697496</text:p>
              </table:table-cell>
              <table:table-cell office:value-type="float" office:value="7.140562128">
                <text:p>7.1405621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41292512">
                <text:p>7.341292512</text:p>
              </table:table-cell>
              <table:table-cell office:value-type="float" office:value="7.156598904">
                <text:p>7.1565989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50542748">
                <text:p>7.350542748</text:p>
              </table:table-cell>
              <table:table-cell office:value-type="float" office:value="7.141819776">
                <text:p>7.141819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40014932">
                <text:p>7.340014932</text:p>
              </table:table-cell>
              <table:table-cell office:value-type="float" office:value="7.137983244">
                <text:p>7.137983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41466248">
                <text:p>7.341466248</text:p>
              </table:table-cell>
              <table:table-cell office:value-type="float" office:value="7.142042136">
                <text:p>7.1420421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54460196">
                <text:p>7.354460196</text:p>
              </table:table-cell>
              <table:table-cell office:value-type="float" office:value="7.140623244">
                <text:p>7.140623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44929712">
                <text:p>7.344929712</text:p>
              </table:table-cell>
              <table:table-cell office:value-type="float" office:value="7.130842536">
                <text:p>7.1308425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46749548">
                <text:p>7.346749548</text:p>
              </table:table-cell>
              <table:table-cell office:value-type="float" office:value="7.141718352">
                <text:p>7.141718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32510804">
                <text:p>7.332510804</text:p>
              </table:table-cell>
              <table:table-cell office:value-type="float" office:value="7.136943384">
                <text:p>7.136943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48880988">
                <text:p>7.348880988</text:p>
              </table:table-cell>
              <table:table-cell office:value-type="float" office:value="7.151946612">
                <text:p>7.1519466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4915556">
                <text:p>7.34915556</text:p>
              </table:table-cell>
              <table:table-cell office:value-type="float" office:value="7.1450568">
                <text:p>7.14505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49442588">
                <text:p>7.349442588</text:p>
              </table:table-cell>
              <table:table-cell office:value-type="float" office:value="7.158288456">
                <text:p>7.1582884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356538032">
                <text:p>7.356538032</text:p>
              </table:table-cell>
              <table:table-cell office:value-type="float" office:value="7.142139048">
                <text:p>7.1421390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354846524">
                <text:p>7.354846524</text:p>
              </table:table-cell>
              <table:table-cell office:value-type="float" office:value="7.13623272">
                <text:p>7.136232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45925856">
                <text:p>7.345925856</text:p>
              </table:table-cell>
              <table:table-cell office:value-type="float" office:value="7.144955484">
                <text:p>7.1449554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621185">
                <text:p>7.3621185</text:p>
              </table:table-cell>
              <table:table-cell office:value-type="float" office:value="7.1308203">
                <text:p>7.1308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351685532">
                <text:p>7.351685532</text:p>
              </table:table-cell>
              <table:table-cell office:value-type="float" office:value="7.140362688">
                <text:p>7.140362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57761744">
                <text:p>7.357761744</text:p>
              </table:table-cell>
              <table:table-cell office:value-type="float" office:value="7.139960556">
                <text:p>7.139960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343005788">
                <text:p>7.343005788</text:p>
              </table:table-cell>
              <table:table-cell office:value-type="float" office:value="7.138475124">
                <text:p>7.138475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34388168">
                <text:p>7.34388168</text:p>
              </table:table-cell>
              <table:table-cell office:value-type="float" office:value="7.138497852">
                <text:p>7.1384978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490618304">
                <text:p>7.490618304</text:p>
              </table:table-cell>
              <table:table-cell office:value-type="float" office:value="7.134620124">
                <text:p>7.1346201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603239024">
                <text:p>7.603239024</text:p>
              </table:table-cell>
              <table:table-cell office:value-type="float" office:value="7.148318928">
                <text:p>7.1483189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593695952">
                <text:p>7.593695952</text:p>
              </table:table-cell>
              <table:table-cell office:value-type="float" office:value="7.139730192">
                <text:p>7.139730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576723752">
                <text:p>7.576723752</text:p>
              </table:table-cell>
              <table:table-cell office:value-type="float" office:value="7.14565644">
                <text:p>7.145656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646244132">
                <text:p>7.646244132</text:p>
              </table:table-cell>
              <table:table-cell office:value-type="float" office:value="7.142453772">
                <text:p>7.1424537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28644596">
                <text:p>7.628644596</text:p>
              </table:table-cell>
              <table:table-cell office:value-type="float" office:value="7.143498192">
                <text:p>7.1434981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46614776">
                <text:p>7.646614776</text:p>
              </table:table-cell>
              <table:table-cell office:value-type="float" office:value="7.145123856">
                <text:p>7.1451238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72921128">
                <text:p>7.672921128</text:p>
              </table:table-cell>
              <table:table-cell office:value-type="float" office:value="7.136162388">
                <text:p>7.1361623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597713648">
                <text:p>7.597713648</text:p>
              </table:table-cell>
              <table:table-cell office:value-type="float" office:value="7.14315756">
                <text:p>7.143157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92640088">
                <text:p>7.492640088</text:p>
              </table:table-cell>
              <table:table-cell office:value-type="float" office:value="7.137787872">
                <text:p>7.1377878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344171612">
                <text:p>7.344171612</text:p>
              </table:table-cell>
              <table:table-cell office:value-type="float" office:value="7.135356024">
                <text:p>7.1353560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340696784">
                <text:p>7.340696784</text:p>
              </table:table-cell>
              <table:table-cell office:value-type="float" office:value="7.148274312">
                <text:p>7.1482743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242660492">
                <text:p>7.242660492</text:p>
              </table:table-cell>
              <table:table-cell office:value-type="float" office:value="7.141048392">
                <text:p>7.1410483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92972284">
                <text:p>7.192972284</text:p>
              </table:table-cell>
              <table:table-cell office:value-type="float" office:value="7.147351344">
                <text:p>7.147351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25728476">
                <text:p>7.25728476</text:p>
              </table:table-cell>
              <table:table-cell office:value-type="float" office:value="7.14108666">
                <text:p>7.14108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211356152">
                <text:p>7.211356152</text:p>
              </table:table-cell>
              <table:table-cell office:value-type="float" office:value="7.092295284">
                <text:p>7.0922952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191138156">
                <text:p>7.191138156</text:p>
              </table:table-cell>
              <table:table-cell office:value-type="float" office:value="7.025351484">
                <text:p>7.0253514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2340767">
                <text:p>7.2340767</text:p>
              </table:table-cell>
              <table:table-cell office:value-type="float" office:value="7.015593984">
                <text:p>7.0155939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18996488">
                <text:p>7.18996488</text:p>
              </table:table-cell>
              <table:table-cell office:value-type="float" office:value="7.098292428">
                <text:p>7.098292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89302348">
                <text:p>7.189302348</text:p>
              </table:table-cell>
              <table:table-cell office:value-type="float" office:value="7.01654172">
                <text:p>7.016541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188219564">
                <text:p>7.188219564</text:p>
              </table:table-cell>
              <table:table-cell office:value-type="float" office:value="7.049950284">
                <text:p>7.0499502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190864136">
                <text:p>7.190864136</text:p>
              </table:table-cell>
              <table:table-cell office:value-type="float" office:value="7.016588532">
                <text:p>7.0165885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18929168">
                <text:p>7.18929168</text:p>
              </table:table-cell>
              <table:table-cell office:value-type="float" office:value="7.020669132">
                <text:p>7.0206691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199614872">
                <text:p>7.199614872</text:p>
              </table:table-cell>
              <table:table-cell office:value-type="float" office:value="7.025560128">
                <text:p>7.0255601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202719872">
                <text:p>7.202719872</text:p>
              </table:table-cell>
              <table:table-cell office:value-type="float" office:value="7.014400608">
                <text:p>7.0144006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8851198">
                <text:p>7.18851198</text:p>
              </table:table-cell>
              <table:table-cell office:value-type="float" office:value="7.016813556">
                <text:p>7.016813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191310128">
                <text:p>7.191310128</text:p>
              </table:table-cell>
              <table:table-cell office:value-type="float" office:value="7.014376488">
                <text:p>7.0143764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21009182">
                <text:p>7.21009182</text:p>
              </table:table-cell>
              <table:table-cell office:value-type="float" office:value="7.013975352">
                <text:p>7.0139753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193498424">
                <text:p>7.193498424</text:p>
              </table:table-cell>
              <table:table-cell office:value-type="float" office:value="7.007787936">
                <text:p>7.007787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8563444">
                <text:p>7.18563444</text:p>
              </table:table-cell>
              <table:table-cell office:value-type="float" office:value="7.016269308">
                <text:p>7.016269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19902056">
                <text:p>7.19902056</text:p>
              </table:table-cell>
              <table:table-cell office:value-type="float" office:value="7.00775844">
                <text:p>7.007758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19227176">
                <text:p>7.19227176</text:p>
              </table:table-cell>
              <table:table-cell office:value-type="float" office:value="7.276085556">
                <text:p>7.276085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195803108">
                <text:p>7.195803108</text:p>
              </table:table-cell>
              <table:table-cell office:value-type="float" office:value="7.2734904">
                <text:p>7.27349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189473324">
                <text:p>7.189473324</text:p>
              </table:table-cell>
              <table:table-cell office:value-type="float" office:value="7.022816964">
                <text:p>7.0228169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189674132">
                <text:p>7.189674132</text:p>
              </table:table-cell>
              <table:table-cell office:value-type="float" office:value="7.009109988">
                <text:p>7.009109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19010876">
                <text:p>7.19010876</text:p>
              </table:table-cell>
              <table:table-cell office:value-type="float" office:value="7.011250908">
                <text:p>7.0112509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190309484">
                <text:p>7.190309484</text:p>
              </table:table-cell>
              <table:table-cell office:value-type="float" office:value="7.021954488">
                <text:p>7.0219544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20287724">
                <text:p>7.20287724</text:p>
              </table:table-cell>
              <table:table-cell office:value-type="float" office:value="7.0180824">
                <text:p>7.01808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86606116">
                <text:p>7.186606116</text:p>
              </table:table-cell>
              <table:table-cell office:value-type="float" office:value="7.015047552">
                <text:p>7.0150475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222600128">
                <text:p>7.222600128</text:p>
              </table:table-cell>
              <table:table-cell office:value-type="float" office:value="7.010177064">
                <text:p>7.010177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19463282">
                <text:p>7.19463282</text:p>
              </table:table-cell>
              <table:table-cell office:value-type="float" office:value="7.020751716">
                <text:p>7.0207517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193272692">
                <text:p>7.193272692</text:p>
              </table:table-cell>
              <table:table-cell office:value-type="float" office:value="7.00429344">
                <text:p>7.004293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196600604">
                <text:p>7.196600604</text:p>
              </table:table-cell>
              <table:table-cell office:value-type="float" office:value="7.017822348">
                <text:p>7.0178223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191469716">
                <text:p>7.191469716</text:p>
              </table:table-cell>
              <table:table-cell office:value-type="float" office:value="7.014502368">
                <text:p>7.014502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190465892">
                <text:p>7.190465892</text:p>
              </table:table-cell>
              <table:table-cell office:value-type="float" office:value="7.012626312">
                <text:p>7.0126263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189512276">
                <text:p>7.189512276</text:p>
              </table:table-cell>
              <table:table-cell office:value-type="float" office:value="7.00968396">
                <text:p>7.009683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187867712">
                <text:p>7.187867712</text:p>
              </table:table-cell>
              <table:table-cell office:value-type="float" office:value="7.018929768">
                <text:p>7.0189297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190878416">
                <text:p>7.190878416</text:p>
              </table:table-cell>
              <table:table-cell office:value-type="float" office:value="7.010461248">
                <text:p>7.010461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195340988">
                <text:p>7.195340988</text:p>
              </table:table-cell>
              <table:table-cell office:value-type="float" office:value="7.012534008">
                <text:p>7.012534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19316318">
                <text:p>7.19316318</text:p>
              </table:table-cell>
              <table:table-cell office:value-type="float" office:value="7.019972604">
                <text:p>7.0199726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92049856">
                <text:p>7.192049856</text:p>
              </table:table-cell>
              <table:table-cell office:value-type="float" office:value="7.01002044">
                <text:p>7.010020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890908">
                <text:p>7.1890908</text:p>
              </table:table-cell>
              <table:table-cell office:value-type="float" office:value="7.011589008">
                <text:p>7.0115890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09828852">
                <text:p>7.209828852</text:p>
              </table:table-cell>
              <table:table-cell office:value-type="float" office:value="7.00671072">
                <text:p>7.006710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84464068">
                <text:p>7.184464068</text:p>
              </table:table-cell>
              <table:table-cell office:value-type="float" office:value="7.023791172">
                <text:p>7.0237911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9272564">
                <text:p>7.189272564</text:p>
              </table:table-cell>
              <table:table-cell office:value-type="float" office:value="7.005337368">
                <text:p>7.0053373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85111696">
                <text:p>7.185111696</text:p>
              </table:table-cell>
              <table:table-cell office:value-type="float" office:value="7.024182192">
                <text:p>7.0241821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194614268">
                <text:p>7.194614268</text:p>
              </table:table-cell>
              <table:table-cell office:value-type="float" office:value="7.015570308">
                <text:p>7.015570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98091724">
                <text:p>7.198091724</text:p>
              </table:table-cell>
              <table:table-cell office:value-type="float" office:value="7.008390492">
                <text:p>7.0083904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19499606">
                <text:p>7.19499606</text:p>
              </table:table-cell>
              <table:table-cell office:value-type="float" office:value="7.015136412">
                <text:p>7.0151364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20485952">
                <text:p>7.20485952</text:p>
              </table:table-cell>
              <table:table-cell office:value-type="float" office:value="7.010330136">
                <text:p>7.0103301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185293316">
                <text:p>7.185293316</text:p>
              </table:table-cell>
              <table:table-cell office:value-type="float" office:value="7.019498592">
                <text:p>7.0194985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18366092">
                <text:p>7.18366092</text:p>
              </table:table-cell>
              <table:table-cell office:value-type="float" office:value="7.00734984">
                <text:p>7.007349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19089056">
                <text:p>7.19089056</text:p>
              </table:table-cell>
              <table:table-cell office:value-type="float" office:value="7.018304796">
                <text:p>7.0183047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184610516">
                <text:p>7.184610516</text:p>
              </table:table-cell>
              <table:table-cell office:value-type="float" office:value="7.0072914">
                <text:p>7.00729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9454774">
                <text:p>7.19454774</text:p>
              </table:table-cell>
              <table:table-cell office:value-type="float" office:value="7.011998868">
                <text:p>7.0119988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90538264">
                <text:p>7.190538264</text:p>
              </table:table-cell>
              <table:table-cell office:value-type="float" office:value="7.014743052">
                <text:p>7.0147430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87659164">
                <text:p>7.187659164</text:p>
              </table:table-cell>
              <table:table-cell office:value-type="float" office:value="7.014675744">
                <text:p>7.0146757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89404024">
                <text:p>7.189404024</text:p>
              </table:table-cell>
              <table:table-cell office:value-type="float" office:value="7.012432188">
                <text:p>7.012432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82394584">
                <text:p>7.182394584</text:p>
              </table:table-cell>
              <table:table-cell office:value-type="float" office:value="7.032116544">
                <text:p>7.0321165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95192944">
                <text:p>7.195192944</text:p>
              </table:table-cell>
              <table:table-cell office:value-type="float" office:value="7.014949932">
                <text:p>7.0149499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188299208">
                <text:p>7.188299208</text:p>
              </table:table-cell>
              <table:table-cell office:value-type="float" office:value="7.060587948">
                <text:p>7.060587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203208584">
                <text:p>7.203208584</text:p>
              </table:table-cell>
              <table:table-cell office:value-type="float" office:value="7.114183548">
                <text:p>7.1141835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94556164">
                <text:p>7.194556164</text:p>
              </table:table-cell>
              <table:table-cell office:value-type="float" office:value="7.006651248">
                <text:p>7.0066512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207324824">
                <text:p>7.207324824</text:p>
              </table:table-cell>
              <table:table-cell office:value-type="float" office:value="7.10596044">
                <text:p>7.105960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96493684">
                <text:p>7.196493684</text:p>
              </table:table-cell>
              <table:table-cell office:value-type="float" office:value="7.017454104">
                <text:p>7.017454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016053">
                <text:p>7.2016053</text:p>
              </table:table-cell>
              <table:table-cell office:value-type="float" office:value="7.02441234">
                <text:p>7.02441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192365828">
                <text:p>7.192365828</text:p>
              </table:table-cell>
              <table:table-cell office:value-type="float" office:value="7.03414578">
                <text:p>7.03414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194410076">
                <text:p>7.194410076</text:p>
              </table:table-cell>
              <table:table-cell office:value-type="float" office:value="7.009500216">
                <text:p>7.0095002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907516">
                <text:p>7.1907516</text:p>
              </table:table-cell>
              <table:table-cell office:value-type="float" office:value="7.023155076">
                <text:p>7.0231550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191097536">
                <text:p>7.191097536</text:p>
              </table:table-cell>
              <table:table-cell office:value-type="float" office:value="7.012123296">
                <text:p>7.0121232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18181826">
                <text:p>7.18181826</text:p>
              </table:table-cell>
              <table:table-cell office:value-type="float" office:value="7.0280646">
                <text:p>7.02806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92096908">
                <text:p>7.192096908</text:p>
              </table:table-cell>
              <table:table-cell office:value-type="float" office:value="7.012681392">
                <text:p>7.0126813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91438912">
                <text:p>7.191438912</text:p>
              </table:table-cell>
              <table:table-cell office:value-type="float" office:value="7.015112184">
                <text:p>7.015112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88664272">
                <text:p>7.188664272</text:p>
              </table:table-cell>
              <table:table-cell office:value-type="float" office:value="7.003376772">
                <text:p>7.0033767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90005404">
                <text:p>7.190005404</text:p>
              </table:table-cell>
              <table:table-cell office:value-type="float" office:value="7.018018992">
                <text:p>7.0180189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344270564">
                <text:p>7.344270564</text:p>
              </table:table-cell>
              <table:table-cell office:value-type="float" office:value="7.091824536">
                <text:p>7.0918245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47028952">
                <text:p>7.447028952</text:p>
              </table:table-cell>
              <table:table-cell office:value-type="float" office:value="7.010473128">
                <text:p>7.0104731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340985156">
                <text:p>7.340985156</text:p>
              </table:table-cell>
              <table:table-cell office:value-type="float" office:value="7.013552076">
                <text:p>7.0135520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250053812">
                <text:p>7.250053812</text:p>
              </table:table-cell>
              <table:table-cell office:value-type="float" office:value="7.034578404">
                <text:p>7.0345784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91872748">
                <text:p>7.191872748</text:p>
              </table:table-cell>
              <table:table-cell office:value-type="float" office:value="7.005644868">
                <text:p>7.0056448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50581788">
                <text:p>7.250581788</text:p>
              </table:table-cell>
              <table:table-cell office:value-type="float" office:value="7.010455788">
                <text:p>7.010455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187421108">
                <text:p>7.187421108</text:p>
              </table:table-cell>
              <table:table-cell office:value-type="float" office:value="7.013866488">
                <text:p>7.0138664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203319548">
                <text:p>7.203319548</text:p>
              </table:table-cell>
              <table:table-cell office:value-type="float" office:value="7.003749876">
                <text:p>7.0037498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79333192">
                <text:p>7.179333192</text:p>
              </table:table-cell>
              <table:table-cell office:value-type="float" office:value="7.016900832">
                <text:p>7.016900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93592204">
                <text:p>7.193592204</text:p>
              </table:table-cell>
              <table:table-cell office:value-type="float" office:value="7.000809876">
                <text:p>7.0008098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17909726">
                <text:p>7.17909726</text:p>
              </table:table-cell>
              <table:table-cell office:value-type="float" office:value="7.005766476">
                <text:p>7.0057664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87333016">
                <text:p>7.187333016</text:p>
              </table:table-cell>
              <table:table-cell office:value-type="float" office:value="7.00824624">
                <text:p>7.008246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80582812">
                <text:p>7.180582812</text:p>
              </table:table-cell>
              <table:table-cell office:value-type="float" office:value="7.014202476">
                <text:p>7.0142024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200691608">
                <text:p>7.200691608</text:p>
              </table:table-cell>
              <table:table-cell office:value-type="float" office:value="7.012697472">
                <text:p>7.0126974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85882228">
                <text:p>7.185882228</text:p>
              </table:table-cell>
              <table:table-cell office:value-type="float" office:value="7.007411376">
                <text:p>7.0074113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18316298">
                <text:p>7.18316298</text:p>
              </table:table-cell>
              <table:table-cell office:value-type="float" office:value="7.0255932">
                <text:p>7.02559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181722056">
                <text:p>7.181722056</text:p>
              </table:table-cell>
              <table:table-cell office:value-type="float" office:value="7.009768272">
                <text:p>7.0097682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4517394">
                <text:p>7.24517394</text:p>
              </table:table-cell>
              <table:table-cell office:value-type="float" office:value="7.003967388">
                <text:p>7.0039673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176102924">
                <text:p>7.176102924</text:p>
              </table:table-cell>
              <table:table-cell office:value-type="float" office:value="7.01022324">
                <text:p>7.010223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93615328">
                <text:p>7.193615328</text:p>
              </table:table-cell>
              <table:table-cell office:value-type="float" office:value="7.009502388">
                <text:p>7.0095023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190299584">
                <text:p>7.190299584</text:p>
              </table:table-cell>
              <table:table-cell office:value-type="float" office:value="7.008447204">
                <text:p>7.0084472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192245624">
                <text:p>7.192245624</text:p>
              </table:table-cell>
              <table:table-cell office:value-type="float" office:value="7.006135296">
                <text:p>7.006135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40631696">
                <text:p>7.40631696</text:p>
              </table:table-cell>
              <table:table-cell office:value-type="float" office:value="7.00361436">
                <text:p>7.003614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489482408">
                <text:p>7.489482408</text:p>
              </table:table-cell>
              <table:table-cell office:value-type="float" office:value="7.012899804">
                <text:p>7.0128998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20043752">
                <text:p>7.20043752</text:p>
              </table:table-cell>
              <table:table-cell office:value-type="float" office:value="7.007856612">
                <text:p>7.0078566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20071484">
                <text:p>7.20071484</text:p>
              </table:table-cell>
              <table:table-cell office:value-type="float" office:value="7.021121388">
                <text:p>7.0211213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194681696">
                <text:p>7.194681696</text:p>
              </table:table-cell>
              <table:table-cell office:value-type="float" office:value="7.001345448">
                <text:p>7.0013454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195335888">
                <text:p>7.195335888</text:p>
              </table:table-cell>
              <table:table-cell office:value-type="float" office:value="7.01745366">
                <text:p>7.017453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186273644">
                <text:p>7.186273644</text:p>
              </table:table-cell>
              <table:table-cell office:value-type="float" office:value="7.010835708">
                <text:p>7.0108357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352875608">
                <text:p>7.352875608</text:p>
              </table:table-cell>
              <table:table-cell office:value-type="float" office:value="7.00944186">
                <text:p>7.009441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20664536">
                <text:p>7.20664536</text:p>
              </table:table-cell>
              <table:table-cell office:value-type="float" office:value="6.998276628">
                <text:p>6.9982766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22936448">
                <text:p>7.22936448</text:p>
              </table:table-cell>
              <table:table-cell office:value-type="float" office:value="7.013248548">
                <text:p>7.0132485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77781184">
                <text:p>7.177781184</text:p>
              </table:table-cell>
              <table:table-cell office:value-type="float" office:value="7.004321976">
                <text:p>7.0043219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18819296">
                <text:p>7.18819296</text:p>
              </table:table-cell>
              <table:table-cell office:value-type="float" office:value="7.006191732">
                <text:p>7.0061917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36718368">
                <text:p>7.236718368</text:p>
              </table:table-cell>
              <table:table-cell office:value-type="float" office:value="7.003011756">
                <text:p>7.0030117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301732844">
                <text:p>7.301732844</text:p>
              </table:table-cell>
              <table:table-cell office:value-type="float" office:value="7.010907096">
                <text:p>7.010907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06620136">
                <text:p>7.206620136</text:p>
              </table:table-cell>
              <table:table-cell office:value-type="float" office:value="7.002327396">
                <text:p>7.0023273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99306664">
                <text:p>7.199306664</text:p>
              </table:table-cell>
              <table:table-cell office:value-type="float" office:value="7.01204748">
                <text:p>7.012047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86150764">
                <text:p>7.186150764</text:p>
              </table:table-cell>
              <table:table-cell office:value-type="float" office:value="7.010518392">
                <text:p>7.0105183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8644084">
                <text:p>7.18644084</text:p>
              </table:table-cell>
              <table:table-cell office:value-type="float" office:value="7.006387488">
                <text:p>7.0063874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94600492">
                <text:p>7.194600492</text:p>
              </table:table-cell>
              <table:table-cell office:value-type="float" office:value="7.012534128">
                <text:p>7.0125341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19408128">
                <text:p>7.219408128</text:p>
              </table:table-cell>
              <table:table-cell office:value-type="float" office:value="7.0060944">
                <text:p>7.00609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195114356">
                <text:p>7.195114356</text:p>
              </table:table-cell>
              <table:table-cell office:value-type="float" office:value="7.00819848">
                <text:p>7.008198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69743052">
                <text:p>7.269743052</text:p>
              </table:table-cell>
              <table:table-cell office:value-type="float" office:value="7.00387836">
                <text:p>7.003878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9451144">
                <text:p>7.19451144</text:p>
              </table:table-cell>
              <table:table-cell office:value-type="float" office:value="7.01954172">
                <text:p>7.019541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47720592">
                <text:p>7.247720592</text:p>
              </table:table-cell>
              <table:table-cell office:value-type="float" office:value="7.006436784">
                <text:p>7.006436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273471104">
                <text:p>7.273471104</text:p>
              </table:table-cell>
              <table:table-cell office:value-type="float" office:value="7.01017716">
                <text:p>7.010177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189061832">
                <text:p>7.189061832</text:p>
              </table:table-cell>
              <table:table-cell office:value-type="float" office:value="7.0173498">
                <text:p>7.01734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198726092">
                <text:p>7.198726092</text:p>
              </table:table-cell>
              <table:table-cell office:value-type="float" office:value="7.008855636">
                <text:p>7.008855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190237736">
                <text:p>7.190237736</text:p>
              </table:table-cell>
              <table:table-cell office:value-type="float" office:value="6.999622428">
                <text:p>6.9996224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187403204">
                <text:p>7.187403204</text:p>
              </table:table-cell>
              <table:table-cell office:value-type="float" office:value="7.014000348">
                <text:p>7.0140003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194231456">
                <text:p>7.194231456</text:p>
              </table:table-cell>
              <table:table-cell office:value-type="float" office:value="7.008753144">
                <text:p>7.0087531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2249753">
                <text:p>7.2249753</text:p>
              </table:table-cell>
              <table:table-cell office:value-type="float" office:value="7.007045448">
                <text:p>7.0070454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200851088">
                <text:p>7.200851088</text:p>
              </table:table-cell>
              <table:table-cell office:value-type="float" office:value="7.006856784">
                <text:p>7.0068567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324782852">
                <text:p>7.324782852</text:p>
              </table:table-cell>
              <table:table-cell office:value-type="float" office:value="7.01574486">
                <text:p>7.015744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16800516">
                <text:p>7.216800516</text:p>
              </table:table-cell>
              <table:table-cell office:value-type="float" office:value="7.009780824">
                <text:p>7.0097808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96020152">
                <text:p>7.196020152</text:p>
              </table:table-cell>
              <table:table-cell office:value-type="float" office:value="6.969756408">
                <text:p>6.969756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94107916">
                <text:p>7.194107916</text:p>
              </table:table-cell>
              <table:table-cell office:value-type="float" office:value="6.968616744">
                <text:p>6.968616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203068976">
                <text:p>7.203068976</text:p>
              </table:table-cell>
              <table:table-cell office:value-type="float" office:value="6.970853928">
                <text:p>6.9708539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23320368">
                <text:p>7.223320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90817648">
                <text:p>7.19081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94452364">
                <text:p>7.194452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448539572">
                <text:p>7.448539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0637788">
                <text:p>7.20637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182195564">
                <text:p>7.182195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1042254">
                <text:p>7.2104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19881782">
                <text:p>7.1988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9179494">
                <text:p>7.1917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19544648">
                <text:p>7.19544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191615228">
                <text:p>7.19161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187217708">
                <text:p>7.187217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8904478">
                <text:p>7.1890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181288832">
                <text:p>7.181288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17770152">
                <text:p>7.21777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92142748">
                <text:p>7.192142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91234108">
                <text:p>7.19123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188411756">
                <text:p>7.188411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184091516">
                <text:p>7.18409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19268468">
                <text:p>7.1926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193717136">
                <text:p>7.19371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183732872">
                <text:p>7.183732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207511244">
                <text:p>7.20751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184339916">
                <text:p>7.184339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19669544">
                <text:p>7.1966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185715536">
                <text:p>7.18571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186938696">
                <text:p>7.186938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193900292">
                <text:p>7.193900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186341024">
                <text:p>7.18634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185997152">
                <text:p>7.18599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184810592">
                <text:p>7.184810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183980444">
                <text:p>7.183980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21118382">
                <text:p>7.21118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179653136">
                <text:p>7.17965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199232048">
                <text:p>7.19923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178068236">
                <text:p>7.178068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18897536">
                <text:p>7.1889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85897504">
                <text:p>7.185897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186232676">
                <text:p>7.186232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190844348">
                <text:p>7.190844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180130412">
                <text:p>7.180130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187056128">
                <text:p>7.18705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334302884">
                <text:p>7.33430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204552212">
                <text:p>7.20455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192414968">
                <text:p>7.192414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192385328">
                <text:p>7.19238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216008636">
                <text:p>7.216008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207426128">
                <text:p>7.20742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318955676">
                <text:p>7.318955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203860112">
                <text:p>7.20386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191427992">
                <text:p>7.191427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184421372">
                <text:p>7.18442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183428096">
                <text:p>7.18342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21085454">
                <text:p>7.2108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186481436">
                <text:p>7.18648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192510656">
                <text:p>7.19251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199630532">
                <text:p>7.199630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193283528">
                <text:p>7.193283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315567284">
                <text:p>7.315567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205806644">
                <text:p>7.205806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192120884">
                <text:p>7.192120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1903463">
                <text:p>7.1903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186049292">
                <text:p>7.18604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192479672">
                <text:p>7.192479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196924448">
                <text:p>7.1969244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51cm" svg:y="3.952cm" style:legend-expansion="high" chart:style-name="ch2"/>
        <chart:plot-area chart:style-name="ch3" table:cell-range-address="Sheet1.C1:Sheet1.D424" chart:data-source-has-labels="row" svg:x="0.32cm" svg:y="0.18cm" svg:width="11.211cm" svg:height="8.64cm">
          <chartooo:coordinate-region svg:x="1.153cm" svg:y="0.38cm" svg:width="10.37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24" chart:label-cell-address="Sheet1.C1:Sheet1.C1" chart:class="chart:line">
            <chart:data-point chart:repeated="423"/>
          </chart:series>
          <chart:series chart:style-name="ch7" chart:values-cell-range-address="Sheet1.D2:Sheet1.D424" chart:label-cell-address="Sheet1.D1:Sheet1.D1" chart:class="chart:line">
            <chart:data-point chart:repeated="4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A A [W] -idle</text:p>
                <draw:g>
                  <svg:desc>Sheet1.C1:Sheet1.C1</svg:desc>
                </draw:g>
              </table:table-cell>
              <table:table-cell office:value-type="string">
                <text:p>AXILite 2 [W] -idl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96946334328163">
                <text:p>-0.00396946334328163</text:p>
                <draw:g>
                  <svg:desc>Sheet1.C2:Sheet1.C424</svg:desc>
                </draw:g>
              </table:table-cell>
              <table:table-cell office:value-type="float" office:value="-0.000234762000001609">
                <text:p>-0.000234762000001609</text:p>
                <draw:g>
                  <svg:desc>Sheet1.D2:Sheet1.D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77781553432823">
                <text:p>-0.0077781553432823</text:p>
              </table:table-cell>
              <table:table-cell office:value-type="float" office:value="-0.00237093000000144">
                <text:p>-0.00237093000000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68144656718062">
                <text:p>0.000568144656718062</text:p>
              </table:table-cell>
              <table:table-cell office:value-type="float" office:value="0.00567734999999914">
                <text:p>0.00567734999999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162446567181">
                <text:p>0.0032162446567181</text:p>
              </table:table-cell>
              <table:table-cell office:value-type="float" office:value="-0.00388339800000104">
                <text:p>-0.0038833980000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6071665671731">
                <text:p>0.00356071665671731</text:p>
              </table:table-cell>
              <table:table-cell office:value-type="float" office:value="-0.00449404200000192">
                <text:p>-0.00449404200000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8055846567171">
                <text:p>0.0078055846567171</text:p>
              </table:table-cell>
              <table:table-cell office:value-type="float" office:value="-0.00325570200000058">
                <text:p>-0.00325570200000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5602766567177">
                <text:p>0.0205602766567177</text:p>
              </table:table-cell>
              <table:table-cell office:value-type="float" office:value="-0.0045827100000011">
                <text:p>-0.004582710000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6923073432821">
                <text:p>-0.0106923073432821</text:p>
              </table:table-cell>
              <table:table-cell office:value-type="float" office:value="0.00318542999999938">
                <text:p>0.0031854299999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3113966567174">
                <text:p>0.0143113966567174</text:p>
              </table:table-cell>
              <table:table-cell office:value-type="float" office:value="-0.00660424200000165">
                <text:p>-0.00660424200000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0490624656718">
                <text:p>0.180490624656718</text:p>
              </table:table-cell>
              <table:table-cell office:value-type="float" office:value="0.0137120819999996">
                <text:p>0.013712081999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9527084656718">
                <text:p>0.329527084656718</text:p>
              </table:table-cell>
              <table:table-cell office:value-type="float" office:value="-0.0042034140000009">
                <text:p>-0.0042034140000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26137153432817">
                <text:p>-0.0026137153432817</text:p>
              </table:table-cell>
              <table:table-cell office:value-type="float" office:value="0.00644686199999889">
                <text:p>0.00644686199999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920334734328154">
                <text:p>-0.00920334734328154</text:p>
              </table:table-cell>
              <table:table-cell office:value-type="float" office:value="-0.000125046000001738">
                <text:p>-0.000125046000001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787569134328159">
                <text:p>-0.00787569134328159</text:p>
              </table:table-cell>
              <table:table-cell office:value-type="float" office:value="-0.00109569000000143">
                <text:p>-0.00109569000000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01058193432815">
                <text:p>-0.0101058193432815</text:p>
              </table:table-cell>
              <table:table-cell office:value-type="float" office:value="-0.00460032600000204">
                <text:p>-0.00460032600000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19289265671774">
                <text:p>0.00319289265671774</text:p>
              </table:table-cell>
              <table:table-cell office:value-type="float" office:value="-0.00537798600000095">
                <text:p>-0.00537798600000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24619134328142">
                <text:p>-0.00824619134328142</text:p>
              </table:table-cell>
              <table:table-cell office:value-type="float" office:value="-0.00228892200000175">
                <text:p>-0.00228892200000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21760734328147">
                <text:p>-0.00521760734328147</text:p>
              </table:table-cell>
              <table:table-cell office:value-type="float" office:value="0.00705944999999897">
                <text:p>0.00705944999999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76767134328304">
                <text:p>-0.00376767134328304</text:p>
              </table:table-cell>
              <table:table-cell office:value-type="float" office:value="-0.00101863800000146">
                <text:p>-0.0010186380000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92118726567181">
                <text:p>0.0492118726567181</text:p>
              </table:table-cell>
              <table:table-cell office:value-type="float" office:value="0.00572602199999839">
                <text:p>0.00572602199999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382543343282471">
                <text:p>-0.000382543343282471</text:p>
              </table:table-cell>
              <table:table-cell office:value-type="float" office:value="-0.00634080600000075">
                <text:p>-0.00634080600000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66494734328193">
                <text:p>-0.00166494734328193</text:p>
              </table:table-cell>
              <table:table-cell office:value-type="float" office:value="-0.00505657800000137">
                <text:p>-0.00505657800000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95035534328269">
                <text:p>-0.00195035534328269</text:p>
              </table:table-cell>
              <table:table-cell office:value-type="float" office:value="0.0235642499999997">
                <text:p>0.02356424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646693934328191">
                <text:p>-0.00646693934328191</text:p>
              </table:table-cell>
              <table:table-cell office:value-type="float" office:value="-0.00814759800000164">
                <text:p>-0.00814759800000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50907534328194">
                <text:p>-0.00850907534328194</text:p>
              </table:table-cell>
              <table:table-cell office:value-type="float" office:value="0.00378420599999885">
                <text:p>0.003784205999998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525232334328152">
                <text:p>-0.00525232334328152</text:p>
              </table:table-cell>
              <table:table-cell office:value-type="float" office:value="-0.00448758600000065">
                <text:p>-0.00448758600000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420751934328223">
                <text:p>-0.00420751934328223</text:p>
              </table:table-cell>
              <table:table-cell office:value-type="float" office:value="0.00435884999999825">
                <text:p>0.00435884999999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45287673432826">
                <text:p>-0.0145287673432826</text:p>
              </table:table-cell>
              <table:table-cell office:value-type="float" office:value="-0.00974683800000165">
                <text:p>-0.00974683800000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65658065671792">
                <text:p>0.00165658065671792</text:p>
              </table:table-cell>
              <table:table-cell office:value-type="float" office:value="0.00179868599999899">
                <text:p>0.00179868599999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40576833432817">
                <text:p>-0.0140576833432817</text:p>
              </table:table-cell>
              <table:table-cell office:value-type="float" office:value="-0.000406062000001484">
                <text:p>-0.000406062000001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30960865671848">
                <text:p>0.00830960865671848</text:p>
              </table:table-cell>
              <table:table-cell office:value-type="float" office:value="-0.00442801800000137">
                <text:p>-0.00442801800000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622851134328162">
                <text:p>-0.00622851134328162</text:p>
              </table:table-cell>
              <table:table-cell office:value-type="float" office:value="0.00167468999999887">
                <text:p>0.001674689999998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151409534328195">
                <text:p>-0.00151409534328195</text:p>
              </table:table-cell>
              <table:table-cell office:value-type="float" office:value="0.00460714199999845">
                <text:p>0.00460714199999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26592865671726">
                <text:p>0.00226592865671726</text:p>
              </table:table-cell>
              <table:table-cell office:value-type="float" office:value="-0.00224607000000177">
                <text:p>-0.00224607000000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727051934328138">
                <text:p>-0.00727051934328138</text:p>
              </table:table-cell>
              <table:table-cell office:value-type="float" office:value="0.0177748139999991">
                <text:p>0.0177748139999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901149134328261">
                <text:p>-0.00901149134328261</text:p>
              </table:table-cell>
              <table:table-cell office:value-type="float" office:value="-0.0014076540000012">
                <text:p>-0.0014076540000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907485134328212">
                <text:p>-0.00907485134328212</text:p>
              </table:table-cell>
              <table:table-cell office:value-type="float" office:value="-0.00995393400000033">
                <text:p>-0.00995393400000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191261534328291">
                <text:p>-0.00191261534328291</text:p>
              </table:table-cell>
              <table:table-cell office:value-type="float" office:value="0.00375966599999877">
                <text:p>0.00375966599999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5209806567178">
                <text:p>0.0015209806567178</text:p>
              </table:table-cell>
              <table:table-cell office:value-type="float" office:value="-0.00808321800000122">
                <text:p>-0.008083218000001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522568656717404">
                <text:p>0.000522568656717404</text:p>
              </table:table-cell>
              <table:table-cell office:value-type="float" office:value="0.00186953399999901">
                <text:p>0.00186953399999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03032065671783">
                <text:p>0.00803032065671783</text:p>
              </table:table-cell>
              <table:table-cell office:value-type="float" office:value="-0.0115195020000014">
                <text:p>-0.0115195020000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46971265671736">
                <text:p>0.00546971265671736</text:p>
              </table:table-cell>
              <table:table-cell office:value-type="float" office:value="0.00278396999999853">
                <text:p>0.00278396999999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330555134328314">
                <text:p>-0.00330555134328314</text:p>
              </table:table-cell>
              <table:table-cell office:value-type="float" office:value="-0.00664548600000092">
                <text:p>-0.006645486000000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7010326567181">
                <text:p>0.0127010326567181</text:p>
              </table:table-cell>
              <table:table-cell office:value-type="float" office:value="0.0000130859999991628">
                <text:p>0.0000130859999991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638275343282757">
                <text:p>-0.000638275343282757</text:p>
              </table:table-cell>
              <table:table-cell office:value-type="float" office:value="-0.00127914600000079">
                <text:p>-0.00127914600000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78686465671885">
                <text:p>0.00478686465671885</text:p>
              </table:table-cell>
              <table:table-cell office:value-type="float" office:value="0.00266719799999837">
                <text:p>0.002667197999998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638463134328138">
                <text:p>-0.00638463134328138</text:p>
              </table:table-cell>
              <table:table-cell office:value-type="float" office:value="-0.0061317540000001">
                <text:p>-0.006131754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32376753432819">
                <text:p>-0.0132376753432819</text:p>
              </table:table-cell>
              <table:table-cell office:value-type="float" office:value="0.0121605299999992">
                <text:p>0.0121605299999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322543934328223">
                <text:p>-0.00322543934328223</text:p>
              </table:table-cell>
              <table:table-cell office:value-type="float" office:value="-0.00528006600000097">
                <text:p>-0.005280066000000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98436193432816">
                <text:p>-0.0098436193432816</text:p>
              </table:table-cell>
              <table:table-cell office:value-type="float" office:value="-0.0036482580000019">
                <text:p>-0.0036482580000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2600465671721">
                <text:p>0.00102600465671721</text:p>
              </table:table-cell>
              <table:table-cell office:value-type="float" office:value="-0.00467572200000177">
                <text:p>-0.00467572200000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50962526567182">
                <text:p>0.0250962526567182</text:p>
              </table:table-cell>
              <table:table-cell office:value-type="float" office:value="-0.00214135800000115">
                <text:p>-0.00214135800000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3176824656718">
                <text:p>0.243176824656718</text:p>
              </table:table-cell>
              <table:table-cell office:value-type="float" office:value="0.200516909999998">
                <text:p>0.200516909999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4657596656719">
                <text:p>0.254657596656719</text:p>
              </table:table-cell>
              <table:table-cell office:value-type="float" office:value="0.234894941999999">
                <text:p>0.234894941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3589760656718">
                <text:p>0.323589760656718</text:p>
              </table:table-cell>
              <table:table-cell office:value-type="float" office:value="0.323374134">
                <text:p>0.3233741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9821600656718">
                <text:p>0.269821600656718</text:p>
              </table:table-cell>
              <table:table-cell office:value-type="float" office:value="0.250346861999999">
                <text:p>0.250346861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4595268656718">
                <text:p>0.194595268656718</text:p>
              </table:table-cell>
              <table:table-cell office:value-type="float" office:value="0.156604889999999">
                <text:p>0.15660488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7307916656718">
                <text:p>0.167307916656718</text:p>
              </table:table-cell>
              <table:table-cell office:value-type="float" office:value="0.165665897999999">
                <text:p>0.165665897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8507640656718">
                <text:p>0.138507640656718</text:p>
              </table:table-cell>
              <table:table-cell office:value-type="float" office:value="0.118777578">
                <text:p>0.118777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4222304656718">
                <text:p>0.144222304656718</text:p>
              </table:table-cell>
              <table:table-cell office:value-type="float" office:value="0.127060457999999">
                <text:p>0.127060457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9608868656717">
                <text:p>0.139608868656717</text:p>
              </table:table-cell>
              <table:table-cell office:value-type="float" office:value="0.116957057999999">
                <text:p>0.116957057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190940656718">
                <text:p>0.146190940656718</text:p>
              </table:table-cell>
              <table:table-cell office:value-type="float" office:value="0.118920197999998">
                <text:p>0.11892019799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3645832656718">
                <text:p>0.153645832656718</text:p>
              </table:table-cell>
              <table:table-cell office:value-type="float" office:value="0.122844533999999">
                <text:p>0.122844533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2518180656719">
                <text:p>0.152518180656719</text:p>
              </table:table-cell>
              <table:table-cell office:value-type="float" office:value="0.122056661999999">
                <text:p>0.122056661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4070996656717">
                <text:p>0.144070996656717</text:p>
              </table:table-cell>
              <table:table-cell office:value-type="float" office:value="0.123085997999999">
                <text:p>0.123085997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5791724656718">
                <text:p>0.145791724656718</text:p>
              </table:table-cell>
              <table:table-cell office:value-type="float" office:value="0.118710989999999">
                <text:p>0.11871098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1451448656718">
                <text:p>0.191451448656718</text:p>
              </table:table-cell>
              <table:table-cell office:value-type="float" office:value="0.119683181999998">
                <text:p>0.11968318199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5877144656718">
                <text:p>0.165877144656718</text:p>
              </table:table-cell>
              <table:table-cell office:value-type="float" office:value="0.219723965999999">
                <text:p>0.219723965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9687980656719">
                <text:p>0.149687980656719</text:p>
              </table:table-cell>
              <table:table-cell office:value-type="float" office:value="0.121434665999999">
                <text:p>0.121434665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7896672656719">
                <text:p>0.167896672656719</text:p>
              </table:table-cell>
              <table:table-cell office:value-type="float" office:value="0.146875601999998">
                <text:p>0.14687560199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2756488656717">
                <text:p>0.152756488656717</text:p>
              </table:table-cell>
              <table:table-cell office:value-type="float" office:value="0.131126969999999">
                <text:p>0.13112696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6588468656718">
                <text:p>0.136588468656718</text:p>
              </table:table-cell>
              <table:table-cell office:value-type="float" office:value="0.124514357999998">
                <text:p>0.1245143579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957044656718">
                <text:p>0.155957044656718</text:p>
              </table:table-cell>
              <table:table-cell office:value-type="float" office:value="0.121535549999999">
                <text:p>0.12153554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0856072656719">
                <text:p>0.150856072656719</text:p>
              </table:table-cell>
              <table:table-cell office:value-type="float" office:value="0.122437073999999">
                <text:p>0.122437073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4083988656717">
                <text:p>0.154083988656717</text:p>
              </table:table-cell>
              <table:table-cell office:value-type="float" office:value="0.124896509999999">
                <text:p>0.12489650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9220856656719">
                <text:p>0.149220856656719</text:p>
              </table:table-cell>
              <table:table-cell office:value-type="float" office:value="0.130746965999998">
                <text:p>0.130746965999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4964816656719">
                <text:p>0.144964816656719</text:p>
              </table:table-cell>
              <table:table-cell office:value-type="float" office:value="0.139579157999998">
                <text:p>0.139579157999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5561400656718">
                <text:p>0.135561400656718</text:p>
              </table:table-cell>
              <table:table-cell office:value-type="float" office:value="0.13069857">
                <text:p>0.13069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0373852656719">
                <text:p>0.150373852656719</text:p>
              </table:table-cell>
              <table:table-cell office:value-type="float" office:value="0.123718013999998">
                <text:p>0.123718013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6871816656718">
                <text:p>0.156871816656718</text:p>
              </table:table-cell>
              <table:table-cell office:value-type="float" office:value="0.125110277999998">
                <text:p>0.125110277999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6905236656718">
                <text:p>0.156905236656718</text:p>
              </table:table-cell>
              <table:table-cell office:value-type="float" office:value="0.130997837999998">
                <text:p>0.130997837999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664240656718">
                <text:p>0.147664240656718</text:p>
              </table:table-cell>
              <table:table-cell office:value-type="float" office:value="0.118805129999999">
                <text:p>0.11880512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9792784656718">
                <text:p>0.159792784656718</text:p>
              </table:table-cell>
              <table:table-cell office:value-type="float" office:value="0.123554982">
                <text:p>0.123554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2703240656718">
                <text:p>0.162703240656718</text:p>
              </table:table-cell>
              <table:table-cell office:value-type="float" office:value="0.123877925999999">
                <text:p>0.12387792599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4142144656719">
                <text:p>0.144142144656719</text:p>
              </table:table-cell>
              <table:table-cell office:value-type="float" office:value="0.126946397999999">
                <text:p>0.126946397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7010368656719">
                <text:p>0.157010368656719</text:p>
              </table:table-cell>
              <table:table-cell office:value-type="float" office:value="0.125624933999998">
                <text:p>0.12562493399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7127084656718">
                <text:p>0.147127084656718</text:p>
              </table:table-cell>
              <table:table-cell office:value-type="float" office:value="0.131531009999999">
                <text:p>0.13153100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6405796656717">
                <text:p>0.156405796656717</text:p>
              </table:table-cell>
              <table:table-cell office:value-type="float" office:value="0.120703457999999">
                <text:p>0.120703457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0827296656718">
                <text:p>0.150827296656718</text:p>
              </table:table-cell>
              <table:table-cell office:value-type="float" office:value="0.124251798">
                <text:p>0.1242517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246168656718">
                <text:p>0.157246168656718</text:p>
              </table:table-cell>
              <table:table-cell office:value-type="float" office:value="0.412463921999999">
                <text:p>0.412463921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3627904656718">
                <text:p>0.153627904656718</text:p>
              </table:table-cell>
              <table:table-cell office:value-type="float" office:value="0.354372053999999">
                <text:p>0.354372053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1406152656718">
                <text:p>0.151406152656718</text:p>
              </table:table-cell>
              <table:table-cell office:value-type="float" office:value="0.116264837999998">
                <text:p>0.116264837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3399528656718">
                <text:p>0.163399528656718</text:p>
              </table:table-cell>
              <table:table-cell office:value-type="float" office:value="0.126229277999999">
                <text:p>0.126229277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0000244656717">
                <text:p>0.150000244656717</text:p>
              </table:table-cell>
              <table:table-cell office:value-type="float" office:value="0.125093717999999">
                <text:p>0.125093717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0982672656718">
                <text:p>0.150982672656718</text:p>
              </table:table-cell>
              <table:table-cell office:value-type="float" office:value="0.124974509999999">
                <text:p>0.12497450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3802552656718">
                <text:p>0.153802552656718</text:p>
              </table:table-cell>
              <table:table-cell office:value-type="float" office:value="0.115453337999998">
                <text:p>0.1154533379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7103396656718">
                <text:p>0.147103396656718</text:p>
              </table:table-cell>
              <table:table-cell office:value-type="float" office:value="0.148439069999998">
                <text:p>0.148439069999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1424148656717">
                <text:p>0.161424148656717</text:p>
              </table:table-cell>
              <table:table-cell office:value-type="float" office:value="0.121275557999999">
                <text:p>0.121275557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8755976656718">
                <text:p>0.148755976656718</text:p>
              </table:table-cell>
              <table:table-cell office:value-type="float" office:value="0.125638133999999">
                <text:p>0.125638133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2481484656717">
                <text:p>0.152481484656717</text:p>
              </table:table-cell>
              <table:table-cell office:value-type="float" office:value="0.126360977999998">
                <text:p>0.1263609779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0350736656717">
                <text:p>0.160350736656717</text:p>
              </table:table-cell>
              <table:table-cell office:value-type="float" office:value="0.134860073999999">
                <text:p>0.13486007399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9650288656718">
                <text:p>0.149650288656718</text:p>
              </table:table-cell>
              <table:table-cell office:value-type="float" office:value="0.122293817999999">
                <text:p>0.12229381799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9326256656718">
                <text:p>0.139326256656718</text:p>
              </table:table-cell>
              <table:table-cell office:value-type="float" office:value="0.131397521999999">
                <text:p>0.131397521999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0878524656718">
                <text:p>0.150878524656718</text:p>
              </table:table-cell>
              <table:table-cell office:value-type="float" office:value="0.129185837999998">
                <text:p>0.12918583799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4070680656718">
                <text:p>0.154070680656718</text:p>
              </table:table-cell>
              <table:table-cell office:value-type="float" office:value="0.125123861999999">
                <text:p>0.125123861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7523284656718">
                <text:p>0.157523284656718</text:p>
              </table:table-cell>
              <table:table-cell office:value-type="float" office:value="0.122898653999999">
                <text:p>0.1228986539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37832712656717">
                <text:p>0.137832712656717</text:p>
              </table:table-cell>
              <table:table-cell office:value-type="float" office:value="0.128876657999998">
                <text:p>0.12887665799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2415936656718">
                <text:p>0.162415936656718</text:p>
              </table:table-cell>
              <table:table-cell office:value-type="float" office:value="0.121932881999999">
                <text:p>0.121932881999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9821388656719">
                <text:p>0.139821388656719</text:p>
              </table:table-cell>
              <table:table-cell office:value-type="float" office:value="0.141949049999998">
                <text:p>0.14194904999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3754144656718">
                <text:p>0.153754144656718</text:p>
              </table:table-cell>
              <table:table-cell office:value-type="float" office:value="0.133718273999999">
                <text:p>0.1337182739999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0661276656717">
                <text:p>0.150661276656717</text:p>
              </table:table-cell>
              <table:table-cell office:value-type="float" office:value="0.123688217999999">
                <text:p>0.123688217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6718540656717">
                <text:p>0.156718540656717</text:p>
              </table:table-cell>
              <table:table-cell office:value-type="float" office:value="0.129836597999999">
                <text:p>0.129836597999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1538452656718">
                <text:p>0.151538452656718</text:p>
              </table:table-cell>
              <table:table-cell office:value-type="float" office:value="0.133897709999999">
                <text:p>0.13389770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4292992656718">
                <text:p>0.154292992656718</text:p>
              </table:table-cell>
              <table:table-cell office:value-type="float" office:value="0.121944269999999">
                <text:p>0.1219442699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9249356656719">
                <text:p>0.149249356656719</text:p>
              </table:table-cell>
              <table:table-cell office:value-type="float" office:value="0.119444249999999">
                <text:p>0.11944424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5226284656718">
                <text:p>0.145226284656718</text:p>
              </table:table-cell>
              <table:table-cell office:value-type="float" office:value="0.121713845999999">
                <text:p>0.1217138459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8367560656718">
                <text:p>0.148367560656718</text:p>
              </table:table-cell>
              <table:table-cell office:value-type="float" office:value="0.132194429999998">
                <text:p>0.13219442999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0954820656718">
                <text:p>0.180954820656718</text:p>
              </table:table-cell>
              <table:table-cell office:value-type="float" office:value="0.121686365999999">
                <text:p>0.121686365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9238056656719">
                <text:p>0.139238056656719</text:p>
              </table:table-cell>
              <table:table-cell office:value-type="float" office:value="0.127581233999998">
                <text:p>0.1275812339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0697296656718">
                <text:p>0.160697296656718</text:p>
              </table:table-cell>
              <table:table-cell office:value-type="float" office:value="0.129342978">
                <text:p>0.1293429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7637236656718">
                <text:p>0.157637236656718</text:p>
              </table:table-cell>
              <table:table-cell office:value-type="float" office:value="0.127155701999999">
                <text:p>0.127155701999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6622628656718">
                <text:p>0.146622628656718</text:p>
              </table:table-cell>
              <table:table-cell office:value-type="float" office:value="0.134144441999998">
                <text:p>0.134144441999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6070520656718">
                <text:p>0.146070520656718</text:p>
              </table:table-cell>
              <table:table-cell office:value-type="float" office:value="0.129595445999999">
                <text:p>0.129595445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7565648656718">
                <text:p>0.147565648656718</text:p>
              </table:table-cell>
              <table:table-cell office:value-type="float" office:value="0.127211969999999">
                <text:p>0.1272119699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6535200656718">
                <text:p>0.136535200656718</text:p>
              </table:table-cell>
              <table:table-cell office:value-type="float" office:value="0.123918413999999">
                <text:p>0.123918413999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42198024656718">
                <text:p>0.142198024656718</text:p>
              </table:table-cell>
              <table:table-cell office:value-type="float" office:value="0.116400797999998">
                <text:p>0.116400797999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1732988656718">
                <text:p>0.141732988656718</text:p>
              </table:table-cell>
              <table:table-cell office:value-type="float" office:value="0.132200969999999">
                <text:p>0.1322009699999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1768132656718">
                <text:p>0.151768132656718</text:p>
              </table:table-cell>
              <table:table-cell office:value-type="float" office:value="0.118113809999999">
                <text:p>0.118113809999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2555648656718">
                <text:p>0.142555648656718</text:p>
              </table:table-cell>
              <table:table-cell office:value-type="float" office:value="0.136280693999998">
                <text:p>0.1362806939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8937204656718">
                <text:p>0.168937204656718</text:p>
              </table:table-cell>
              <table:table-cell office:value-type="float" office:value="0.121423673999999">
                <text:p>0.121423673999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5926952656718">
                <text:p>0.205926952656718</text:p>
              </table:table-cell>
              <table:table-cell office:value-type="float" office:value="0.125688233999998">
                <text:p>0.125688233999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09480024656718">
                <text:p>0.409480024656718</text:p>
              </table:table-cell>
              <table:table-cell office:value-type="float" office:value="0.128678969999999">
                <text:p>0.128678969999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6262808656718">
                <text:p>0.416262808656718</text:p>
              </table:table-cell>
              <table:table-cell office:value-type="float" office:value="0.122338122">
                <text:p>0.1223381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03016224656717">
                <text:p>0.403016224656717</text:p>
              </table:table-cell>
              <table:table-cell office:value-type="float" office:value="0.134512109999999">
                <text:p>0.134512109999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2988636656719">
                <text:p>0.402988636656719</text:p>
              </table:table-cell>
              <table:table-cell office:value-type="float" office:value="0.119029157999998">
                <text:p>0.1190291579999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54529968656717">
                <text:p>0.454529968656717</text:p>
              </table:table-cell>
              <table:table-cell office:value-type="float" office:value="0.138321221999998">
                <text:p>0.1383212219999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9345228656718">
                <text:p>0.439345228656718</text:p>
              </table:table-cell>
              <table:table-cell office:value-type="float" office:value="0.118388249999999">
                <text:p>0.11838824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8059232656717">
                <text:p>0.418059232656717</text:p>
              </table:table-cell>
              <table:table-cell office:value-type="float" office:value="0.131673965999999">
                <text:p>0.131673965999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95914840656718">
                <text:p>0.395914840656718</text:p>
              </table:table-cell>
              <table:table-cell office:value-type="float" office:value="0.132912593999999">
                <text:p>0.1329125939999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6327960656718">
                <text:p>0.166327960656718</text:p>
              </table:table-cell>
              <table:table-cell office:value-type="float" office:value="0.123877133999999">
                <text:p>0.123877133999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1624048656719">
                <text:p>0.151624048656719</text:p>
              </table:table-cell>
              <table:table-cell office:value-type="float" office:value="0.121962834">
                <text:p>0.1219628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5198324656717">
                <text:p>0.145198324656717</text:p>
              </table:table-cell>
              <table:table-cell office:value-type="float" office:value="0.133437293999998">
                <text:p>0.133437293999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9925876656718">
                <text:p>0.159925876656718</text:p>
              </table:table-cell>
              <table:table-cell office:value-type="float" office:value="0.118483733999999">
                <text:p>0.118483733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1769552656718">
                <text:p>0.141769552656718</text:p>
              </table:table-cell>
              <table:table-cell office:value-type="float" office:value="0.135709661999998">
                <text:p>0.1357096619999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7608904656719">
                <text:p>0.157608904656719</text:p>
              </table:table-cell>
              <table:table-cell office:value-type="float" office:value="0.122167529999999">
                <text:p>0.12216752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8967200656719">
                <text:p>0.148967200656719</text:p>
              </table:table-cell>
              <table:table-cell office:value-type="float" office:value="0.128827445999999">
                <text:p>0.128827445999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8717120656718">
                <text:p>0.148717120656718</text:p>
              </table:table-cell>
              <table:table-cell office:value-type="float" office:value="0.122307185999999">
                <text:p>0.1223071859999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4092368656718">
                <text:p>0.144092368656718</text:p>
              </table:table-cell>
              <table:table-cell office:value-type="float" office:value="0.121781334">
                <text:p>0.121781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3773152656719">
                <text:p>0.153773152656719</text:p>
              </table:table-cell>
              <table:table-cell office:value-type="float" office:value="0.138576281999999">
                <text:p>0.138576281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3900136656718">
                <text:p>0.153900136656718</text:p>
              </table:table-cell>
              <table:table-cell office:value-type="float" office:value="0.122664917999999">
                <text:p>0.122664917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47323824656718">
                <text:p>0.147323824656718</text:p>
              </table:table-cell>
              <table:table-cell office:value-type="float" office:value="0.130950305999999">
                <text:p>0.1309503059999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5628608656718">
                <text:p>0.145628608656718</text:p>
              </table:table-cell>
              <table:table-cell office:value-type="float" office:value="0.133517897999998">
                <text:p>0.133517897999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9596884656718">
                <text:p>0.159596884656718</text:p>
              </table:table-cell>
              <table:table-cell office:value-type="float" office:value="0.131110025999998">
                <text:p>0.1311100259999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42839208656717">
                <text:p>0.142839208656717</text:p>
              </table:table-cell>
              <table:table-cell office:value-type="float" office:value="0.125032577999999">
                <text:p>0.125032577999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6980328656718">
                <text:p>0.166980328656718</text:p>
              </table:table-cell>
              <table:table-cell office:value-type="float" office:value="0.124798577999998">
                <text:p>0.124798577999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39906456656719">
                <text:p>0.139906456656719</text:p>
              </table:table-cell>
              <table:table-cell office:value-type="float" office:value="0.128951357999998">
                <text:p>0.128951357999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45856872656717">
                <text:p>0.145856872656717</text:p>
              </table:table-cell>
              <table:table-cell office:value-type="float" office:value="0.120069641999999">
                <text:p>0.1200696419999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748492656718">
                <text:p>0.156748492656718</text:p>
              </table:table-cell>
              <table:table-cell office:value-type="float" office:value="0.126949217999999">
                <text:p>0.1269492179999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6225032656718">
                <text:p>0.146225032656718</text:p>
              </table:table-cell>
              <table:table-cell office:value-type="float" office:value="0.125708549999999">
                <text:p>0.125708549999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0086644656718">
                <text:p>0.150086644656718</text:p>
              </table:table-cell>
              <table:table-cell office:value-type="float" office:value="0.134230157999998">
                <text:p>0.1342301579999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7558724656718">
                <text:p>0.147558724656718</text:p>
              </table:table-cell>
              <table:table-cell office:value-type="float" office:value="0.119049857999999">
                <text:p>0.119049857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49576224656718">
                <text:p>0.149576224656718</text:p>
              </table:table-cell>
              <table:table-cell office:value-type="float" office:value="0.138415625999999">
                <text:p>0.138415625999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2806108656718">
                <text:p>0.152806108656718</text:p>
              </table:table-cell>
              <table:table-cell office:value-type="float" office:value="0.124947953999999">
                <text:p>0.1249479539999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8356628656718">
                <text:p>0.148356628656718</text:p>
              </table:table-cell>
              <table:table-cell office:value-type="float" office:value="0.131755805999999">
                <text:p>0.131755805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7629316656719">
                <text:p>0.157629316656719</text:p>
              </table:table-cell>
              <table:table-cell office:value-type="float" office:value="0.128647385999999">
                <text:p>0.1286473859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8577452656718">
                <text:p>0.388577452656718</text:p>
              </table:table-cell>
              <table:table-cell office:value-type="float" office:value="0.117791945999999">
                <text:p>0.117791945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17514132656718">
                <text:p>0.417514132656718</text:p>
              </table:table-cell>
              <table:table-cell office:value-type="float" office:value="0.127905509999998">
                <text:p>0.1279055099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3735976656717">
                <text:p>0.153735976656717</text:p>
              </table:table-cell>
              <table:table-cell office:value-type="float" office:value="0.120370673999999">
                <text:p>0.120370673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3011324656718">
                <text:p>0.143011324656718</text:p>
              </table:table-cell>
              <table:table-cell office:value-type="float" office:value="0.127111253999999">
                <text:p>0.127111253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2146816656717">
                <text:p>0.152146816656717</text:p>
              </table:table-cell>
              <table:table-cell office:value-type="float" office:value="0.123521177999999">
                <text:p>0.123521177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48131748656718">
                <text:p>0.148131748656718</text:p>
              </table:table-cell>
              <table:table-cell office:value-type="float" office:value="0.132723137999999">
                <text:p>0.132723137999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6316816656719">
                <text:p>0.156316816656719</text:p>
              </table:table-cell>
              <table:table-cell office:value-type="float" office:value="0.13012335">
                <text:p>0.130123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1852120656718">
                <text:p>0.151852120656718</text:p>
              </table:table-cell>
              <table:table-cell office:value-type="float" office:value="0.129109217999998">
                <text:p>0.1291092179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1005736656718">
                <text:p>0.151005736656718</text:p>
              </table:table-cell>
              <table:table-cell office:value-type="float" office:value="0.137388029999999">
                <text:p>0.13738802999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61390932656718">
                <text:p>0.161390932656718</text:p>
              </table:table-cell>
              <table:table-cell office:value-type="float" office:value="0.119055533999998">
                <text:p>0.1190555339999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9939884656717">
                <text:p>0.149939884656717</text:p>
              </table:table-cell>
              <table:table-cell office:value-type="float" office:value="0.125370437999999">
                <text:p>0.125370437999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61803696656717">
                <text:p>0.161803696656717</text:p>
              </table:table-cell>
              <table:table-cell office:value-type="float" office:value="0.131784701999998">
                <text:p>0.131784701999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5308048656718">
                <text:p>0.155308048656718</text:p>
              </table:table-cell>
              <table:table-cell office:value-type="float" office:value="0.135922961999999">
                <text:p>0.1359229619999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53215512656718">
                <text:p>0.153215512656718</text:p>
              </table:table-cell>
              <table:table-cell office:value-type="float" office:value="0.122999693999999">
                <text:p>0.1229996939999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8422048656718">
                <text:p>0.158422048656718</text:p>
              </table:table-cell>
              <table:table-cell office:value-type="float" office:value="0.119514341999999">
                <text:p>0.1195143419999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3490116656718">
                <text:p>0.163490116656718</text:p>
              </table:table-cell>
              <table:table-cell office:value-type="float" office:value="0.139676261999999">
                <text:p>0.139676261999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3879352656718">
                <text:p>0.153879352656718</text:p>
              </table:table-cell>
              <table:table-cell office:value-type="float" office:value="0.123117401999998">
                <text:p>0.123117401999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0456636656718">
                <text:p>0.160456636656718</text:p>
              </table:table-cell>
              <table:table-cell office:value-type="float" office:value="0.124422257999998">
                <text:p>0.12442225799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51865992656719">
                <text:p>0.151865992656719</text:p>
              </table:table-cell>
              <table:table-cell office:value-type="float" office:value="0.147391133999998">
                <text:p>0.147391133999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7532836656719">
                <text:p>0.157532836656719</text:p>
              </table:table-cell>
              <table:table-cell office:value-type="float" office:value="0.121303434">
                <text:p>0.1213034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4690928656718">
                <text:p>0.144690928656718</text:p>
              </table:table-cell>
              <table:table-cell office:value-type="float" office:value="0.130082898">
                <text:p>0.130082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0218368656718">
                <text:p>0.150218368656718</text:p>
              </table:table-cell>
              <table:table-cell office:value-type="float" office:value="0.123264317999999">
                <text:p>0.123264317999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47394612656718">
                <text:p>0.147394612656718</text:p>
              </table:table-cell>
              <table:table-cell office:value-type="float" office:value="0.124944233999999">
                <text:p>0.1249442339999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53183556656717">
                <text:p>0.153183556656717</text:p>
              </table:table-cell>
              <table:table-cell office:value-type="float" office:value="0.119704613999998">
                <text:p>0.119704613999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6535592656718">
                <text:p>0.146535592656718</text:p>
              </table:table-cell>
              <table:table-cell office:value-type="float" office:value="0.127421033999999">
                <text:p>0.127421033999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1737268656718">
                <text:p>0.151737268656718</text:p>
              </table:table-cell>
              <table:table-cell office:value-type="float" office:value="0.120741821999999">
                <text:p>0.120741821999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3642964656719">
                <text:p>0.153642964656719</text:p>
              </table:table-cell>
              <table:table-cell office:value-type="float" office:value="0.124218473999998">
                <text:p>0.1242184739999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6779036656719">
                <text:p>0.146779036656719</text:p>
              </table:table-cell>
              <table:table-cell office:value-type="float" office:value="0.132973985999999">
                <text:p>0.132973985999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51894072656718">
                <text:p>0.151894072656718</text:p>
              </table:table-cell>
              <table:table-cell office:value-type="float" office:value="0.129141605999999">
                <text:p>0.129141605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6477700656718">
                <text:p>0.156477700656718</text:p>
              </table:table-cell>
              <table:table-cell office:value-type="float" office:value="0.127129205999999">
                <text:p>0.12712920599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49072716656718">
                <text:p>0.149072716656718</text:p>
              </table:table-cell>
              <table:table-cell office:value-type="float" office:value="0.143165981999999">
                <text:p>0.14316598199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8322952656718">
                <text:p>0.158322952656718</text:p>
              </table:table-cell>
              <table:table-cell office:value-type="float" office:value="0.128386854">
                <text:p>0.1283868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47795136656718">
                <text:p>0.147795136656718</text:p>
              </table:table-cell>
              <table:table-cell office:value-type="float" office:value="0.124550321999999">
                <text:p>0.124550321999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49246452656718">
                <text:p>0.149246452656718</text:p>
              </table:table-cell>
              <table:table-cell office:value-type="float" office:value="0.128609213999999">
                <text:p>0.128609213999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2240400656718">
                <text:p>0.162240400656718</text:p>
              </table:table-cell>
              <table:table-cell office:value-type="float" office:value="0.127190321999999">
                <text:p>0.127190321999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2709916656718">
                <text:p>0.152709916656718</text:p>
              </table:table-cell>
              <table:table-cell office:value-type="float" office:value="0.117409613999999">
                <text:p>0.117409613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54529752656718">
                <text:p>0.154529752656718</text:p>
              </table:table-cell>
              <table:table-cell office:value-type="float" office:value="0.128285429999998">
                <text:p>0.128285429999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0291008656718">
                <text:p>0.140291008656718</text:p>
              </table:table-cell>
              <table:table-cell office:value-type="float" office:value="0.123510461999999">
                <text:p>0.1235104619999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56661192656718">
                <text:p>0.156661192656718</text:p>
              </table:table-cell>
              <table:table-cell office:value-type="float" office:value="0.138513689999998">
                <text:p>0.1385136899999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6935764656718">
                <text:p>0.156935764656718</text:p>
              </table:table-cell>
              <table:table-cell office:value-type="float" office:value="0.131623877999998">
                <text:p>0.1316238779999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7222792656718">
                <text:p>0.157222792656718</text:p>
              </table:table-cell>
              <table:table-cell office:value-type="float" office:value="0.144855534">
                <text:p>0.144855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4318236656718">
                <text:p>0.164318236656718</text:p>
              </table:table-cell>
              <table:table-cell office:value-type="float" office:value="0.128706125999999">
                <text:p>0.128706125999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2626728656718">
                <text:p>0.162626728656718</text:p>
              </table:table-cell>
              <table:table-cell office:value-type="float" office:value="0.122799797999999">
                <text:p>0.122799797999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53706060656718">
                <text:p>0.153706060656718</text:p>
              </table:table-cell>
              <table:table-cell office:value-type="float" office:value="0.131522561999999">
                <text:p>0.1315225619999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9898704656719">
                <text:p>0.169898704656719</text:p>
              </table:table-cell>
              <table:table-cell office:value-type="float" office:value="0.117387377999998">
                <text:p>0.117387377999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59465736656718">
                <text:p>0.159465736656718</text:p>
              </table:table-cell>
              <table:table-cell office:value-type="float" office:value="0.126929765999999">
                <text:p>0.126929765999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5541948656717">
                <text:p>0.165541948656717</text:p>
              </table:table-cell>
              <table:table-cell office:value-type="float" office:value="0.126527633999999">
                <text:p>0.126527633999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50785992656719">
                <text:p>0.150785992656719</text:p>
              </table:table-cell>
              <table:table-cell office:value-type="float" office:value="0.125042202">
                <text:p>0.1250422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51661884656717">
                <text:p>0.151661884656717</text:p>
              </table:table-cell>
              <table:table-cell office:value-type="float" office:value="0.125064929999999">
                <text:p>0.1250649299999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98398508656718">
                <text:p>0.298398508656718</text:p>
              </table:table-cell>
              <table:table-cell office:value-type="float" office:value="0.121187201999998">
                <text:p>0.1211872019999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11019228656718">
                <text:p>0.411019228656718</text:p>
              </table:table-cell>
              <table:table-cell office:value-type="float" office:value="0.134886005999999">
                <text:p>0.1348860059999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01476156656718">
                <text:p>0.401476156656718</text:p>
              </table:table-cell>
              <table:table-cell office:value-type="float" office:value="0.126297269999998">
                <text:p>0.1262972699999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84503956656718">
                <text:p>0.384503956656718</text:p>
              </table:table-cell>
              <table:table-cell office:value-type="float" office:value="0.132223517999999">
                <text:p>0.1322235179999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54024336656719">
                <text:p>0.454024336656719</text:p>
              </table:table-cell>
              <table:table-cell office:value-type="float" office:value="0.129020849999998">
                <text:p>0.1290208499999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6424800656718">
                <text:p>0.436424800656718</text:p>
              </table:table-cell>
              <table:table-cell office:value-type="float" office:value="0.130065269999999">
                <text:p>0.130065269999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54394980656718">
                <text:p>0.454394980656718</text:p>
              </table:table-cell>
              <table:table-cell office:value-type="float" office:value="0.131690933999999">
                <text:p>0.1316909339999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80701332656718">
                <text:p>0.480701332656718</text:p>
              </table:table-cell>
              <table:table-cell office:value-type="float" office:value="0.122729465999999">
                <text:p>0.1227294659999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05493852656718">
                <text:p>0.405493852656718</text:p>
              </table:table-cell>
              <table:table-cell office:value-type="float" office:value="0.129724637999998">
                <text:p>0.1297246379999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00420292656717">
                <text:p>0.300420292656717</text:p>
              </table:table-cell>
              <table:table-cell office:value-type="float" office:value="0.124354949999999">
                <text:p>0.1243549499999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1951816656718">
                <text:p>0.151951816656718</text:p>
              </table:table-cell>
              <table:table-cell office:value-type="float" office:value="0.121923101999998">
                <text:p>0.1219231019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48476988656718">
                <text:p>0.148476988656718</text:p>
              </table:table-cell>
              <table:table-cell office:value-type="float" office:value="0.134841389999998">
                <text:p>0.1348413899999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04406966567181">
                <text:p>0.0504406966567181</text:p>
              </table:table-cell>
              <table:table-cell office:value-type="float" office:value="0.127615469999999">
                <text:p>0.1276154699999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752488656717176">
                <text:p>0.000752488656717176</text:p>
              </table:table-cell>
              <table:table-cell office:value-type="float" office:value="0.133918421999999">
                <text:p>0.1339184219999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50649646567176">
                <text:p>0.0650649646567176</text:p>
              </table:table-cell>
              <table:table-cell office:value-type="float" office:value="0.127653737999999">
                <text:p>0.127653737999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136356656718">
                <text:p>0.019136356656718</text:p>
              </table:table-cell>
              <table:table-cell office:value-type="float" office:value="0.0788623619999989">
                <text:p>0.0788623619999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108163934328154">
                <text:p>-0.00108163934328154</text:p>
              </table:table-cell>
              <table:table-cell office:value-type="float" office:value="0.0119185619999982">
                <text:p>0.01191856199999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18569046567185">
                <text:p>0.0418569046567185</text:p>
              </table:table-cell>
              <table:table-cell office:value-type="float" office:value="0.00216106199999899">
                <text:p>0.002161061999998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225491534328182">
                <text:p>-0.00225491534328182</text:p>
              </table:table-cell>
              <table:table-cell office:value-type="float" office:value="0.084859505999999">
                <text:p>0.0848595059999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291744734328248">
                <text:p>-0.00291744734328248</text:p>
              </table:table-cell>
              <table:table-cell office:value-type="float" office:value="0.00310879799999952">
                <text:p>0.003108797999999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400023134328187">
                <text:p>-0.00400023134328187</text:p>
              </table:table-cell>
              <table:table-cell office:value-type="float" office:value="0.0365173619999997">
                <text:p>0.03651736199999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135565934328152">
                <text:p>-0.00135565934328152</text:p>
              </table:table-cell>
              <table:table-cell office:value-type="float" office:value="0.00315560999999942">
                <text:p>0.003155609999999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29281153432823">
                <text:p>-0.0029281153432823</text:p>
              </table:table-cell>
              <table:table-cell office:value-type="float" office:value="0.00723620999999852">
                <text:p>0.00723620999999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739507665671813">
                <text:p>0.00739507665671813</text:p>
              </table:table-cell>
              <table:table-cell office:value-type="float" office:value="0.0121272059999988">
                <text:p>0.01212720599999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05000766567178">
                <text:p>0.0105000766567178</text:p>
              </table:table-cell>
              <table:table-cell office:value-type="float" office:value="0.000967685999998302">
                <text:p>0.0009676859999983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370781534328213">
                <text:p>-0.00370781534328213</text:p>
              </table:table-cell>
              <table:table-cell office:value-type="float" office:value="0.00338063399999822">
                <text:p>0.003380633999998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909667343282905">
                <text:p>-0.000909667343282905</text:p>
              </table:table-cell>
              <table:table-cell office:value-type="float" office:value="0.000943565999998341">
                <text:p>0.0009435659999983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78720246567181">
                <text:p>0.0178720246567181</text:p>
              </table:table-cell>
              <table:table-cell office:value-type="float" office:value="0.000542429999999428">
                <text:p>0.0005424299999994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27862865671702">
                <text:p>0.00127862865671702</text:p>
              </table:table-cell>
              <table:table-cell office:value-type="float" office:value="-0.00564498600000096">
                <text:p>-0.005644986000000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658535534328308">
                <text:p>-0.00658535534328308</text:p>
              </table:table-cell>
              <table:table-cell office:value-type="float" office:value="0.00283638599999847">
                <text:p>0.002836385999998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680076465671675">
                <text:p>0.00680076465671675</text:p>
              </table:table-cell>
              <table:table-cell office:value-type="float" office:value="-0.00567448200000076">
                <text:p>-0.005674482000000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519646567180843">
                <text:p>0.0000519646567180843</text:p>
              </table:table-cell>
              <table:table-cell office:value-type="float" office:value="0.262652633999998">
                <text:p>0.26265263399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5833126567173">
                <text:p>0.0035833126567173</text:p>
              </table:table-cell>
              <table:table-cell office:value-type="float" office:value="0.260057477999998">
                <text:p>0.260057477999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274647134328188">
                <text:p>-0.00274647134328188</text:p>
              </table:table-cell>
              <table:table-cell office:value-type="float" office:value="0.00938404199999887">
                <text:p>0.009384041999998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25456633432821">
                <text:p>-0.0025456633432821</text:p>
              </table:table-cell>
              <table:table-cell office:value-type="float" office:value="-0.00432293400000106">
                <text:p>-0.004322934000001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211103534328227">
                <text:p>-0.00211103534328227</text:p>
              </table:table-cell>
              <table:table-cell office:value-type="float" office:value="-0.00218201400000151">
                <text:p>-0.002182014000001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191031134328235">
                <text:p>-0.00191031134328235</text:p>
              </table:table-cell>
              <table:table-cell office:value-type="float" office:value="0.00852156599999887">
                <text:p>0.008521565999998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06574446567187">
                <text:p>0.0106574446567187</text:p>
              </table:table-cell>
              <table:table-cell office:value-type="float" office:value="0.00464947799999749">
                <text:p>0.004649477999997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56136793432815">
                <text:p>-0.0056136793432815</text:p>
              </table:table-cell>
              <table:table-cell office:value-type="float" office:value="0.00161462999999884">
                <text:p>0.001614629999998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03803326567174">
                <text:p>0.0303803326567174</text:p>
              </table:table-cell>
              <table:table-cell office:value-type="float" office:value="-0.00325585800000105">
                <text:p>-0.003255858000001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41302465671822">
                <text:p>0.00241302465671822</text:p>
              </table:table-cell>
              <table:table-cell office:value-type="float" office:value="0.00731879399999791">
                <text:p>0.00731879399999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5289665671737">
                <text:p>0.00105289665671737</text:p>
              </table:table-cell>
              <table:table-cell office:value-type="float" office:value="-0.00913948200000192">
                <text:p>-0.009139482000001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438080865671786">
                <text:p>0.00438080865671786</text:p>
              </table:table-cell>
              <table:table-cell office:value-type="float" office:value="0.00438942599999947">
                <text:p>0.004389425999999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750079343282195">
                <text:p>-0.000750079343282195</text:p>
              </table:table-cell>
              <table:table-cell office:value-type="float" office:value="0.00106944599999892">
                <text:p>0.001069445999998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175390334328185">
                <text:p>-0.00175390334328185</text:p>
              </table:table-cell>
              <table:table-cell office:value-type="float" office:value="-0.000806610000001484">
                <text:p>-0.0008066100000014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270751934328217">
                <text:p>-0.00270751934328217</text:p>
              </table:table-cell>
              <table:table-cell office:value-type="float" office:value="-0.0037489620000013">
                <text:p>-0.00374896200000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435208334328241">
                <text:p>-0.00435208334328241</text:p>
              </table:table-cell>
              <table:table-cell office:value-type="float" office:value="0.005496845999998">
                <text:p>0.005496845999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134137934328216">
                <text:p>-0.00134137934328216</text:p>
              </table:table-cell>
              <table:table-cell office:value-type="float" office:value="-0.0029716740000012">
                <text:p>-0.00297167400000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1211926567174">
                <text:p>0.0031211926567174</text:p>
              </table:table-cell>
              <table:table-cell office:value-type="float" office:value="-0.000898914000002193">
                <text:p>-0.0008989140000021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943384656718393">
                <text:p>0.000943384656718393</text:p>
              </table:table-cell>
              <table:table-cell office:value-type="float" office:value="0.00653968199999877">
                <text:p>0.006539681999998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169939343281911">
                <text:p>-0.000169939343281911</text:p>
              </table:table-cell>
              <table:table-cell office:value-type="float" office:value="-0.00341248200000166">
                <text:p>-0.003412482000001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31289953432827">
                <text:p>-0.0031289953432827</text:p>
              </table:table-cell>
              <table:table-cell office:value-type="float" office:value="-0.00184391400000017">
                <text:p>-0.001843914000000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76090566567169">
                <text:p>0.0176090566567169</text:p>
              </table:table-cell>
              <table:table-cell office:value-type="float" office:value="-0.00672220200000151">
                <text:p>-0.006722202000001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7755727343282">
                <text:p>-0.007755727343282</text:p>
              </table:table-cell>
              <table:table-cell office:value-type="float" office:value="0.0103582499999986">
                <text:p>0.01035824999999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294723134328212">
                <text:p>-0.00294723134328212</text:p>
              </table:table-cell>
              <table:table-cell office:value-type="float" office:value="-0.00809555400000139">
                <text:p>-0.008095554000001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71080993432826">
                <text:p>-0.0071080993432826</text:p>
              </table:table-cell>
              <table:table-cell office:value-type="float" office:value="0.0107492699999989">
                <text:p>0.01074926999999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39447265671799">
                <text:p>0.00239447265671799</text:p>
              </table:table-cell>
              <table:table-cell office:value-type="float" office:value="0.00213738599999846">
                <text:p>0.002137385999998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587192865671859">
                <text:p>0.00587192865671859</text:p>
              </table:table-cell>
              <table:table-cell office:value-type="float" office:value="-0.00504243000000137">
                <text:p>-0.005042430000001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77626465671865">
                <text:p>0.00277626465671865</text:p>
              </table:table-cell>
              <table:table-cell office:value-type="float" office:value="0.00170348999999881">
                <text:p>0.001703489999998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26397246567169">
                <text:p>0.0126397246567169</text:p>
              </table:table-cell>
              <table:table-cell office:value-type="float" office:value="-0.00310278600000125">
                <text:p>-0.00310278600000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69264793432815">
                <text:p>-0.0069264793432815</text:p>
              </table:table-cell>
              <table:table-cell office:value-type="float" office:value="0.00606566999999991">
                <text:p>0.00606566999999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855887534328126">
                <text:p>-0.00855887534328126</text:p>
              </table:table-cell>
              <table:table-cell office:value-type="float" office:value="-0.00608308200000085">
                <text:p>-0.006083082000000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132923534328278">
                <text:p>-0.00132923534328278</text:p>
              </table:table-cell>
              <table:table-cell office:value-type="float" office:value="0.00487187399999911">
                <text:p>0.004871873999999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760927934328226">
                <text:p>-0.00760927934328226</text:p>
              </table:table-cell>
              <table:table-cell office:value-type="float" office:value="-0.00614152200000184">
                <text:p>-0.006141522000001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2794465671837">
                <text:p>0.00232794465671837</text:p>
              </table:table-cell>
              <table:table-cell office:value-type="float" office:value="-0.00143405400000152">
                <text:p>-0.001434054000001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168153134328186">
                <text:p>-0.00168153134328186</text:p>
              </table:table-cell>
              <table:table-cell office:value-type="float" office:value="0.00131012999999847">
                <text:p>0.001310129999998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456063134328222">
                <text:p>-0.00456063134328222</text:p>
              </table:table-cell>
              <table:table-cell office:value-type="float" office:value="0.00124282199999826">
                <text:p>0.001242821999998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28157713432817">
                <text:p>-0.0028157713432817</text:p>
              </table:table-cell>
              <table:table-cell office:value-type="float" office:value="-0.00100073400000156">
                <text:p>-0.001000734000001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982521134328263">
                <text:p>-0.00982521134328263</text:p>
              </table:table-cell>
              <table:table-cell office:value-type="float" office:value="0.0186836219999993">
                <text:p>0.01868362199999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97314865671794">
                <text:p>0.00297314865671794</text:p>
              </table:table-cell>
              <table:table-cell office:value-type="float" office:value="0.00151700999999882">
                <text:p>0.001517009999998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392058734328238">
                <text:p>-0.00392058734328238</text:p>
              </table:table-cell>
              <table:table-cell office:value-type="float" office:value="0.0471550259999987">
                <text:p>0.04715502599999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09887886567179">
                <text:p>0.0109887886567179</text:p>
              </table:table-cell>
              <table:table-cell office:value-type="float" office:value="0.100750625999998">
                <text:p>0.1007506259999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33636865671905">
                <text:p>0.00233636865671905</text:p>
              </table:table-cell>
              <table:table-cell office:value-type="float" office:value="-0.00678167400000085">
                <text:p>-0.006781674000000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5105028656718">
                <text:p>0.015105028656718</text:p>
              </table:table-cell>
              <table:table-cell office:value-type="float" office:value="0.092527517999998">
                <text:p>0.0925275179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27388865671752">
                <text:p>0.00427388865671752</text:p>
              </table:table-cell>
              <table:table-cell office:value-type="float" office:value="0.0040211819999989">
                <text:p>0.00402118199999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938550465671817">
                <text:p>0.00938550465671817</text:p>
              </table:table-cell>
              <table:table-cell office:value-type="float" office:value="0.0109794179999998">
                <text:p>0.01097941799999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14603265671731">
                <text:p>0.00014603265671731</text:p>
              </table:table-cell>
              <table:table-cell office:value-type="float" office:value="0.0207128579999987">
                <text:p>0.02071285799999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190280656718">
                <text:p>0.002190280656718</text:p>
              </table:table-cell>
              <table:table-cell office:value-type="float" office:value="-0.00393270600000051">
                <text:p>-0.003932706000000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146819534328291">
                <text:p>-0.00146819534328291</text:p>
              </table:table-cell>
              <table:table-cell office:value-type="float" office:value="0.00972215399999854">
                <text:p>0.009722153999998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112225934328247">
                <text:p>-0.00112225934328247</text:p>
              </table:table-cell>
              <table:table-cell office:value-type="float" office:value="-0.00130962600000117">
                <text:p>-0.001309626000001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104015353432825">
                <text:p>-0.0104015353432825</text:p>
              </table:table-cell>
              <table:table-cell office:value-type="float" office:value="0.0146316779999989">
                <text:p>0.01463167799999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122887343282585">
                <text:p>-0.000122887343282585</text:p>
              </table:table-cell>
              <table:table-cell office:value-type="float" office:value="-0.000751530000001388">
                <text:p>-0.0007515300000013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0780883343281857">
                <text:p>-0.000780883343281857</text:p>
              </table:table-cell>
              <table:table-cell office:value-type="float" office:value="0.00167926199999879">
                <text:p>0.001679261999998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355552334328202">
                <text:p>-0.00355552334328202</text:p>
              </table:table-cell>
              <table:table-cell office:value-type="float" office:value="-0.0100561500000005">
                <text:p>-0.01005615000000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221439134328172">
                <text:p>-0.00221439134328172</text:p>
              </table:table-cell>
              <table:table-cell office:value-type="float" office:value="0.00458606999999844">
                <text:p>0.004586069999998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52050768656718">
                <text:p>0.152050768656718</text:p>
              </table:table-cell>
              <table:table-cell office:value-type="float" office:value="0.0783916139999992">
                <text:p>0.07839161399999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54809156656718">
                <text:p>0.254809156656718</text:p>
              </table:table-cell>
              <table:table-cell office:value-type="float" office:value="-0.00295979400000146">
                <text:p>-0.002959794000001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48765360656718">
                <text:p>0.148765360656718</text:p>
              </table:table-cell>
              <table:table-cell office:value-type="float" office:value="0.000119153999998289">
                <text:p>0.0001191539999982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78340166567184">
                <text:p>0.0578340166567184</text:p>
              </table:table-cell>
              <table:table-cell office:value-type="float" office:value="0.0211454819999988">
                <text:p>0.02114548199999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0347047343281837">
                <text:p>-0.000347047343281837</text:p>
              </table:table-cell>
              <table:table-cell office:value-type="float" office:value="-0.0077880540000006">
                <text:p>-0.00778805400000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83619926567183">
                <text:p>0.0583619926567183</text:p>
              </table:table-cell>
              <table:table-cell office:value-type="float" office:value="-0.00297713400000177">
                <text:p>-0.002977134000001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479868734328193">
                <text:p>-0.00479868734328193</text:p>
              </table:table-cell>
              <table:table-cell office:value-type="float" office:value="0.000433565999998997">
                <text:p>0.0004335659999989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10997526567171">
                <text:p>0.0110997526567171</text:p>
              </table:table-cell>
              <table:table-cell office:value-type="float" office:value="-0.00968304600000103">
                <text:p>-0.009683046000001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12886603343282">
                <text:p>-0.012886603343282</text:p>
              </table:table-cell>
              <table:table-cell office:value-type="float" office:value="0.00346790999999858">
                <text:p>0.003467909999998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37240865671728">
                <text:p>0.00137240865671728</text:p>
              </table:table-cell>
              <table:table-cell office:value-type="float" office:value="-0.0126230460000007">
                <text:p>-0.01262304600000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131225353432827">
                <text:p>-0.0131225353432827</text:p>
              </table:table-cell>
              <table:table-cell office:value-type="float" office:value="-0.00766644600000177">
                <text:p>-0.007666446000001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488677934328141">
                <text:p>-0.00488677934328141</text:p>
              </table:table-cell>
              <table:table-cell office:value-type="float" office:value="-0.0051866820000015">
                <text:p>-0.00518668200000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116369833432826">
                <text:p>-0.0116369833432826</text:p>
              </table:table-cell>
              <table:table-cell office:value-type="float" office:value="0.000769553999997896">
                <text:p>0.0007695539999978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847181265671715">
                <text:p>0.00847181265671715</text:p>
              </table:table-cell>
              <table:table-cell office:value-type="float" office:value="-0.000735450000000526">
                <text:p>-0.0007354500000005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633756734328195">
                <text:p>-0.00633756734328195</text:p>
              </table:table-cell>
              <table:table-cell office:value-type="float" office:value="-0.00602154600000127">
                <text:p>-0.006021546000001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905681534328195">
                <text:p>-0.00905681534328195</text:p>
              </table:table-cell>
              <table:table-cell office:value-type="float" office:value="0.0121602779999979">
                <text:p>0.01216027799999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104977393432817">
                <text:p>-0.0104977393432817</text:p>
              </table:table-cell>
              <table:table-cell office:value-type="float" office:value="-0.00366465000000105">
                <text:p>-0.003664650000001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29541446567183">
                <text:p>0.0529541446567183</text:p>
              </table:table-cell>
              <table:table-cell office:value-type="float" office:value="-0.00946553400000028">
                <text:p>-0.009465534000000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161168713432822">
                <text:p>-0.0161168713432822</text:p>
              </table:table-cell>
              <table:table-cell office:value-type="float" office:value="-0.00320968200000138">
                <text:p>-0.00320968200000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39553265671744">
                <text:p>0.00139553265671744</text:p>
              </table:table-cell>
              <table:table-cell office:value-type="float" office:value="-0.0039305340000011">
                <text:p>-0.00393053400000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192021134328257">
                <text:p>-0.00192021134328257</text:p>
              </table:table-cell>
              <table:table-cell office:value-type="float" office:value="-0.00498571800000125">
                <text:p>-0.00498571800000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258286567174082">
                <text:p>0.0000258286567174082</text:p>
              </table:table-cell>
              <table:table-cell office:value-type="float" office:value="-0.0072976260000015">
                <text:p>-0.00729762600000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14097164656718">
                <text:p>0.214097164656718</text:p>
              </table:table-cell>
              <table:table-cell office:value-type="float" office:value="-0.00981856200000131">
                <text:p>-0.009818562000001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97262612656718">
                <text:p>0.297262612656718</text:p>
              </table:table-cell>
              <table:table-cell office:value-type="float" office:value="-0.000533118000000776">
                <text:p>-0.0005331180000007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8217724656717">
                <text:p>0.008217724656717</text:p>
              </table:table-cell>
              <table:table-cell office:value-type="float" office:value="-0.00557631000000036">
                <text:p>-0.005576310000000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849504465671735">
                <text:p>0.00849504465671735</text:p>
              </table:table-cell>
              <table:table-cell office:value-type="float" office:value="0.00768846599999939">
                <text:p>0.007688465999999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46190065671747">
                <text:p>0.00246190065671747</text:p>
              </table:table-cell>
              <table:table-cell office:value-type="float" office:value="-0.0120874740000012">
                <text:p>-0.01208747400000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11609265671819">
                <text:p>0.00311609265671819</text:p>
              </table:table-cell>
              <table:table-cell office:value-type="float" office:value="0.00402073799999947">
                <text:p>0.004020737999999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594615134328169">
                <text:p>-0.00594615134328169</text:p>
              </table:table-cell>
              <table:table-cell office:value-type="float" office:value="-0.00259721400000146">
                <text:p>-0.002597214000001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0655812656719">
                <text:p>0.160655812656719</text:p>
              </table:table-cell>
              <table:table-cell office:value-type="float" office:value="-0.00399106200000077">
                <text:p>-0.003991062000000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4425564656718">
                <text:p>0.014425564656718</text:p>
              </table:table-cell>
              <table:table-cell office:value-type="float" office:value="-0.0151562940000005">
                <text:p>-0.01515629400000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71446846567185">
                <text:p>0.0371446846567185</text:p>
              </table:table-cell>
              <table:table-cell office:value-type="float" office:value="-0.000184374000001597">
                <text:p>-0.0001843740000015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14438611343282">
                <text:p>-0.014438611343282</text:p>
              </table:table-cell>
              <table:table-cell office:value-type="float" office:value="-0.00911094600000162">
                <text:p>-0.009110946000001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402683534328219">
                <text:p>-0.00402683534328219</text:p>
              </table:table-cell>
              <table:table-cell office:value-type="float" office:value="-0.00724119000000112">
                <text:p>-0.00724119000000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44985726567175">
                <text:p>0.0444985726567175</text:p>
              </table:table-cell>
              <table:table-cell office:value-type="float" office:value="-0.0104211660000013">
                <text:p>-0.01042116600000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09513048656718">
                <text:p>0.109513048656718</text:p>
              </table:table-cell>
              <table:table-cell office:value-type="float" office:value="-0.00252582600000117">
                <text:p>-0.002525826000001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4400340656719">
                <text:p>0.014400340656719</text:p>
              </table:table-cell>
              <table:table-cell office:value-type="float" office:value="-0.0111055260000015">
                <text:p>-0.01110552600000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708686865671737">
                <text:p>0.00708686865671737</text:p>
              </table:table-cell>
              <table:table-cell office:value-type="float" office:value="-0.0013854420000019">
                <text:p>-0.00138544200000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0606903134328185">
                <text:p>-0.00606903134328185</text:p>
              </table:table-cell>
              <table:table-cell office:value-type="float" office:value="-0.00291453000000175">
                <text:p>-0.002914530000001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057789553432821">
                <text:p>-0.0057789553432821</text:p>
              </table:table-cell>
              <table:table-cell office:value-type="float" office:value="-0.00704543400000013">
                <text:p>-0.007045434000000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38069665671858">
                <text:p>0.00238069665671858</text:p>
              </table:table-cell>
              <table:table-cell office:value-type="float" office:value="-0.000898794000001146">
                <text:p>-0.0008987940000011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71883326567171">
                <text:p>0.0271883326567171</text:p>
              </table:table-cell>
              <table:table-cell office:value-type="float" office:value="-0.00733852200000218">
                <text:p>-0.007338522000002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9456065671789">
                <text:p>0.00289456065671789</text:p>
              </table:table-cell>
              <table:table-cell office:value-type="float" office:value="-0.00523444200000078">
                <text:p>-0.005234442000000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775232566567183">
                <text:p>0.0775232566567183</text:p>
              </table:table-cell>
              <table:table-cell office:value-type="float" office:value="-0.00955456200000082">
                <text:p>-0.009554562000000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29164465671783">
                <text:p>0.00229164465671783</text:p>
              </table:table-cell>
              <table:table-cell office:value-type="float" office:value="0.00610879799999875">
                <text:p>0.006108797999998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55007966567178">
                <text:p>0.0555007966567178</text:p>
              </table:table-cell>
              <table:table-cell office:value-type="float" office:value="-0.00699613800000165">
                <text:p>-0.006996138000001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812513086567179">
                <text:p>0.0812513086567179</text:p>
              </table:table-cell>
              <table:table-cell office:value-type="float" office:value="-0.00325576200000199">
                <text:p>-0.003255762000001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315796334328144">
                <text:p>-0.00315796334328144</text:p>
              </table:table-cell>
              <table:table-cell office:value-type="float" office:value="0.00391687799999829">
                <text:p>0.003916877999998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650629665671687">
                <text:p>0.00650629665671687</text:p>
              </table:table-cell>
              <table:table-cell office:value-type="float" office:value="-0.00457728600000173">
                <text:p>-0.004577286000001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0198205934328222">
                <text:p>-0.00198205934328222</text:p>
              </table:table-cell>
              <table:table-cell office:value-type="float" office:value="-0.0138104940000012">
                <text:p>-0.01381049400000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481659134328183">
                <text:p>-0.00481659134328183</text:p>
              </table:table-cell>
              <table:table-cell office:value-type="float" office:value="0.000567425999999927">
                <text:p>0.000567425999999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01166065671732">
                <text:p>0.00201166065671732</text:p>
              </table:table-cell>
              <table:table-cell office:value-type="float" office:value="-0.00467977800000075">
                <text:p>-0.004679778000000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27555046567181">
                <text:p>0.0327555046567181</text:p>
              </table:table-cell>
              <table:table-cell office:value-type="float" office:value="-0.00638747400000117">
                <text:p>-0.006387474000001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86312926567178">
                <text:p>0.0086312926567178</text:p>
              </table:table-cell>
              <table:table-cell office:value-type="float" office:value="-0.00657613800000156">
                <text:p>-0.006576138000001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32563056656718">
                <text:p>0.132563056656718</text:p>
              </table:table-cell>
              <table:table-cell office:value-type="float" office:value="0.00231193799999918">
                <text:p>0.002311937999999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45807206567186">
                <text:p>0.0245807206567186</text:p>
              </table:table-cell>
              <table:table-cell office:value-type="float" office:value="-0.00365209800000077">
                <text:p>-0.003652098000000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80035665671841">
                <text:p>0.00380035665671841</text:p>
              </table:table-cell>
              <table:table-cell office:value-type="float" office:value="-0.0436765140000013">
                <text:p>-0.04367651400000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88812065671762">
                <text:p>0.00188812065671762</text:p>
              </table:table-cell>
              <table:table-cell office:value-type="float" office:value="-0.0448161780000005">
                <text:p>-0.04481617800000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08491806567184">
                <text:p>0.0108491806567184</text:p>
              </table:table-cell>
              <table:table-cell office:value-type="float" office:value="-0.0425789940000012">
                <text:p>-0.04257899400000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11005726567179">
                <text:p>0.0311005726567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140214734328126">
                <text:p>-0.00140214734328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2325686567175">
                <text:p>0.0022325686567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56319776656718">
                <text:p>0.25631977665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41580846567182">
                <text:p>0.0141580846567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100242313432819">
                <text:p>-0.0100242313432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8202744656719">
                <text:p>0.01820274465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659802465671788">
                <text:p>0.0065980246567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00424855343282182">
                <text:p>-0.00042485534328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22668465671683">
                <text:p>0.00322668465671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00604567343282625">
                <text:p>-0.00060456734328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0500208734328211">
                <text:p>-0.00500208734328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0317501534328102">
                <text:p>-0.0031750153432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109309633432826">
                <text:p>-0.010930963343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55503566567183">
                <text:p>0.0255503566567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000770473432814001">
                <text:p>-0.000077047343281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0985687343280972">
                <text:p>-0.000985687343280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0380803934328267">
                <text:p>-0.00380803934328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0812827934328197">
                <text:p>-0.00812827934328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464884656718567">
                <text:p>0.00046488465671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49734065671758">
                <text:p>0.0014973406567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0848692334328227">
                <text:p>-0.0084869233432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52914486567175">
                <text:p>0.0152914486567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0787987934328172">
                <text:p>-0.0078798793432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47564465671846">
                <text:p>0.00447564465671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0650425934328247">
                <text:p>-0.00650425934328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0528109934328214">
                <text:p>-0.00528109934328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68049665671788">
                <text:p>0.0016804966567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0587877134328174">
                <text:p>-0.00587877134328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0622264334328193">
                <text:p>-0.0062226433432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740920334328266">
                <text:p>-0.00740920334328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823935134328124">
                <text:p>-0.00823935134328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8964024656718">
                <text:p>0.01896402465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125666593432818">
                <text:p>-0.0125666593432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701225265671823">
                <text:p>0.00701225265671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141515593432819">
                <text:p>-0.0141515593432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0324443534328189">
                <text:p>-0.00324443534328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0632229134328188">
                <text:p>-0.0063222913432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0598711934328211">
                <text:p>-0.00598711934328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0137544734328188">
                <text:p>-0.0013754473432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12089383343282">
                <text:p>-0.012089383343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0516366734328155">
                <text:p>-0.00516366734328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42083088656718">
                <text:p>0.14208308865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23324166567187">
                <text:p>0.0123324166567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195172656717091">
                <text:p>0.000195172656717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165532656717815">
                <text:p>0.000165532656717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3788840656719">
                <text:p>0.02378884065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52063326567173">
                <text:p>0.0152063326567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26735880656717">
                <text:p>0.126735880656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16403166567185">
                <text:p>0.0116403166567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00791803343282993">
                <text:p>-0.000791803343282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0779842334328151">
                <text:p>-0.00779842334328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0879169934328239">
                <text:p>-0.00879169934328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86347446567172">
                <text:p>0.018634744656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573835934328137">
                <text:p>-0.00573835934328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290860656718905">
                <text:p>0.000290860656718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741073665671799">
                <text:p>0.0074107366567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06373265671778">
                <text:p>0.00106373265671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23347488656718">
                <text:p>0.12334748865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35868486567174">
                <text:p>0.0135868486567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00989113432829925">
                <text:p>-0.0000989113432829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187349534328174">
                <text:p>-0.00187349534328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0617050334328262">
                <text:p>-0.00617050334328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259876656718561">
                <text:p>0.000259876656718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70465265671738">
                <text:p>0.004704652656717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